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08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18.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072-9</text:p>
          </table:table-cell>
          <table:table-cell office:value-type="string" calcext:value-type="string">
            <text:p>https://dig-ed-cat.acdh.oeaw.ac.at/editions/detail/1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36D0-C</text:p>
          </table:table-cell>
          <table:table-cell office:value-type="string" calcext:value-type="string">
            <text:p>https://dig-ed-cat.acdh.oeaw.ac.at/editions/detail/2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20D-A</text:p>
          </table:table-cell>
          <table:table-cell office:value-type="string" calcext:value-type="string">
            <text:p>https://dig-ed-cat.acdh.oeaw.ac.at/editions/detail/29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256-7</text:p>
          </table:table-cell>
          <table:table-cell office:value-type="string" calcext:value-type="string">
            <text:p>https://dig-ed-cat.acdh.oeaw.ac.at/editions/detail/298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257-6</text:p>
          </table:table-cell>
          <table:table-cell office:value-type="string" calcext:value-type="string">
            <text:p>https://dig-ed-cat.acdh.oeaw.ac.at/editions/detail/299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130-F</text:p>
          </table:table-cell>
          <table:table-cell office:value-type="string" calcext:value-type="string">
            <text:p>https://dig-ed-cat.acdh.oeaw.ac.at/editions/detail/309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D-F7DB-6</text:p>
          </table:table-cell>
          <table:table-cell office:value-type="string" calcext:value-type="string">
            <text:p>https://dig-ed-cat.acdh.oeaw.ac.at/editions/detail/311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11-6721-4</text:p>
          </table:table-cell>
          <table:table-cell office:value-type="string" calcext:value-type="string">
            <text:p>https://dig-ed-cat.acdh.oeaw.ac.at/editions/detail/33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07C-F</text:p>
          </table:table-cell>
          <table:table-cell office:value-type="string" calcext:value-type="string">
            <text:p>https://dig-ed-cat.acdh.oeaw.ac.at/editions/detail/5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1-1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0-2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4-E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2-0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5-D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7-B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E866-C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368D-9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CC3-1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968-C</text:p>
          </table:table-cell>
          <table:table-cell office:value-type="string" calcext:value-type="string">
            <text:p>https://dig-ed-cat.acdh.oeaw.ac.at/editions/detail/7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C-D89A-3</text:p>
          </table:table-cell>
          <table:table-cell office:value-type="string" calcext:value-type="string">
            <text:p>https://dig-ed-cat.acdh.oeaw.ac.at/editions/detail/8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11-E09C-0</text:p>
          </table:table-cell>
          <table:table-cell office:value-type="string" calcext:value-type="string">
            <text:p>https://dig-ed-cat.acdh.oeaw.ac.at/entry-301.html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11-DF4B-F</text:p>
          </table:table-cell>
          <table:table-cell office:value-type="string" calcext:value-type="string">
            <text:p>https://dig-ed-cat.acdh.oeaw.ac.at/entry-301.html</text:p>
          </table:table-cell>
        </table:table-row>
        <table:table-row table:style-name="ro1">
          <table:table-cell office:value-type="string" calcext:value-type="string">
            <text:p>https://dig-ed-cat.acdh.oeaw.ac.at/</text:p>
          </table:table-cell>
          <table:table-cell office:value-type="string" calcext:value-type="string">
            <text:p>21.11115/0000-000B-D4F8-E</text:p>
          </table:table-cell>
          <table:table-cell office:value-type="string" calcext:value-type="string">
            <text:p>https://dig-ed-cat.acdh.oeaw.ac.at/entry-301.html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910F-7</text:p>
          </table:table-cell>
          <table:table-cell office:value-type="string" calcext:value-type="string">
            <text:p>https://id.acdh.oeaw.ac.at/ofmgraz/derivatives/A-Gf_A63_51-00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1-8</text:p>
          </table:table-cell>
          <table:table-cell office:value-type="string" calcext:value-type="string">
            <text:p>https://id.acdh.oeaw.ac.at/ofmgraz/derivatives/A-Gf_A64_41-19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6-3</text:p>
          </table:table-cell>
          <table:table-cell office:value-type="string" calcext:value-type="string">
            <text:p>https://id.acdh.oeaw.ac.at/ofmgraz/derivatives/derivative/A-Gf_S1_72-000a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8-1</text:p>
          </table:table-cell>
          <table:table-cell office:value-type="string" calcext:value-type="string">
            <text:p>https://id.acdh.oeaw.ac.at/ofmgraz/derivatives/derivative/A-Gf_S1_72-000b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A-F</text:p>
          </table:table-cell>
          <table:table-cell office:value-type="string" calcext:value-type="string">
            <text:p>https://id.acdh.oeaw.ac.at/ofmgraz/derivatives/derivative/A-Gf_S1_72-000c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C-D</text:p>
          </table:table-cell>
          <table:table-cell office:value-type="string" calcext:value-type="string">
            <text:p>https://id.acdh.oeaw.ac.at/ofmgraz/derivatives/derivative/A-Gf_S1_72-000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E-B</text:p>
          </table:table-cell>
          <table:table-cell office:value-type="string" calcext:value-type="string">
            <text:p>https://id.acdh.oeaw.ac.at/ofmgraz/derivatives/derivative/A-Gf_S1_72-000e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0-7</text:p>
          </table:table-cell>
          <table:table-cell office:value-type="string" calcext:value-type="string">
            <text:p>https://id.acdh.oeaw.ac.at/ofmgraz/derivatives/derivative/A-Gf_S1_72-000f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2-5</text:p>
          </table:table-cell>
          <table:table-cell office:value-type="string" calcext:value-type="string">
            <text:p>https://id.acdh.oeaw.ac.at/ofmgraz/derivatives/derivative/A-Gf_S1_72-0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4-3</text:p>
          </table:table-cell>
          <table:table-cell office:value-type="string" calcext:value-type="string">
            <text:p>https://id.acdh.oeaw.ac.at/ofmgraz/derivatives/derivative/A-Gf_S1_72-0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6-1</text:p>
          </table:table-cell>
          <table:table-cell office:value-type="string" calcext:value-type="string">
            <text:p>https://id.acdh.oeaw.ac.at/ofmgraz/derivatives/derivative/A-Gf_S1_72-0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8-F</text:p>
          </table:table-cell>
          <table:table-cell office:value-type="string" calcext:value-type="string">
            <text:p>https://id.acdh.oeaw.ac.at/ofmgraz/derivatives/derivative/A-Gf_S1_72-0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A-D</text:p>
          </table:table-cell>
          <table:table-cell office:value-type="string" calcext:value-type="string">
            <text:p>https://id.acdh.oeaw.ac.at/ofmgraz/derivatives/derivative/A-Gf_S1_72-0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C-B</text:p>
          </table:table-cell>
          <table:table-cell office:value-type="string" calcext:value-type="string">
            <text:p>https://id.acdh.oeaw.ac.at/ofmgraz/derivatives/derivative/A-Gf_S1_72-0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AE-9</text:p>
          </table:table-cell>
          <table:table-cell office:value-type="string" calcext:value-type="string">
            <text:p>https://id.acdh.oeaw.ac.at/ofmgraz/derivatives/derivative/A-Gf_S1_72-0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0-5</text:p>
          </table:table-cell>
          <table:table-cell office:value-type="string" calcext:value-type="string">
            <text:p>https://id.acdh.oeaw.ac.at/ofmgraz/derivatives/derivative/A-Gf_S1_72-0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2-3</text:p>
          </table:table-cell>
          <table:table-cell office:value-type="string" calcext:value-type="string">
            <text:p>https://id.acdh.oeaw.ac.at/ofmgraz/derivatives/derivative/A-Gf_S1_72-01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4-1</text:p>
          </table:table-cell>
          <table:table-cell office:value-type="string" calcext:value-type="string">
            <text:p>https://id.acdh.oeaw.ac.at/ofmgraz/derivatives/derivative/A-Gf_S1_72-0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6-F</text:p>
          </table:table-cell>
          <table:table-cell office:value-type="string" calcext:value-type="string">
            <text:p>https://id.acdh.oeaw.ac.at/ofmgraz/derivatives/derivative/A-Gf_S1_72-0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8-D</text:p>
          </table:table-cell>
          <table:table-cell office:value-type="string" calcext:value-type="string">
            <text:p>https://id.acdh.oeaw.ac.at/ofmgraz/derivatives/derivative/A-Gf_S1_72-0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A-B</text:p>
          </table:table-cell>
          <table:table-cell office:value-type="string" calcext:value-type="string">
            <text:p>https://id.acdh.oeaw.ac.at/ofmgraz/derivatives/derivative/A-Gf_S1_72-0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C-9</text:p>
          </table:table-cell>
          <table:table-cell office:value-type="string" calcext:value-type="string">
            <text:p>https://id.acdh.oeaw.ac.at/ofmgraz/derivatives/derivative/A-Gf_S1_72-01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BE-7</text:p>
          </table:table-cell>
          <table:table-cell office:value-type="string" calcext:value-type="string">
            <text:p>https://id.acdh.oeaw.ac.at/ofmgraz/derivatives/derivative/A-Gf_S1_72-01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0-3</text:p>
          </table:table-cell>
          <table:table-cell office:value-type="string" calcext:value-type="string">
            <text:p>https://id.acdh.oeaw.ac.at/ofmgraz/derivatives/derivative/A-Gf_S1_72-0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2-1</text:p>
          </table:table-cell>
          <table:table-cell office:value-type="string" calcext:value-type="string">
            <text:p>https://id.acdh.oeaw.ac.at/ofmgraz/derivatives/derivative/A-Gf_S1_72-0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4-F</text:p>
          </table:table-cell>
          <table:table-cell office:value-type="string" calcext:value-type="string">
            <text:p>https://id.acdh.oeaw.ac.at/ofmgraz/derivatives/derivative/A-Gf_S1_72-0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6-D</text:p>
          </table:table-cell>
          <table:table-cell office:value-type="string" calcext:value-type="string">
            <text:p>https://id.acdh.oeaw.ac.at/ofmgraz/derivatives/derivative/A-Gf_S1_72-0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8-B</text:p>
          </table:table-cell>
          <table:table-cell office:value-type="string" calcext:value-type="string">
            <text:p>https://id.acdh.oeaw.ac.at/ofmgraz/derivatives/derivative/A-Gf_S1_72-0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A-9</text:p>
          </table:table-cell>
          <table:table-cell office:value-type="string" calcext:value-type="string">
            <text:p>https://id.acdh.oeaw.ac.at/ofmgraz/derivatives/derivative/A-Gf_S1_72-02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C-7</text:p>
          </table:table-cell>
          <table:table-cell office:value-type="string" calcext:value-type="string">
            <text:p>https://id.acdh.oeaw.ac.at/ofmgraz/derivatives/derivative/A-Gf_S1_72-0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CE-5</text:p>
          </table:table-cell>
          <table:table-cell office:value-type="string" calcext:value-type="string">
            <text:p>https://id.acdh.oeaw.ac.at/ofmgraz/derivatives/derivative/A-Gf_S1_72-02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0-1</text:p>
          </table:table-cell>
          <table:table-cell office:value-type="string" calcext:value-type="string">
            <text:p>https://id.acdh.oeaw.ac.at/ofmgraz/derivatives/derivative/A-Gf_S1_72-0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2-F</text:p>
          </table:table-cell>
          <table:table-cell office:value-type="string" calcext:value-type="string">
            <text:p>https://id.acdh.oeaw.ac.at/ofmgraz/derivatives/derivative/A-Gf_S1_72-02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4-D</text:p>
          </table:table-cell>
          <table:table-cell office:value-type="string" calcext:value-type="string">
            <text:p>https://id.acdh.oeaw.ac.at/ofmgraz/derivatives/derivative/A-Gf_S1_72-0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6-B</text:p>
          </table:table-cell>
          <table:table-cell office:value-type="string" calcext:value-type="string">
            <text:p>https://id.acdh.oeaw.ac.at/ofmgraz/derivatives/derivative/A-Gf_S1_72-0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8-9</text:p>
          </table:table-cell>
          <table:table-cell office:value-type="string" calcext:value-type="string">
            <text:p>https://id.acdh.oeaw.ac.at/ofmgraz/derivatives/derivative/A-Gf_S1_72-0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A-7</text:p>
          </table:table-cell>
          <table:table-cell office:value-type="string" calcext:value-type="string">
            <text:p>https://id.acdh.oeaw.ac.at/ofmgraz/derivatives/derivative/A-Gf_S1_72-0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C-5</text:p>
          </table:table-cell>
          <table:table-cell office:value-type="string" calcext:value-type="string">
            <text:p>https://id.acdh.oeaw.ac.at/ofmgraz/derivatives/derivative/A-Gf_S1_72-0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DE-3</text:p>
          </table:table-cell>
          <table:table-cell office:value-type="string" calcext:value-type="string">
            <text:p>https://id.acdh.oeaw.ac.at/ofmgraz/derivatives/derivative/A-Gf_S1_72-03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0-F</text:p>
          </table:table-cell>
          <table:table-cell office:value-type="string" calcext:value-type="string">
            <text:p>https://id.acdh.oeaw.ac.at/ofmgraz/derivatives/derivative/A-Gf_S1_72-0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2-D</text:p>
          </table:table-cell>
          <table:table-cell office:value-type="string" calcext:value-type="string">
            <text:p>https://id.acdh.oeaw.ac.at/ofmgraz/derivatives/derivative/A-Gf_S1_72-0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4-B</text:p>
          </table:table-cell>
          <table:table-cell office:value-type="string" calcext:value-type="string">
            <text:p>https://id.acdh.oeaw.ac.at/ofmgraz/derivatives/derivative/A-Gf_S1_72-0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6-9</text:p>
          </table:table-cell>
          <table:table-cell office:value-type="string" calcext:value-type="string">
            <text:p>https://id.acdh.oeaw.ac.at/ofmgraz/derivatives/derivative/A-Gf_S1_72-0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8-7</text:p>
          </table:table-cell>
          <table:table-cell office:value-type="string" calcext:value-type="string">
            <text:p>https://id.acdh.oeaw.ac.at/ofmgraz/derivatives/derivative/A-Gf_S1_72-0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A-5</text:p>
          </table:table-cell>
          <table:table-cell office:value-type="string" calcext:value-type="string">
            <text:p>https://id.acdh.oeaw.ac.at/ofmgraz/derivatives/derivative/A-Gf_S1_72-04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C-3</text:p>
          </table:table-cell>
          <table:table-cell office:value-type="string" calcext:value-type="string">
            <text:p>https://id.acdh.oeaw.ac.at/ofmgraz/derivatives/derivative/A-Gf_S1_72-0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EE-1</text:p>
          </table:table-cell>
          <table:table-cell office:value-type="string" calcext:value-type="string">
            <text:p>https://id.acdh.oeaw.ac.at/ofmgraz/derivatives/derivative/A-Gf_S1_72-0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0-D</text:p>
          </table:table-cell>
          <table:table-cell office:value-type="string" calcext:value-type="string">
            <text:p>https://id.acdh.oeaw.ac.at/ofmgraz/derivatives/derivative/A-Gf_S1_72-0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2-B</text:p>
          </table:table-cell>
          <table:table-cell office:value-type="string" calcext:value-type="string">
            <text:p>https://id.acdh.oeaw.ac.at/ofmgraz/derivatives/derivative/A-Gf_S1_72-0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4-9</text:p>
          </table:table-cell>
          <table:table-cell office:value-type="string" calcext:value-type="string">
            <text:p>https://id.acdh.oeaw.ac.at/ofmgraz/derivatives/derivative/A-Gf_S1_72-0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6-7</text:p>
          </table:table-cell>
          <table:table-cell office:value-type="string" calcext:value-type="string">
            <text:p>https://id.acdh.oeaw.ac.at/ofmgraz/derivatives/derivative/A-Gf_S1_72-0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8-5</text:p>
          </table:table-cell>
          <table:table-cell office:value-type="string" calcext:value-type="string">
            <text:p>https://id.acdh.oeaw.ac.at/ofmgraz/derivatives/derivative/A-Gf_S1_72-0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A-3</text:p>
          </table:table-cell>
          <table:table-cell office:value-type="string" calcext:value-type="string">
            <text:p>https://id.acdh.oeaw.ac.at/ofmgraz/derivatives/derivative/A-Gf_S1_72-0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C-1</text:p>
          </table:table-cell>
          <table:table-cell office:value-type="string" calcext:value-type="string">
            <text:p>https://id.acdh.oeaw.ac.at/ofmgraz/derivatives/derivative/A-Gf_S1_72-0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FE-F</text:p>
          </table:table-cell>
          <table:table-cell office:value-type="string" calcext:value-type="string">
            <text:p>https://id.acdh.oeaw.ac.at/ofmgraz/derivatives/derivative/A-Gf_S1_72-0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0-B</text:p>
          </table:table-cell>
          <table:table-cell office:value-type="string" calcext:value-type="string">
            <text:p>https://id.acdh.oeaw.ac.at/ofmgraz/derivatives/derivative/A-Gf_S1_72-0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2-9</text:p>
          </table:table-cell>
          <table:table-cell office:value-type="string" calcext:value-type="string">
            <text:p>https://id.acdh.oeaw.ac.at/ofmgraz/derivatives/derivative/A-Gf_S1_72-0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4-7</text:p>
          </table:table-cell>
          <table:table-cell office:value-type="string" calcext:value-type="string">
            <text:p>https://id.acdh.oeaw.ac.at/ofmgraz/derivatives/derivative/A-Gf_S1_72-0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6-5</text:p>
          </table:table-cell>
          <table:table-cell office:value-type="string" calcext:value-type="string">
            <text:p>https://id.acdh.oeaw.ac.at/ofmgraz/derivatives/derivative/A-Gf_S1_72-0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8-3</text:p>
          </table:table-cell>
          <table:table-cell office:value-type="string" calcext:value-type="string">
            <text:p>https://id.acdh.oeaw.ac.at/ofmgraz/derivatives/derivative/A-Gf_S1_72-0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A-1</text:p>
          </table:table-cell>
          <table:table-cell office:value-type="string" calcext:value-type="string">
            <text:p>https://id.acdh.oeaw.ac.at/ofmgraz/derivatives/derivative/A-Gf_S1_72-0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C-F</text:p>
          </table:table-cell>
          <table:table-cell office:value-type="string" calcext:value-type="string">
            <text:p>https://id.acdh.oeaw.ac.at/ofmgraz/derivatives/derivative/A-Gf_S1_72-0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0E-D</text:p>
          </table:table-cell>
          <table:table-cell office:value-type="string" calcext:value-type="string">
            <text:p>https://id.acdh.oeaw.ac.at/ofmgraz/derivatives/derivative/A-Gf_S1_72-06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0-9</text:p>
          </table:table-cell>
          <table:table-cell office:value-type="string" calcext:value-type="string">
            <text:p>https://id.acdh.oeaw.ac.at/ofmgraz/derivatives/derivative/A-Gf_S1_72-0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2-7</text:p>
          </table:table-cell>
          <table:table-cell office:value-type="string" calcext:value-type="string">
            <text:p>https://id.acdh.oeaw.ac.at/ofmgraz/derivatives/derivative/A-Gf_S1_72-0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4-5</text:p>
          </table:table-cell>
          <table:table-cell office:value-type="string" calcext:value-type="string">
            <text:p>https://id.acdh.oeaw.ac.at/ofmgraz/derivatives/derivative/A-Gf_S1_72-0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6-3</text:p>
          </table:table-cell>
          <table:table-cell office:value-type="string" calcext:value-type="string">
            <text:p>https://id.acdh.oeaw.ac.at/ofmgraz/derivatives/derivative/A-Gf_S1_72-0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8-1</text:p>
          </table:table-cell>
          <table:table-cell office:value-type="string" calcext:value-type="string">
            <text:p>https://id.acdh.oeaw.ac.at/ofmgraz/derivatives/derivative/A-Gf_S1_72-0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A-F</text:p>
          </table:table-cell>
          <table:table-cell office:value-type="string" calcext:value-type="string">
            <text:p>https://id.acdh.oeaw.ac.at/ofmgraz/derivatives/derivative/A-Gf_S1_72-0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C-D</text:p>
          </table:table-cell>
          <table:table-cell office:value-type="string" calcext:value-type="string">
            <text:p>https://id.acdh.oeaw.ac.at/ofmgraz/derivatives/derivative/A-Gf_S1_72-0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1E-B</text:p>
          </table:table-cell>
          <table:table-cell office:value-type="string" calcext:value-type="string">
            <text:p>https://id.acdh.oeaw.ac.at/ofmgraz/derivatives/derivative/A-Gf_S1_72-0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0-7</text:p>
          </table:table-cell>
          <table:table-cell office:value-type="string" calcext:value-type="string">
            <text:p>https://id.acdh.oeaw.ac.at/ofmgraz/derivatives/derivative/A-Gf_S1_72-0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2-5</text:p>
          </table:table-cell>
          <table:table-cell office:value-type="string" calcext:value-type="string">
            <text:p>https://id.acdh.oeaw.ac.at/ofmgraz/derivatives/derivative/A-Gf_S1_72-0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4-3</text:p>
          </table:table-cell>
          <table:table-cell office:value-type="string" calcext:value-type="string">
            <text:p>https://id.acdh.oeaw.ac.at/ofmgraz/derivatives/derivative/A-Gf_S1_72-0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6-1</text:p>
          </table:table-cell>
          <table:table-cell office:value-type="string" calcext:value-type="string">
            <text:p>https://id.acdh.oeaw.ac.at/ofmgraz/derivatives/derivative/A-Gf_S1_72-0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8-F</text:p>
          </table:table-cell>
          <table:table-cell office:value-type="string" calcext:value-type="string">
            <text:p>https://id.acdh.oeaw.ac.at/ofmgraz/derivatives/derivative/A-Gf_S1_72-0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A-D</text:p>
          </table:table-cell>
          <table:table-cell office:value-type="string" calcext:value-type="string">
            <text:p>https://id.acdh.oeaw.ac.at/ofmgraz/derivatives/derivative/A-Gf_S1_72-0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C-B</text:p>
          </table:table-cell>
          <table:table-cell office:value-type="string" calcext:value-type="string">
            <text:p>https://id.acdh.oeaw.ac.at/ofmgraz/derivatives/derivative/A-Gf_S1_72-0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2E-9</text:p>
          </table:table-cell>
          <table:table-cell office:value-type="string" calcext:value-type="string">
            <text:p>https://id.acdh.oeaw.ac.at/ofmgraz/derivatives/derivative/A-Gf_S1_72-0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0-5</text:p>
          </table:table-cell>
          <table:table-cell office:value-type="string" calcext:value-type="string">
            <text:p>https://id.acdh.oeaw.ac.at/ofmgraz/derivatives/derivative/A-Gf_S1_72-0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2-3</text:p>
          </table:table-cell>
          <table:table-cell office:value-type="string" calcext:value-type="string">
            <text:p>https://id.acdh.oeaw.ac.at/ofmgraz/derivatives/derivative/A-Gf_S1_72-0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4-1</text:p>
          </table:table-cell>
          <table:table-cell office:value-type="string" calcext:value-type="string">
            <text:p>https://id.acdh.oeaw.ac.at/ofmgraz/derivatives/derivative/A-Gf_S1_72-08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6-F</text:p>
          </table:table-cell>
          <table:table-cell office:value-type="string" calcext:value-type="string">
            <text:p>https://id.acdh.oeaw.ac.at/ofmgraz/derivatives/derivative/A-Gf_S1_72-0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8-D</text:p>
          </table:table-cell>
          <table:table-cell office:value-type="string" calcext:value-type="string">
            <text:p>https://id.acdh.oeaw.ac.at/ofmgraz/derivatives/derivative/A-Gf_S1_72-0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A-B</text:p>
          </table:table-cell>
          <table:table-cell office:value-type="string" calcext:value-type="string">
            <text:p>https://id.acdh.oeaw.ac.at/ofmgraz/derivatives/derivative/A-Gf_S1_72-0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C-9</text:p>
          </table:table-cell>
          <table:table-cell office:value-type="string" calcext:value-type="string">
            <text:p>https://id.acdh.oeaw.ac.at/ofmgraz/derivatives/derivative/A-Gf_S1_72-0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3E-7</text:p>
          </table:table-cell>
          <table:table-cell office:value-type="string" calcext:value-type="string">
            <text:p>https://id.acdh.oeaw.ac.at/ofmgraz/derivatives/derivative/A-Gf_S1_72-09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0-3</text:p>
          </table:table-cell>
          <table:table-cell office:value-type="string" calcext:value-type="string">
            <text:p>https://id.acdh.oeaw.ac.at/ofmgraz/derivatives/derivative/A-Gf_S1_72-0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2-1</text:p>
          </table:table-cell>
          <table:table-cell office:value-type="string" calcext:value-type="string">
            <text:p>https://id.acdh.oeaw.ac.at/ofmgraz/derivatives/derivative/A-Gf_S1_72-09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4-F</text:p>
          </table:table-cell>
          <table:table-cell office:value-type="string" calcext:value-type="string">
            <text:p>https://id.acdh.oeaw.ac.at/ofmgraz/derivatives/derivative/A-Gf_S1_72-09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6-D</text:p>
          </table:table-cell>
          <table:table-cell office:value-type="string" calcext:value-type="string">
            <text:p>https://id.acdh.oeaw.ac.at/ofmgraz/derivatives/derivative/A-Gf_S1_72-0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8-B</text:p>
          </table:table-cell>
          <table:table-cell office:value-type="string" calcext:value-type="string">
            <text:p>https://id.acdh.oeaw.ac.at/ofmgraz/derivatives/derivative/A-Gf_S1_72-09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A-9</text:p>
          </table:table-cell>
          <table:table-cell office:value-type="string" calcext:value-type="string">
            <text:p>https://id.acdh.oeaw.ac.at/ofmgraz/derivatives/derivative/A-Gf_S1_72-0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C-7</text:p>
          </table:table-cell>
          <table:table-cell office:value-type="string" calcext:value-type="string">
            <text:p>https://id.acdh.oeaw.ac.at/ofmgraz/derivatives/derivative/A-Gf_S1_72-0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4E-5</text:p>
          </table:table-cell>
          <table:table-cell office:value-type="string" calcext:value-type="string">
            <text:p>https://id.acdh.oeaw.ac.at/ofmgraz/derivatives/derivative/A-Gf_S1_72-10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0-1</text:p>
          </table:table-cell>
          <table:table-cell office:value-type="string" calcext:value-type="string">
            <text:p>https://id.acdh.oeaw.ac.at/ofmgraz/derivatives/derivative/A-Gf_S1_72-10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2-F</text:p>
          </table:table-cell>
          <table:table-cell office:value-type="string" calcext:value-type="string">
            <text:p>https://id.acdh.oeaw.ac.at/ofmgraz/derivatives/derivative/A-Gf_S1_72-1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4-D</text:p>
          </table:table-cell>
          <table:table-cell office:value-type="string" calcext:value-type="string">
            <text:p>https://id.acdh.oeaw.ac.at/ofmgraz/derivatives/derivative/A-Gf_S1_72-1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6-B</text:p>
          </table:table-cell>
          <table:table-cell office:value-type="string" calcext:value-type="string">
            <text:p>https://id.acdh.oeaw.ac.at/ofmgraz/derivatives/derivative/A-Gf_S1_72-1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8-9</text:p>
          </table:table-cell>
          <table:table-cell office:value-type="string" calcext:value-type="string">
            <text:p>https://id.acdh.oeaw.ac.at/ofmgraz/derivatives/derivative/A-Gf_S1_72-1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A-7</text:p>
          </table:table-cell>
          <table:table-cell office:value-type="string" calcext:value-type="string">
            <text:p>https://id.acdh.oeaw.ac.at/ofmgraz/derivatives/derivative/A-Gf_S1_72-1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C-5</text:p>
          </table:table-cell>
          <table:table-cell office:value-type="string" calcext:value-type="string">
            <text:p>https://id.acdh.oeaw.ac.at/ofmgraz/derivatives/derivative/A-Gf_S1_72-1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5E-3</text:p>
          </table:table-cell>
          <table:table-cell office:value-type="string" calcext:value-type="string">
            <text:p>https://id.acdh.oeaw.ac.at/ofmgraz/derivatives/derivative/A-Gf_S1_72-1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0-F</text:p>
          </table:table-cell>
          <table:table-cell office:value-type="string" calcext:value-type="string">
            <text:p>https://id.acdh.oeaw.ac.at/ofmgraz/derivatives/derivative/A-Gf_S1_72-1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2-D</text:p>
          </table:table-cell>
          <table:table-cell office:value-type="string" calcext:value-type="string">
            <text:p>https://id.acdh.oeaw.ac.at/ofmgraz/derivatives/derivative/A-Gf_S1_72-11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4-B</text:p>
          </table:table-cell>
          <table:table-cell office:value-type="string" calcext:value-type="string">
            <text:p>https://id.acdh.oeaw.ac.at/ofmgraz/derivatives/derivative/A-Gf_S1_72-1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6-9</text:p>
          </table:table-cell>
          <table:table-cell office:value-type="string" calcext:value-type="string">
            <text:p>https://id.acdh.oeaw.ac.at/ofmgraz/derivatives/derivative/A-Gf_S1_72-1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8-7</text:p>
          </table:table-cell>
          <table:table-cell office:value-type="string" calcext:value-type="string">
            <text:p>https://id.acdh.oeaw.ac.at/ofmgraz/derivatives/derivative/A-Gf_S1_72-1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A-5</text:p>
          </table:table-cell>
          <table:table-cell office:value-type="string" calcext:value-type="string">
            <text:p>https://id.acdh.oeaw.ac.at/ofmgraz/derivatives/derivative/A-Gf_S1_72-1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C-3</text:p>
          </table:table-cell>
          <table:table-cell office:value-type="string" calcext:value-type="string">
            <text:p>https://id.acdh.oeaw.ac.at/ofmgraz/derivatives/derivative/A-Gf_S1_72-11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6E-1</text:p>
          </table:table-cell>
          <table:table-cell office:value-type="string" calcext:value-type="string">
            <text:p>https://id.acdh.oeaw.ac.at/ofmgraz/derivatives/derivative/A-Gf_S1_72-11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0-D</text:p>
          </table:table-cell>
          <table:table-cell office:value-type="string" calcext:value-type="string">
            <text:p>https://id.acdh.oeaw.ac.at/ofmgraz/derivatives/derivative/A-Gf_S1_72-1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2-B</text:p>
          </table:table-cell>
          <table:table-cell office:value-type="string" calcext:value-type="string">
            <text:p>https://id.acdh.oeaw.ac.at/ofmgraz/derivatives/derivative/A-Gf_S1_72-1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4-9</text:p>
          </table:table-cell>
          <table:table-cell office:value-type="string" calcext:value-type="string">
            <text:p>https://id.acdh.oeaw.ac.at/ofmgraz/derivatives/derivative/A-Gf_S1_72-1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6-7</text:p>
          </table:table-cell>
          <table:table-cell office:value-type="string" calcext:value-type="string">
            <text:p>https://id.acdh.oeaw.ac.at/ofmgraz/derivatives/derivative/A-Gf_S1_72-1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8-5</text:p>
          </table:table-cell>
          <table:table-cell office:value-type="string" calcext:value-type="string">
            <text:p>https://id.acdh.oeaw.ac.at/ofmgraz/derivatives/derivative/A-Gf_S1_72-1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A-3</text:p>
          </table:table-cell>
          <table:table-cell office:value-type="string" calcext:value-type="string">
            <text:p>https://id.acdh.oeaw.ac.at/ofmgraz/derivatives/derivative/A-Gf_S1_72-1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C-1</text:p>
          </table:table-cell>
          <table:table-cell office:value-type="string" calcext:value-type="string">
            <text:p>https://id.acdh.oeaw.ac.at/ofmgraz/derivatives/derivative/A-Gf_S1_72-12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7E-F</text:p>
          </table:table-cell>
          <table:table-cell office:value-type="string" calcext:value-type="string">
            <text:p>https://id.acdh.oeaw.ac.at/ofmgraz/derivatives/derivative/A-Gf_S1_72-1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0-A</text:p>
          </table:table-cell>
          <table:table-cell office:value-type="string" calcext:value-type="string">
            <text:p>https://id.acdh.oeaw.ac.at/ofmgraz/derivatives/derivative/A-Gf_S1_72-12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2-8</text:p>
          </table:table-cell>
          <table:table-cell office:value-type="string" calcext:value-type="string">
            <text:p>https://id.acdh.oeaw.ac.at/ofmgraz/derivatives/derivative/A-Gf_S1_72-1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4-6</text:p>
          </table:table-cell>
          <table:table-cell office:value-type="string" calcext:value-type="string">
            <text:p>https://id.acdh.oeaw.ac.at/ofmgraz/derivatives/derivative/A-Gf_S1_72-1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6-4</text:p>
          </table:table-cell>
          <table:table-cell office:value-type="string" calcext:value-type="string">
            <text:p>https://id.acdh.oeaw.ac.at/ofmgraz/derivatives/derivative/A-Gf_S1_72-1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8-2</text:p>
          </table:table-cell>
          <table:table-cell office:value-type="string" calcext:value-type="string">
            <text:p>https://id.acdh.oeaw.ac.at/ofmgraz/derivatives/derivative/A-Gf_S1_72-1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A-0</text:p>
          </table:table-cell>
          <table:table-cell office:value-type="string" calcext:value-type="string">
            <text:p>https://id.acdh.oeaw.ac.at/ofmgraz/derivatives/derivative/A-Gf_S1_72-1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C-E</text:p>
          </table:table-cell>
          <table:table-cell office:value-type="string" calcext:value-type="string">
            <text:p>https://id.acdh.oeaw.ac.at/ofmgraz/derivatives/derivative/A-Gf_S1_72-1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8E-C</text:p>
          </table:table-cell>
          <table:table-cell office:value-type="string" calcext:value-type="string">
            <text:p>https://id.acdh.oeaw.ac.at/ofmgraz/derivatives/derivative/A-Gf_S1_72-1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0-8</text:p>
          </table:table-cell>
          <table:table-cell office:value-type="string" calcext:value-type="string">
            <text:p>https://id.acdh.oeaw.ac.at/ofmgraz/derivatives/derivative/A-Gf_S1_72-1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2-6</text:p>
          </table:table-cell>
          <table:table-cell office:value-type="string" calcext:value-type="string">
            <text:p>https://id.acdh.oeaw.ac.at/ofmgraz/derivatives/derivative/A-Gf_S1_72-1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4-4</text:p>
          </table:table-cell>
          <table:table-cell office:value-type="string" calcext:value-type="string">
            <text:p>https://id.acdh.oeaw.ac.at/ofmgraz/derivatives/derivative/A-Gf_S1_72-1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6-2</text:p>
          </table:table-cell>
          <table:table-cell office:value-type="string" calcext:value-type="string">
            <text:p>https://id.acdh.oeaw.ac.at/ofmgraz/derivatives/derivative/A-Gf_S1_72-1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8-0</text:p>
          </table:table-cell>
          <table:table-cell office:value-type="string" calcext:value-type="string">
            <text:p>https://id.acdh.oeaw.ac.at/ofmgraz/derivatives/derivative/A-Gf_S1_72-14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A-E</text:p>
          </table:table-cell>
          <table:table-cell office:value-type="string" calcext:value-type="string">
            <text:p>https://id.acdh.oeaw.ac.at/ofmgraz/derivatives/derivative/A-Gf_S1_72-1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C-C</text:p>
          </table:table-cell>
          <table:table-cell office:value-type="string" calcext:value-type="string">
            <text:p>https://id.acdh.oeaw.ac.at/ofmgraz/derivatives/derivative/A-Gf_S1_72-1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9E-A</text:p>
          </table:table-cell>
          <table:table-cell office:value-type="string" calcext:value-type="string">
            <text:p>https://id.acdh.oeaw.ac.at/ofmgraz/derivatives/derivative/A-Gf_S1_72-14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0-6</text:p>
          </table:table-cell>
          <table:table-cell office:value-type="string" calcext:value-type="string">
            <text:p>https://id.acdh.oeaw.ac.at/ofmgraz/derivatives/derivative/A-Gf_S1_72-1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2-4</text:p>
          </table:table-cell>
          <table:table-cell office:value-type="string" calcext:value-type="string">
            <text:p>https://id.acdh.oeaw.ac.at/ofmgraz/derivatives/derivative/A-Gf_S1_72-1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4-2</text:p>
          </table:table-cell>
          <table:table-cell office:value-type="string" calcext:value-type="string">
            <text:p>https://id.acdh.oeaw.ac.at/ofmgraz/derivatives/derivative/A-Gf_S1_72-1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6-0</text:p>
          </table:table-cell>
          <table:table-cell office:value-type="string" calcext:value-type="string">
            <text:p>https://id.acdh.oeaw.ac.at/ofmgraz/derivatives/derivative/A-Gf_S1_72-1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8-E</text:p>
          </table:table-cell>
          <table:table-cell office:value-type="string" calcext:value-type="string">
            <text:p>https://id.acdh.oeaw.ac.at/ofmgraz/derivatives/derivative/A-Gf_S1_72-1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A-C</text:p>
          </table:table-cell>
          <table:table-cell office:value-type="string" calcext:value-type="string">
            <text:p>https://id.acdh.oeaw.ac.at/ofmgraz/derivatives/derivative/A-Gf_S1_72-1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C-A</text:p>
          </table:table-cell>
          <table:table-cell office:value-type="string" calcext:value-type="string">
            <text:p>https://id.acdh.oeaw.ac.at/ofmgraz/derivatives/derivative/A-Gf_S1_72-1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AE-8</text:p>
          </table:table-cell>
          <table:table-cell office:value-type="string" calcext:value-type="string">
            <text:p>https://id.acdh.oeaw.ac.at/ofmgraz/derivatives/derivative/A-Gf_S1_72-1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0-4</text:p>
          </table:table-cell>
          <table:table-cell office:value-type="string" calcext:value-type="string">
            <text:p>https://id.acdh.oeaw.ac.at/ofmgraz/derivatives/derivative/A-Gf_S1_72-1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2-2</text:p>
          </table:table-cell>
          <table:table-cell office:value-type="string" calcext:value-type="string">
            <text:p>https://id.acdh.oeaw.ac.at/ofmgraz/derivatives/derivative/A-Gf_S1_72-1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4-0</text:p>
          </table:table-cell>
          <table:table-cell office:value-type="string" calcext:value-type="string">
            <text:p>https://id.acdh.oeaw.ac.at/ofmgraz/derivatives/derivative/A-Gf_S1_72-1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6-E</text:p>
          </table:table-cell>
          <table:table-cell office:value-type="string" calcext:value-type="string">
            <text:p>https://id.acdh.oeaw.ac.at/ofmgraz/derivatives/derivative/A-Gf_S1_72-1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8-C</text:p>
          </table:table-cell>
          <table:table-cell office:value-type="string" calcext:value-type="string">
            <text:p>https://id.acdh.oeaw.ac.at/ofmgraz/derivatives/derivative/A-Gf_S1_72-1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A-A</text:p>
          </table:table-cell>
          <table:table-cell office:value-type="string" calcext:value-type="string">
            <text:p>https://id.acdh.oeaw.ac.at/ofmgraz/derivatives/derivative/A-Gf_S1_72-1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C-8</text:p>
          </table:table-cell>
          <table:table-cell office:value-type="string" calcext:value-type="string">
            <text:p>https://id.acdh.oeaw.ac.at/ofmgraz/derivatives/derivative/A-Gf_S1_72-1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BE-6</text:p>
          </table:table-cell>
          <table:table-cell office:value-type="string" calcext:value-type="string">
            <text:p>https://id.acdh.oeaw.ac.at/ofmgraz/derivatives/derivative/A-Gf_S1_72-1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0-2</text:p>
          </table:table-cell>
          <table:table-cell office:value-type="string" calcext:value-type="string">
            <text:p>https://id.acdh.oeaw.ac.at/ofmgraz/derivatives/derivative/A-Gf_S1_72-16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2-0</text:p>
          </table:table-cell>
          <table:table-cell office:value-type="string" calcext:value-type="string">
            <text:p>https://id.acdh.oeaw.ac.at/ofmgraz/derivatives/derivative/A-Gf_S1_72-1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4-E</text:p>
          </table:table-cell>
          <table:table-cell office:value-type="string" calcext:value-type="string">
            <text:p>https://id.acdh.oeaw.ac.at/ofmgraz/derivatives/derivative/A-Gf_S1_72-1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6-C</text:p>
          </table:table-cell>
          <table:table-cell office:value-type="string" calcext:value-type="string">
            <text:p>https://id.acdh.oeaw.ac.at/ofmgraz/derivatives/derivative/A-Gf_S1_72-1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8-A</text:p>
          </table:table-cell>
          <table:table-cell office:value-type="string" calcext:value-type="string">
            <text:p>https://id.acdh.oeaw.ac.at/ofmgraz/derivatives/derivative/A-Gf_S1_72-1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A-8</text:p>
          </table:table-cell>
          <table:table-cell office:value-type="string" calcext:value-type="string">
            <text:p>https://id.acdh.oeaw.ac.at/ofmgraz/derivatives/derivative/A-Gf_S1_72-1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C-6</text:p>
          </table:table-cell>
          <table:table-cell office:value-type="string" calcext:value-type="string">
            <text:p>https://id.acdh.oeaw.ac.at/ofmgraz/derivatives/derivative/A-Gf_S1_72-1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CE-4</text:p>
          </table:table-cell>
          <table:table-cell office:value-type="string" calcext:value-type="string">
            <text:p>https://id.acdh.oeaw.ac.at/ofmgraz/derivatives/derivative/A-Gf_S1_72-1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0-0</text:p>
          </table:table-cell>
          <table:table-cell office:value-type="string" calcext:value-type="string">
            <text:p>https://id.acdh.oeaw.ac.at/ofmgraz/derivatives/derivative/A-Gf_S1_72-1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2-E</text:p>
          </table:table-cell>
          <table:table-cell office:value-type="string" calcext:value-type="string">
            <text:p>https://id.acdh.oeaw.ac.at/ofmgraz/derivatives/derivative/A-Gf_S1_72-1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4-C</text:p>
          </table:table-cell>
          <table:table-cell office:value-type="string" calcext:value-type="string">
            <text:p>https://id.acdh.oeaw.ac.at/ofmgraz/derivatives/derivative/A-Gf_S1_72-17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6-A</text:p>
          </table:table-cell>
          <table:table-cell office:value-type="string" calcext:value-type="string">
            <text:p>https://id.acdh.oeaw.ac.at/ofmgraz/derivatives/derivative/A-Gf_S1_72-17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8-8</text:p>
          </table:table-cell>
          <table:table-cell office:value-type="string" calcext:value-type="string">
            <text:p>https://id.acdh.oeaw.ac.at/ofmgraz/derivatives/derivative/A-Gf_S1_72-1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A-6</text:p>
          </table:table-cell>
          <table:table-cell office:value-type="string" calcext:value-type="string">
            <text:p>https://id.acdh.oeaw.ac.at/ofmgraz/derivatives/derivative/A-Gf_S1_72-1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C-4</text:p>
          </table:table-cell>
          <table:table-cell office:value-type="string" calcext:value-type="string">
            <text:p>https://id.acdh.oeaw.ac.at/ofmgraz/derivatives/derivative/A-Gf_S1_72-1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DE-2</text:p>
          </table:table-cell>
          <table:table-cell office:value-type="string" calcext:value-type="string">
            <text:p>https://id.acdh.oeaw.ac.at/ofmgraz/derivatives/derivative/A-Gf_S1_72-1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0-E</text:p>
          </table:table-cell>
          <table:table-cell office:value-type="string" calcext:value-type="string">
            <text:p>https://id.acdh.oeaw.ac.at/ofmgraz/derivatives/derivative/A-Gf_S1_72-17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2-C</text:p>
          </table:table-cell>
          <table:table-cell office:value-type="string" calcext:value-type="string">
            <text:p>https://id.acdh.oeaw.ac.at/ofmgraz/derivatives/derivative/A-Gf_S1_72-1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4-A</text:p>
          </table:table-cell>
          <table:table-cell office:value-type="string" calcext:value-type="string">
            <text:p>https://id.acdh.oeaw.ac.at/ofmgraz/derivatives/derivative/A-Gf_S1_72-1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6-8</text:p>
          </table:table-cell>
          <table:table-cell office:value-type="string" calcext:value-type="string">
            <text:p>https://id.acdh.oeaw.ac.at/ofmgraz/derivatives/derivative/A-Gf_S1_72-1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8-6</text:p>
          </table:table-cell>
          <table:table-cell office:value-type="string" calcext:value-type="string">
            <text:p>https://id.acdh.oeaw.ac.at/ofmgraz/derivatives/derivative/A-Gf_S1_72-1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A-4</text:p>
          </table:table-cell>
          <table:table-cell office:value-type="string" calcext:value-type="string">
            <text:p>https://id.acdh.oeaw.ac.at/ofmgraz/derivatives/derivative/A-Gf_S1_72-1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C-2</text:p>
          </table:table-cell>
          <table:table-cell office:value-type="string" calcext:value-type="string">
            <text:p>https://id.acdh.oeaw.ac.at/ofmgraz/derivatives/derivative/A-Gf_S1_72-1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EE-0</text:p>
          </table:table-cell>
          <table:table-cell office:value-type="string" calcext:value-type="string">
            <text:p>https://id.acdh.oeaw.ac.at/ofmgraz/derivatives/derivative/A-Gf_S1_72-1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0-C</text:p>
          </table:table-cell>
          <table:table-cell office:value-type="string" calcext:value-type="string">
            <text:p>https://id.acdh.oeaw.ac.at/ofmgraz/derivatives/derivative/A-Gf_S1_72-1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2-A</text:p>
          </table:table-cell>
          <table:table-cell office:value-type="string" calcext:value-type="string">
            <text:p>https://id.acdh.oeaw.ac.at/ofmgraz/derivatives/derivative/A-Gf_S1_72-1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4-8</text:p>
          </table:table-cell>
          <table:table-cell office:value-type="string" calcext:value-type="string">
            <text:p>https://id.acdh.oeaw.ac.at/ofmgraz/derivatives/derivative/A-Gf_S1_72-1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6-6</text:p>
          </table:table-cell>
          <table:table-cell office:value-type="string" calcext:value-type="string">
            <text:p>https://id.acdh.oeaw.ac.at/ofmgraz/derivatives/derivative/A-Gf_S1_72-19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8-4</text:p>
          </table:table-cell>
          <table:table-cell office:value-type="string" calcext:value-type="string">
            <text:p>https://id.acdh.oeaw.ac.at/ofmgraz/derivatives/derivative/A-Gf_S1_72-19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A-2</text:p>
          </table:table-cell>
          <table:table-cell office:value-type="string" calcext:value-type="string">
            <text:p>https://id.acdh.oeaw.ac.at/ofmgraz/derivatives/derivative/A-Gf_S1_72-1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C-0</text:p>
          </table:table-cell>
          <table:table-cell office:value-type="string" calcext:value-type="string">
            <text:p>https://id.acdh.oeaw.ac.at/ofmgraz/derivatives/derivative/A-Gf_S1_72-19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AFE-E</text:p>
          </table:table-cell>
          <table:table-cell office:value-type="string" calcext:value-type="string">
            <text:p>https://id.acdh.oeaw.ac.at/ofmgraz/derivatives/derivative/A-Gf_S1_72-19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0-A</text:p>
          </table:table-cell>
          <table:table-cell office:value-type="string" calcext:value-type="string">
            <text:p>https://id.acdh.oeaw.ac.at/ofmgraz/derivatives/derivative/A-Gf_S1_72-1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2-8</text:p>
          </table:table-cell>
          <table:table-cell office:value-type="string" calcext:value-type="string">
            <text:p>https://id.acdh.oeaw.ac.at/ofmgraz/derivatives/derivative/A-Gf_S1_72-19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4-6</text:p>
          </table:table-cell>
          <table:table-cell office:value-type="string" calcext:value-type="string">
            <text:p>https://id.acdh.oeaw.ac.at/ofmgraz/derivatives/derivative/A-Gf_S1_72-1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6-4</text:p>
          </table:table-cell>
          <table:table-cell office:value-type="string" calcext:value-type="string">
            <text:p>https://id.acdh.oeaw.ac.at/ofmgraz/derivatives/derivative/A-Gf_S1_72-1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8-2</text:p>
          </table:table-cell>
          <table:table-cell office:value-type="string" calcext:value-type="string">
            <text:p>https://id.acdh.oeaw.ac.at/ofmgraz/derivatives/derivative/A-Gf_S1_72-20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A-0</text:p>
          </table:table-cell>
          <table:table-cell office:value-type="string" calcext:value-type="string">
            <text:p>https://id.acdh.oeaw.ac.at/ofmgraz/derivatives/derivative/A-Gf_S1_72-2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C-E</text:p>
          </table:table-cell>
          <table:table-cell office:value-type="string" calcext:value-type="string">
            <text:p>https://id.acdh.oeaw.ac.at/ofmgraz/derivatives/derivative/A-Gf_S1_72-2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0E-C</text:p>
          </table:table-cell>
          <table:table-cell office:value-type="string" calcext:value-type="string">
            <text:p>https://id.acdh.oeaw.ac.at/ofmgraz/derivatives/derivative/A-Gf_S1_72-2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0-8</text:p>
          </table:table-cell>
          <table:table-cell office:value-type="string" calcext:value-type="string">
            <text:p>https://id.acdh.oeaw.ac.at/ofmgraz/derivatives/derivative/A-Gf_S1_72-2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2-6</text:p>
          </table:table-cell>
          <table:table-cell office:value-type="string" calcext:value-type="string">
            <text:p>https://id.acdh.oeaw.ac.at/ofmgraz/derivatives/derivative/A-Gf_S1_72-2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4-4</text:p>
          </table:table-cell>
          <table:table-cell office:value-type="string" calcext:value-type="string">
            <text:p>https://id.acdh.oeaw.ac.at/ofmgraz/derivatives/derivative/A-Gf_S1_72-2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6-2</text:p>
          </table:table-cell>
          <table:table-cell office:value-type="string" calcext:value-type="string">
            <text:p>https://id.acdh.oeaw.ac.at/ofmgraz/derivatives/derivative/A-Gf_S1_72-2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8-0</text:p>
          </table:table-cell>
          <table:table-cell office:value-type="string" calcext:value-type="string">
            <text:p>https://id.acdh.oeaw.ac.at/ofmgraz/derivatives/derivative/A-Gf_S1_72-2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A-E</text:p>
          </table:table-cell>
          <table:table-cell office:value-type="string" calcext:value-type="string">
            <text:p>https://id.acdh.oeaw.ac.at/ofmgraz/derivatives/derivative/A-Gf_S1_72-2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C-C</text:p>
          </table:table-cell>
          <table:table-cell office:value-type="string" calcext:value-type="string">
            <text:p>https://id.acdh.oeaw.ac.at/ofmgraz/derivatives/derivative/A-Gf_S1_72-2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1E-A</text:p>
          </table:table-cell>
          <table:table-cell office:value-type="string" calcext:value-type="string">
            <text:p>https://id.acdh.oeaw.ac.at/ofmgraz/derivatives/derivative/A-Gf_S1_72-2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0-6</text:p>
          </table:table-cell>
          <table:table-cell office:value-type="string" calcext:value-type="string">
            <text:p>https://id.acdh.oeaw.ac.at/ofmgraz/derivatives/derivative/A-Gf_S1_72-2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2-4</text:p>
          </table:table-cell>
          <table:table-cell office:value-type="string" calcext:value-type="string">
            <text:p>https://id.acdh.oeaw.ac.at/ofmgraz/derivatives/derivative/A-Gf_S1_72-21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4-2</text:p>
          </table:table-cell>
          <table:table-cell office:value-type="string" calcext:value-type="string">
            <text:p>https://id.acdh.oeaw.ac.at/ofmgraz/derivatives/derivative/A-Gf_S1_72-2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6-0</text:p>
          </table:table-cell>
          <table:table-cell office:value-type="string" calcext:value-type="string">
            <text:p>https://id.acdh.oeaw.ac.at/ofmgraz/derivatives/derivative/A-Gf_S1_72-2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8-E</text:p>
          </table:table-cell>
          <table:table-cell office:value-type="string" calcext:value-type="string">
            <text:p>https://id.acdh.oeaw.ac.at/ofmgraz/derivatives/derivative/A-Gf_S1_72-2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A-C</text:p>
          </table:table-cell>
          <table:table-cell office:value-type="string" calcext:value-type="string">
            <text:p>https://id.acdh.oeaw.ac.at/ofmgraz/derivatives/derivative/A-Gf_S1_72-2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C-A</text:p>
          </table:table-cell>
          <table:table-cell office:value-type="string" calcext:value-type="string">
            <text:p>https://id.acdh.oeaw.ac.at/ofmgraz/derivatives/derivative/A-Gf_S1_72-2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2E-8</text:p>
          </table:table-cell>
          <table:table-cell office:value-type="string" calcext:value-type="string">
            <text:p>https://id.acdh.oeaw.ac.at/ofmgraz/derivatives/derivative/A-Gf_S1_72-22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0-4</text:p>
          </table:table-cell>
          <table:table-cell office:value-type="string" calcext:value-type="string">
            <text:p>https://id.acdh.oeaw.ac.at/ofmgraz/derivatives/derivative/A-Gf_S1_72-2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2-2</text:p>
          </table:table-cell>
          <table:table-cell office:value-type="string" calcext:value-type="string">
            <text:p>https://id.acdh.oeaw.ac.at/ofmgraz/derivatives/derivative/A-Gf_S1_72-22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4-0</text:p>
          </table:table-cell>
          <table:table-cell office:value-type="string" calcext:value-type="string">
            <text:p>https://id.acdh.oeaw.ac.at/ofmgraz/derivatives/derivative/A-Gf_S1_72-2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6-E</text:p>
          </table:table-cell>
          <table:table-cell office:value-type="string" calcext:value-type="string">
            <text:p>https://id.acdh.oeaw.ac.at/ofmgraz/derivatives/derivative/A-Gf_S1_72-2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8-C</text:p>
          </table:table-cell>
          <table:table-cell office:value-type="string" calcext:value-type="string">
            <text:p>https://id.acdh.oeaw.ac.at/ofmgraz/derivatives/derivative/A-Gf_S1_72-2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A-A</text:p>
          </table:table-cell>
          <table:table-cell office:value-type="string" calcext:value-type="string">
            <text:p>https://id.acdh.oeaw.ac.at/ofmgraz/derivatives/derivative/A-Gf_S1_72-2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C-8</text:p>
          </table:table-cell>
          <table:table-cell office:value-type="string" calcext:value-type="string">
            <text:p>https://id.acdh.oeaw.ac.at/ofmgraz/derivatives/derivative/A-Gf_S1_72-2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3E-6</text:p>
          </table:table-cell>
          <table:table-cell office:value-type="string" calcext:value-type="string">
            <text:p>https://id.acdh.oeaw.ac.at/ofmgraz/derivatives/derivative/A-Gf_S1_72-2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0-2</text:p>
          </table:table-cell>
          <table:table-cell office:value-type="string" calcext:value-type="string">
            <text:p>https://id.acdh.oeaw.ac.at/ofmgraz/derivatives/derivative/A-Gf_S1_72-23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2-0</text:p>
          </table:table-cell>
          <table:table-cell office:value-type="string" calcext:value-type="string">
            <text:p>https://id.acdh.oeaw.ac.at/ofmgraz/derivatives/derivative/A-Gf_S1_72-2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4-E</text:p>
          </table:table-cell>
          <table:table-cell office:value-type="string" calcext:value-type="string">
            <text:p>https://id.acdh.oeaw.ac.at/ofmgraz/derivatives/derivative/A-Gf_S1_72-2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6-C</text:p>
          </table:table-cell>
          <table:table-cell office:value-type="string" calcext:value-type="string">
            <text:p>https://id.acdh.oeaw.ac.at/ofmgraz/derivatives/derivative/A-Gf_S1_72-2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8-A</text:p>
          </table:table-cell>
          <table:table-cell office:value-type="string" calcext:value-type="string">
            <text:p>https://id.acdh.oeaw.ac.at/ofmgraz/derivatives/derivative/A-Gf_S1_72-2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A-8</text:p>
          </table:table-cell>
          <table:table-cell office:value-type="string" calcext:value-type="string">
            <text:p>https://id.acdh.oeaw.ac.at/ofmgraz/derivatives/derivative/A-Gf_S1_72-2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C-6</text:p>
          </table:table-cell>
          <table:table-cell office:value-type="string" calcext:value-type="string">
            <text:p>https://id.acdh.oeaw.ac.at/ofmgraz/derivatives/derivative/A-Gf_S1_72-2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4E-4</text:p>
          </table:table-cell>
          <table:table-cell office:value-type="string" calcext:value-type="string">
            <text:p>https://id.acdh.oeaw.ac.at/ofmgraz/derivatives/derivative/A-Gf_S1_72-24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0-0</text:p>
          </table:table-cell>
          <table:table-cell office:value-type="string" calcext:value-type="string">
            <text:p>https://id.acdh.oeaw.ac.at/ofmgraz/derivatives/derivative/A-Gf_S1_72-2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2-E</text:p>
          </table:table-cell>
          <table:table-cell office:value-type="string" calcext:value-type="string">
            <text:p>https://id.acdh.oeaw.ac.at/ofmgraz/derivatives/derivative/A-Gf_S1_72-2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4-C</text:p>
          </table:table-cell>
          <table:table-cell office:value-type="string" calcext:value-type="string">
            <text:p>https://id.acdh.oeaw.ac.at/ofmgraz/derivatives/derivative/A-Gf_S1_72-24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6-A</text:p>
          </table:table-cell>
          <table:table-cell office:value-type="string" calcext:value-type="string">
            <text:p>https://id.acdh.oeaw.ac.at/ofmgraz/derivatives/derivative/A-Gf_S1_72-2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8-8</text:p>
          </table:table-cell>
          <table:table-cell office:value-type="string" calcext:value-type="string">
            <text:p>https://id.acdh.oeaw.ac.at/ofmgraz/derivatives/derivative/A-Gf_S1_72-2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A-6</text:p>
          </table:table-cell>
          <table:table-cell office:value-type="string" calcext:value-type="string">
            <text:p>https://id.acdh.oeaw.ac.at/ofmgraz/derivatives/derivative/A-Gf_S1_72-2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C-4</text:p>
          </table:table-cell>
          <table:table-cell office:value-type="string" calcext:value-type="string">
            <text:p>https://id.acdh.oeaw.ac.at/ofmgraz/derivatives/derivative/A-Gf_S1_72-2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5E-2</text:p>
          </table:table-cell>
          <table:table-cell office:value-type="string" calcext:value-type="string">
            <text:p>https://id.acdh.oeaw.ac.at/ofmgraz/derivatives/derivative/A-Gf_S1_72-2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0-E</text:p>
          </table:table-cell>
          <table:table-cell office:value-type="string" calcext:value-type="string">
            <text:p>https://id.acdh.oeaw.ac.at/ofmgraz/derivatives/derivative/A-Gf_S1_72-2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2-C</text:p>
          </table:table-cell>
          <table:table-cell office:value-type="string" calcext:value-type="string">
            <text:p>https://id.acdh.oeaw.ac.at/ofmgraz/derivatives/derivative/A-Gf_S1_72-2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4-A</text:p>
          </table:table-cell>
          <table:table-cell office:value-type="string" calcext:value-type="string">
            <text:p>https://id.acdh.oeaw.ac.at/ofmgraz/derivatives/derivative/A-Gf_S1_72-2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6-8</text:p>
          </table:table-cell>
          <table:table-cell office:value-type="string" calcext:value-type="string">
            <text:p>https://id.acdh.oeaw.ac.at/ofmgraz/derivatives/derivative/A-Gf_S1_72-2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8-6</text:p>
          </table:table-cell>
          <table:table-cell office:value-type="string" calcext:value-type="string">
            <text:p>https://id.acdh.oeaw.ac.at/ofmgraz/derivatives/derivative/A-Gf_S1_72-2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A-4</text:p>
          </table:table-cell>
          <table:table-cell office:value-type="string" calcext:value-type="string">
            <text:p>https://id.acdh.oeaw.ac.at/ofmgraz/derivatives/derivative/A-Gf_S1_72-2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C-2</text:p>
          </table:table-cell>
          <table:table-cell office:value-type="string" calcext:value-type="string">
            <text:p>https://id.acdh.oeaw.ac.at/ofmgraz/derivatives/derivative/A-Gf_S1_72-2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6E-0</text:p>
          </table:table-cell>
          <table:table-cell office:value-type="string" calcext:value-type="string">
            <text:p>https://id.acdh.oeaw.ac.at/ofmgraz/derivatives/derivative/A-Gf_S1_72-2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0-C</text:p>
          </table:table-cell>
          <table:table-cell office:value-type="string" calcext:value-type="string">
            <text:p>https://id.acdh.oeaw.ac.at/ofmgraz/derivatives/derivative/A-Gf_S1_72-2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2-A</text:p>
          </table:table-cell>
          <table:table-cell office:value-type="string" calcext:value-type="string">
            <text:p>https://id.acdh.oeaw.ac.at/ofmgraz/derivatives/derivative/A-Gf_S1_72-2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4-8</text:p>
          </table:table-cell>
          <table:table-cell office:value-type="string" calcext:value-type="string">
            <text:p>https://id.acdh.oeaw.ac.at/ofmgraz/derivatives/derivative/A-Gf_S1_72-26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6-6</text:p>
          </table:table-cell>
          <table:table-cell office:value-type="string" calcext:value-type="string">
            <text:p>https://id.acdh.oeaw.ac.at/ofmgraz/derivatives/derivative/A-Gf_S1_72-2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8-4</text:p>
          </table:table-cell>
          <table:table-cell office:value-type="string" calcext:value-type="string">
            <text:p>https://id.acdh.oeaw.ac.at/ofmgraz/derivatives/derivative/A-Gf_S1_72-2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A-2</text:p>
          </table:table-cell>
          <table:table-cell office:value-type="string" calcext:value-type="string">
            <text:p>https://id.acdh.oeaw.ac.at/ofmgraz/derivatives/derivative/A-Gf_S1_72-2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C-0</text:p>
          </table:table-cell>
          <table:table-cell office:value-type="string" calcext:value-type="string">
            <text:p>https://id.acdh.oeaw.ac.at/ofmgraz/derivatives/derivative/A-Gf_S1_72-2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7E-E</text:p>
          </table:table-cell>
          <table:table-cell office:value-type="string" calcext:value-type="string">
            <text:p>https://id.acdh.oeaw.ac.at/ofmgraz/derivatives/derivative/A-Gf_S1_72-2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0-9</text:p>
          </table:table-cell>
          <table:table-cell office:value-type="string" calcext:value-type="string">
            <text:p>https://id.acdh.oeaw.ac.at/ofmgraz/derivatives/derivative/A-Gf_S1_72-2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2-7</text:p>
          </table:table-cell>
          <table:table-cell office:value-type="string" calcext:value-type="string">
            <text:p>https://id.acdh.oeaw.ac.at/ofmgraz/derivatives/derivative/A-Gf_S1_72-2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4-5</text:p>
          </table:table-cell>
          <table:table-cell office:value-type="string" calcext:value-type="string">
            <text:p>https://id.acdh.oeaw.ac.at/ofmgraz/derivatives/derivative/A-Gf_S1_72-2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6-3</text:p>
          </table:table-cell>
          <table:table-cell office:value-type="string" calcext:value-type="string">
            <text:p>https://id.acdh.oeaw.ac.at/ofmgraz/derivatives/derivative/A-Gf_S1_72-2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8-1</text:p>
          </table:table-cell>
          <table:table-cell office:value-type="string" calcext:value-type="string">
            <text:p>https://id.acdh.oeaw.ac.at/ofmgraz/derivatives/derivative/A-Gf_S1_72-27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A-F</text:p>
          </table:table-cell>
          <table:table-cell office:value-type="string" calcext:value-type="string">
            <text:p>https://id.acdh.oeaw.ac.at/ofmgraz/derivatives/derivative/A-Gf_S1_72-27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C-D</text:p>
          </table:table-cell>
          <table:table-cell office:value-type="string" calcext:value-type="string">
            <text:p>https://id.acdh.oeaw.ac.at/ofmgraz/derivatives/derivative/A-Gf_S1_72-2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8E-B</text:p>
          </table:table-cell>
          <table:table-cell office:value-type="string" calcext:value-type="string">
            <text:p>https://id.acdh.oeaw.ac.at/ofmgraz/derivatives/derivative/A-Gf_S1_72-2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0-7</text:p>
          </table:table-cell>
          <table:table-cell office:value-type="string" calcext:value-type="string">
            <text:p>https://id.acdh.oeaw.ac.at/ofmgraz/derivatives/derivative/A-Gf_S1_72-2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2-5</text:p>
          </table:table-cell>
          <table:table-cell office:value-type="string" calcext:value-type="string">
            <text:p>https://id.acdh.oeaw.ac.at/ofmgraz/derivatives/derivative/A-Gf_S1_72-2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4-3</text:p>
          </table:table-cell>
          <table:table-cell office:value-type="string" calcext:value-type="string">
            <text:p>https://id.acdh.oeaw.ac.at/ofmgraz/derivatives/derivative/A-Gf_S1_72-27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6-1</text:p>
          </table:table-cell>
          <table:table-cell office:value-type="string" calcext:value-type="string">
            <text:p>https://id.acdh.oeaw.ac.at/ofmgraz/derivatives/derivative/A-Gf_S1_72-2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8-F</text:p>
          </table:table-cell>
          <table:table-cell office:value-type="string" calcext:value-type="string">
            <text:p>https://id.acdh.oeaw.ac.at/ofmgraz/derivatives/derivative/A-Gf_S1_72-2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A-D</text:p>
          </table:table-cell>
          <table:table-cell office:value-type="string" calcext:value-type="string">
            <text:p>https://id.acdh.oeaw.ac.at/ofmgraz/derivatives/derivative/A-Gf_S1_72-2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C-B</text:p>
          </table:table-cell>
          <table:table-cell office:value-type="string" calcext:value-type="string">
            <text:p>https://id.acdh.oeaw.ac.at/ofmgraz/derivatives/derivative/A-Gf_S1_72-2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9E-9</text:p>
          </table:table-cell>
          <table:table-cell office:value-type="string" calcext:value-type="string">
            <text:p>https://id.acdh.oeaw.ac.at/ofmgraz/derivatives/derivative/A-Gf_S1_72-2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0-5</text:p>
          </table:table-cell>
          <table:table-cell office:value-type="string" calcext:value-type="string">
            <text:p>https://id.acdh.oeaw.ac.at/ofmgraz/derivatives/derivative/A-Gf_S1_72-2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2-3</text:p>
          </table:table-cell>
          <table:table-cell office:value-type="string" calcext:value-type="string">
            <text:p>https://id.acdh.oeaw.ac.at/ofmgraz/derivatives/derivative/A-Gf_S1_72-2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4-1</text:p>
          </table:table-cell>
          <table:table-cell office:value-type="string" calcext:value-type="string">
            <text:p>https://id.acdh.oeaw.ac.at/ofmgraz/derivatives/derivative/A-Gf_S1_72-28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6-F</text:p>
          </table:table-cell>
          <table:table-cell office:value-type="string" calcext:value-type="string">
            <text:p>https://id.acdh.oeaw.ac.at/ofmgraz/derivatives/derivative/A-Gf_S1_72-2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8-D</text:p>
          </table:table-cell>
          <table:table-cell office:value-type="string" calcext:value-type="string">
            <text:p>https://id.acdh.oeaw.ac.at/ofmgraz/derivatives/derivative/A-Gf_S1_72-2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A-B</text:p>
          </table:table-cell>
          <table:table-cell office:value-type="string" calcext:value-type="string">
            <text:p>https://id.acdh.oeaw.ac.at/ofmgraz/derivatives/derivative/A-Gf_S1_72-2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C-9</text:p>
          </table:table-cell>
          <table:table-cell office:value-type="string" calcext:value-type="string">
            <text:p>https://id.acdh.oeaw.ac.at/ofmgraz/derivatives/derivative/A-Gf_S1_72-2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AE-7</text:p>
          </table:table-cell>
          <table:table-cell office:value-type="string" calcext:value-type="string">
            <text:p>https://id.acdh.oeaw.ac.at/ofmgraz/derivatives/derivative/A-Gf_S1_72-29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0-3</text:p>
          </table:table-cell>
          <table:table-cell office:value-type="string" calcext:value-type="string">
            <text:p>https://id.acdh.oeaw.ac.at/ofmgraz/derivatives/derivative/A-Gf_S1_72-2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2-1</text:p>
          </table:table-cell>
          <table:table-cell office:value-type="string" calcext:value-type="string">
            <text:p>https://id.acdh.oeaw.ac.at/ofmgraz/derivatives/derivative/A-Gf_S1_72-29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4-F</text:p>
          </table:table-cell>
          <table:table-cell office:value-type="string" calcext:value-type="string">
            <text:p>https://id.acdh.oeaw.ac.at/ofmgraz/derivatives/derivative/A-Gf_S1_72-29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6-D</text:p>
          </table:table-cell>
          <table:table-cell office:value-type="string" calcext:value-type="string">
            <text:p>https://id.acdh.oeaw.ac.at/ofmgraz/derivatives/derivative/A-Gf_S1_72-2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8-B</text:p>
          </table:table-cell>
          <table:table-cell office:value-type="string" calcext:value-type="string">
            <text:p>https://id.acdh.oeaw.ac.at/ofmgraz/derivatives/derivative/A-Gf_S1_72-29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A-9</text:p>
          </table:table-cell>
          <table:table-cell office:value-type="string" calcext:value-type="string">
            <text:p>https://id.acdh.oeaw.ac.at/ofmgraz/derivatives/derivative/A-Gf_S1_72-2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C-7</text:p>
          </table:table-cell>
          <table:table-cell office:value-type="string" calcext:value-type="string">
            <text:p>https://id.acdh.oeaw.ac.at/ofmgraz/derivatives/derivative/A-Gf_S1_72-2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BE-5</text:p>
          </table:table-cell>
          <table:table-cell office:value-type="string" calcext:value-type="string">
            <text:p>https://id.acdh.oeaw.ac.at/ofmgraz/derivatives/derivative/A-Gf_S1_72-30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0-1</text:p>
          </table:table-cell>
          <table:table-cell office:value-type="string" calcext:value-type="string">
            <text:p>https://id.acdh.oeaw.ac.at/ofmgraz/derivatives/derivative/A-Gf_S1_72-3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2-F</text:p>
          </table:table-cell>
          <table:table-cell office:value-type="string" calcext:value-type="string">
            <text:p>https://id.acdh.oeaw.ac.at/ofmgraz/derivatives/derivative/A-Gf_S1_72-3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4-D</text:p>
          </table:table-cell>
          <table:table-cell office:value-type="string" calcext:value-type="string">
            <text:p>https://id.acdh.oeaw.ac.at/ofmgraz/derivatives/derivative/A-Gf_S1_72-3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6-B</text:p>
          </table:table-cell>
          <table:table-cell office:value-type="string" calcext:value-type="string">
            <text:p>https://id.acdh.oeaw.ac.at/ofmgraz/derivatives/derivative/A-Gf_S1_72-3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8-9</text:p>
          </table:table-cell>
          <table:table-cell office:value-type="string" calcext:value-type="string">
            <text:p>https://id.acdh.oeaw.ac.at/ofmgraz/derivatives/derivative/A-Gf_S1_72-3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A-7</text:p>
          </table:table-cell>
          <table:table-cell office:value-type="string" calcext:value-type="string">
            <text:p>https://id.acdh.oeaw.ac.at/ofmgraz/derivatives/derivative/A-Gf_S1_72-3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C-5</text:p>
          </table:table-cell>
          <table:table-cell office:value-type="string" calcext:value-type="string">
            <text:p>https://id.acdh.oeaw.ac.at/ofmgraz/derivatives/derivative/A-Gf_S1_72-3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CE-3</text:p>
          </table:table-cell>
          <table:table-cell office:value-type="string" calcext:value-type="string">
            <text:p>https://id.acdh.oeaw.ac.at/ofmgraz/derivatives/derivative/A-Gf_S1_72-3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0-F</text:p>
          </table:table-cell>
          <table:table-cell office:value-type="string" calcext:value-type="string">
            <text:p>https://id.acdh.oeaw.ac.at/ofmgraz/derivatives/derivative/A-Gf_S1_72-31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2-D</text:p>
          </table:table-cell>
          <table:table-cell office:value-type="string" calcext:value-type="string">
            <text:p>https://id.acdh.oeaw.ac.at/ofmgraz/derivatives/derivative/A-Gf_S1_72-3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4-B</text:p>
          </table:table-cell>
          <table:table-cell office:value-type="string" calcext:value-type="string">
            <text:p>https://id.acdh.oeaw.ac.at/ofmgraz/derivatives/derivative/A-Gf_S1_72-3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6-9</text:p>
          </table:table-cell>
          <table:table-cell office:value-type="string" calcext:value-type="string">
            <text:p>https://id.acdh.oeaw.ac.at/ofmgraz/derivatives/derivative/A-Gf_S1_72-3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8-7</text:p>
          </table:table-cell>
          <table:table-cell office:value-type="string" calcext:value-type="string">
            <text:p>https://id.acdh.oeaw.ac.at/ofmgraz/derivatives/derivative/A-Gf_S1_72-31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A-5</text:p>
          </table:table-cell>
          <table:table-cell office:value-type="string" calcext:value-type="string">
            <text:p>https://id.acdh.oeaw.ac.at/ofmgraz/derivatives/derivative/A-Gf_S1_72-31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C-3</text:p>
          </table:table-cell>
          <table:table-cell office:value-type="string" calcext:value-type="string">
            <text:p>https://id.acdh.oeaw.ac.at/ofmgraz/derivatives/derivative/A-Gf_S1_72-3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DE-1</text:p>
          </table:table-cell>
          <table:table-cell office:value-type="string" calcext:value-type="string">
            <text:p>https://id.acdh.oeaw.ac.at/ofmgraz/derivatives/derivative/A-Gf_S1_72-3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0-D</text:p>
          </table:table-cell>
          <table:table-cell office:value-type="string" calcext:value-type="string">
            <text:p>https://id.acdh.oeaw.ac.at/ofmgraz/derivatives/derivative/A-Gf_S1_72-3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2-B</text:p>
          </table:table-cell>
          <table:table-cell office:value-type="string" calcext:value-type="string">
            <text:p>https://id.acdh.oeaw.ac.at/ofmgraz/derivatives/derivative/A-Gf_S1_72-3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4-9</text:p>
          </table:table-cell>
          <table:table-cell office:value-type="string" calcext:value-type="string">
            <text:p>https://id.acdh.oeaw.ac.at/ofmgraz/derivatives/derivative/A-Gf_S1_72-3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6-7</text:p>
          </table:table-cell>
          <table:table-cell office:value-type="string" calcext:value-type="string">
            <text:p>https://id.acdh.oeaw.ac.at/ofmgraz/derivatives/derivative/A-Gf_S1_72-32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8-5</text:p>
          </table:table-cell>
          <table:table-cell office:value-type="string" calcext:value-type="string">
            <text:p>https://id.acdh.oeaw.ac.at/ofmgraz/derivatives/derivative/A-Gf_S1_72-3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A-3</text:p>
          </table:table-cell>
          <table:table-cell office:value-type="string" calcext:value-type="string">
            <text:p>https://id.acdh.oeaw.ac.at/ofmgraz/derivatives/derivative/A-Gf_S1_72-3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C-1</text:p>
          </table:table-cell>
          <table:table-cell office:value-type="string" calcext:value-type="string">
            <text:p>https://id.acdh.oeaw.ac.at/ofmgraz/derivatives/derivative/A-Gf_S1_72-32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EE-F</text:p>
          </table:table-cell>
          <table:table-cell office:value-type="string" calcext:value-type="string">
            <text:p>https://id.acdh.oeaw.ac.at/ofmgraz/derivatives/derivative/A-Gf_S1_72-3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0-B</text:p>
          </table:table-cell>
          <table:table-cell office:value-type="string" calcext:value-type="string">
            <text:p>https://id.acdh.oeaw.ac.at/ofmgraz/derivatives/derivative/A-Gf_S1_72-3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2-9</text:p>
          </table:table-cell>
          <table:table-cell office:value-type="string" calcext:value-type="string">
            <text:p>https://id.acdh.oeaw.ac.at/ofmgraz/derivatives/derivative/A-Gf_S1_72-3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4-7</text:p>
          </table:table-cell>
          <table:table-cell office:value-type="string" calcext:value-type="string">
            <text:p>https://id.acdh.oeaw.ac.at/ofmgraz/derivatives/derivative/A-Gf_S1_72-3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6-5</text:p>
          </table:table-cell>
          <table:table-cell office:value-type="string" calcext:value-type="string">
            <text:p>https://id.acdh.oeaw.ac.at/ofmgraz/derivatives/derivative/A-Gf_S1_72-3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8-3</text:p>
          </table:table-cell>
          <table:table-cell office:value-type="string" calcext:value-type="string">
            <text:p>https://id.acdh.oeaw.ac.at/ofmgraz/derivatives/derivative/A-Gf_S1_72-3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A-1</text:p>
          </table:table-cell>
          <table:table-cell office:value-type="string" calcext:value-type="string">
            <text:p>https://id.acdh.oeaw.ac.at/ofmgraz/derivatives/derivative/A-Gf_S1_72-3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C-F</text:p>
          </table:table-cell>
          <table:table-cell office:value-type="string" calcext:value-type="string">
            <text:p>https://id.acdh.oeaw.ac.at/ofmgraz/derivatives/derivative/A-Gf_S1_72-3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BFE-D</text:p>
          </table:table-cell>
          <table:table-cell office:value-type="string" calcext:value-type="string">
            <text:p>https://id.acdh.oeaw.ac.at/ofmgraz/derivatives/derivative/A-Gf_S1_72-3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0-9</text:p>
          </table:table-cell>
          <table:table-cell office:value-type="string" calcext:value-type="string">
            <text:p>https://id.acdh.oeaw.ac.at/ofmgraz/derivatives/derivative/A-Gf_S1_72-3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2-7</text:p>
          </table:table-cell>
          <table:table-cell office:value-type="string" calcext:value-type="string">
            <text:p>https://id.acdh.oeaw.ac.at/ofmgraz/derivatives/derivative/A-Gf_S1_72-3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4-5</text:p>
          </table:table-cell>
          <table:table-cell office:value-type="string" calcext:value-type="string">
            <text:p>https://id.acdh.oeaw.ac.at/ofmgraz/derivatives/derivative/A-Gf_S1_72-3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6-3</text:p>
          </table:table-cell>
          <table:table-cell office:value-type="string" calcext:value-type="string">
            <text:p>https://id.acdh.oeaw.ac.at/ofmgraz/derivatives/derivative/A-Gf_S1_72-3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8-1</text:p>
          </table:table-cell>
          <table:table-cell office:value-type="string" calcext:value-type="string">
            <text:p>https://id.acdh.oeaw.ac.at/ofmgraz/derivatives/derivative/A-Gf_S1_72-3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A-F</text:p>
          </table:table-cell>
          <table:table-cell office:value-type="string" calcext:value-type="string">
            <text:p>https://id.acdh.oeaw.ac.at/ofmgraz/derivatives/derivative/A-Gf_S1_72-34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C-D</text:p>
          </table:table-cell>
          <table:table-cell office:value-type="string" calcext:value-type="string">
            <text:p>https://id.acdh.oeaw.ac.at/ofmgraz/derivatives/derivative/A-Gf_S1_72-3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0E-B</text:p>
          </table:table-cell>
          <table:table-cell office:value-type="string" calcext:value-type="string">
            <text:p>https://id.acdh.oeaw.ac.at/ofmgraz/derivatives/derivative/A-Gf_S1_72-3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0-7</text:p>
          </table:table-cell>
          <table:table-cell office:value-type="string" calcext:value-type="string">
            <text:p>https://id.acdh.oeaw.ac.at/ofmgraz/derivatives/derivative/A-Gf_S1_72-3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2-5</text:p>
          </table:table-cell>
          <table:table-cell office:value-type="string" calcext:value-type="string">
            <text:p>https://id.acdh.oeaw.ac.at/ofmgraz/derivatives/derivative/A-Gf_S1_72-3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4-3</text:p>
          </table:table-cell>
          <table:table-cell office:value-type="string" calcext:value-type="string">
            <text:p>https://id.acdh.oeaw.ac.at/ofmgraz/derivatives/derivative/A-Gf_S1_72-3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6-1</text:p>
          </table:table-cell>
          <table:table-cell office:value-type="string" calcext:value-type="string">
            <text:p>https://id.acdh.oeaw.ac.at/ofmgraz/derivatives/derivative/A-Gf_S1_72-3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8-F</text:p>
          </table:table-cell>
          <table:table-cell office:value-type="string" calcext:value-type="string">
            <text:p>https://id.acdh.oeaw.ac.at/ofmgraz/derivatives/derivative/A-Gf_S1_72-3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A-D</text:p>
          </table:table-cell>
          <table:table-cell office:value-type="string" calcext:value-type="string">
            <text:p>https://id.acdh.oeaw.ac.at/ofmgraz/derivatives/derivative/A-Gf_S1_72-3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C-B</text:p>
          </table:table-cell>
          <table:table-cell office:value-type="string" calcext:value-type="string">
            <text:p>https://id.acdh.oeaw.ac.at/ofmgraz/derivatives/derivative/A-Gf_S1_72-3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1E-9</text:p>
          </table:table-cell>
          <table:table-cell office:value-type="string" calcext:value-type="string">
            <text:p>https://id.acdh.oeaw.ac.at/ofmgraz/derivatives/derivative/A-Gf_S1_72-3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0-5</text:p>
          </table:table-cell>
          <table:table-cell office:value-type="string" calcext:value-type="string">
            <text:p>https://id.acdh.oeaw.ac.at/ofmgraz/derivatives/derivative/A-Gf_S1_72-3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2-3</text:p>
          </table:table-cell>
          <table:table-cell office:value-type="string" calcext:value-type="string">
            <text:p>https://id.acdh.oeaw.ac.at/ofmgraz/derivatives/derivative/A-Gf_S1_72-3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4-1</text:p>
          </table:table-cell>
          <table:table-cell office:value-type="string" calcext:value-type="string">
            <text:p>https://id.acdh.oeaw.ac.at/ofmgraz/derivatives/derivative/A-Gf_S1_72-3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6-F</text:p>
          </table:table-cell>
          <table:table-cell office:value-type="string" calcext:value-type="string">
            <text:p>https://id.acdh.oeaw.ac.at/ofmgraz/derivatives/derivative/A-Gf_S1_72-3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8-D</text:p>
          </table:table-cell>
          <table:table-cell office:value-type="string" calcext:value-type="string">
            <text:p>https://id.acdh.oeaw.ac.at/ofmgraz/derivatives/derivative/A-Gf_S1_72-3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A-B</text:p>
          </table:table-cell>
          <table:table-cell office:value-type="string" calcext:value-type="string">
            <text:p>https://id.acdh.oeaw.ac.at/ofmgraz/derivatives/derivative/A-Gf_S1_72-3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C-9</text:p>
          </table:table-cell>
          <table:table-cell office:value-type="string" calcext:value-type="string">
            <text:p>https://id.acdh.oeaw.ac.at/ofmgraz/derivatives/derivative/A-Gf_S1_72-3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2E-7</text:p>
          </table:table-cell>
          <table:table-cell office:value-type="string" calcext:value-type="string">
            <text:p>https://id.acdh.oeaw.ac.at/ofmgraz/derivatives/derivative/A-Gf_S1_72-3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0-3</text:p>
          </table:table-cell>
          <table:table-cell office:value-type="string" calcext:value-type="string">
            <text:p>https://id.acdh.oeaw.ac.at/ofmgraz/derivatives/derivative/A-Gf_S1_72-3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2-1</text:p>
          </table:table-cell>
          <table:table-cell office:value-type="string" calcext:value-type="string">
            <text:p>https://id.acdh.oeaw.ac.at/ofmgraz/derivatives/derivative/A-Gf_S1_72-3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4-F</text:p>
          </table:table-cell>
          <table:table-cell office:value-type="string" calcext:value-type="string">
            <text:p>https://id.acdh.oeaw.ac.at/ofmgraz/derivatives/derivative/A-Gf_S1_72-3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6-D</text:p>
          </table:table-cell>
          <table:table-cell office:value-type="string" calcext:value-type="string">
            <text:p>https://id.acdh.oeaw.ac.at/ofmgraz/derivatives/derivative/A-Gf_S1_72-3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8-B</text:p>
          </table:table-cell>
          <table:table-cell office:value-type="string" calcext:value-type="string">
            <text:p>https://id.acdh.oeaw.ac.at/ofmgraz/derivatives/derivative/A-Gf_S1_72-3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A-9</text:p>
          </table:table-cell>
          <table:table-cell office:value-type="string" calcext:value-type="string">
            <text:p>https://id.acdh.oeaw.ac.at/ofmgraz/derivatives/derivative/A-Gf_S1_72-3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C-7</text:p>
          </table:table-cell>
          <table:table-cell office:value-type="string" calcext:value-type="string">
            <text:p>https://id.acdh.oeaw.ac.at/ofmgraz/derivatives/derivative/A-Gf_S1_72-3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3E-5</text:p>
          </table:table-cell>
          <table:table-cell office:value-type="string" calcext:value-type="string">
            <text:p>https://id.acdh.oeaw.ac.at/ofmgraz/derivatives/derivative/A-Gf_S1_72-3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0-1</text:p>
          </table:table-cell>
          <table:table-cell office:value-type="string" calcext:value-type="string">
            <text:p>https://id.acdh.oeaw.ac.at/ofmgraz/derivatives/derivative/A-Gf_S1_72-37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2-F</text:p>
          </table:table-cell>
          <table:table-cell office:value-type="string" calcext:value-type="string">
            <text:p>https://id.acdh.oeaw.ac.at/ofmgraz/derivatives/derivative/A-Gf_S1_72-3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4-D</text:p>
          </table:table-cell>
          <table:table-cell office:value-type="string" calcext:value-type="string">
            <text:p>https://id.acdh.oeaw.ac.at/ofmgraz/derivatives/derivative/A-Gf_S1_72-3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6-B</text:p>
          </table:table-cell>
          <table:table-cell office:value-type="string" calcext:value-type="string">
            <text:p>https://id.acdh.oeaw.ac.at/ofmgraz/derivatives/derivative/A-Gf_S1_72-3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8-9</text:p>
          </table:table-cell>
          <table:table-cell office:value-type="string" calcext:value-type="string">
            <text:p>https://id.acdh.oeaw.ac.at/ofmgraz/derivatives/derivative/A-Gf_S1_72-3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A-7</text:p>
          </table:table-cell>
          <table:table-cell office:value-type="string" calcext:value-type="string">
            <text:p>https://id.acdh.oeaw.ac.at/ofmgraz/derivatives/derivative/A-Gf_S1_72-3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C-5</text:p>
          </table:table-cell>
          <table:table-cell office:value-type="string" calcext:value-type="string">
            <text:p>https://id.acdh.oeaw.ac.at/ofmgraz/derivatives/derivative/A-Gf_S1_72-3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4E-3</text:p>
          </table:table-cell>
          <table:table-cell office:value-type="string" calcext:value-type="string">
            <text:p>https://id.acdh.oeaw.ac.at/ofmgraz/derivatives/derivative/A-Gf_S1_72-3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0-F</text:p>
          </table:table-cell>
          <table:table-cell office:value-type="string" calcext:value-type="string">
            <text:p>https://id.acdh.oeaw.ac.at/ofmgraz/derivatives/derivative/A-Gf_S1_72-3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2-D</text:p>
          </table:table-cell>
          <table:table-cell office:value-type="string" calcext:value-type="string">
            <text:p>https://id.acdh.oeaw.ac.at/ofmgraz/derivatives/derivative/A-Gf_S1_72-38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4-B</text:p>
          </table:table-cell>
          <table:table-cell office:value-type="string" calcext:value-type="string">
            <text:p>https://id.acdh.oeaw.ac.at/ofmgraz/derivatives/derivative/A-Gf_S1_72-3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6-9</text:p>
          </table:table-cell>
          <table:table-cell office:value-type="string" calcext:value-type="string">
            <text:p>https://id.acdh.oeaw.ac.at/ofmgraz/derivatives/derivative/A-Gf_S1_72-3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8-7</text:p>
          </table:table-cell>
          <table:table-cell office:value-type="string" calcext:value-type="string">
            <text:p>https://id.acdh.oeaw.ac.at/ofmgraz/derivatives/derivative/A-Gf_S1_72-3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A-5</text:p>
          </table:table-cell>
          <table:table-cell office:value-type="string" calcext:value-type="string">
            <text:p>https://id.acdh.oeaw.ac.at/ofmgraz/derivatives/derivative/A-Gf_S1_72-3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C-3</text:p>
          </table:table-cell>
          <table:table-cell office:value-type="string" calcext:value-type="string">
            <text:p>https://id.acdh.oeaw.ac.at/ofmgraz/derivatives/derivative/A-Gf_S1_72-39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5E-1</text:p>
          </table:table-cell>
          <table:table-cell office:value-type="string" calcext:value-type="string">
            <text:p>https://id.acdh.oeaw.ac.at/ofmgraz/derivatives/derivative/A-Gf_S1_72-39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0-D</text:p>
          </table:table-cell>
          <table:table-cell office:value-type="string" calcext:value-type="string">
            <text:p>https://id.acdh.oeaw.ac.at/ofmgraz/derivatives/derivative/A-Gf_S1_72-3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2-B</text:p>
          </table:table-cell>
          <table:table-cell office:value-type="string" calcext:value-type="string">
            <text:p>https://id.acdh.oeaw.ac.at/ofmgraz/derivatives/derivative/A-Gf_S1_72-3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4-9</text:p>
          </table:table-cell>
          <table:table-cell office:value-type="string" calcext:value-type="string">
            <text:p>https://id.acdh.oeaw.ac.at/ofmgraz/derivatives/derivative/A-Gf_S1_72-39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6-7</text:p>
          </table:table-cell>
          <table:table-cell office:value-type="string" calcext:value-type="string">
            <text:p>https://id.acdh.oeaw.ac.at/ofmgraz/derivatives/derivative/A-Gf_S1_72-3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8-5</text:p>
          </table:table-cell>
          <table:table-cell office:value-type="string" calcext:value-type="string">
            <text:p>https://id.acdh.oeaw.ac.at/ofmgraz/derivatives/derivative/A-Gf_S1_72-3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A-3</text:p>
          </table:table-cell>
          <table:table-cell office:value-type="string" calcext:value-type="string">
            <text:p>https://id.acdh.oeaw.ac.at/ofmgraz/derivatives/derivative/A-Gf_S1_72-40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C-1</text:p>
          </table:table-cell>
          <table:table-cell office:value-type="string" calcext:value-type="string">
            <text:p>https://id.acdh.oeaw.ac.at/ofmgraz/derivatives/derivative/A-Gf_S1_72-40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6E-F</text:p>
          </table:table-cell>
          <table:table-cell office:value-type="string" calcext:value-type="string">
            <text:p>https://id.acdh.oeaw.ac.at/ofmgraz/derivatives/derivative/A-Gf_S1_72-4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0-B</text:p>
          </table:table-cell>
          <table:table-cell office:value-type="string" calcext:value-type="string">
            <text:p>https://id.acdh.oeaw.ac.at/ofmgraz/derivatives/derivative/A-Gf_S1_72-4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2-9</text:p>
          </table:table-cell>
          <table:table-cell office:value-type="string" calcext:value-type="string">
            <text:p>https://id.acdh.oeaw.ac.at/ofmgraz/derivatives/derivative/A-Gf_S1_72-4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4-7</text:p>
          </table:table-cell>
          <table:table-cell office:value-type="string" calcext:value-type="string">
            <text:p>https://id.acdh.oeaw.ac.at/ofmgraz/derivatives/derivative/A-Gf_S1_72-4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6-5</text:p>
          </table:table-cell>
          <table:table-cell office:value-type="string" calcext:value-type="string">
            <text:p>https://id.acdh.oeaw.ac.at/ofmgraz/derivatives/derivative/A-Gf_S1_72-4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8-3</text:p>
          </table:table-cell>
          <table:table-cell office:value-type="string" calcext:value-type="string">
            <text:p>https://id.acdh.oeaw.ac.at/ofmgraz/derivatives/derivative/A-Gf_S1_72-4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A-1</text:p>
          </table:table-cell>
          <table:table-cell office:value-type="string" calcext:value-type="string">
            <text:p>https://id.acdh.oeaw.ac.at/ofmgraz/derivatives/derivative/A-Gf_S1_72-4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C-F</text:p>
          </table:table-cell>
          <table:table-cell office:value-type="string" calcext:value-type="string">
            <text:p>https://id.acdh.oeaw.ac.at/ofmgraz/derivatives/derivative/A-Gf_S1_72-41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7E-D</text:p>
          </table:table-cell>
          <table:table-cell office:value-type="string" calcext:value-type="string">
            <text:p>https://id.acdh.oeaw.ac.at/ofmgraz/derivatives/derivative/A-Gf_S1_72-4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0-8</text:p>
          </table:table-cell>
          <table:table-cell office:value-type="string" calcext:value-type="string">
            <text:p>https://id.acdh.oeaw.ac.at/ofmgraz/derivatives/derivative/A-Gf_S1_72-4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2-6</text:p>
          </table:table-cell>
          <table:table-cell office:value-type="string" calcext:value-type="string">
            <text:p>https://id.acdh.oeaw.ac.at/ofmgraz/derivatives/derivative/A-Gf_S1_72-4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4-4</text:p>
          </table:table-cell>
          <table:table-cell office:value-type="string" calcext:value-type="string">
            <text:p>https://id.acdh.oeaw.ac.at/ofmgraz/derivatives/derivative/A-Gf_S1_72-4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6-2</text:p>
          </table:table-cell>
          <table:table-cell office:value-type="string" calcext:value-type="string">
            <text:p>https://id.acdh.oeaw.ac.at/ofmgraz/derivatives/derivative/A-Gf_S1_72-41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8-0</text:p>
          </table:table-cell>
          <table:table-cell office:value-type="string" calcext:value-type="string">
            <text:p>https://id.acdh.oeaw.ac.at/ofmgraz/derivatives/derivative/A-Gf_S1_72-41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A-E</text:p>
          </table:table-cell>
          <table:table-cell office:value-type="string" calcext:value-type="string">
            <text:p>https://id.acdh.oeaw.ac.at/ofmgraz/derivatives/derivative/A-Gf_S1_72-41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C-C</text:p>
          </table:table-cell>
          <table:table-cell office:value-type="string" calcext:value-type="string">
            <text:p>https://id.acdh.oeaw.ac.at/ofmgraz/derivatives/derivative/A-Gf_S1_72-4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8E-A</text:p>
          </table:table-cell>
          <table:table-cell office:value-type="string" calcext:value-type="string">
            <text:p>https://id.acdh.oeaw.ac.at/ofmgraz/derivatives/derivative/A-Gf_S1_72-4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0-6</text:p>
          </table:table-cell>
          <table:table-cell office:value-type="string" calcext:value-type="string">
            <text:p>https://id.acdh.oeaw.ac.at/ofmgraz/derivatives/derivative/A-Gf_S1_72-4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2-4</text:p>
          </table:table-cell>
          <table:table-cell office:value-type="string" calcext:value-type="string">
            <text:p>https://id.acdh.oeaw.ac.at/ofmgraz/derivatives/derivative/A-Gf_S1_72-4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4-2</text:p>
          </table:table-cell>
          <table:table-cell office:value-type="string" calcext:value-type="string">
            <text:p>https://id.acdh.oeaw.ac.at/ofmgraz/derivatives/derivative/A-Gf_S1_72-4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6-0</text:p>
          </table:table-cell>
          <table:table-cell office:value-type="string" calcext:value-type="string">
            <text:p>https://id.acdh.oeaw.ac.at/ofmgraz/derivatives/derivative/A-Gf_S1_72-4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8-E</text:p>
          </table:table-cell>
          <table:table-cell office:value-type="string" calcext:value-type="string">
            <text:p>https://id.acdh.oeaw.ac.at/ofmgraz/derivatives/derivative/A-Gf_S1_72-42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A-C</text:p>
          </table:table-cell>
          <table:table-cell office:value-type="string" calcext:value-type="string">
            <text:p>https://id.acdh.oeaw.ac.at/ofmgraz/derivatives/derivative/A-Gf_S1_72-4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C-A</text:p>
          </table:table-cell>
          <table:table-cell office:value-type="string" calcext:value-type="string">
            <text:p>https://id.acdh.oeaw.ac.at/ofmgraz/derivatives/derivative/A-Gf_S1_72-42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9E-8</text:p>
          </table:table-cell>
          <table:table-cell office:value-type="string" calcext:value-type="string">
            <text:p>https://id.acdh.oeaw.ac.at/ofmgraz/derivatives/derivative/A-Gf_S1_72-4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0-4</text:p>
          </table:table-cell>
          <table:table-cell office:value-type="string" calcext:value-type="string">
            <text:p>https://id.acdh.oeaw.ac.at/ofmgraz/derivatives/derivative/A-Gf_S1_72-4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2-2</text:p>
          </table:table-cell>
          <table:table-cell office:value-type="string" calcext:value-type="string">
            <text:p>https://id.acdh.oeaw.ac.at/ofmgraz/derivatives/derivative/A-Gf_S1_72-4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4-0</text:p>
          </table:table-cell>
          <table:table-cell office:value-type="string" calcext:value-type="string">
            <text:p>https://id.acdh.oeaw.ac.at/ofmgraz/derivatives/derivative/A-Gf_S1_72-4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6-E</text:p>
          </table:table-cell>
          <table:table-cell office:value-type="string" calcext:value-type="string">
            <text:p>https://id.acdh.oeaw.ac.at/ofmgraz/derivatives/derivative/A-Gf_S1_72-43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8-C</text:p>
          </table:table-cell>
          <table:table-cell office:value-type="string" calcext:value-type="string">
            <text:p>https://id.acdh.oeaw.ac.at/ofmgraz/derivatives/derivative/A-Gf_S1_72-4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A-A</text:p>
          </table:table-cell>
          <table:table-cell office:value-type="string" calcext:value-type="string">
            <text:p>https://id.acdh.oeaw.ac.at/ofmgraz/derivatives/derivative/A-Gf_S1_72-4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C-8</text:p>
          </table:table-cell>
          <table:table-cell office:value-type="string" calcext:value-type="string">
            <text:p>https://id.acdh.oeaw.ac.at/ofmgraz/derivatives/derivative/A-Gf_S1_72-4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AE-6</text:p>
          </table:table-cell>
          <table:table-cell office:value-type="string" calcext:value-type="string">
            <text:p>https://id.acdh.oeaw.ac.at/ofmgraz/derivatives/derivative/A-Gf_S1_72-4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0-2</text:p>
          </table:table-cell>
          <table:table-cell office:value-type="string" calcext:value-type="string">
            <text:p>https://id.acdh.oeaw.ac.at/ofmgraz/derivatives/derivative/A-Gf_S1_72-4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2-0</text:p>
          </table:table-cell>
          <table:table-cell office:value-type="string" calcext:value-type="string">
            <text:p>https://id.acdh.oeaw.ac.at/ofmgraz/derivatives/derivative/A-Gf_S1_72-4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4-E</text:p>
          </table:table-cell>
          <table:table-cell office:value-type="string" calcext:value-type="string">
            <text:p>https://id.acdh.oeaw.ac.at/ofmgraz/derivatives/derivative/A-Gf_S1_72-4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6-C</text:p>
          </table:table-cell>
          <table:table-cell office:value-type="string" calcext:value-type="string">
            <text:p>https://id.acdh.oeaw.ac.at/ofmgraz/derivatives/derivative/A-Gf_S1_72-4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8-A</text:p>
          </table:table-cell>
          <table:table-cell office:value-type="string" calcext:value-type="string">
            <text:p>https://id.acdh.oeaw.ac.at/ofmgraz/derivatives/derivative/A-Gf_S1_72-4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A-8</text:p>
          </table:table-cell>
          <table:table-cell office:value-type="string" calcext:value-type="string">
            <text:p>https://id.acdh.oeaw.ac.at/ofmgraz/derivatives/derivative/A-Gf_S1_72-4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C-6</text:p>
          </table:table-cell>
          <table:table-cell office:value-type="string" calcext:value-type="string">
            <text:p>https://id.acdh.oeaw.ac.at/ofmgraz/derivatives/derivative/A-Gf_S1_72-4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BE-4</text:p>
          </table:table-cell>
          <table:table-cell office:value-type="string" calcext:value-type="string">
            <text:p>https://id.acdh.oeaw.ac.at/ofmgraz/derivatives/derivative/A-Gf_S1_72-4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0-0</text:p>
          </table:table-cell>
          <table:table-cell office:value-type="string" calcext:value-type="string">
            <text:p>https://id.acdh.oeaw.ac.at/ofmgraz/derivatives/derivative/A-Gf_S1_72-4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2-E</text:p>
          </table:table-cell>
          <table:table-cell office:value-type="string" calcext:value-type="string">
            <text:p>https://id.acdh.oeaw.ac.at/ofmgraz/derivatives/derivative/A-Gf_S1_72-4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4-C</text:p>
          </table:table-cell>
          <table:table-cell office:value-type="string" calcext:value-type="string">
            <text:p>https://id.acdh.oeaw.ac.at/ofmgraz/derivatives/derivative/A-Gf_S1_72-4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6-A</text:p>
          </table:table-cell>
          <table:table-cell office:value-type="string" calcext:value-type="string">
            <text:p>https://id.acdh.oeaw.ac.at/ofmgraz/derivatives/derivative/A-Gf_S1_72-4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8-8</text:p>
          </table:table-cell>
          <table:table-cell office:value-type="string" calcext:value-type="string">
            <text:p>https://id.acdh.oeaw.ac.at/ofmgraz/derivatives/derivative/A-Gf_S1_72-4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A-6</text:p>
          </table:table-cell>
          <table:table-cell office:value-type="string" calcext:value-type="string">
            <text:p>https://id.acdh.oeaw.ac.at/ofmgraz/derivatives/derivative/A-Gf_S1_72-4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C-4</text:p>
          </table:table-cell>
          <table:table-cell office:value-type="string" calcext:value-type="string">
            <text:p>https://id.acdh.oeaw.ac.at/ofmgraz/derivatives/derivative/A-Gf_S1_72-4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CE-2</text:p>
          </table:table-cell>
          <table:table-cell office:value-type="string" calcext:value-type="string">
            <text:p>https://id.acdh.oeaw.ac.at/ofmgraz/derivatives/derivative/A-Gf_S1_72-4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0-E</text:p>
          </table:table-cell>
          <table:table-cell office:value-type="string" calcext:value-type="string">
            <text:p>https://id.acdh.oeaw.ac.at/ofmgraz/derivatives/derivative/A-Gf_S1_72-4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2-C</text:p>
          </table:table-cell>
          <table:table-cell office:value-type="string" calcext:value-type="string">
            <text:p>https://id.acdh.oeaw.ac.at/ofmgraz/derivatives/derivative/A-Gf_S1_72-4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4-A</text:p>
          </table:table-cell>
          <table:table-cell office:value-type="string" calcext:value-type="string">
            <text:p>https://id.acdh.oeaw.ac.at/ofmgraz/derivatives/derivative/A-Gf_S1_72-4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6-8</text:p>
          </table:table-cell>
          <table:table-cell office:value-type="string" calcext:value-type="string">
            <text:p>https://id.acdh.oeaw.ac.at/ofmgraz/derivatives/derivative/A-Gf_S1_72-4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8-6</text:p>
          </table:table-cell>
          <table:table-cell office:value-type="string" calcext:value-type="string">
            <text:p>https://id.acdh.oeaw.ac.at/ofmgraz/derivatives/derivative/A-Gf_S1_72-4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A-4</text:p>
          </table:table-cell>
          <table:table-cell office:value-type="string" calcext:value-type="string">
            <text:p>https://id.acdh.oeaw.ac.at/ofmgraz/derivatives/derivative/A-Gf_S1_72-4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C-2</text:p>
          </table:table-cell>
          <table:table-cell office:value-type="string" calcext:value-type="string">
            <text:p>https://id.acdh.oeaw.ac.at/ofmgraz/derivatives/derivative/A-Gf_S1_72-4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DE-0</text:p>
          </table:table-cell>
          <table:table-cell office:value-type="string" calcext:value-type="string">
            <text:p>https://id.acdh.oeaw.ac.at/ofmgraz/derivatives/derivative/A-Gf_S1_72-4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0-C</text:p>
          </table:table-cell>
          <table:table-cell office:value-type="string" calcext:value-type="string">
            <text:p>https://id.acdh.oeaw.ac.at/ofmgraz/derivatives/derivative/A-Gf_S1_72-4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2-A</text:p>
          </table:table-cell>
          <table:table-cell office:value-type="string" calcext:value-type="string">
            <text:p>https://id.acdh.oeaw.ac.at/ofmgraz/derivatives/derivative/A-Gf_S1_72-4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4-8</text:p>
          </table:table-cell>
          <table:table-cell office:value-type="string" calcext:value-type="string">
            <text:p>https://id.acdh.oeaw.ac.at/ofmgraz/derivatives/derivative/A-Gf_S1_72-4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6-6</text:p>
          </table:table-cell>
          <table:table-cell office:value-type="string" calcext:value-type="string">
            <text:p>https://id.acdh.oeaw.ac.at/ofmgraz/derivatives/derivative/A-Gf_S1_72-4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8-4</text:p>
          </table:table-cell>
          <table:table-cell office:value-type="string" calcext:value-type="string">
            <text:p>https://id.acdh.oeaw.ac.at/ofmgraz/derivatives/derivative/A-Gf_S1_72-47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A-2</text:p>
          </table:table-cell>
          <table:table-cell office:value-type="string" calcext:value-type="string">
            <text:p>https://id.acdh.oeaw.ac.at/ofmgraz/derivatives/derivative/A-Gf_S1_72-47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C-0</text:p>
          </table:table-cell>
          <table:table-cell office:value-type="string" calcext:value-type="string">
            <text:p>https://id.acdh.oeaw.ac.at/ofmgraz/derivatives/derivative/A-Gf_S1_72-4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EE-E</text:p>
          </table:table-cell>
          <table:table-cell office:value-type="string" calcext:value-type="string">
            <text:p>https://id.acdh.oeaw.ac.at/ofmgraz/derivatives/derivative/A-Gf_S1_72-4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0-A</text:p>
          </table:table-cell>
          <table:table-cell office:value-type="string" calcext:value-type="string">
            <text:p>https://id.acdh.oeaw.ac.at/ofmgraz/derivatives/derivative/A-Gf_S1_72-4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2-8</text:p>
          </table:table-cell>
          <table:table-cell office:value-type="string" calcext:value-type="string">
            <text:p>https://id.acdh.oeaw.ac.at/ofmgraz/derivatives/derivative/A-Gf_S1_72-4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4-6</text:p>
          </table:table-cell>
          <table:table-cell office:value-type="string" calcext:value-type="string">
            <text:p>https://id.acdh.oeaw.ac.at/ofmgraz/derivatives/derivative/A-Gf_S1_72-47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6-4</text:p>
          </table:table-cell>
          <table:table-cell office:value-type="string" calcext:value-type="string">
            <text:p>https://id.acdh.oeaw.ac.at/ofmgraz/derivatives/derivative/A-Gf_S1_72-4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8-2</text:p>
          </table:table-cell>
          <table:table-cell office:value-type="string" calcext:value-type="string">
            <text:p>https://id.acdh.oeaw.ac.at/ofmgraz/derivatives/derivative/A-Gf_S1_72-4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A-0</text:p>
          </table:table-cell>
          <table:table-cell office:value-type="string" calcext:value-type="string">
            <text:p>https://id.acdh.oeaw.ac.at/ofmgraz/derivatives/derivative/A-Gf_S1_72-4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C-E</text:p>
          </table:table-cell>
          <table:table-cell office:value-type="string" calcext:value-type="string">
            <text:p>https://id.acdh.oeaw.ac.at/ofmgraz/derivatives/derivative/A-Gf_S1_72-4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CFE-C</text:p>
          </table:table-cell>
          <table:table-cell office:value-type="string" calcext:value-type="string">
            <text:p>https://id.acdh.oeaw.ac.at/ofmgraz/derivatives/derivative/A-Gf_S1_72-4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0-8</text:p>
          </table:table-cell>
          <table:table-cell office:value-type="string" calcext:value-type="string">
            <text:p>https://id.acdh.oeaw.ac.at/ofmgraz/derivatives/derivative/A-Gf_S1_72-4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2-6</text:p>
          </table:table-cell>
          <table:table-cell office:value-type="string" calcext:value-type="string">
            <text:p>https://id.acdh.oeaw.ac.at/ofmgraz/derivatives/derivative/A-Gf_S1_72-4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4-4</text:p>
          </table:table-cell>
          <table:table-cell office:value-type="string" calcext:value-type="string">
            <text:p>https://id.acdh.oeaw.ac.at/ofmgraz/derivatives/derivative/A-Gf_S1_72-4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6-2</text:p>
          </table:table-cell>
          <table:table-cell office:value-type="string" calcext:value-type="string">
            <text:p>https://id.acdh.oeaw.ac.at/ofmgraz/derivatives/derivative/A-Gf_S1_72-4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8-0</text:p>
          </table:table-cell>
          <table:table-cell office:value-type="string" calcext:value-type="string">
            <text:p>https://id.acdh.oeaw.ac.at/ofmgraz/derivatives/derivative/A-Gf_S1_72-4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A-E</text:p>
          </table:table-cell>
          <table:table-cell office:value-type="string" calcext:value-type="string">
            <text:p>https://id.acdh.oeaw.ac.at/ofmgraz/derivatives/derivative/A-Gf_S1_72-49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C-C</text:p>
          </table:table-cell>
          <table:table-cell office:value-type="string" calcext:value-type="string">
            <text:p>https://id.acdh.oeaw.ac.at/ofmgraz/derivatives/derivative/A-Gf_S1_72-49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0E-A</text:p>
          </table:table-cell>
          <table:table-cell office:value-type="string" calcext:value-type="string">
            <text:p>https://id.acdh.oeaw.ac.at/ofmgraz/derivatives/derivative/A-Gf_S1_72-4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0-6</text:p>
          </table:table-cell>
          <table:table-cell office:value-type="string" calcext:value-type="string">
            <text:p>https://id.acdh.oeaw.ac.at/ofmgraz/derivatives/derivative/A-Gf_S1_72-49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2-4</text:p>
          </table:table-cell>
          <table:table-cell office:value-type="string" calcext:value-type="string">
            <text:p>https://id.acdh.oeaw.ac.at/ofmgraz/derivatives/derivative/A-Gf_S1_72-49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4-2</text:p>
          </table:table-cell>
          <table:table-cell office:value-type="string" calcext:value-type="string">
            <text:p>https://id.acdh.oeaw.ac.at/ofmgraz/derivatives/derivative/A-Gf_S1_72-4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6-0</text:p>
          </table:table-cell>
          <table:table-cell office:value-type="string" calcext:value-type="string">
            <text:p>https://id.acdh.oeaw.ac.at/ofmgraz/derivatives/derivative/A-Gf_S1_72-49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8-E</text:p>
          </table:table-cell>
          <table:table-cell office:value-type="string" calcext:value-type="string">
            <text:p>https://id.acdh.oeaw.ac.at/ofmgraz/derivatives/derivative/A-Gf_S1_72-4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A-C</text:p>
          </table:table-cell>
          <table:table-cell office:value-type="string" calcext:value-type="string">
            <text:p>https://id.acdh.oeaw.ac.at/ofmgraz/derivatives/derivative/A-Gf_S1_72-4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C-A</text:p>
          </table:table-cell>
          <table:table-cell office:value-type="string" calcext:value-type="string">
            <text:p>https://id.acdh.oeaw.ac.at/ofmgraz/derivatives/derivative/A-Gf_S1_72-50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1E-8</text:p>
          </table:table-cell>
          <table:table-cell office:value-type="string" calcext:value-type="string">
            <text:p>https://id.acdh.oeaw.ac.at/ofmgraz/derivatives/derivative/A-Gf_S1_72-5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0-4</text:p>
          </table:table-cell>
          <table:table-cell office:value-type="string" calcext:value-type="string">
            <text:p>https://id.acdh.oeaw.ac.at/ofmgraz/derivatives/derivative/A-Gf_S1_72-5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2-2</text:p>
          </table:table-cell>
          <table:table-cell office:value-type="string" calcext:value-type="string">
            <text:p>https://id.acdh.oeaw.ac.at/ofmgraz/derivatives/derivative/A-Gf_S1_72-5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4-0</text:p>
          </table:table-cell>
          <table:table-cell office:value-type="string" calcext:value-type="string">
            <text:p>https://id.acdh.oeaw.ac.at/ofmgraz/derivatives/derivative/A-Gf_S1_72-5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6-E</text:p>
          </table:table-cell>
          <table:table-cell office:value-type="string" calcext:value-type="string">
            <text:p>https://id.acdh.oeaw.ac.at/ofmgraz/derivatives/derivative/A-Gf_S1_72-5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8-C</text:p>
          </table:table-cell>
          <table:table-cell office:value-type="string" calcext:value-type="string">
            <text:p>https://id.acdh.oeaw.ac.at/ofmgraz/derivatives/derivative/A-Gf_S1_72-5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2-7</text:p>
          </table:table-cell>
          <table:table-cell office:value-type="string" calcext:value-type="string">
            <text:p>https://id.acdh.oeaw.ac.at/ofmgraz/derivatives/derivative/A-Gf_S1_72-5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994-5</text:p>
          </table:table-cell>
          <table:table-cell office:value-type="string" calcext:value-type="string">
            <text:p>https://id.acdh.oeaw.ac.at/ofmgraz/derivatives/derivative/A-Gf_S1_72-51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A-A</text:p>
          </table:table-cell>
          <table:table-cell office:value-type="string" calcext:value-type="string">
            <text:p>https://id.acdh.oeaw.ac.at/ofmgraz/derivatives/derivative/A-Gf_S1_72-5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C-8</text:p>
          </table:table-cell>
          <table:table-cell office:value-type="string" calcext:value-type="string">
            <text:p>https://id.acdh.oeaw.ac.at/ofmgraz/derivatives/derivative/A-Gf_S1_72-5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2E-6</text:p>
          </table:table-cell>
          <table:table-cell office:value-type="string" calcext:value-type="string">
            <text:p>https://id.acdh.oeaw.ac.at/ofmgraz/derivatives/derivative/A-Gf_S1_72-5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0-2</text:p>
          </table:table-cell>
          <table:table-cell office:value-type="string" calcext:value-type="string">
            <text:p>https://id.acdh.oeaw.ac.at/ofmgraz/derivatives/derivative/A-Gf_S1_72-5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2-0</text:p>
          </table:table-cell>
          <table:table-cell office:value-type="string" calcext:value-type="string">
            <text:p>https://id.acdh.oeaw.ac.at/ofmgraz/derivatives/derivative/A-Gf_S1_72-51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4-E</text:p>
          </table:table-cell>
          <table:table-cell office:value-type="string" calcext:value-type="string">
            <text:p>https://id.acdh.oeaw.ac.at/ofmgraz/derivatives/derivative/A-Gf_S1_72-51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6-C</text:p>
          </table:table-cell>
          <table:table-cell office:value-type="string" calcext:value-type="string">
            <text:p>https://id.acdh.oeaw.ac.at/ofmgraz/derivatives/derivative/A-Gf_S1_72-5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8-A</text:p>
          </table:table-cell>
          <table:table-cell office:value-type="string" calcext:value-type="string">
            <text:p>https://id.acdh.oeaw.ac.at/ofmgraz/derivatives/derivative/A-Gf_S1_72-5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A-8</text:p>
          </table:table-cell>
          <table:table-cell office:value-type="string" calcext:value-type="string">
            <text:p>https://id.acdh.oeaw.ac.at/ofmgraz/derivatives/derivative/A-Gf_S1_72-5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C-6</text:p>
          </table:table-cell>
          <table:table-cell office:value-type="string" calcext:value-type="string">
            <text:p>https://id.acdh.oeaw.ac.at/ofmgraz/derivatives/derivative/A-Gf_S1_72-5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3E-4</text:p>
          </table:table-cell>
          <table:table-cell office:value-type="string" calcext:value-type="string">
            <text:p>https://id.acdh.oeaw.ac.at/ofmgraz/derivatives/derivative/A-Gf_S1_72-5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0-0</text:p>
          </table:table-cell>
          <table:table-cell office:value-type="string" calcext:value-type="string">
            <text:p>https://id.acdh.oeaw.ac.at/ofmgraz/derivatives/derivative/A-Gf_S1_72-52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2-E</text:p>
          </table:table-cell>
          <table:table-cell office:value-type="string" calcext:value-type="string">
            <text:p>https://id.acdh.oeaw.ac.at/ofmgraz/derivatives/derivative/A-Gf_S1_72-5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4-C</text:p>
          </table:table-cell>
          <table:table-cell office:value-type="string" calcext:value-type="string">
            <text:p>https://id.acdh.oeaw.ac.at/ofmgraz/derivatives/derivative/A-Gf_S1_72-52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6-A</text:p>
          </table:table-cell>
          <table:table-cell office:value-type="string" calcext:value-type="string">
            <text:p>https://id.acdh.oeaw.ac.at/ofmgraz/derivatives/derivative/A-Gf_S1_72-5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8-8</text:p>
          </table:table-cell>
          <table:table-cell office:value-type="string" calcext:value-type="string">
            <text:p>https://id.acdh.oeaw.ac.at/ofmgraz/derivatives/derivative/A-Gf_S1_72-5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A-6</text:p>
          </table:table-cell>
          <table:table-cell office:value-type="string" calcext:value-type="string">
            <text:p>https://id.acdh.oeaw.ac.at/ofmgraz/derivatives/derivative/A-Gf_S1_72-5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C-4</text:p>
          </table:table-cell>
          <table:table-cell office:value-type="string" calcext:value-type="string">
            <text:p>https://id.acdh.oeaw.ac.at/ofmgraz/derivatives/derivative/A-Gf_S1_72-5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4E-2</text:p>
          </table:table-cell>
          <table:table-cell office:value-type="string" calcext:value-type="string">
            <text:p>https://id.acdh.oeaw.ac.at/ofmgraz/derivatives/derivative/A-Gf_S1_72-5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0-E</text:p>
          </table:table-cell>
          <table:table-cell office:value-type="string" calcext:value-type="string">
            <text:p>https://id.acdh.oeaw.ac.at/ofmgraz/derivatives/derivative/A-Gf_S1_72-5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2-C</text:p>
          </table:table-cell>
          <table:table-cell office:value-type="string" calcext:value-type="string">
            <text:p>https://id.acdh.oeaw.ac.at/ofmgraz/derivatives/derivative/A-Gf_S1_72-5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4-A</text:p>
          </table:table-cell>
          <table:table-cell office:value-type="string" calcext:value-type="string">
            <text:p>https://id.acdh.oeaw.ac.at/ofmgraz/derivatives/derivative/A-Gf_S1_72-53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6-8</text:p>
          </table:table-cell>
          <table:table-cell office:value-type="string" calcext:value-type="string">
            <text:p>https://id.acdh.oeaw.ac.at/ofmgraz/derivatives/derivative/A-Gf_S1_72-5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8-6</text:p>
          </table:table-cell>
          <table:table-cell office:value-type="string" calcext:value-type="string">
            <text:p>https://id.acdh.oeaw.ac.at/ofmgraz/derivatives/derivative/A-Gf_S1_72-5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A-4</text:p>
          </table:table-cell>
          <table:table-cell office:value-type="string" calcext:value-type="string">
            <text:p>https://id.acdh.oeaw.ac.at/ofmgraz/derivatives/derivative/A-Gf_S1_72-5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C-2</text:p>
          </table:table-cell>
          <table:table-cell office:value-type="string" calcext:value-type="string">
            <text:p>https://id.acdh.oeaw.ac.at/ofmgraz/derivatives/derivative/A-Gf_S1_72-5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5E-0</text:p>
          </table:table-cell>
          <table:table-cell office:value-type="string" calcext:value-type="string">
            <text:p>https://id.acdh.oeaw.ac.at/ofmgraz/derivatives/derivative/A-Gf_S1_72-5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0-C</text:p>
          </table:table-cell>
          <table:table-cell office:value-type="string" calcext:value-type="string">
            <text:p>https://id.acdh.oeaw.ac.at/ofmgraz/derivatives/derivative/A-Gf_S1_72-54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2-A</text:p>
          </table:table-cell>
          <table:table-cell office:value-type="string" calcext:value-type="string">
            <text:p>https://id.acdh.oeaw.ac.at/ofmgraz/derivatives/derivative/A-Gf_S1_72-5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4-8</text:p>
          </table:table-cell>
          <table:table-cell office:value-type="string" calcext:value-type="string">
            <text:p>https://id.acdh.oeaw.ac.at/ofmgraz/derivatives/derivative/A-Gf_S1_72-5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6-6</text:p>
          </table:table-cell>
          <table:table-cell office:value-type="string" calcext:value-type="string">
            <text:p>https://id.acdh.oeaw.ac.at/ofmgraz/derivatives/derivative/A-Gf_S1_72-54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8-4</text:p>
          </table:table-cell>
          <table:table-cell office:value-type="string" calcext:value-type="string">
            <text:p>https://id.acdh.oeaw.ac.at/ofmgraz/derivatives/derivative/A-Gf_S1_72-5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A-2</text:p>
          </table:table-cell>
          <table:table-cell office:value-type="string" calcext:value-type="string">
            <text:p>https://id.acdh.oeaw.ac.at/ofmgraz/derivatives/derivative/A-Gf_S1_72-5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C-0</text:p>
          </table:table-cell>
          <table:table-cell office:value-type="string" calcext:value-type="string">
            <text:p>https://id.acdh.oeaw.ac.at/ofmgraz/derivatives/derivative/A-Gf_S1_72-5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6E-E</text:p>
          </table:table-cell>
          <table:table-cell office:value-type="string" calcext:value-type="string">
            <text:p>https://id.acdh.oeaw.ac.at/ofmgraz/derivatives/derivative/A-Gf_S1_72-5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0-A</text:p>
          </table:table-cell>
          <table:table-cell office:value-type="string" calcext:value-type="string">
            <text:p>https://id.acdh.oeaw.ac.at/ofmgraz/derivatives/derivative/A-Gf_S1_72-5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2-8</text:p>
          </table:table-cell>
          <table:table-cell office:value-type="string" calcext:value-type="string">
            <text:p>https://id.acdh.oeaw.ac.at/ofmgraz/derivatives/derivative/A-Gf_S1_72-5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4-6</text:p>
          </table:table-cell>
          <table:table-cell office:value-type="string" calcext:value-type="string">
            <text:p>https://id.acdh.oeaw.ac.at/ofmgraz/derivatives/derivative/A-Gf_S1_72-5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6-4</text:p>
          </table:table-cell>
          <table:table-cell office:value-type="string" calcext:value-type="string">
            <text:p>https://id.acdh.oeaw.ac.at/ofmgraz/derivatives/derivative/A-Gf_S1_72-5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8-2</text:p>
          </table:table-cell>
          <table:table-cell office:value-type="string" calcext:value-type="string">
            <text:p>https://id.acdh.oeaw.ac.at/ofmgraz/derivatives/derivative/A-Gf_S1_72-5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A-0</text:p>
          </table:table-cell>
          <table:table-cell office:value-type="string" calcext:value-type="string">
            <text:p>https://id.acdh.oeaw.ac.at/ofmgraz/derivatives/derivative/A-Gf_S1_72-5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C-E</text:p>
          </table:table-cell>
          <table:table-cell office:value-type="string" calcext:value-type="string">
            <text:p>https://id.acdh.oeaw.ac.at/ofmgraz/derivatives/derivative/A-Gf_S1_72-5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7E-C</text:p>
          </table:table-cell>
          <table:table-cell office:value-type="string" calcext:value-type="string">
            <text:p>https://id.acdh.oeaw.ac.at/ofmgraz/derivatives/derivative/A-Gf_S1_72-5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0-7</text:p>
          </table:table-cell>
          <table:table-cell office:value-type="string" calcext:value-type="string">
            <text:p>https://id.acdh.oeaw.ac.at/ofmgraz/derivatives/derivative/A-Gf_S1_72-5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2-5</text:p>
          </table:table-cell>
          <table:table-cell office:value-type="string" calcext:value-type="string">
            <text:p>https://id.acdh.oeaw.ac.at/ofmgraz/derivatives/derivative/A-Gf_S1_72-5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4-3</text:p>
          </table:table-cell>
          <table:table-cell office:value-type="string" calcext:value-type="string">
            <text:p>https://id.acdh.oeaw.ac.at/ofmgraz/derivatives/derivative/A-Gf_S1_72-5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6-1</text:p>
          </table:table-cell>
          <table:table-cell office:value-type="string" calcext:value-type="string">
            <text:p>https://id.acdh.oeaw.ac.at/ofmgraz/derivatives/derivative/A-Gf_S1_72-56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8-F</text:p>
          </table:table-cell>
          <table:table-cell office:value-type="string" calcext:value-type="string">
            <text:p>https://id.acdh.oeaw.ac.at/ofmgraz/derivatives/derivative/A-Gf_S1_72-5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A-D</text:p>
          </table:table-cell>
          <table:table-cell office:value-type="string" calcext:value-type="string">
            <text:p>https://id.acdh.oeaw.ac.at/ofmgraz/derivatives/derivative/A-Gf_S1_72-5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C-B</text:p>
          </table:table-cell>
          <table:table-cell office:value-type="string" calcext:value-type="string">
            <text:p>https://id.acdh.oeaw.ac.at/ofmgraz/derivatives/derivative/A-Gf_S1_72-5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8E-9</text:p>
          </table:table-cell>
          <table:table-cell office:value-type="string" calcext:value-type="string">
            <text:p>https://id.acdh.oeaw.ac.at/ofmgraz/derivatives/derivative/A-Gf_S1_72-5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0-5</text:p>
          </table:table-cell>
          <table:table-cell office:value-type="string" calcext:value-type="string">
            <text:p>https://id.acdh.oeaw.ac.at/ofmgraz/derivatives/derivative/A-Gf_S1_72-5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2-3</text:p>
          </table:table-cell>
          <table:table-cell office:value-type="string" calcext:value-type="string">
            <text:p>https://id.acdh.oeaw.ac.at/ofmgraz/derivatives/derivative/A-Gf_S1_72-5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4-1</text:p>
          </table:table-cell>
          <table:table-cell office:value-type="string" calcext:value-type="string">
            <text:p>https://id.acdh.oeaw.ac.at/ofmgraz/derivatives/derivative/A-Gf_S1_72-5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6-F</text:p>
          </table:table-cell>
          <table:table-cell office:value-type="string" calcext:value-type="string">
            <text:p>https://id.acdh.oeaw.ac.at/ofmgraz/derivatives/derivative/A-Gf_S1_72-5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8-D</text:p>
          </table:table-cell>
          <table:table-cell office:value-type="string" calcext:value-type="string">
            <text:p>https://id.acdh.oeaw.ac.at/ofmgraz/derivatives/derivative/A-Gf_S1_72-5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A-B</text:p>
          </table:table-cell>
          <table:table-cell office:value-type="string" calcext:value-type="string">
            <text:p>https://id.acdh.oeaw.ac.at/ofmgraz/derivatives/derivative/A-Gf_S1_72-57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C-9</text:p>
          </table:table-cell>
          <table:table-cell office:value-type="string" calcext:value-type="string">
            <text:p>https://id.acdh.oeaw.ac.at/ofmgraz/derivatives/derivative/A-Gf_S1_72-5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9E-7</text:p>
          </table:table-cell>
          <table:table-cell office:value-type="string" calcext:value-type="string">
            <text:p>https://id.acdh.oeaw.ac.at/ofmgraz/derivatives/derivative/A-Gf_S1_72-5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0-3</text:p>
          </table:table-cell>
          <table:table-cell office:value-type="string" calcext:value-type="string">
            <text:p>https://id.acdh.oeaw.ac.at/ofmgraz/derivatives/derivative/A-Gf_S1_72-5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2-1</text:p>
          </table:table-cell>
          <table:table-cell office:value-type="string" calcext:value-type="string">
            <text:p>https://id.acdh.oeaw.ac.at/ofmgraz/derivatives/derivative/A-Gf_S1_72-5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4-F</text:p>
          </table:table-cell>
          <table:table-cell office:value-type="string" calcext:value-type="string">
            <text:p>https://id.acdh.oeaw.ac.at/ofmgraz/derivatives/derivative/A-Gf_S1_72-57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6-D</text:p>
          </table:table-cell>
          <table:table-cell office:value-type="string" calcext:value-type="string">
            <text:p>https://id.acdh.oeaw.ac.at/ofmgraz/derivatives/derivative/A-Gf_S1_72-5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8-B</text:p>
          </table:table-cell>
          <table:table-cell office:value-type="string" calcext:value-type="string">
            <text:p>https://id.acdh.oeaw.ac.at/ofmgraz/derivatives/derivative/A-Gf_S1_72-5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A-9</text:p>
          </table:table-cell>
          <table:table-cell office:value-type="string" calcext:value-type="string">
            <text:p>https://id.acdh.oeaw.ac.at/ofmgraz/derivatives/derivative/A-Gf_S1_72-5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C-7</text:p>
          </table:table-cell>
          <table:table-cell office:value-type="string" calcext:value-type="string">
            <text:p>https://id.acdh.oeaw.ac.at/ofmgraz/derivatives/derivative/A-Gf_S1_72-5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AE-5</text:p>
          </table:table-cell>
          <table:table-cell office:value-type="string" calcext:value-type="string">
            <text:p>https://id.acdh.oeaw.ac.at/ofmgraz/derivatives/derivative/A-Gf_S1_72-5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0-1</text:p>
          </table:table-cell>
          <table:table-cell office:value-type="string" calcext:value-type="string">
            <text:p>https://id.acdh.oeaw.ac.at/ofmgraz/derivatives/derivative/A-Gf_S1_72-5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2-F</text:p>
          </table:table-cell>
          <table:table-cell office:value-type="string" calcext:value-type="string">
            <text:p>https://id.acdh.oeaw.ac.at/ofmgraz/derivatives/derivative/A-Gf_S1_72-58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4-D</text:p>
          </table:table-cell>
          <table:table-cell office:value-type="string" calcext:value-type="string">
            <text:p>https://id.acdh.oeaw.ac.at/ofmgraz/derivatives/derivative/A-Gf_S1_72-58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6-B</text:p>
          </table:table-cell>
          <table:table-cell office:value-type="string" calcext:value-type="string">
            <text:p>https://id.acdh.oeaw.ac.at/ofmgraz/derivatives/derivative/A-Gf_S1_72-58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8-9</text:p>
          </table:table-cell>
          <table:table-cell office:value-type="string" calcext:value-type="string">
            <text:p>https://id.acdh.oeaw.ac.at/ofmgraz/derivatives/derivative/A-Gf_S1_72-58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A-7</text:p>
          </table:table-cell>
          <table:table-cell office:value-type="string" calcext:value-type="string">
            <text:p>https://id.acdh.oeaw.ac.at/ofmgraz/derivatives/derivative/A-Gf_S1_72-5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C-5</text:p>
          </table:table-cell>
          <table:table-cell office:value-type="string" calcext:value-type="string">
            <text:p>https://id.acdh.oeaw.ac.at/ofmgraz/derivatives/derivative/A-Gf_S1_72-59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BE-3</text:p>
          </table:table-cell>
          <table:table-cell office:value-type="string" calcext:value-type="string">
            <text:p>https://id.acdh.oeaw.ac.at/ofmgraz/derivatives/derivative/A-Gf_S1_72-59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0-F</text:p>
          </table:table-cell>
          <table:table-cell office:value-type="string" calcext:value-type="string">
            <text:p>https://id.acdh.oeaw.ac.at/ofmgraz/derivatives/derivative/A-Gf_S1_72-59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2-D</text:p>
          </table:table-cell>
          <table:table-cell office:value-type="string" calcext:value-type="string">
            <text:p>https://id.acdh.oeaw.ac.at/ofmgraz/derivatives/derivative/A-Gf_S1_72-59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4-B</text:p>
          </table:table-cell>
          <table:table-cell office:value-type="string" calcext:value-type="string">
            <text:p>https://id.acdh.oeaw.ac.at/ofmgraz/derivatives/derivative/A-Gf_S1_72-59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6-9</text:p>
          </table:table-cell>
          <table:table-cell office:value-type="string" calcext:value-type="string">
            <text:p>https://id.acdh.oeaw.ac.at/ofmgraz/derivatives/derivative/A-Gf_S1_72-59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8-7</text:p>
          </table:table-cell>
          <table:table-cell office:value-type="string" calcext:value-type="string">
            <text:p>https://id.acdh.oeaw.ac.at/ofmgraz/derivatives/derivative/A-Gf_S1_72-59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A-5</text:p>
          </table:table-cell>
          <table:table-cell office:value-type="string" calcext:value-type="string">
            <text:p>https://id.acdh.oeaw.ac.at/ofmgraz/derivatives/derivative/A-Gf_S1_72-59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C-3</text:p>
          </table:table-cell>
          <table:table-cell office:value-type="string" calcext:value-type="string">
            <text:p>https://id.acdh.oeaw.ac.at/ofmgraz/derivatives/derivative/A-Gf_S1_72-60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CE-1</text:p>
          </table:table-cell>
          <table:table-cell office:value-type="string" calcext:value-type="string">
            <text:p>https://id.acdh.oeaw.ac.at/ofmgraz/derivatives/derivative/A-Gf_S1_72-6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0-D</text:p>
          </table:table-cell>
          <table:table-cell office:value-type="string" calcext:value-type="string">
            <text:p>https://id.acdh.oeaw.ac.at/ofmgraz/derivatives/derivative/A-Gf_S1_72-6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2-B</text:p>
          </table:table-cell>
          <table:table-cell office:value-type="string" calcext:value-type="string">
            <text:p>https://id.acdh.oeaw.ac.at/ofmgraz/derivatives/derivative/A-Gf_S1_72-60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4-9</text:p>
          </table:table-cell>
          <table:table-cell office:value-type="string" calcext:value-type="string">
            <text:p>https://id.acdh.oeaw.ac.at/ofmgraz/derivatives/derivative/A-Gf_S1_72-60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6-7</text:p>
          </table:table-cell>
          <table:table-cell office:value-type="string" calcext:value-type="string">
            <text:p>https://id.acdh.oeaw.ac.at/ofmgraz/derivatives/derivative/A-Gf_S1_72-60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8-5</text:p>
          </table:table-cell>
          <table:table-cell office:value-type="string" calcext:value-type="string">
            <text:p>https://id.acdh.oeaw.ac.at/ofmgraz/derivatives/derivative/A-Gf_S1_72-60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A-3</text:p>
          </table:table-cell>
          <table:table-cell office:value-type="string" calcext:value-type="string">
            <text:p>https://id.acdh.oeaw.ac.at/ofmgraz/derivatives/derivative/A-Gf_S1_72-60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C-1</text:p>
          </table:table-cell>
          <table:table-cell office:value-type="string" calcext:value-type="string">
            <text:p>https://id.acdh.oeaw.ac.at/ofmgraz/derivatives/derivative/A-Gf_S1_72-60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DE-F</text:p>
          </table:table-cell>
          <table:table-cell office:value-type="string" calcext:value-type="string">
            <text:p>https://id.acdh.oeaw.ac.at/ofmgraz/derivatives/derivative/A-Gf_S1_72-61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0-B</text:p>
          </table:table-cell>
          <table:table-cell office:value-type="string" calcext:value-type="string">
            <text:p>https://id.acdh.oeaw.ac.at/ofmgraz/derivatives/derivative/A-Gf_S1_72-61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2-9</text:p>
          </table:table-cell>
          <table:table-cell office:value-type="string" calcext:value-type="string">
            <text:p>https://id.acdh.oeaw.ac.at/ofmgraz/derivatives/derivative/A-Gf_S1_72-61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4-7</text:p>
          </table:table-cell>
          <table:table-cell office:value-type="string" calcext:value-type="string">
            <text:p>https://id.acdh.oeaw.ac.at/ofmgraz/derivatives/derivative/A-Gf_S1_72-61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6-5</text:p>
          </table:table-cell>
          <table:table-cell office:value-type="string" calcext:value-type="string">
            <text:p>https://id.acdh.oeaw.ac.at/ofmgraz/derivatives/derivative/A-Gf_S1_72-61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8-3</text:p>
          </table:table-cell>
          <table:table-cell office:value-type="string" calcext:value-type="string">
            <text:p>https://id.acdh.oeaw.ac.at/ofmgraz/derivatives/derivative/A-Gf_S1_72-61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A-1</text:p>
          </table:table-cell>
          <table:table-cell office:value-type="string" calcext:value-type="string">
            <text:p>https://id.acdh.oeaw.ac.at/ofmgraz/derivatives/derivative/A-Gf_S1_72-62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C-F</text:p>
          </table:table-cell>
          <table:table-cell office:value-type="string" calcext:value-type="string">
            <text:p>https://id.acdh.oeaw.ac.at/ofmgraz/derivatives/derivative/A-Gf_S1_72-62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EE-D</text:p>
          </table:table-cell>
          <table:table-cell office:value-type="string" calcext:value-type="string">
            <text:p>https://id.acdh.oeaw.ac.at/ofmgraz/derivatives/derivative/A-Gf_S1_72-62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0-9</text:p>
          </table:table-cell>
          <table:table-cell office:value-type="string" calcext:value-type="string">
            <text:p>https://id.acdh.oeaw.ac.at/ofmgraz/derivatives/derivative/A-Gf_S1_72-62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2-7</text:p>
          </table:table-cell>
          <table:table-cell office:value-type="string" calcext:value-type="string">
            <text:p>https://id.acdh.oeaw.ac.at/ofmgraz/derivatives/derivative/A-Gf_S1_72-62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4-5</text:p>
          </table:table-cell>
          <table:table-cell office:value-type="string" calcext:value-type="string">
            <text:p>https://id.acdh.oeaw.ac.at/ofmgraz/derivatives/derivative/A-Gf_S1_72-62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6-3</text:p>
          </table:table-cell>
          <table:table-cell office:value-type="string" calcext:value-type="string">
            <text:p>https://id.acdh.oeaw.ac.at/ofmgraz/derivatives/derivative/A-Gf_S1_72-62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8-1</text:p>
          </table:table-cell>
          <table:table-cell office:value-type="string" calcext:value-type="string">
            <text:p>https://id.acdh.oeaw.ac.at/ofmgraz/derivatives/derivative/A-Gf_S1_72-62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A-F</text:p>
          </table:table-cell>
          <table:table-cell office:value-type="string" calcext:value-type="string">
            <text:p>https://id.acdh.oeaw.ac.at/ofmgraz/derivatives/derivative/A-Gf_S1_72-62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C-D</text:p>
          </table:table-cell>
          <table:table-cell office:value-type="string" calcext:value-type="string">
            <text:p>https://id.acdh.oeaw.ac.at/ofmgraz/derivatives/derivative/A-Gf_S1_72-63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DFE-B</text:p>
          </table:table-cell>
          <table:table-cell office:value-type="string" calcext:value-type="string">
            <text:p>https://id.acdh.oeaw.ac.at/ofmgraz/derivatives/derivative/A-Gf_S1_72-63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0-7</text:p>
          </table:table-cell>
          <table:table-cell office:value-type="string" calcext:value-type="string">
            <text:p>https://id.acdh.oeaw.ac.at/ofmgraz/derivatives/derivative/A-Gf_S1_72-6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2-5</text:p>
          </table:table-cell>
          <table:table-cell office:value-type="string" calcext:value-type="string">
            <text:p>https://id.acdh.oeaw.ac.at/ofmgraz/derivatives/derivative/A-Gf_S1_72-63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4-3</text:p>
          </table:table-cell>
          <table:table-cell office:value-type="string" calcext:value-type="string">
            <text:p>https://id.acdh.oeaw.ac.at/ofmgraz/derivatives/derivative/A-Gf_S1_72-63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6-1</text:p>
          </table:table-cell>
          <table:table-cell office:value-type="string" calcext:value-type="string">
            <text:p>https://id.acdh.oeaw.ac.at/ofmgraz/derivatives/derivative/A-Gf_S1_72-63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8-F</text:p>
          </table:table-cell>
          <table:table-cell office:value-type="string" calcext:value-type="string">
            <text:p>https://id.acdh.oeaw.ac.at/ofmgraz/derivatives/derivative/A-Gf_S1_72-63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A-D</text:p>
          </table:table-cell>
          <table:table-cell office:value-type="string" calcext:value-type="string">
            <text:p>https://id.acdh.oeaw.ac.at/ofmgraz/derivatives/derivative/A-Gf_S1_72-63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C-B</text:p>
          </table:table-cell>
          <table:table-cell office:value-type="string" calcext:value-type="string">
            <text:p>https://id.acdh.oeaw.ac.at/ofmgraz/derivatives/derivative/A-Gf_S1_72-63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0E-9</text:p>
          </table:table-cell>
          <table:table-cell office:value-type="string" calcext:value-type="string">
            <text:p>https://id.acdh.oeaw.ac.at/ofmgraz/derivatives/derivative/A-Gf_S1_72-63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0-5</text:p>
          </table:table-cell>
          <table:table-cell office:value-type="string" calcext:value-type="string">
            <text:p>https://id.acdh.oeaw.ac.at/ofmgraz/derivatives/derivative/A-Gf_S1_72-64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2-3</text:p>
          </table:table-cell>
          <table:table-cell office:value-type="string" calcext:value-type="string">
            <text:p>https://id.acdh.oeaw.ac.at/ofmgraz/derivatives/derivative/A-Gf_S1_72-64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4-1</text:p>
          </table:table-cell>
          <table:table-cell office:value-type="string" calcext:value-type="string">
            <text:p>https://id.acdh.oeaw.ac.at/ofmgraz/derivatives/derivative/A-Gf_S1_72-64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6-F</text:p>
          </table:table-cell>
          <table:table-cell office:value-type="string" calcext:value-type="string">
            <text:p>https://id.acdh.oeaw.ac.at/ofmgraz/derivatives/derivative/A-Gf_S1_72-64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8-D</text:p>
          </table:table-cell>
          <table:table-cell office:value-type="string" calcext:value-type="string">
            <text:p>https://id.acdh.oeaw.ac.at/ofmgraz/derivatives/derivative/A-Gf_S1_72-64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A-B</text:p>
          </table:table-cell>
          <table:table-cell office:value-type="string" calcext:value-type="string">
            <text:p>https://id.acdh.oeaw.ac.at/ofmgraz/derivatives/derivative/A-Gf_S1_72-64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C-9</text:p>
          </table:table-cell>
          <table:table-cell office:value-type="string" calcext:value-type="string">
            <text:p>https://id.acdh.oeaw.ac.at/ofmgraz/derivatives/derivative/A-Gf_S1_72-64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1E-7</text:p>
          </table:table-cell>
          <table:table-cell office:value-type="string" calcext:value-type="string">
            <text:p>https://id.acdh.oeaw.ac.at/ofmgraz/derivatives/derivative/A-Gf_S1_72-64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0-3</text:p>
          </table:table-cell>
          <table:table-cell office:value-type="string" calcext:value-type="string">
            <text:p>https://id.acdh.oeaw.ac.at/ofmgraz/derivatives/derivative/A-Gf_S1_72-64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2-1</text:p>
          </table:table-cell>
          <table:table-cell office:value-type="string" calcext:value-type="string">
            <text:p>https://id.acdh.oeaw.ac.at/ofmgraz/derivatives/derivative/A-Gf_S1_72-64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4-F</text:p>
          </table:table-cell>
          <table:table-cell office:value-type="string" calcext:value-type="string">
            <text:p>https://id.acdh.oeaw.ac.at/ofmgraz/derivatives/derivative/A-Gf_S1_72-65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6-D</text:p>
          </table:table-cell>
          <table:table-cell office:value-type="string" calcext:value-type="string">
            <text:p>https://id.acdh.oeaw.ac.at/ofmgraz/derivatives/derivative/A-Gf_S1_72-65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8-B</text:p>
          </table:table-cell>
          <table:table-cell office:value-type="string" calcext:value-type="string">
            <text:p>https://id.acdh.oeaw.ac.at/ofmgraz/derivatives/derivative/A-Gf_S1_72-65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A-9</text:p>
          </table:table-cell>
          <table:table-cell office:value-type="string" calcext:value-type="string">
            <text:p>https://id.acdh.oeaw.ac.at/ofmgraz/derivatives/derivative/A-Gf_S1_72-65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C-7</text:p>
          </table:table-cell>
          <table:table-cell office:value-type="string" calcext:value-type="string">
            <text:p>https://id.acdh.oeaw.ac.at/ofmgraz/derivatives/derivative/A-Gf_S1_72-65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2E-5</text:p>
          </table:table-cell>
          <table:table-cell office:value-type="string" calcext:value-type="string">
            <text:p>https://id.acdh.oeaw.ac.at/ofmgraz/derivatives/derivative/A-Gf_S1_72-65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0-1</text:p>
          </table:table-cell>
          <table:table-cell office:value-type="string" calcext:value-type="string">
            <text:p>https://id.acdh.oeaw.ac.at/ofmgraz/derivatives/derivative/A-Gf_S1_72-65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2-F</text:p>
          </table:table-cell>
          <table:table-cell office:value-type="string" calcext:value-type="string">
            <text:p>https://id.acdh.oeaw.ac.at/ofmgraz/derivatives/derivative/A-Gf_S1_72-65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4-D</text:p>
          </table:table-cell>
          <table:table-cell office:value-type="string" calcext:value-type="string">
            <text:p>https://id.acdh.oeaw.ac.at/ofmgraz/derivatives/derivative/A-Gf_S1_72-65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6-B</text:p>
          </table:table-cell>
          <table:table-cell office:value-type="string" calcext:value-type="string">
            <text:p>https://id.acdh.oeaw.ac.at/ofmgraz/derivatives/derivative/A-Gf_S1_72-65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8-9</text:p>
          </table:table-cell>
          <table:table-cell office:value-type="string" calcext:value-type="string">
            <text:p>https://id.acdh.oeaw.ac.at/ofmgraz/derivatives/derivative/A-Gf_S1_72-66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A-7</text:p>
          </table:table-cell>
          <table:table-cell office:value-type="string" calcext:value-type="string">
            <text:p>https://id.acdh.oeaw.ac.at/ofmgraz/derivatives/derivative/A-Gf_S1_72-66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C-5</text:p>
          </table:table-cell>
          <table:table-cell office:value-type="string" calcext:value-type="string">
            <text:p>https://id.acdh.oeaw.ac.at/ofmgraz/derivatives/derivative/A-Gf_S1_72-66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3E-3</text:p>
          </table:table-cell>
          <table:table-cell office:value-type="string" calcext:value-type="string">
            <text:p>https://id.acdh.oeaw.ac.at/ofmgraz/derivatives/derivative/A-Gf_S1_72-66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0-F</text:p>
          </table:table-cell>
          <table:table-cell office:value-type="string" calcext:value-type="string">
            <text:p>https://id.acdh.oeaw.ac.at/ofmgraz/derivatives/derivative/A-Gf_S1_72-66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2-D</text:p>
          </table:table-cell>
          <table:table-cell office:value-type="string" calcext:value-type="string">
            <text:p>https://id.acdh.oeaw.ac.at/ofmgraz/derivatives/derivative/A-Gf_S1_72-66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4-B</text:p>
          </table:table-cell>
          <table:table-cell office:value-type="string" calcext:value-type="string">
            <text:p>https://id.acdh.oeaw.ac.at/ofmgraz/derivatives/derivative/A-Gf_S1_72-66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6-9</text:p>
          </table:table-cell>
          <table:table-cell office:value-type="string" calcext:value-type="string">
            <text:p>https://id.acdh.oeaw.ac.at/ofmgraz/derivatives/derivative/A-Gf_S1_72-66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8-7</text:p>
          </table:table-cell>
          <table:table-cell office:value-type="string" calcext:value-type="string">
            <text:p>https://id.acdh.oeaw.ac.at/ofmgraz/derivatives/derivative/A-Gf_S1_72-66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A-5</text:p>
          </table:table-cell>
          <table:table-cell office:value-type="string" calcext:value-type="string">
            <text:p>https://id.acdh.oeaw.ac.at/ofmgraz/derivatives/derivative/A-Gf_S1_72-66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C-3</text:p>
          </table:table-cell>
          <table:table-cell office:value-type="string" calcext:value-type="string">
            <text:p>https://id.acdh.oeaw.ac.at/ofmgraz/derivatives/derivative/A-Gf_S1_72-67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4E-1</text:p>
          </table:table-cell>
          <table:table-cell office:value-type="string" calcext:value-type="string">
            <text:p>https://id.acdh.oeaw.ac.at/ofmgraz/derivatives/derivative/A-Gf_S1_72-67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0-D</text:p>
          </table:table-cell>
          <table:table-cell office:value-type="string" calcext:value-type="string">
            <text:p>https://id.acdh.oeaw.ac.at/ofmgraz/derivatives/derivative/A-Gf_S1_72-67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2-B</text:p>
          </table:table-cell>
          <table:table-cell office:value-type="string" calcext:value-type="string">
            <text:p>https://id.acdh.oeaw.ac.at/ofmgraz/derivatives/derivative/A-Gf_S1_72-67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4-9</text:p>
          </table:table-cell>
          <table:table-cell office:value-type="string" calcext:value-type="string">
            <text:p>https://id.acdh.oeaw.ac.at/ofmgraz/derivatives/derivative/A-Gf_S1_72-67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6-7</text:p>
          </table:table-cell>
          <table:table-cell office:value-type="string" calcext:value-type="string">
            <text:p>https://id.acdh.oeaw.ac.at/ofmgraz/derivatives/derivative/A-Gf_S1_72-67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8-5</text:p>
          </table:table-cell>
          <table:table-cell office:value-type="string" calcext:value-type="string">
            <text:p>https://id.acdh.oeaw.ac.at/ofmgraz/derivatives/derivative/A-Gf_S1_72-67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A-3</text:p>
          </table:table-cell>
          <table:table-cell office:value-type="string" calcext:value-type="string">
            <text:p>https://id.acdh.oeaw.ac.at/ofmgraz/derivatives/derivative/A-Gf_S1_72-677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C-1</text:p>
          </table:table-cell>
          <table:table-cell office:value-type="string" calcext:value-type="string">
            <text:p>https://id.acdh.oeaw.ac.at/ofmgraz/derivatives/derivative/A-Gf_S1_72-678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5E-F</text:p>
          </table:table-cell>
          <table:table-cell office:value-type="string" calcext:value-type="string">
            <text:p>https://id.acdh.oeaw.ac.at/ofmgraz/derivatives/derivative/A-Gf_S1_72-679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0-B</text:p>
          </table:table-cell>
          <table:table-cell office:value-type="string" calcext:value-type="string">
            <text:p>https://id.acdh.oeaw.ac.at/ofmgraz/derivatives/derivative/A-Gf_S1_72-68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2-9</text:p>
          </table:table-cell>
          <table:table-cell office:value-type="string" calcext:value-type="string">
            <text:p>https://id.acdh.oeaw.ac.at/ofmgraz/derivatives/derivative/A-Gf_S1_72-681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4-7</text:p>
          </table:table-cell>
          <table:table-cell office:value-type="string" calcext:value-type="string">
            <text:p>https://id.acdh.oeaw.ac.at/ofmgraz/derivatives/derivative/A-Gf_S1_72-68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6-5</text:p>
          </table:table-cell>
          <table:table-cell office:value-type="string" calcext:value-type="string">
            <text:p>https://id.acdh.oeaw.ac.at/ofmgraz/derivatives/derivative/A-Gf_S1_72-68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8-3</text:p>
          </table:table-cell>
          <table:table-cell office:value-type="string" calcext:value-type="string">
            <text:p>https://id.acdh.oeaw.ac.at/ofmgraz/derivatives/derivative/A-Gf_S1_72-684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A-1</text:p>
          </table:table-cell>
          <table:table-cell office:value-type="string" calcext:value-type="string">
            <text:p>https://id.acdh.oeaw.ac.at/ofmgraz/derivatives/derivative/A-Gf_S1_72-685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C-F</text:p>
          </table:table-cell>
          <table:table-cell office:value-type="string" calcext:value-type="string">
            <text:p>https://id.acdh.oeaw.ac.at/ofmgraz/derivatives/derivative/A-Gf_S1_72-686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6E-D</text:p>
          </table:table-cell>
          <table:table-cell office:value-type="string" calcext:value-type="string">
            <text:p>https://id.acdh.oeaw.ac.at/ofmgraz/derivatives/derivative/A-Gf_S1_72-B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2-7</text:p>
          </table:table-cell>
          <table:table-cell office:value-type="string" calcext:value-type="string">
            <text:p>https://id.acdh.oeaw.ac.at/ofmgraz/derivatives/derivative/A-Gf_S1_72-H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0-9</text:p>
          </table:table-cell>
          <table:table-cell office:value-type="string" calcext:value-type="string">
            <text:p>https://id.acdh.oeaw.ac.at/ofmgraz/derivatives/derivative/A-Gf_S1_72-HDS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4-5</text:p>
          </table:table-cell>
          <table:table-cell office:value-type="string" calcext:value-type="string">
            <text:p>https://id.acdh.oeaw.ac.at/ofmgraz/derivatives/derivative/A-Gf_S1_72-V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8-D</text:p>
          </table:table-cell>
          <table:table-cell office:value-type="string" calcext:value-type="string">
            <text:p>https://id.acdh.oeaw.ac.at/ofmgraz/derivatives/master/A-Gf_64_41-00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A-B</text:p>
          </table:table-cell>
          <table:table-cell office:value-type="string" calcext:value-type="string">
            <text:p>https://id.acdh.oeaw.ac.at/ofmgraz/derivatives/master/A-Gf_64_41-00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4-1</text:p>
          </table:table-cell>
          <table:table-cell office:value-type="string" calcext:value-type="string">
            <text:p>https://id.acdh.oeaw.ac.at/ofmgraz/derivatives/master/A-Gf_64_41-00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C-9</text:p>
          </table:table-cell>
          <table:table-cell office:value-type="string" calcext:value-type="string">
            <text:p>https://id.acdh.oeaw.ac.at/ofmgraz/derivatives/master/A-Gf_64_41-00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6-3</text:p>
          </table:table-cell>
          <table:table-cell office:value-type="string" calcext:value-type="string">
            <text:p>https://id.acdh.oeaw.ac.at/ofmgraz/derivatives/master/A-Gf_64_41-00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E-7</text:p>
          </table:table-cell>
          <table:table-cell office:value-type="string" calcext:value-type="string">
            <text:p>https://id.acdh.oeaw.ac.at/ofmgraz/derivatives/master/A-Gf_64_41-00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8-1</text:p>
          </table:table-cell>
          <table:table-cell office:value-type="string" calcext:value-type="string">
            <text:p>https://id.acdh.oeaw.ac.at/ofmgraz/derivatives/master/A-Gf_64_41-00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0-2</text:p>
          </table:table-cell>
          <table:table-cell office:value-type="string" calcext:value-type="string">
            <text:p>https://id.acdh.oeaw.ac.at/ofmgraz/derivatives/master/A-Gf_64_41-00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A-F</text:p>
          </table:table-cell>
          <table:table-cell office:value-type="string" calcext:value-type="string">
            <text:p>https://id.acdh.oeaw.ac.at/ofmgraz/derivatives/master/A-Gf_64_41-00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2-0</text:p>
          </table:table-cell>
          <table:table-cell office:value-type="string" calcext:value-type="string">
            <text:p>https://id.acdh.oeaw.ac.at/ofmgraz/derivatives/master/A-Gf_64_41-00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C-D</text:p>
          </table:table-cell>
          <table:table-cell office:value-type="string" calcext:value-type="string">
            <text:p>https://id.acdh.oeaw.ac.at/ofmgraz/derivatives/master/A-Gf_64_41-00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4-E</text:p>
          </table:table-cell>
          <table:table-cell office:value-type="string" calcext:value-type="string">
            <text:p>https://id.acdh.oeaw.ac.at/ofmgraz/derivatives/master/A-Gf_64_41-00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7E-B</text:p>
          </table:table-cell>
          <table:table-cell office:value-type="string" calcext:value-type="string">
            <text:p>https://id.acdh.oeaw.ac.at/ofmgraz/derivatives/master/A-Gf_64_41-00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6-C</text:p>
          </table:table-cell>
          <table:table-cell office:value-type="string" calcext:value-type="string">
            <text:p>https://id.acdh.oeaw.ac.at/ofmgraz/derivatives/master/A-Gf_64_41-00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0-6</text:p>
          </table:table-cell>
          <table:table-cell office:value-type="string" calcext:value-type="string">
            <text:p>https://id.acdh.oeaw.ac.at/ofmgraz/derivatives/master/A-Gf_64_41-00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8-A</text:p>
          </table:table-cell>
          <table:table-cell office:value-type="string" calcext:value-type="string">
            <text:p>https://id.acdh.oeaw.ac.at/ofmgraz/derivatives/master/A-Gf_64_41-00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2-4</text:p>
          </table:table-cell>
          <table:table-cell office:value-type="string" calcext:value-type="string">
            <text:p>https://id.acdh.oeaw.ac.at/ofmgraz/derivatives/master/A-Gf_64_41-00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A-8</text:p>
          </table:table-cell>
          <table:table-cell office:value-type="string" calcext:value-type="string">
            <text:p>https://id.acdh.oeaw.ac.at/ofmgraz/derivatives/master/A-Gf_64_41-00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4-2</text:p>
          </table:table-cell>
          <table:table-cell office:value-type="string" calcext:value-type="string">
            <text:p>https://id.acdh.oeaw.ac.at/ofmgraz/derivatives/master/A-Gf_64_41-00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C-6</text:p>
          </table:table-cell>
          <table:table-cell office:value-type="string" calcext:value-type="string">
            <text:p>https://id.acdh.oeaw.ac.at/ofmgraz/derivatives/master/A-Gf_64_41-00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6-0</text:p>
          </table:table-cell>
          <table:table-cell office:value-type="string" calcext:value-type="string">
            <text:p>https://id.acdh.oeaw.ac.at/ofmgraz/derivatives/master/A-Gf_64_41-01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8E-4</text:p>
          </table:table-cell>
          <table:table-cell office:value-type="string" calcext:value-type="string">
            <text:p>https://id.acdh.oeaw.ac.at/ofmgraz/derivatives/master/A-Gf_64_41-01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8-E</text:p>
          </table:table-cell>
          <table:table-cell office:value-type="string" calcext:value-type="string">
            <text:p>https://id.acdh.oeaw.ac.at/ofmgraz/derivatives/master/A-Gf_64_41-01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0-0</text:p>
          </table:table-cell>
          <table:table-cell office:value-type="string" calcext:value-type="string">
            <text:p>https://id.acdh.oeaw.ac.at/ofmgraz/derivatives/master/A-Gf_64_41-01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A-C</text:p>
          </table:table-cell>
          <table:table-cell office:value-type="string" calcext:value-type="string">
            <text:p>https://id.acdh.oeaw.ac.at/ofmgraz/derivatives/master/A-Gf_64_41-01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2-E</text:p>
          </table:table-cell>
          <table:table-cell office:value-type="string" calcext:value-type="string">
            <text:p>https://id.acdh.oeaw.ac.at/ofmgraz/derivatives/master/A-Gf_64_41-01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C-A</text:p>
          </table:table-cell>
          <table:table-cell office:value-type="string" calcext:value-type="string">
            <text:p>https://id.acdh.oeaw.ac.at/ofmgraz/derivatives/master/A-Gf_64_41-01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4-C</text:p>
          </table:table-cell>
          <table:table-cell office:value-type="string" calcext:value-type="string">
            <text:p>https://id.acdh.oeaw.ac.at/ofmgraz/derivatives/master/A-Gf_64_41-01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8E-8</text:p>
          </table:table-cell>
          <table:table-cell office:value-type="string" calcext:value-type="string">
            <text:p>https://id.acdh.oeaw.ac.at/ofmgraz/derivatives/master/A-Gf_64_41-01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6-A</text:p>
          </table:table-cell>
          <table:table-cell office:value-type="string" calcext:value-type="string">
            <text:p>https://id.acdh.oeaw.ac.at/ofmgraz/derivatives/master/A-Gf_64_41-01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0-4</text:p>
          </table:table-cell>
          <table:table-cell office:value-type="string" calcext:value-type="string">
            <text:p>https://id.acdh.oeaw.ac.at/ofmgraz/derivatives/master/A-Gf_64_41-01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8-8</text:p>
          </table:table-cell>
          <table:table-cell office:value-type="string" calcext:value-type="string">
            <text:p>https://id.acdh.oeaw.ac.at/ofmgraz/derivatives/master/A-Gf_64_41-01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2-2</text:p>
          </table:table-cell>
          <table:table-cell office:value-type="string" calcext:value-type="string">
            <text:p>https://id.acdh.oeaw.ac.at/ofmgraz/derivatives/master/A-Gf_64_41-01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A-6</text:p>
          </table:table-cell>
          <table:table-cell office:value-type="string" calcext:value-type="string">
            <text:p>https://id.acdh.oeaw.ac.at/ofmgraz/derivatives/master/A-Gf_64_41-01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4-0</text:p>
          </table:table-cell>
          <table:table-cell office:value-type="string" calcext:value-type="string">
            <text:p>https://id.acdh.oeaw.ac.at/ofmgraz/derivatives/master/A-Gf_64_41-01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C-4</text:p>
          </table:table-cell>
          <table:table-cell office:value-type="string" calcext:value-type="string">
            <text:p>https://id.acdh.oeaw.ac.at/ofmgraz/derivatives/master/A-Gf_64_41-01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6-E</text:p>
          </table:table-cell>
          <table:table-cell office:value-type="string" calcext:value-type="string">
            <text:p>https://id.acdh.oeaw.ac.at/ofmgraz/derivatives/master/A-Gf_64_41-01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9E-2</text:p>
          </table:table-cell>
          <table:table-cell office:value-type="string" calcext:value-type="string">
            <text:p>https://id.acdh.oeaw.ac.at/ofmgraz/derivatives/master/A-Gf_64_41-01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8-C</text:p>
          </table:table-cell>
          <table:table-cell office:value-type="string" calcext:value-type="string">
            <text:p>https://id.acdh.oeaw.ac.at/ofmgraz/derivatives/master/A-Gf_64_41-01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0-E</text:p>
          </table:table-cell>
          <table:table-cell office:value-type="string" calcext:value-type="string">
            <text:p>https://id.acdh.oeaw.ac.at/ofmgraz/derivatives/master/A-Gf_64_41-01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A-A</text:p>
          </table:table-cell>
          <table:table-cell office:value-type="string" calcext:value-type="string">
            <text:p>https://id.acdh.oeaw.ac.at/ofmgraz/derivatives/master/A-Gf_64_41-02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2-C</text:p>
          </table:table-cell>
          <table:table-cell office:value-type="string" calcext:value-type="string">
            <text:p>https://id.acdh.oeaw.ac.at/ofmgraz/derivatives/master/A-Gf_64_41-02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C-8</text:p>
          </table:table-cell>
          <table:table-cell office:value-type="string" calcext:value-type="string">
            <text:p>https://id.acdh.oeaw.ac.at/ofmgraz/derivatives/master/A-Gf_64_41-02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4-A</text:p>
          </table:table-cell>
          <table:table-cell office:value-type="string" calcext:value-type="string">
            <text:p>https://id.acdh.oeaw.ac.at/ofmgraz/derivatives/master/A-Gf_64_41-02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9E-6</text:p>
          </table:table-cell>
          <table:table-cell office:value-type="string" calcext:value-type="string">
            <text:p>https://id.acdh.oeaw.ac.at/ofmgraz/derivatives/master/A-Gf_64_41-02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6-8</text:p>
          </table:table-cell>
          <table:table-cell office:value-type="string" calcext:value-type="string">
            <text:p>https://id.acdh.oeaw.ac.at/ofmgraz/derivatives/master/A-Gf_64_41-02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0-2</text:p>
          </table:table-cell>
          <table:table-cell office:value-type="string" calcext:value-type="string">
            <text:p>https://id.acdh.oeaw.ac.at/ofmgraz/derivatives/master/A-Gf_64_41-02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8-6</text:p>
          </table:table-cell>
          <table:table-cell office:value-type="string" calcext:value-type="string">
            <text:p>https://id.acdh.oeaw.ac.at/ofmgraz/derivatives/master/A-Gf_64_41-02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2-0</text:p>
          </table:table-cell>
          <table:table-cell office:value-type="string" calcext:value-type="string">
            <text:p>https://id.acdh.oeaw.ac.at/ofmgraz/derivatives/master/A-Gf_64_41-02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A-4</text:p>
          </table:table-cell>
          <table:table-cell office:value-type="string" calcext:value-type="string">
            <text:p>https://id.acdh.oeaw.ac.at/ofmgraz/derivatives/master/A-Gf_64_41-02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4-E</text:p>
          </table:table-cell>
          <table:table-cell office:value-type="string" calcext:value-type="string">
            <text:p>https://id.acdh.oeaw.ac.at/ofmgraz/derivatives/master/A-Gf_64_41-02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C-2</text:p>
          </table:table-cell>
          <table:table-cell office:value-type="string" calcext:value-type="string">
            <text:p>https://id.acdh.oeaw.ac.at/ofmgraz/derivatives/master/A-Gf_64_41-02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6-C</text:p>
          </table:table-cell>
          <table:table-cell office:value-type="string" calcext:value-type="string">
            <text:p>https://id.acdh.oeaw.ac.at/ofmgraz/derivatives/master/A-Gf_64_41-02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AE-0</text:p>
          </table:table-cell>
          <table:table-cell office:value-type="string" calcext:value-type="string">
            <text:p>https://id.acdh.oeaw.ac.at/ofmgraz/derivatives/master/A-Gf_64_41-02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8-A</text:p>
          </table:table-cell>
          <table:table-cell office:value-type="string" calcext:value-type="string">
            <text:p>https://id.acdh.oeaw.ac.at/ofmgraz/derivatives/master/A-Gf_64_41-02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0-C</text:p>
          </table:table-cell>
          <table:table-cell office:value-type="string" calcext:value-type="string">
            <text:p>https://id.acdh.oeaw.ac.at/ofmgraz/derivatives/master/A-Gf_64_41-02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A-8</text:p>
          </table:table-cell>
          <table:table-cell office:value-type="string" calcext:value-type="string">
            <text:p>https://id.acdh.oeaw.ac.at/ofmgraz/derivatives/master/A-Gf_64_41-02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2-A</text:p>
          </table:table-cell>
          <table:table-cell office:value-type="string" calcext:value-type="string">
            <text:p>https://id.acdh.oeaw.ac.at/ofmgraz/derivatives/master/A-Gf_64_41-02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C-6</text:p>
          </table:table-cell>
          <table:table-cell office:value-type="string" calcext:value-type="string">
            <text:p>https://id.acdh.oeaw.ac.at/ofmgraz/derivatives/master/A-Gf_64_41-02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4-8</text:p>
          </table:table-cell>
          <table:table-cell office:value-type="string" calcext:value-type="string">
            <text:p>https://id.acdh.oeaw.ac.at/ofmgraz/derivatives/master/A-Gf_64_41-02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AE-4</text:p>
          </table:table-cell>
          <table:table-cell office:value-type="string" calcext:value-type="string">
            <text:p>https://id.acdh.oeaw.ac.at/ofmgraz/derivatives/master/A-Gf_64_41-03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6-6</text:p>
          </table:table-cell>
          <table:table-cell office:value-type="string" calcext:value-type="string">
            <text:p>https://id.acdh.oeaw.ac.at/ofmgraz/derivatives/master/A-Gf_64_41-03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0-0</text:p>
          </table:table-cell>
          <table:table-cell office:value-type="string" calcext:value-type="string">
            <text:p>https://id.acdh.oeaw.ac.at/ofmgraz/derivatives/master/A-Gf_64_41-03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8-4</text:p>
          </table:table-cell>
          <table:table-cell office:value-type="string" calcext:value-type="string">
            <text:p>https://id.acdh.oeaw.ac.at/ofmgraz/derivatives/master/A-Gf_64_41-03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2-E</text:p>
          </table:table-cell>
          <table:table-cell office:value-type="string" calcext:value-type="string">
            <text:p>https://id.acdh.oeaw.ac.at/ofmgraz/derivatives/master/A-Gf_64_41-03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A-2</text:p>
          </table:table-cell>
          <table:table-cell office:value-type="string" calcext:value-type="string">
            <text:p>https://id.acdh.oeaw.ac.at/ofmgraz/derivatives/master/A-Gf_64_41-03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4-C</text:p>
          </table:table-cell>
          <table:table-cell office:value-type="string" calcext:value-type="string">
            <text:p>https://id.acdh.oeaw.ac.at/ofmgraz/derivatives/master/A-Gf_64_41-03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C-0</text:p>
          </table:table-cell>
          <table:table-cell office:value-type="string" calcext:value-type="string">
            <text:p>https://id.acdh.oeaw.ac.at/ofmgraz/derivatives/master/A-Gf_64_41-03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6-A</text:p>
          </table:table-cell>
          <table:table-cell office:value-type="string" calcext:value-type="string">
            <text:p>https://id.acdh.oeaw.ac.at/ofmgraz/derivatives/master/A-Gf_64_41-03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BE-E</text:p>
          </table:table-cell>
          <table:table-cell office:value-type="string" calcext:value-type="string">
            <text:p>https://id.acdh.oeaw.ac.at/ofmgraz/derivatives/master/A-Gf_64_41-03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8-8</text:p>
          </table:table-cell>
          <table:table-cell office:value-type="string" calcext:value-type="string">
            <text:p>https://id.acdh.oeaw.ac.at/ofmgraz/derivatives/master/A-Gf_64_41-03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0-A</text:p>
          </table:table-cell>
          <table:table-cell office:value-type="string" calcext:value-type="string">
            <text:p>https://id.acdh.oeaw.ac.at/ofmgraz/derivatives/master/A-Gf_64_41-03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A-6</text:p>
          </table:table-cell>
          <table:table-cell office:value-type="string" calcext:value-type="string">
            <text:p>https://id.acdh.oeaw.ac.at/ofmgraz/derivatives/master/A-Gf_64_41-03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2-8</text:p>
          </table:table-cell>
          <table:table-cell office:value-type="string" calcext:value-type="string">
            <text:p>https://id.acdh.oeaw.ac.at/ofmgraz/derivatives/master/A-Gf_64_41-03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C-4</text:p>
          </table:table-cell>
          <table:table-cell office:value-type="string" calcext:value-type="string">
            <text:p>https://id.acdh.oeaw.ac.at/ofmgraz/derivatives/master/A-Gf_64_41-03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4-6</text:p>
          </table:table-cell>
          <table:table-cell office:value-type="string" calcext:value-type="string">
            <text:p>https://id.acdh.oeaw.ac.at/ofmgraz/derivatives/master/A-Gf_64_41-03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BE-2</text:p>
          </table:table-cell>
          <table:table-cell office:value-type="string" calcext:value-type="string">
            <text:p>https://id.acdh.oeaw.ac.at/ofmgraz/derivatives/master/A-Gf_64_41-03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6-4</text:p>
          </table:table-cell>
          <table:table-cell office:value-type="string" calcext:value-type="string">
            <text:p>https://id.acdh.oeaw.ac.at/ofmgraz/derivatives/master/A-Gf_64_41-03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0-E</text:p>
          </table:table-cell>
          <table:table-cell office:value-type="string" calcext:value-type="string">
            <text:p>https://id.acdh.oeaw.ac.at/ofmgraz/derivatives/master/A-Gf_64_41-03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8-2</text:p>
          </table:table-cell>
          <table:table-cell office:value-type="string" calcext:value-type="string">
            <text:p>https://id.acdh.oeaw.ac.at/ofmgraz/derivatives/master/A-Gf_64_41-03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2-C</text:p>
          </table:table-cell>
          <table:table-cell office:value-type="string" calcext:value-type="string">
            <text:p>https://id.acdh.oeaw.ac.at/ofmgraz/derivatives/master/A-Gf_64_41-04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A-0</text:p>
          </table:table-cell>
          <table:table-cell office:value-type="string" calcext:value-type="string">
            <text:p>https://id.acdh.oeaw.ac.at/ofmgraz/derivatives/master/A-Gf_64_41-04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4-A</text:p>
          </table:table-cell>
          <table:table-cell office:value-type="string" calcext:value-type="string">
            <text:p>https://id.acdh.oeaw.ac.at/ofmgraz/derivatives/master/A-Gf_64_41-04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C-E</text:p>
          </table:table-cell>
          <table:table-cell office:value-type="string" calcext:value-type="string">
            <text:p>https://id.acdh.oeaw.ac.at/ofmgraz/derivatives/master/A-Gf_64_41-04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6-8</text:p>
          </table:table-cell>
          <table:table-cell office:value-type="string" calcext:value-type="string">
            <text:p>https://id.acdh.oeaw.ac.at/ofmgraz/derivatives/master/A-Gf_64_41-04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CE-C</text:p>
          </table:table-cell>
          <table:table-cell office:value-type="string" calcext:value-type="string">
            <text:p>https://id.acdh.oeaw.ac.at/ofmgraz/derivatives/master/A-Gf_64_41-04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8-6</text:p>
          </table:table-cell>
          <table:table-cell office:value-type="string" calcext:value-type="string">
            <text:p>https://id.acdh.oeaw.ac.at/ofmgraz/derivatives/master/A-Gf_64_41-04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0-8</text:p>
          </table:table-cell>
          <table:table-cell office:value-type="string" calcext:value-type="string">
            <text:p>https://id.acdh.oeaw.ac.at/ofmgraz/derivatives/master/A-Gf_64_41-04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A-4</text:p>
          </table:table-cell>
          <table:table-cell office:value-type="string" calcext:value-type="string">
            <text:p>https://id.acdh.oeaw.ac.at/ofmgraz/derivatives/master/A-Gf_64_41-04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2-6</text:p>
          </table:table-cell>
          <table:table-cell office:value-type="string" calcext:value-type="string">
            <text:p>https://id.acdh.oeaw.ac.at/ofmgraz/derivatives/master/A-Gf_64_41-04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C-2</text:p>
          </table:table-cell>
          <table:table-cell office:value-type="string" calcext:value-type="string">
            <text:p>https://id.acdh.oeaw.ac.at/ofmgraz/derivatives/master/A-Gf_64_41-04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4-4</text:p>
          </table:table-cell>
          <table:table-cell office:value-type="string" calcext:value-type="string">
            <text:p>https://id.acdh.oeaw.ac.at/ofmgraz/derivatives/master/A-Gf_64_41-04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CE-0</text:p>
          </table:table-cell>
          <table:table-cell office:value-type="string" calcext:value-type="string">
            <text:p>https://id.acdh.oeaw.ac.at/ofmgraz/derivatives/master/A-Gf_64_41-04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6-2</text:p>
          </table:table-cell>
          <table:table-cell office:value-type="string" calcext:value-type="string">
            <text:p>https://id.acdh.oeaw.ac.at/ofmgraz/derivatives/master/A-Gf_64_41-04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0-C</text:p>
          </table:table-cell>
          <table:table-cell office:value-type="string" calcext:value-type="string">
            <text:p>https://id.acdh.oeaw.ac.at/ofmgraz/derivatives/master/A-Gf_64_41-04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8-0</text:p>
          </table:table-cell>
          <table:table-cell office:value-type="string" calcext:value-type="string">
            <text:p>https://id.acdh.oeaw.ac.at/ofmgraz/derivatives/master/A-Gf_64_41-04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2-A</text:p>
          </table:table-cell>
          <table:table-cell office:value-type="string" calcext:value-type="string">
            <text:p>https://id.acdh.oeaw.ac.at/ofmgraz/derivatives/master/A-Gf_64_41-04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A-E</text:p>
          </table:table-cell>
          <table:table-cell office:value-type="string" calcext:value-type="string">
            <text:p>https://id.acdh.oeaw.ac.at/ofmgraz/derivatives/master/A-Gf_64_41-04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4-8</text:p>
          </table:table-cell>
          <table:table-cell office:value-type="string" calcext:value-type="string">
            <text:p>https://id.acdh.oeaw.ac.at/ofmgraz/derivatives/master/A-Gf_64_41-04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C-C</text:p>
          </table:table-cell>
          <table:table-cell office:value-type="string" calcext:value-type="string">
            <text:p>https://id.acdh.oeaw.ac.at/ofmgraz/derivatives/master/A-Gf_64_41-04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6-6</text:p>
          </table:table-cell>
          <table:table-cell office:value-type="string" calcext:value-type="string">
            <text:p>https://id.acdh.oeaw.ac.at/ofmgraz/derivatives/master/A-Gf_64_41-05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DE-A</text:p>
          </table:table-cell>
          <table:table-cell office:value-type="string" calcext:value-type="string">
            <text:p>https://id.acdh.oeaw.ac.at/ofmgraz/derivatives/master/A-Gf_64_41-05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8-4</text:p>
          </table:table-cell>
          <table:table-cell office:value-type="string" calcext:value-type="string">
            <text:p>https://id.acdh.oeaw.ac.at/ofmgraz/derivatives/master/A-Gf_64_41-05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0-6</text:p>
          </table:table-cell>
          <table:table-cell office:value-type="string" calcext:value-type="string">
            <text:p>https://id.acdh.oeaw.ac.at/ofmgraz/derivatives/master/A-Gf_64_41-05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A-2</text:p>
          </table:table-cell>
          <table:table-cell office:value-type="string" calcext:value-type="string">
            <text:p>https://id.acdh.oeaw.ac.at/ofmgraz/derivatives/master/A-Gf_64_41-05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2-4</text:p>
          </table:table-cell>
          <table:table-cell office:value-type="string" calcext:value-type="string">
            <text:p>https://id.acdh.oeaw.ac.at/ofmgraz/derivatives/master/A-Gf_64_41-05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C-0</text:p>
          </table:table-cell>
          <table:table-cell office:value-type="string" calcext:value-type="string">
            <text:p>https://id.acdh.oeaw.ac.at/ofmgraz/derivatives/master/A-Gf_64_41-05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4-2</text:p>
          </table:table-cell>
          <table:table-cell office:value-type="string" calcext:value-type="string">
            <text:p>https://id.acdh.oeaw.ac.at/ofmgraz/derivatives/master/A-Gf_64_41-05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DE-E</text:p>
          </table:table-cell>
          <table:table-cell office:value-type="string" calcext:value-type="string">
            <text:p>https://id.acdh.oeaw.ac.at/ofmgraz/derivatives/master/A-Gf_64_41-05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6-0</text:p>
          </table:table-cell>
          <table:table-cell office:value-type="string" calcext:value-type="string">
            <text:p>https://id.acdh.oeaw.ac.at/ofmgraz/derivatives/master/A-Gf_64_41-05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0-A</text:p>
          </table:table-cell>
          <table:table-cell office:value-type="string" calcext:value-type="string">
            <text:p>https://id.acdh.oeaw.ac.at/ofmgraz/derivatives/master/A-Gf_64_41-05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8-E</text:p>
          </table:table-cell>
          <table:table-cell office:value-type="string" calcext:value-type="string">
            <text:p>https://id.acdh.oeaw.ac.at/ofmgraz/derivatives/master/A-Gf_64_41-05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2-8</text:p>
          </table:table-cell>
          <table:table-cell office:value-type="string" calcext:value-type="string">
            <text:p>https://id.acdh.oeaw.ac.at/ofmgraz/derivatives/master/A-Gf_64_41-05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A-C</text:p>
          </table:table-cell>
          <table:table-cell office:value-type="string" calcext:value-type="string">
            <text:p>https://id.acdh.oeaw.ac.at/ofmgraz/derivatives/master/A-Gf_64_41-05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4-6</text:p>
          </table:table-cell>
          <table:table-cell office:value-type="string" calcext:value-type="string">
            <text:p>https://id.acdh.oeaw.ac.at/ofmgraz/derivatives/master/A-Gf_64_41-05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C-A</text:p>
          </table:table-cell>
          <table:table-cell office:value-type="string" calcext:value-type="string">
            <text:p>https://id.acdh.oeaw.ac.at/ofmgraz/derivatives/master/A-Gf_64_41-05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6-4</text:p>
          </table:table-cell>
          <table:table-cell office:value-type="string" calcext:value-type="string">
            <text:p>https://id.acdh.oeaw.ac.at/ofmgraz/derivatives/master/A-Gf_64_41-05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EE-8</text:p>
          </table:table-cell>
          <table:table-cell office:value-type="string" calcext:value-type="string">
            <text:p>https://id.acdh.oeaw.ac.at/ofmgraz/derivatives/master/A-Gf_64_41-05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8-2</text:p>
          </table:table-cell>
          <table:table-cell office:value-type="string" calcext:value-type="string">
            <text:p>https://id.acdh.oeaw.ac.at/ofmgraz/derivatives/master/A-Gf_64_41-05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0-4</text:p>
          </table:table-cell>
          <table:table-cell office:value-type="string" calcext:value-type="string">
            <text:p>https://id.acdh.oeaw.ac.at/ofmgraz/derivatives/master/A-Gf_64_41-05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A-0</text:p>
          </table:table-cell>
          <table:table-cell office:value-type="string" calcext:value-type="string">
            <text:p>https://id.acdh.oeaw.ac.at/ofmgraz/derivatives/master/A-Gf_64_41-06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2-2</text:p>
          </table:table-cell>
          <table:table-cell office:value-type="string" calcext:value-type="string">
            <text:p>https://id.acdh.oeaw.ac.at/ofmgraz/derivatives/master/A-Gf_64_41-06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C-E</text:p>
          </table:table-cell>
          <table:table-cell office:value-type="string" calcext:value-type="string">
            <text:p>https://id.acdh.oeaw.ac.at/ofmgraz/derivatives/master/A-Gf_64_41-06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4-0</text:p>
          </table:table-cell>
          <table:table-cell office:value-type="string" calcext:value-type="string">
            <text:p>https://id.acdh.oeaw.ac.at/ofmgraz/derivatives/master/A-Gf_64_41-06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EE-C</text:p>
          </table:table-cell>
          <table:table-cell office:value-type="string" calcext:value-type="string">
            <text:p>https://id.acdh.oeaw.ac.at/ofmgraz/derivatives/master/A-Gf_64_41-06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6-E</text:p>
          </table:table-cell>
          <table:table-cell office:value-type="string" calcext:value-type="string">
            <text:p>https://id.acdh.oeaw.ac.at/ofmgraz/derivatives/master/A-Gf_64_41-06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0-8</text:p>
          </table:table-cell>
          <table:table-cell office:value-type="string" calcext:value-type="string">
            <text:p>https://id.acdh.oeaw.ac.at/ofmgraz/derivatives/master/A-Gf_64_41-06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8-C</text:p>
          </table:table-cell>
          <table:table-cell office:value-type="string" calcext:value-type="string">
            <text:p>https://id.acdh.oeaw.ac.at/ofmgraz/derivatives/master/A-Gf_64_41-06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2-6</text:p>
          </table:table-cell>
          <table:table-cell office:value-type="string" calcext:value-type="string">
            <text:p>https://id.acdh.oeaw.ac.at/ofmgraz/derivatives/master/A-Gf_64_41-06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A-A</text:p>
          </table:table-cell>
          <table:table-cell office:value-type="string" calcext:value-type="string">
            <text:p>https://id.acdh.oeaw.ac.at/ofmgraz/derivatives/master/A-Gf_64_41-06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4-4</text:p>
          </table:table-cell>
          <table:table-cell office:value-type="string" calcext:value-type="string">
            <text:p>https://id.acdh.oeaw.ac.at/ofmgraz/derivatives/master/A-Gf_64_41-06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C-8</text:p>
          </table:table-cell>
          <table:table-cell office:value-type="string" calcext:value-type="string">
            <text:p>https://id.acdh.oeaw.ac.at/ofmgraz/derivatives/master/A-Gf_64_41-06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6-2</text:p>
          </table:table-cell>
          <table:table-cell office:value-type="string" calcext:value-type="string">
            <text:p>https://id.acdh.oeaw.ac.at/ofmgraz/derivatives/master/A-Gf_64_41-06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FE-6</text:p>
          </table:table-cell>
          <table:table-cell office:value-type="string" calcext:value-type="string">
            <text:p>https://id.acdh.oeaw.ac.at/ofmgraz/derivatives/master/A-Gf_64_41-06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8-0</text:p>
          </table:table-cell>
          <table:table-cell office:value-type="string" calcext:value-type="string">
            <text:p>https://id.acdh.oeaw.ac.at/ofmgraz/derivatives/master/A-Gf_64_41-06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0-2</text:p>
          </table:table-cell>
          <table:table-cell office:value-type="string" calcext:value-type="string">
            <text:p>https://id.acdh.oeaw.ac.at/ofmgraz/derivatives/master/A-Gf_64_41-06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A-E</text:p>
          </table:table-cell>
          <table:table-cell office:value-type="string" calcext:value-type="string">
            <text:p>https://id.acdh.oeaw.ac.at/ofmgraz/derivatives/master/A-Gf_64_41-06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2-0</text:p>
          </table:table-cell>
          <table:table-cell office:value-type="string" calcext:value-type="string">
            <text:p>https://id.acdh.oeaw.ac.at/ofmgraz/derivatives/master/A-Gf_64_41-06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C-C</text:p>
          </table:table-cell>
          <table:table-cell office:value-type="string" calcext:value-type="string">
            <text:p>https://id.acdh.oeaw.ac.at/ofmgraz/derivatives/master/A-Gf_64_41-06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4-E</text:p>
          </table:table-cell>
          <table:table-cell office:value-type="string" calcext:value-type="string">
            <text:p>https://id.acdh.oeaw.ac.at/ofmgraz/derivatives/master/A-Gf_64_41-06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EFE-A</text:p>
          </table:table-cell>
          <table:table-cell office:value-type="string" calcext:value-type="string">
            <text:p>https://id.acdh.oeaw.ac.at/ofmgraz/derivatives/master/A-Gf_64_41-07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6-C</text:p>
          </table:table-cell>
          <table:table-cell office:value-type="string" calcext:value-type="string">
            <text:p>https://id.acdh.oeaw.ac.at/ofmgraz/derivatives/master/A-Gf_64_41-07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0-6</text:p>
          </table:table-cell>
          <table:table-cell office:value-type="string" calcext:value-type="string">
            <text:p>https://id.acdh.oeaw.ac.at/ofmgraz/derivatives/master/A-Gf_64_41-07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8-A</text:p>
          </table:table-cell>
          <table:table-cell office:value-type="string" calcext:value-type="string">
            <text:p>https://id.acdh.oeaw.ac.at/ofmgraz/derivatives/master/A-Gf_64_41-07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2-4</text:p>
          </table:table-cell>
          <table:table-cell office:value-type="string" calcext:value-type="string">
            <text:p>https://id.acdh.oeaw.ac.at/ofmgraz/derivatives/master/A-Gf_64_41-07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A-8</text:p>
          </table:table-cell>
          <table:table-cell office:value-type="string" calcext:value-type="string">
            <text:p>https://id.acdh.oeaw.ac.at/ofmgraz/derivatives/master/A-Gf_64_41-07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4-2</text:p>
          </table:table-cell>
          <table:table-cell office:value-type="string" calcext:value-type="string">
            <text:p>https://id.acdh.oeaw.ac.at/ofmgraz/derivatives/master/A-Gf_64_41-07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C-6</text:p>
          </table:table-cell>
          <table:table-cell office:value-type="string" calcext:value-type="string">
            <text:p>https://id.acdh.oeaw.ac.at/ofmgraz/derivatives/master/A-Gf_64_41-07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6-0</text:p>
          </table:table-cell>
          <table:table-cell office:value-type="string" calcext:value-type="string">
            <text:p>https://id.acdh.oeaw.ac.at/ofmgraz/derivatives/master/A-Gf_64_41-07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0E-4</text:p>
          </table:table-cell>
          <table:table-cell office:value-type="string" calcext:value-type="string">
            <text:p>https://id.acdh.oeaw.ac.at/ofmgraz/derivatives/master/A-Gf_64_41-07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8-E</text:p>
          </table:table-cell>
          <table:table-cell office:value-type="string" calcext:value-type="string">
            <text:p>https://id.acdh.oeaw.ac.at/ofmgraz/derivatives/master/A-Gf_64_41-07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0-0</text:p>
          </table:table-cell>
          <table:table-cell office:value-type="string" calcext:value-type="string">
            <text:p>https://id.acdh.oeaw.ac.at/ofmgraz/derivatives/master/A-Gf_64_41-07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A-C</text:p>
          </table:table-cell>
          <table:table-cell office:value-type="string" calcext:value-type="string">
            <text:p>https://id.acdh.oeaw.ac.at/ofmgraz/derivatives/master/A-Gf_64_41-07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2-E</text:p>
          </table:table-cell>
          <table:table-cell office:value-type="string" calcext:value-type="string">
            <text:p>https://id.acdh.oeaw.ac.at/ofmgraz/derivatives/master/A-Gf_64_41-07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C-A</text:p>
          </table:table-cell>
          <table:table-cell office:value-type="string" calcext:value-type="string">
            <text:p>https://id.acdh.oeaw.ac.at/ofmgraz/derivatives/master/A-Gf_64_41-07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4-C</text:p>
          </table:table-cell>
          <table:table-cell office:value-type="string" calcext:value-type="string">
            <text:p>https://id.acdh.oeaw.ac.at/ofmgraz/derivatives/master/A-Gf_64_41-07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0E-8</text:p>
          </table:table-cell>
          <table:table-cell office:value-type="string" calcext:value-type="string">
            <text:p>https://id.acdh.oeaw.ac.at/ofmgraz/derivatives/master/A-Gf_64_41-07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6-A</text:p>
          </table:table-cell>
          <table:table-cell office:value-type="string" calcext:value-type="string">
            <text:p>https://id.acdh.oeaw.ac.at/ofmgraz/derivatives/master/A-Gf_64_41-07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0-4</text:p>
          </table:table-cell>
          <table:table-cell office:value-type="string" calcext:value-type="string">
            <text:p>https://id.acdh.oeaw.ac.at/ofmgraz/derivatives/master/A-Gf_64_41-07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8-8</text:p>
          </table:table-cell>
          <table:table-cell office:value-type="string" calcext:value-type="string">
            <text:p>https://id.acdh.oeaw.ac.at/ofmgraz/derivatives/master/A-Gf_64_41-07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2-2</text:p>
          </table:table-cell>
          <table:table-cell office:value-type="string" calcext:value-type="string">
            <text:p>https://id.acdh.oeaw.ac.at/ofmgraz/derivatives/master/A-Gf_64_41-08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A-6</text:p>
          </table:table-cell>
          <table:table-cell office:value-type="string" calcext:value-type="string">
            <text:p>https://id.acdh.oeaw.ac.at/ofmgraz/derivatives/master/A-Gf_64_41-08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4-0</text:p>
          </table:table-cell>
          <table:table-cell office:value-type="string" calcext:value-type="string">
            <text:p>https://id.acdh.oeaw.ac.at/ofmgraz/derivatives/master/A-Gf_64_41-08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C-4</text:p>
          </table:table-cell>
          <table:table-cell office:value-type="string" calcext:value-type="string">
            <text:p>https://id.acdh.oeaw.ac.at/ofmgraz/derivatives/master/A-Gf_64_41-08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6-E</text:p>
          </table:table-cell>
          <table:table-cell office:value-type="string" calcext:value-type="string">
            <text:p>https://id.acdh.oeaw.ac.at/ofmgraz/derivatives/master/A-Gf_64_41-08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1E-2</text:p>
          </table:table-cell>
          <table:table-cell office:value-type="string" calcext:value-type="string">
            <text:p>https://id.acdh.oeaw.ac.at/ofmgraz/derivatives/master/A-Gf_64_41-08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8-C</text:p>
          </table:table-cell>
          <table:table-cell office:value-type="string" calcext:value-type="string">
            <text:p>https://id.acdh.oeaw.ac.at/ofmgraz/derivatives/master/A-Gf_64_41-08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0-E</text:p>
          </table:table-cell>
          <table:table-cell office:value-type="string" calcext:value-type="string">
            <text:p>https://id.acdh.oeaw.ac.at/ofmgraz/derivatives/master/A-Gf_64_41-08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A-A</text:p>
          </table:table-cell>
          <table:table-cell office:value-type="string" calcext:value-type="string">
            <text:p>https://id.acdh.oeaw.ac.at/ofmgraz/derivatives/master/A-Gf_64_41-08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2-C</text:p>
          </table:table-cell>
          <table:table-cell office:value-type="string" calcext:value-type="string">
            <text:p>https://id.acdh.oeaw.ac.at/ofmgraz/derivatives/master/A-Gf_64_41-08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C-8</text:p>
          </table:table-cell>
          <table:table-cell office:value-type="string" calcext:value-type="string">
            <text:p>https://id.acdh.oeaw.ac.at/ofmgraz/derivatives/master/A-Gf_64_41-08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4-A</text:p>
          </table:table-cell>
          <table:table-cell office:value-type="string" calcext:value-type="string">
            <text:p>https://id.acdh.oeaw.ac.at/ofmgraz/derivatives/master/A-Gf_64_41-08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1E-6</text:p>
          </table:table-cell>
          <table:table-cell office:value-type="string" calcext:value-type="string">
            <text:p>https://id.acdh.oeaw.ac.at/ofmgraz/derivatives/master/A-Gf_64_41-08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6-8</text:p>
          </table:table-cell>
          <table:table-cell office:value-type="string" calcext:value-type="string">
            <text:p>https://id.acdh.oeaw.ac.at/ofmgraz/derivatives/master/A-Gf_64_41-086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0-2</text:p>
          </table:table-cell>
          <table:table-cell office:value-type="string" calcext:value-type="string">
            <text:p>https://id.acdh.oeaw.ac.at/ofmgraz/derivatives/master/A-Gf_64_41-08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8-6</text:p>
          </table:table-cell>
          <table:table-cell office:value-type="string" calcext:value-type="string">
            <text:p>https://id.acdh.oeaw.ac.at/ofmgraz/derivatives/master/A-Gf_64_41-087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2-0</text:p>
          </table:table-cell>
          <table:table-cell office:value-type="string" calcext:value-type="string">
            <text:p>https://id.acdh.oeaw.ac.at/ofmgraz/derivatives/master/A-Gf_64_41-08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A-4</text:p>
          </table:table-cell>
          <table:table-cell office:value-type="string" calcext:value-type="string">
            <text:p>https://id.acdh.oeaw.ac.at/ofmgraz/derivatives/master/A-Gf_64_41-088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4-E</text:p>
          </table:table-cell>
          <table:table-cell office:value-type="string" calcext:value-type="string">
            <text:p>https://id.acdh.oeaw.ac.at/ofmgraz/derivatives/master/A-Gf_64_41-08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C-2</text:p>
          </table:table-cell>
          <table:table-cell office:value-type="string" calcext:value-type="string">
            <text:p>https://id.acdh.oeaw.ac.at/ofmgraz/derivatives/master/A-Gf_64_41-089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84-C</text:p>
          </table:table-cell>
          <table:table-cell office:value-type="string" calcext:value-type="string">
            <text:p>https://id.acdh.oeaw.ac.at/ofmgraz/derivatives/master/A-Gf_64_41-09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2E-0</text:p>
          </table:table-cell>
          <table:table-cell office:value-type="string" calcext:value-type="string">
            <text:p>https://id.acdh.oeaw.ac.at/ofmgraz/derivatives/master/A-Gf_64_41-090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6-C</text:p>
          </table:table-cell>
          <table:table-cell office:value-type="string" calcext:value-type="string">
            <text:p>https://id.acdh.oeaw.ac.at/ofmgraz/derivatives/master/A-Gf_64_41-09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0-C</text:p>
          </table:table-cell>
          <table:table-cell office:value-type="string" calcext:value-type="string">
            <text:p>https://id.acdh.oeaw.ac.at/ofmgraz/derivatives/master/A-Gf_64_41-091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8-A</text:p>
          </table:table-cell>
          <table:table-cell office:value-type="string" calcext:value-type="string">
            <text:p>https://id.acdh.oeaw.ac.at/ofmgraz/derivatives/master/A-Gf_64_41-09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2-A</text:p>
          </table:table-cell>
          <table:table-cell office:value-type="string" calcext:value-type="string">
            <text:p>https://id.acdh.oeaw.ac.at/ofmgraz/derivatives/master/A-Gf_64_41-092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A-8</text:p>
          </table:table-cell>
          <table:table-cell office:value-type="string" calcext:value-type="string">
            <text:p>https://id.acdh.oeaw.ac.at/ofmgraz/derivatives/master/A-Gf_64_41-09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4-8</text:p>
          </table:table-cell>
          <table:table-cell office:value-type="string" calcext:value-type="string">
            <text:p>https://id.acdh.oeaw.ac.at/ofmgraz/derivatives/master/A-Gf_64_41-093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C-6</text:p>
          </table:table-cell>
          <table:table-cell office:value-type="string" calcext:value-type="string">
            <text:p>https://id.acdh.oeaw.ac.at/ofmgraz/derivatives/master/A-Gf_64_41-09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6-6</text:p>
          </table:table-cell>
          <table:table-cell office:value-type="string" calcext:value-type="string">
            <text:p>https://id.acdh.oeaw.ac.at/ofmgraz/derivatives/master/A-Gf_64_41-094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2E-4</text:p>
          </table:table-cell>
          <table:table-cell office:value-type="string" calcext:value-type="string">
            <text:p>https://id.acdh.oeaw.ac.at/ofmgraz/derivatives/master/A-Gf_64_41-09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8-4</text:p>
          </table:table-cell>
          <table:table-cell office:value-type="string" calcext:value-type="string">
            <text:p>https://id.acdh.oeaw.ac.at/ofmgraz/derivatives/master/A-Gf_64_41-095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0-0</text:p>
          </table:table-cell>
          <table:table-cell office:value-type="string" calcext:value-type="string">
            <text:p>https://id.acdh.oeaw.ac.at/ofmgraz/derivatives/master/A-Gf_64_41-09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A-2</text:p>
          </table:table-cell>
          <table:table-cell office:value-type="string" calcext:value-type="string">
            <text:p>https://id.acdh.oeaw.ac.at/ofmgraz/derivatives/master/A-Gf_64_41-096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2-E</text:p>
          </table:table-cell>
          <table:table-cell office:value-type="string" calcext:value-type="string">
            <text:p>https://id.acdh.oeaw.ac.at/ofmgraz/derivatives/master/A-Gf_64_41-09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C-0</text:p>
          </table:table-cell>
          <table:table-cell office:value-type="string" calcext:value-type="string">
            <text:p>https://id.acdh.oeaw.ac.at/ofmgraz/derivatives/master/A-Gf_64_41-097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4-C</text:p>
          </table:table-cell>
          <table:table-cell office:value-type="string" calcext:value-type="string">
            <text:p>https://id.acdh.oeaw.ac.at/ofmgraz/derivatives/master/A-Gf_64_41-09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3E-E</text:p>
          </table:table-cell>
          <table:table-cell office:value-type="string" calcext:value-type="string">
            <text:p>https://id.acdh.oeaw.ac.at/ofmgraz/derivatives/master/A-Gf_64_41-098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6-A</text:p>
          </table:table-cell>
          <table:table-cell office:value-type="string" calcext:value-type="string">
            <text:p>https://id.acdh.oeaw.ac.at/ofmgraz/derivatives/master/A-Gf_64_41-09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0-A</text:p>
          </table:table-cell>
          <table:table-cell office:value-type="string" calcext:value-type="string">
            <text:p>https://id.acdh.oeaw.ac.at/ofmgraz/derivatives/master/A-Gf_64_41-099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8-8</text:p>
          </table:table-cell>
          <table:table-cell office:value-type="string" calcext:value-type="string">
            <text:p>https://id.acdh.oeaw.ac.at/ofmgraz/derivatives/master/A-Gf_64_41-10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2-8</text:p>
          </table:table-cell>
          <table:table-cell office:value-type="string" calcext:value-type="string">
            <text:p>https://id.acdh.oeaw.ac.at/ofmgraz/derivatives/master/A-Gf_64_41-100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A-6</text:p>
          </table:table-cell>
          <table:table-cell office:value-type="string" calcext:value-type="string">
            <text:p>https://id.acdh.oeaw.ac.at/ofmgraz/derivatives/master/A-Gf_64_41-10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4-6</text:p>
          </table:table-cell>
          <table:table-cell office:value-type="string" calcext:value-type="string">
            <text:p>https://id.acdh.oeaw.ac.at/ofmgraz/derivatives/master/A-Gf_64_41-101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C-4</text:p>
          </table:table-cell>
          <table:table-cell office:value-type="string" calcext:value-type="string">
            <text:p>https://id.acdh.oeaw.ac.at/ofmgraz/derivatives/master/A-Gf_64_41-10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6-4</text:p>
          </table:table-cell>
          <table:table-cell office:value-type="string" calcext:value-type="string">
            <text:p>https://id.acdh.oeaw.ac.at/ofmgraz/derivatives/master/A-Gf_64_41-102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3E-2</text:p>
          </table:table-cell>
          <table:table-cell office:value-type="string" calcext:value-type="string">
            <text:p>https://id.acdh.oeaw.ac.at/ofmgraz/derivatives/master/A-Gf_64_41-10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8-2</text:p>
          </table:table-cell>
          <table:table-cell office:value-type="string" calcext:value-type="string">
            <text:p>https://id.acdh.oeaw.ac.at/ofmgraz/derivatives/master/A-Gf_64_41-103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0-E</text:p>
          </table:table-cell>
          <table:table-cell office:value-type="string" calcext:value-type="string">
            <text:p>https://id.acdh.oeaw.ac.at/ofmgraz/derivatives/master/A-Gf_64_41-10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A-0</text:p>
          </table:table-cell>
          <table:table-cell office:value-type="string" calcext:value-type="string">
            <text:p>https://id.acdh.oeaw.ac.at/ofmgraz/derivatives/master/A-Gf_64_41-104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2-C</text:p>
          </table:table-cell>
          <table:table-cell office:value-type="string" calcext:value-type="string">
            <text:p>https://id.acdh.oeaw.ac.at/ofmgraz/derivatives/master/A-Gf_64_41-10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C-E</text:p>
          </table:table-cell>
          <table:table-cell office:value-type="string" calcext:value-type="string">
            <text:p>https://id.acdh.oeaw.ac.at/ofmgraz/derivatives/master/A-Gf_64_41-105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4-A</text:p>
          </table:table-cell>
          <table:table-cell office:value-type="string" calcext:value-type="string">
            <text:p>https://id.acdh.oeaw.ac.at/ofmgraz/derivatives/master/A-Gf_64_41-10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4E-C</text:p>
          </table:table-cell>
          <table:table-cell office:value-type="string" calcext:value-type="string">
            <text:p>https://id.acdh.oeaw.ac.at/ofmgraz/derivatives/master/A-Gf_64_41-106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6-8</text:p>
          </table:table-cell>
          <table:table-cell office:value-type="string" calcext:value-type="string">
            <text:p>https://id.acdh.oeaw.ac.at/ofmgraz/derivatives/master/A-Gf_64_41-10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0-8</text:p>
          </table:table-cell>
          <table:table-cell office:value-type="string" calcext:value-type="string">
            <text:p>https://id.acdh.oeaw.ac.at/ofmgraz/derivatives/master/A-Gf_64_41-107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8-6</text:p>
          </table:table-cell>
          <table:table-cell office:value-type="string" calcext:value-type="string">
            <text:p>https://id.acdh.oeaw.ac.at/ofmgraz/derivatives/master/A-Gf_64_41-10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2-6</text:p>
          </table:table-cell>
          <table:table-cell office:value-type="string" calcext:value-type="string">
            <text:p>https://id.acdh.oeaw.ac.at/ofmgraz/derivatives/master/A-Gf_64_41-108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A-4</text:p>
          </table:table-cell>
          <table:table-cell office:value-type="string" calcext:value-type="string">
            <text:p>https://id.acdh.oeaw.ac.at/ofmgraz/derivatives/master/A-Gf_64_41-10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4-4</text:p>
          </table:table-cell>
          <table:table-cell office:value-type="string" calcext:value-type="string">
            <text:p>https://id.acdh.oeaw.ac.at/ofmgraz/derivatives/master/A-Gf_64_41-109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C-2</text:p>
          </table:table-cell>
          <table:table-cell office:value-type="string" calcext:value-type="string">
            <text:p>https://id.acdh.oeaw.ac.at/ofmgraz/derivatives/master/A-Gf_64_41-11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6-2</text:p>
          </table:table-cell>
          <table:table-cell office:value-type="string" calcext:value-type="string">
            <text:p>https://id.acdh.oeaw.ac.at/ofmgraz/derivatives/master/A-Gf_64_41-110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4E-0</text:p>
          </table:table-cell>
          <table:table-cell office:value-type="string" calcext:value-type="string">
            <text:p>https://id.acdh.oeaw.ac.at/ofmgraz/derivatives/master/A-Gf_64_41-11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8-0</text:p>
          </table:table-cell>
          <table:table-cell office:value-type="string" calcext:value-type="string">
            <text:p>https://id.acdh.oeaw.ac.at/ofmgraz/derivatives/master/A-Gf_64_41-111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0-C</text:p>
          </table:table-cell>
          <table:table-cell office:value-type="string" calcext:value-type="string">
            <text:p>https://id.acdh.oeaw.ac.at/ofmgraz/derivatives/master/A-Gf_64_41-11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A-E</text:p>
          </table:table-cell>
          <table:table-cell office:value-type="string" calcext:value-type="string">
            <text:p>https://id.acdh.oeaw.ac.at/ofmgraz/derivatives/master/A-Gf_64_41-112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2-A</text:p>
          </table:table-cell>
          <table:table-cell office:value-type="string" calcext:value-type="string">
            <text:p>https://id.acdh.oeaw.ac.at/ofmgraz/derivatives/master/A-Gf_64_41-11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C-C</text:p>
          </table:table-cell>
          <table:table-cell office:value-type="string" calcext:value-type="string">
            <text:p>https://id.acdh.oeaw.ac.at/ofmgraz/derivatives/master/A-Gf_64_41-113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4-8</text:p>
          </table:table-cell>
          <table:table-cell office:value-type="string" calcext:value-type="string">
            <text:p>https://id.acdh.oeaw.ac.at/ofmgraz/derivatives/master/A-Gf_64_41-11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5E-A</text:p>
          </table:table-cell>
          <table:table-cell office:value-type="string" calcext:value-type="string">
            <text:p>https://id.acdh.oeaw.ac.at/ofmgraz/derivatives/master/A-Gf_64_41-114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6-6</text:p>
          </table:table-cell>
          <table:table-cell office:value-type="string" calcext:value-type="string">
            <text:p>https://id.acdh.oeaw.ac.at/ofmgraz/derivatives/master/A-Gf_64_41-11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0-6</text:p>
          </table:table-cell>
          <table:table-cell office:value-type="string" calcext:value-type="string">
            <text:p>https://id.acdh.oeaw.ac.at/ofmgraz/derivatives/master/A-Gf_64_41-115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8-4</text:p>
          </table:table-cell>
          <table:table-cell office:value-type="string" calcext:value-type="string">
            <text:p>https://id.acdh.oeaw.ac.at/ofmgraz/derivatives/master/A-Gf_64_41-11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2-4</text:p>
          </table:table-cell>
          <table:table-cell office:value-type="string" calcext:value-type="string">
            <text:p>https://id.acdh.oeaw.ac.at/ofmgraz/derivatives/master/A-Gf_64_41-116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A-2</text:p>
          </table:table-cell>
          <table:table-cell office:value-type="string" calcext:value-type="string">
            <text:p>https://id.acdh.oeaw.ac.at/ofmgraz/derivatives/master/A-Gf_64_41-11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4-2</text:p>
          </table:table-cell>
          <table:table-cell office:value-type="string" calcext:value-type="string">
            <text:p>https://id.acdh.oeaw.ac.at/ofmgraz/derivatives/master/A-Gf_64_41-117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C-0</text:p>
          </table:table-cell>
          <table:table-cell office:value-type="string" calcext:value-type="string">
            <text:p>https://id.acdh.oeaw.ac.at/ofmgraz/derivatives/master/A-Gf_64_41-11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6-0</text:p>
          </table:table-cell>
          <table:table-cell office:value-type="string" calcext:value-type="string">
            <text:p>https://id.acdh.oeaw.ac.at/ofmgraz/derivatives/master/A-Gf_64_41-118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5E-E</text:p>
          </table:table-cell>
          <table:table-cell office:value-type="string" calcext:value-type="string">
            <text:p>https://id.acdh.oeaw.ac.at/ofmgraz/derivatives/master/A-Gf_64_41-11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8-E</text:p>
          </table:table-cell>
          <table:table-cell office:value-type="string" calcext:value-type="string">
            <text:p>https://id.acdh.oeaw.ac.at/ofmgraz/derivatives/master/A-Gf_64_41-119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0-A</text:p>
          </table:table-cell>
          <table:table-cell office:value-type="string" calcext:value-type="string">
            <text:p>https://id.acdh.oeaw.ac.at/ofmgraz/derivatives/master/A-Gf_64_41-12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A-C</text:p>
          </table:table-cell>
          <table:table-cell office:value-type="string" calcext:value-type="string">
            <text:p>https://id.acdh.oeaw.ac.at/ofmgraz/derivatives/master/A-Gf_64_41-120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2-8</text:p>
          </table:table-cell>
          <table:table-cell office:value-type="string" calcext:value-type="string">
            <text:p>https://id.acdh.oeaw.ac.at/ofmgraz/derivatives/master/A-Gf_64_41-12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C-A</text:p>
          </table:table-cell>
          <table:table-cell office:value-type="string" calcext:value-type="string">
            <text:p>https://id.acdh.oeaw.ac.at/ofmgraz/derivatives/master/A-Gf_64_41-121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4-6</text:p>
          </table:table-cell>
          <table:table-cell office:value-type="string" calcext:value-type="string">
            <text:p>https://id.acdh.oeaw.ac.at/ofmgraz/derivatives/master/A-Gf_64_41-12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6E-8</text:p>
          </table:table-cell>
          <table:table-cell office:value-type="string" calcext:value-type="string">
            <text:p>https://id.acdh.oeaw.ac.at/ofmgraz/derivatives/master/A-Gf_64_41-122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6-4</text:p>
          </table:table-cell>
          <table:table-cell office:value-type="string" calcext:value-type="string">
            <text:p>https://id.acdh.oeaw.ac.at/ofmgraz/derivatives/master/A-Gf_64_41-12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0-4</text:p>
          </table:table-cell>
          <table:table-cell office:value-type="string" calcext:value-type="string">
            <text:p>https://id.acdh.oeaw.ac.at/ofmgraz/derivatives/master/A-Gf_64_41-123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8-2</text:p>
          </table:table-cell>
          <table:table-cell office:value-type="string" calcext:value-type="string">
            <text:p>https://id.acdh.oeaw.ac.at/ofmgraz/derivatives/master/A-Gf_64_41-12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2-2</text:p>
          </table:table-cell>
          <table:table-cell office:value-type="string" calcext:value-type="string">
            <text:p>https://id.acdh.oeaw.ac.at/ofmgraz/derivatives/master/A-Gf_64_41-124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A-0</text:p>
          </table:table-cell>
          <table:table-cell office:value-type="string" calcext:value-type="string">
            <text:p>https://id.acdh.oeaw.ac.at/ofmgraz/derivatives/master/A-Gf_64_41-12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4-0</text:p>
          </table:table-cell>
          <table:table-cell office:value-type="string" calcext:value-type="string">
            <text:p>https://id.acdh.oeaw.ac.at/ofmgraz/derivatives/master/A-Gf_64_41-125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C-E</text:p>
          </table:table-cell>
          <table:table-cell office:value-type="string" calcext:value-type="string">
            <text:p>https://id.acdh.oeaw.ac.at/ofmgraz/derivatives/master/A-Gf_64_41-12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6-E</text:p>
          </table:table-cell>
          <table:table-cell office:value-type="string" calcext:value-type="string">
            <text:p>https://id.acdh.oeaw.ac.at/ofmgraz/derivatives/master/A-Gf_64_41-126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6E-C</text:p>
          </table:table-cell>
          <table:table-cell office:value-type="string" calcext:value-type="string">
            <text:p>https://id.acdh.oeaw.ac.at/ofmgraz/derivatives/master/A-Gf_64_41-12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8-C</text:p>
          </table:table-cell>
          <table:table-cell office:value-type="string" calcext:value-type="string">
            <text:p>https://id.acdh.oeaw.ac.at/ofmgraz/derivatives/master/A-Gf_64_41-127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0-8</text:p>
          </table:table-cell>
          <table:table-cell office:value-type="string" calcext:value-type="string">
            <text:p>https://id.acdh.oeaw.ac.at/ofmgraz/derivatives/master/A-Gf_64_41-12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A-A</text:p>
          </table:table-cell>
          <table:table-cell office:value-type="string" calcext:value-type="string">
            <text:p>https://id.acdh.oeaw.ac.at/ofmgraz/derivatives/master/A-Gf_64_41-128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2-6</text:p>
          </table:table-cell>
          <table:table-cell office:value-type="string" calcext:value-type="string">
            <text:p>https://id.acdh.oeaw.ac.at/ofmgraz/derivatives/master/A-Gf_64_41-12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C-8</text:p>
          </table:table-cell>
          <table:table-cell office:value-type="string" calcext:value-type="string">
            <text:p>https://id.acdh.oeaw.ac.at/ofmgraz/derivatives/master/A-Gf_64_41-129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4-4</text:p>
          </table:table-cell>
          <table:table-cell office:value-type="string" calcext:value-type="string">
            <text:p>https://id.acdh.oeaw.ac.at/ofmgraz/derivatives/master/A-Gf_64_41-13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7E-6</text:p>
          </table:table-cell>
          <table:table-cell office:value-type="string" calcext:value-type="string">
            <text:p>https://id.acdh.oeaw.ac.at/ofmgraz/derivatives/master/A-Gf_64_41-130v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6-2</text:p>
          </table:table-cell>
          <table:table-cell office:value-type="string" calcext:value-type="string">
            <text:p>https://id.acdh.oeaw.ac.at/ofmgraz/derivatives/master/A-Gf_64_41-13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0-1</text:p>
          </table:table-cell>
          <table:table-cell office:value-type="string" calcext:value-type="string">
            <text:p>https://id.acdh.oeaw.ac.at/ofmgraz/derivatives/master/A-Gf_64_41-13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8-0</text:p>
          </table:table-cell>
          <table:table-cell office:value-type="string" calcext:value-type="string">
            <text:p>https://id.acdh.oeaw.ac.at/ofmgraz/derivatives/master/A-Gf_64_41-13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2-F</text:p>
          </table:table-cell>
          <table:table-cell office:value-type="string" calcext:value-type="string">
            <text:p>https://id.acdh.oeaw.ac.at/ofmgraz/derivatives/master/A-Gf_64_41-13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A-E</text:p>
          </table:table-cell>
          <table:table-cell office:value-type="string" calcext:value-type="string">
            <text:p>https://id.acdh.oeaw.ac.at/ofmgraz/derivatives/master/A-Gf_64_41-13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4-D</text:p>
          </table:table-cell>
          <table:table-cell office:value-type="string" calcext:value-type="string">
            <text:p>https://id.acdh.oeaw.ac.at/ofmgraz/derivatives/master/A-Gf_64_41-13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C-C</text:p>
          </table:table-cell>
          <table:table-cell office:value-type="string" calcext:value-type="string">
            <text:p>https://id.acdh.oeaw.ac.at/ofmgraz/derivatives/master/A-Gf_64_41-13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6-B</text:p>
          </table:table-cell>
          <table:table-cell office:value-type="string" calcext:value-type="string">
            <text:p>https://id.acdh.oeaw.ac.at/ofmgraz/derivatives/master/A-Gf_64_41-13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7E-A</text:p>
          </table:table-cell>
          <table:table-cell office:value-type="string" calcext:value-type="string">
            <text:p>https://id.acdh.oeaw.ac.at/ofmgraz/derivatives/master/A-Gf_64_41-13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8-9</text:p>
          </table:table-cell>
          <table:table-cell office:value-type="string" calcext:value-type="string">
            <text:p>https://id.acdh.oeaw.ac.at/ofmgraz/derivatives/master/A-Gf_64_41-13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0-5</text:p>
          </table:table-cell>
          <table:table-cell office:value-type="string" calcext:value-type="string">
            <text:p>https://id.acdh.oeaw.ac.at/ofmgraz/derivatives/master/A-Gf_64_41-13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A-7</text:p>
          </table:table-cell>
          <table:table-cell office:value-type="string" calcext:value-type="string">
            <text:p>https://id.acdh.oeaw.ac.at/ofmgraz/derivatives/master/A-Gf_64_41-13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2-3</text:p>
          </table:table-cell>
          <table:table-cell office:value-type="string" calcext:value-type="string">
            <text:p>https://id.acdh.oeaw.ac.at/ofmgraz/derivatives/master/A-Gf_64_41-13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C-5</text:p>
          </table:table-cell>
          <table:table-cell office:value-type="string" calcext:value-type="string">
            <text:p>https://id.acdh.oeaw.ac.at/ofmgraz/derivatives/master/A-Gf_64_41-13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4-1</text:p>
          </table:table-cell>
          <table:table-cell office:value-type="string" calcext:value-type="string">
            <text:p>https://id.acdh.oeaw.ac.at/ofmgraz/derivatives/master/A-Gf_64_41-13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8E-3</text:p>
          </table:table-cell>
          <table:table-cell office:value-type="string" calcext:value-type="string">
            <text:p>https://id.acdh.oeaw.ac.at/ofmgraz/derivatives/master/A-Gf_64_41-13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6-F</text:p>
          </table:table-cell>
          <table:table-cell office:value-type="string" calcext:value-type="string">
            <text:p>https://id.acdh.oeaw.ac.at/ofmgraz/derivatives/master/A-Gf_64_41-13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0-F</text:p>
          </table:table-cell>
          <table:table-cell office:value-type="string" calcext:value-type="string">
            <text:p>https://id.acdh.oeaw.ac.at/ofmgraz/derivatives/master/A-Gf_64_41-13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8-D</text:p>
          </table:table-cell>
          <table:table-cell office:value-type="string" calcext:value-type="string">
            <text:p>https://id.acdh.oeaw.ac.at/ofmgraz/derivatives/master/A-Gf_64_41-14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2-D</text:p>
          </table:table-cell>
          <table:table-cell office:value-type="string" calcext:value-type="string">
            <text:p>https://id.acdh.oeaw.ac.at/ofmgraz/derivatives/master/A-Gf_64_41-14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A-B</text:p>
          </table:table-cell>
          <table:table-cell office:value-type="string" calcext:value-type="string">
            <text:p>https://id.acdh.oeaw.ac.at/ofmgraz/derivatives/master/A-Gf_64_41-14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4-B</text:p>
          </table:table-cell>
          <table:table-cell office:value-type="string" calcext:value-type="string">
            <text:p>https://id.acdh.oeaw.ac.at/ofmgraz/derivatives/master/A-Gf_64_41-14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C-9</text:p>
          </table:table-cell>
          <table:table-cell office:value-type="string" calcext:value-type="string">
            <text:p>https://id.acdh.oeaw.ac.at/ofmgraz/derivatives/master/A-Gf_64_41-14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6-9</text:p>
          </table:table-cell>
          <table:table-cell office:value-type="string" calcext:value-type="string">
            <text:p>https://id.acdh.oeaw.ac.at/ofmgraz/derivatives/master/A-Gf_64_41-14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8E-7</text:p>
          </table:table-cell>
          <table:table-cell office:value-type="string" calcext:value-type="string">
            <text:p>https://id.acdh.oeaw.ac.at/ofmgraz/derivatives/master/A-Gf_64_41-14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8-7</text:p>
          </table:table-cell>
          <table:table-cell office:value-type="string" calcext:value-type="string">
            <text:p>https://id.acdh.oeaw.ac.at/ofmgraz/derivatives/master/A-Gf_64_41-14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0-3</text:p>
          </table:table-cell>
          <table:table-cell office:value-type="string" calcext:value-type="string">
            <text:p>https://id.acdh.oeaw.ac.at/ofmgraz/derivatives/master/A-Gf_64_41-14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A-5</text:p>
          </table:table-cell>
          <table:table-cell office:value-type="string" calcext:value-type="string">
            <text:p>https://id.acdh.oeaw.ac.at/ofmgraz/derivatives/master/A-Gf_64_41-14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2-1</text:p>
          </table:table-cell>
          <table:table-cell office:value-type="string" calcext:value-type="string">
            <text:p>https://id.acdh.oeaw.ac.at/ofmgraz/derivatives/master/A-Gf_64_41-14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C-3</text:p>
          </table:table-cell>
          <table:table-cell office:value-type="string" calcext:value-type="string">
            <text:p>https://id.acdh.oeaw.ac.at/ofmgraz/derivatives/master/A-Gf_64_41-14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4-F</text:p>
          </table:table-cell>
          <table:table-cell office:value-type="string" calcext:value-type="string">
            <text:p>https://id.acdh.oeaw.ac.at/ofmgraz/derivatives/master/A-Gf_64_41-14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9E-1</text:p>
          </table:table-cell>
          <table:table-cell office:value-type="string" calcext:value-type="string">
            <text:p>https://id.acdh.oeaw.ac.at/ofmgraz/derivatives/master/A-Gf_64_41-14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6-D</text:p>
          </table:table-cell>
          <table:table-cell office:value-type="string" calcext:value-type="string">
            <text:p>https://id.acdh.oeaw.ac.at/ofmgraz/derivatives/master/A-Gf_64_41-14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0-D</text:p>
          </table:table-cell>
          <table:table-cell office:value-type="string" calcext:value-type="string">
            <text:p>https://id.acdh.oeaw.ac.at/ofmgraz/derivatives/master/A-Gf_64_41-14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8-B</text:p>
          </table:table-cell>
          <table:table-cell office:value-type="string" calcext:value-type="string">
            <text:p>https://id.acdh.oeaw.ac.at/ofmgraz/derivatives/master/A-Gf_64_41-14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2-B</text:p>
          </table:table-cell>
          <table:table-cell office:value-type="string" calcext:value-type="string">
            <text:p>https://id.acdh.oeaw.ac.at/ofmgraz/derivatives/master/A-Gf_64_41-14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A-9</text:p>
          </table:table-cell>
          <table:table-cell office:value-type="string" calcext:value-type="string">
            <text:p>https://id.acdh.oeaw.ac.at/ofmgraz/derivatives/master/A-Gf_64_41-14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4-9</text:p>
          </table:table-cell>
          <table:table-cell office:value-type="string" calcext:value-type="string">
            <text:p>https://id.acdh.oeaw.ac.at/ofmgraz/derivatives/master/A-Gf_64_41-14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C-7</text:p>
          </table:table-cell>
          <table:table-cell office:value-type="string" calcext:value-type="string">
            <text:p>https://id.acdh.oeaw.ac.at/ofmgraz/derivatives/master/A-Gf_64_41-15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6-7</text:p>
          </table:table-cell>
          <table:table-cell office:value-type="string" calcext:value-type="string">
            <text:p>https://id.acdh.oeaw.ac.at/ofmgraz/derivatives/master/A-Gf_64_41-15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9E-5</text:p>
          </table:table-cell>
          <table:table-cell office:value-type="string" calcext:value-type="string">
            <text:p>https://id.acdh.oeaw.ac.at/ofmgraz/derivatives/master/A-Gf_64_41-15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8-5</text:p>
          </table:table-cell>
          <table:table-cell office:value-type="string" calcext:value-type="string">
            <text:p>https://id.acdh.oeaw.ac.at/ofmgraz/derivatives/master/A-Gf_64_41-15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0-1</text:p>
          </table:table-cell>
          <table:table-cell office:value-type="string" calcext:value-type="string">
            <text:p>https://id.acdh.oeaw.ac.at/ofmgraz/derivatives/master/A-Gf_64_41-15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A-3</text:p>
          </table:table-cell>
          <table:table-cell office:value-type="string" calcext:value-type="string">
            <text:p>https://id.acdh.oeaw.ac.at/ofmgraz/derivatives/master/A-Gf_64_41-15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2-F</text:p>
          </table:table-cell>
          <table:table-cell office:value-type="string" calcext:value-type="string">
            <text:p>https://id.acdh.oeaw.ac.at/ofmgraz/derivatives/master/A-Gf_64_41-15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C-1</text:p>
          </table:table-cell>
          <table:table-cell office:value-type="string" calcext:value-type="string">
            <text:p>https://id.acdh.oeaw.ac.at/ofmgraz/derivatives/master/A-Gf_64_41-15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4-D</text:p>
          </table:table-cell>
          <table:table-cell office:value-type="string" calcext:value-type="string">
            <text:p>https://id.acdh.oeaw.ac.at/ofmgraz/derivatives/master/A-Gf_64_41-15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AE-F</text:p>
          </table:table-cell>
          <table:table-cell office:value-type="string" calcext:value-type="string">
            <text:p>https://id.acdh.oeaw.ac.at/ofmgraz/derivatives/master/A-Gf_64_41-15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6-B</text:p>
          </table:table-cell>
          <table:table-cell office:value-type="string" calcext:value-type="string">
            <text:p>https://id.acdh.oeaw.ac.at/ofmgraz/derivatives/master/A-Gf_64_41-15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0-B</text:p>
          </table:table-cell>
          <table:table-cell office:value-type="string" calcext:value-type="string">
            <text:p>https://id.acdh.oeaw.ac.at/ofmgraz/derivatives/master/A-Gf_64_41-15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8-9</text:p>
          </table:table-cell>
          <table:table-cell office:value-type="string" calcext:value-type="string">
            <text:p>https://id.acdh.oeaw.ac.at/ofmgraz/derivatives/master/A-Gf_64_41-15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2-9</text:p>
          </table:table-cell>
          <table:table-cell office:value-type="string" calcext:value-type="string">
            <text:p>https://id.acdh.oeaw.ac.at/ofmgraz/derivatives/master/A-Gf_64_41-15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A-7</text:p>
          </table:table-cell>
          <table:table-cell office:value-type="string" calcext:value-type="string">
            <text:p>https://id.acdh.oeaw.ac.at/ofmgraz/derivatives/master/A-Gf_64_41-15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4-7</text:p>
          </table:table-cell>
          <table:table-cell office:value-type="string" calcext:value-type="string">
            <text:p>https://id.acdh.oeaw.ac.at/ofmgraz/derivatives/master/A-Gf_64_41-15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C-5</text:p>
          </table:table-cell>
          <table:table-cell office:value-type="string" calcext:value-type="string">
            <text:p>https://id.acdh.oeaw.ac.at/ofmgraz/derivatives/master/A-Gf_64_41-15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6-5</text:p>
          </table:table-cell>
          <table:table-cell office:value-type="string" calcext:value-type="string">
            <text:p>https://id.acdh.oeaw.ac.at/ofmgraz/derivatives/master/A-Gf_64_41-15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AE-3</text:p>
          </table:table-cell>
          <table:table-cell office:value-type="string" calcext:value-type="string">
            <text:p>https://id.acdh.oeaw.ac.at/ofmgraz/derivatives/master/A-Gf_64_41-15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8-3</text:p>
          </table:table-cell>
          <table:table-cell office:value-type="string" calcext:value-type="string">
            <text:p>https://id.acdh.oeaw.ac.at/ofmgraz/derivatives/master/A-Gf_64_41-15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0-F</text:p>
          </table:table-cell>
          <table:table-cell office:value-type="string" calcext:value-type="string">
            <text:p>https://id.acdh.oeaw.ac.at/ofmgraz/derivatives/master/A-Gf_64_41-16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A-1</text:p>
          </table:table-cell>
          <table:table-cell office:value-type="string" calcext:value-type="string">
            <text:p>https://id.acdh.oeaw.ac.at/ofmgraz/derivatives/master/A-Gf_64_41-16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2-D</text:p>
          </table:table-cell>
          <table:table-cell office:value-type="string" calcext:value-type="string">
            <text:p>https://id.acdh.oeaw.ac.at/ofmgraz/derivatives/master/A-Gf_64_41-16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C-F</text:p>
          </table:table-cell>
          <table:table-cell office:value-type="string" calcext:value-type="string">
            <text:p>https://id.acdh.oeaw.ac.at/ofmgraz/derivatives/master/A-Gf_64_41-16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4-B</text:p>
          </table:table-cell>
          <table:table-cell office:value-type="string" calcext:value-type="string">
            <text:p>https://id.acdh.oeaw.ac.at/ofmgraz/derivatives/master/A-Gf_64_41-16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BE-D</text:p>
          </table:table-cell>
          <table:table-cell office:value-type="string" calcext:value-type="string">
            <text:p>https://id.acdh.oeaw.ac.at/ofmgraz/derivatives/master/A-Gf_64_41-16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6-9</text:p>
          </table:table-cell>
          <table:table-cell office:value-type="string" calcext:value-type="string">
            <text:p>https://id.acdh.oeaw.ac.at/ofmgraz/derivatives/master/A-Gf_64_41-16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0-9</text:p>
          </table:table-cell>
          <table:table-cell office:value-type="string" calcext:value-type="string">
            <text:p>https://id.acdh.oeaw.ac.at/ofmgraz/derivatives/master/A-Gf_64_41-16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8-7</text:p>
          </table:table-cell>
          <table:table-cell office:value-type="string" calcext:value-type="string">
            <text:p>https://id.acdh.oeaw.ac.at/ofmgraz/derivatives/master/A-Gf_64_41-16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2-7</text:p>
          </table:table-cell>
          <table:table-cell office:value-type="string" calcext:value-type="string">
            <text:p>https://id.acdh.oeaw.ac.at/ofmgraz/derivatives/master/A-Gf_64_41-16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A-5</text:p>
          </table:table-cell>
          <table:table-cell office:value-type="string" calcext:value-type="string">
            <text:p>https://id.acdh.oeaw.ac.at/ofmgraz/derivatives/master/A-Gf_64_41-16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4-5</text:p>
          </table:table-cell>
          <table:table-cell office:value-type="string" calcext:value-type="string">
            <text:p>https://id.acdh.oeaw.ac.at/ofmgraz/derivatives/master/A-Gf_64_41-16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C-3</text:p>
          </table:table-cell>
          <table:table-cell office:value-type="string" calcext:value-type="string">
            <text:p>https://id.acdh.oeaw.ac.at/ofmgraz/derivatives/master/A-Gf_64_41-16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6-3</text:p>
          </table:table-cell>
          <table:table-cell office:value-type="string" calcext:value-type="string">
            <text:p>https://id.acdh.oeaw.ac.at/ofmgraz/derivatives/master/A-Gf_64_41-16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BE-1</text:p>
          </table:table-cell>
          <table:table-cell office:value-type="string" calcext:value-type="string">
            <text:p>https://id.acdh.oeaw.ac.at/ofmgraz/derivatives/master/A-Gf_64_41-16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8-1</text:p>
          </table:table-cell>
          <table:table-cell office:value-type="string" calcext:value-type="string">
            <text:p>https://id.acdh.oeaw.ac.at/ofmgraz/derivatives/master/A-Gf_64_41-16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0-D</text:p>
          </table:table-cell>
          <table:table-cell office:value-type="string" calcext:value-type="string">
            <text:p>https://id.acdh.oeaw.ac.at/ofmgraz/derivatives/master/A-Gf_64_41-16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A-F</text:p>
          </table:table-cell>
          <table:table-cell office:value-type="string" calcext:value-type="string">
            <text:p>https://id.acdh.oeaw.ac.at/ofmgraz/derivatives/master/A-Gf_64_41-16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2-B</text:p>
          </table:table-cell>
          <table:table-cell office:value-type="string" calcext:value-type="string">
            <text:p>https://id.acdh.oeaw.ac.at/ofmgraz/derivatives/master/A-Gf_64_41-16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C-D</text:p>
          </table:table-cell>
          <table:table-cell office:value-type="string" calcext:value-type="string">
            <text:p>https://id.acdh.oeaw.ac.at/ofmgraz/derivatives/master/A-Gf_64_41-16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4-9</text:p>
          </table:table-cell>
          <table:table-cell office:value-type="string" calcext:value-type="string">
            <text:p>https://id.acdh.oeaw.ac.at/ofmgraz/derivatives/master/A-Gf_64_41-17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CE-B</text:p>
          </table:table-cell>
          <table:table-cell office:value-type="string" calcext:value-type="string">
            <text:p>https://id.acdh.oeaw.ac.at/ofmgraz/derivatives/master/A-Gf_64_41-17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6-7</text:p>
          </table:table-cell>
          <table:table-cell office:value-type="string" calcext:value-type="string">
            <text:p>https://id.acdh.oeaw.ac.at/ofmgraz/derivatives/master/A-Gf_64_41-17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0-7</text:p>
          </table:table-cell>
          <table:table-cell office:value-type="string" calcext:value-type="string">
            <text:p>https://id.acdh.oeaw.ac.at/ofmgraz/derivatives/master/A-Gf_64_41-17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8-5</text:p>
          </table:table-cell>
          <table:table-cell office:value-type="string" calcext:value-type="string">
            <text:p>https://id.acdh.oeaw.ac.at/ofmgraz/derivatives/master/A-Gf_64_41-17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2-5</text:p>
          </table:table-cell>
          <table:table-cell office:value-type="string" calcext:value-type="string">
            <text:p>https://id.acdh.oeaw.ac.at/ofmgraz/derivatives/master/A-Gf_64_41-17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A-3</text:p>
          </table:table-cell>
          <table:table-cell office:value-type="string" calcext:value-type="string">
            <text:p>https://id.acdh.oeaw.ac.at/ofmgraz/derivatives/master/A-Gf_64_41-17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4-3</text:p>
          </table:table-cell>
          <table:table-cell office:value-type="string" calcext:value-type="string">
            <text:p>https://id.acdh.oeaw.ac.at/ofmgraz/derivatives/master/A-Gf_64_41-17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C-1</text:p>
          </table:table-cell>
          <table:table-cell office:value-type="string" calcext:value-type="string">
            <text:p>https://id.acdh.oeaw.ac.at/ofmgraz/derivatives/master/A-Gf_64_41-17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6-1</text:p>
          </table:table-cell>
          <table:table-cell office:value-type="string" calcext:value-type="string">
            <text:p>https://id.acdh.oeaw.ac.at/ofmgraz/derivatives/master/A-Gf_64_41-17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CE-F</text:p>
          </table:table-cell>
          <table:table-cell office:value-type="string" calcext:value-type="string">
            <text:p>https://id.acdh.oeaw.ac.at/ofmgraz/derivatives/master/A-Gf_64_41-17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8-F</text:p>
          </table:table-cell>
          <table:table-cell office:value-type="string" calcext:value-type="string">
            <text:p>https://id.acdh.oeaw.ac.at/ofmgraz/derivatives/master/A-Gf_64_41-17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0-B</text:p>
          </table:table-cell>
          <table:table-cell office:value-type="string" calcext:value-type="string">
            <text:p>https://id.acdh.oeaw.ac.at/ofmgraz/derivatives/master/A-Gf_64_41-17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A-D</text:p>
          </table:table-cell>
          <table:table-cell office:value-type="string" calcext:value-type="string">
            <text:p>https://id.acdh.oeaw.ac.at/ofmgraz/derivatives/master/A-Gf_64_41-17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2-9</text:p>
          </table:table-cell>
          <table:table-cell office:value-type="string" calcext:value-type="string">
            <text:p>https://id.acdh.oeaw.ac.at/ofmgraz/derivatives/master/A-Gf_64_41-17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C-B</text:p>
          </table:table-cell>
          <table:table-cell office:value-type="string" calcext:value-type="string">
            <text:p>https://id.acdh.oeaw.ac.at/ofmgraz/derivatives/master/A-Gf_64_41-17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4-7</text:p>
          </table:table-cell>
          <table:table-cell office:value-type="string" calcext:value-type="string">
            <text:p>https://id.acdh.oeaw.ac.at/ofmgraz/derivatives/master/A-Gf_64_41-17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DE-9</text:p>
          </table:table-cell>
          <table:table-cell office:value-type="string" calcext:value-type="string">
            <text:p>https://id.acdh.oeaw.ac.at/ofmgraz/derivatives/master/A-Gf_64_41-17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6-5</text:p>
          </table:table-cell>
          <table:table-cell office:value-type="string" calcext:value-type="string">
            <text:p>https://id.acdh.oeaw.ac.at/ofmgraz/derivatives/master/A-Gf_64_41-17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0-5</text:p>
          </table:table-cell>
          <table:table-cell office:value-type="string" calcext:value-type="string">
            <text:p>https://id.acdh.oeaw.ac.at/ofmgraz/derivatives/master/A-Gf_64_41-17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8-3</text:p>
          </table:table-cell>
          <table:table-cell office:value-type="string" calcext:value-type="string">
            <text:p>https://id.acdh.oeaw.ac.at/ofmgraz/derivatives/master/A-Gf_64_41-18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2-3</text:p>
          </table:table-cell>
          <table:table-cell office:value-type="string" calcext:value-type="string">
            <text:p>https://id.acdh.oeaw.ac.at/ofmgraz/derivatives/master/A-Gf_64_41-18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A-1</text:p>
          </table:table-cell>
          <table:table-cell office:value-type="string" calcext:value-type="string">
            <text:p>https://id.acdh.oeaw.ac.at/ofmgraz/derivatives/master/A-Gf_64_41-18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4-1</text:p>
          </table:table-cell>
          <table:table-cell office:value-type="string" calcext:value-type="string">
            <text:p>https://id.acdh.oeaw.ac.at/ofmgraz/derivatives/master/A-Gf_64_41-18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C-F</text:p>
          </table:table-cell>
          <table:table-cell office:value-type="string" calcext:value-type="string">
            <text:p>https://id.acdh.oeaw.ac.at/ofmgraz/derivatives/master/A-Gf_64_41-18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6-F</text:p>
          </table:table-cell>
          <table:table-cell office:value-type="string" calcext:value-type="string">
            <text:p>https://id.acdh.oeaw.ac.at/ofmgraz/derivatives/master/A-Gf_64_41-18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DE-D</text:p>
          </table:table-cell>
          <table:table-cell office:value-type="string" calcext:value-type="string">
            <text:p>https://id.acdh.oeaw.ac.at/ofmgraz/derivatives/master/A-Gf_64_41-18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8-D</text:p>
          </table:table-cell>
          <table:table-cell office:value-type="string" calcext:value-type="string">
            <text:p>https://id.acdh.oeaw.ac.at/ofmgraz/derivatives/master/A-Gf_64_41-18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0-9</text:p>
          </table:table-cell>
          <table:table-cell office:value-type="string" calcext:value-type="string">
            <text:p>https://id.acdh.oeaw.ac.at/ofmgraz/derivatives/master/A-Gf_64_41-18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A-B</text:p>
          </table:table-cell>
          <table:table-cell office:value-type="string" calcext:value-type="string">
            <text:p>https://id.acdh.oeaw.ac.at/ofmgraz/derivatives/master/A-Gf_64_41-18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2-7</text:p>
          </table:table-cell>
          <table:table-cell office:value-type="string" calcext:value-type="string">
            <text:p>https://id.acdh.oeaw.ac.at/ofmgraz/derivatives/master/A-Gf_64_41-18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C-9</text:p>
          </table:table-cell>
          <table:table-cell office:value-type="string" calcext:value-type="string">
            <text:p>https://id.acdh.oeaw.ac.at/ofmgraz/derivatives/master/A-Gf_64_41-18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4-5</text:p>
          </table:table-cell>
          <table:table-cell office:value-type="string" calcext:value-type="string">
            <text:p>https://id.acdh.oeaw.ac.at/ofmgraz/derivatives/master/A-Gf_64_41-18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EE-7</text:p>
          </table:table-cell>
          <table:table-cell office:value-type="string" calcext:value-type="string">
            <text:p>https://id.acdh.oeaw.ac.at/ofmgraz/derivatives/master/A-Gf_64_41-18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6-3</text:p>
          </table:table-cell>
          <table:table-cell office:value-type="string" calcext:value-type="string">
            <text:p>https://id.acdh.oeaw.ac.at/ofmgraz/derivatives/master/A-Gf_64_41-18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0-3</text:p>
          </table:table-cell>
          <table:table-cell office:value-type="string" calcext:value-type="string">
            <text:p>https://id.acdh.oeaw.ac.at/ofmgraz/derivatives/master/A-Gf_64_41-18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8-1</text:p>
          </table:table-cell>
          <table:table-cell office:value-type="string" calcext:value-type="string">
            <text:p>https://id.acdh.oeaw.ac.at/ofmgraz/derivatives/master/A-Gf_64_41-18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2-1</text:p>
          </table:table-cell>
          <table:table-cell office:value-type="string" calcext:value-type="string">
            <text:p>https://id.acdh.oeaw.ac.at/ofmgraz/derivatives/master/A-Gf_64_41-18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A-F</text:p>
          </table:table-cell>
          <table:table-cell office:value-type="string" calcext:value-type="string">
            <text:p>https://id.acdh.oeaw.ac.at/ofmgraz/derivatives/master/A-Gf_64_41-18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4-F</text:p>
          </table:table-cell>
          <table:table-cell office:value-type="string" calcext:value-type="string">
            <text:p>https://id.acdh.oeaw.ac.at/ofmgraz/derivatives/master/A-Gf_64_41-18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C-D</text:p>
          </table:table-cell>
          <table:table-cell office:value-type="string" calcext:value-type="string">
            <text:p>https://id.acdh.oeaw.ac.at/ofmgraz/derivatives/master/A-Gf_64_41-19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6-D</text:p>
          </table:table-cell>
          <table:table-cell office:value-type="string" calcext:value-type="string">
            <text:p>https://id.acdh.oeaw.ac.at/ofmgraz/derivatives/master/A-Gf_64_41-19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EE-B</text:p>
          </table:table-cell>
          <table:table-cell office:value-type="string" calcext:value-type="string">
            <text:p>https://id.acdh.oeaw.ac.at/ofmgraz/derivatives/master/A-Gf_64_41-19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8-B</text:p>
          </table:table-cell>
          <table:table-cell office:value-type="string" calcext:value-type="string">
            <text:p>https://id.acdh.oeaw.ac.at/ofmgraz/derivatives/master/A-Gf_64_41-19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0-7</text:p>
          </table:table-cell>
          <table:table-cell office:value-type="string" calcext:value-type="string">
            <text:p>https://id.acdh.oeaw.ac.at/ofmgraz/derivatives/master/A-Gf_64_41-19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A-9</text:p>
          </table:table-cell>
          <table:table-cell office:value-type="string" calcext:value-type="string">
            <text:p>https://id.acdh.oeaw.ac.at/ofmgraz/derivatives/master/A-Gf_64_41-19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2-5</text:p>
          </table:table-cell>
          <table:table-cell office:value-type="string" calcext:value-type="string">
            <text:p>https://id.acdh.oeaw.ac.at/ofmgraz/derivatives/master/A-Gf_64_41-19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C-7</text:p>
          </table:table-cell>
          <table:table-cell office:value-type="string" calcext:value-type="string">
            <text:p>https://id.acdh.oeaw.ac.at/ofmgraz/derivatives/master/A-Gf_64_41-19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4-3</text:p>
          </table:table-cell>
          <table:table-cell office:value-type="string" calcext:value-type="string">
            <text:p>https://id.acdh.oeaw.ac.at/ofmgraz/derivatives/master/A-Gf_64_41-19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1FE-5</text:p>
          </table:table-cell>
          <table:table-cell office:value-type="string" calcext:value-type="string">
            <text:p>https://id.acdh.oeaw.ac.at/ofmgraz/derivatives/master/A-Gf_64_41-19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6-1</text:p>
          </table:table-cell>
          <table:table-cell office:value-type="string" calcext:value-type="string">
            <text:p>https://id.acdh.oeaw.ac.at/ofmgraz/derivatives/master/A-Gf_64_41-19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0-1</text:p>
          </table:table-cell>
          <table:table-cell office:value-type="string" calcext:value-type="string">
            <text:p>https://id.acdh.oeaw.ac.at/ofmgraz/derivatives/master/A-Gf_64_41-19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8-F</text:p>
          </table:table-cell>
          <table:table-cell office:value-type="string" calcext:value-type="string">
            <text:p>https://id.acdh.oeaw.ac.at/ofmgraz/derivatives/master/A-Gf_64_41-19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2-F</text:p>
          </table:table-cell>
          <table:table-cell office:value-type="string" calcext:value-type="string">
            <text:p>https://id.acdh.oeaw.ac.at/ofmgraz/derivatives/master/A-Gf_64_41-19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A-D</text:p>
          </table:table-cell>
          <table:table-cell office:value-type="string" calcext:value-type="string">
            <text:p>https://id.acdh.oeaw.ac.at/ofmgraz/derivatives/master/A-Gf_64_41-19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4-D</text:p>
          </table:table-cell>
          <table:table-cell office:value-type="string" calcext:value-type="string">
            <text:p>https://id.acdh.oeaw.ac.at/ofmgraz/derivatives/master/A-Gf_64_41-19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C-B</text:p>
          </table:table-cell>
          <table:table-cell office:value-type="string" calcext:value-type="string">
            <text:p>https://id.acdh.oeaw.ac.at/ofmgraz/derivatives/master/A-Gf_64_41-19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6-B</text:p>
          </table:table-cell>
          <table:table-cell office:value-type="string" calcext:value-type="string">
            <text:p>https://id.acdh.oeaw.ac.at/ofmgraz/derivatives/master/A-Gf_64_41-19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AFFE-9</text:p>
          </table:table-cell>
          <table:table-cell office:value-type="string" calcext:value-type="string">
            <text:p>https://id.acdh.oeaw.ac.at/ofmgraz/derivatives/master/A-Gf_64_41-19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8-9</text:p>
          </table:table-cell>
          <table:table-cell office:value-type="string" calcext:value-type="string">
            <text:p>https://id.acdh.oeaw.ac.at/ofmgraz/derivatives/master/A-Gf_64_41-19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0-3</text:p>
          </table:table-cell>
          <table:table-cell office:value-type="string" calcext:value-type="string">
            <text:p>https://id.acdh.oeaw.ac.at/ofmgraz/derivatives/master/A-Gf_64_41-20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A-7</text:p>
          </table:table-cell>
          <table:table-cell office:value-type="string" calcext:value-type="string">
            <text:p>https://id.acdh.oeaw.ac.at/ofmgraz/derivatives/master/A-Gf_64_41-20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2-1</text:p>
          </table:table-cell>
          <table:table-cell office:value-type="string" calcext:value-type="string">
            <text:p>https://id.acdh.oeaw.ac.at/ofmgraz/derivatives/master/A-Gf_64_41-20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C-5</text:p>
          </table:table-cell>
          <table:table-cell office:value-type="string" calcext:value-type="string">
            <text:p>https://id.acdh.oeaw.ac.at/ofmgraz/derivatives/master/A-Gf_64_41-20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4-F</text:p>
          </table:table-cell>
          <table:table-cell office:value-type="string" calcext:value-type="string">
            <text:p>https://id.acdh.oeaw.ac.at/ofmgraz/derivatives/master/A-Gf_64_41-20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0E-3</text:p>
          </table:table-cell>
          <table:table-cell office:value-type="string" calcext:value-type="string">
            <text:p>https://id.acdh.oeaw.ac.at/ofmgraz/derivatives/master/A-Gf_64_41-20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6-D</text:p>
          </table:table-cell>
          <table:table-cell office:value-type="string" calcext:value-type="string">
            <text:p>https://id.acdh.oeaw.ac.at/ofmgraz/derivatives/master/A-Gf_64_41-20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0-F</text:p>
          </table:table-cell>
          <table:table-cell office:value-type="string" calcext:value-type="string">
            <text:p>https://id.acdh.oeaw.ac.at/ofmgraz/derivatives/master/A-Gf_64_41-20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8-B</text:p>
          </table:table-cell>
          <table:table-cell office:value-type="string" calcext:value-type="string">
            <text:p>https://id.acdh.oeaw.ac.at/ofmgraz/derivatives/master/A-Gf_64_41-20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2-D</text:p>
          </table:table-cell>
          <table:table-cell office:value-type="string" calcext:value-type="string">
            <text:p>https://id.acdh.oeaw.ac.at/ofmgraz/derivatives/master/A-Gf_64_41-20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A-9</text:p>
          </table:table-cell>
          <table:table-cell office:value-type="string" calcext:value-type="string">
            <text:p>https://id.acdh.oeaw.ac.at/ofmgraz/derivatives/master/A-Gf_64_41-20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4-B</text:p>
          </table:table-cell>
          <table:table-cell office:value-type="string" calcext:value-type="string">
            <text:p>https://id.acdh.oeaw.ac.at/ofmgraz/derivatives/master/A-Gf_64_41-20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C-7</text:p>
          </table:table-cell>
          <table:table-cell office:value-type="string" calcext:value-type="string">
            <text:p>https://id.acdh.oeaw.ac.at/ofmgraz/derivatives/master/A-Gf_64_41-20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6-9</text:p>
          </table:table-cell>
          <table:table-cell office:value-type="string" calcext:value-type="string">
            <text:p>https://id.acdh.oeaw.ac.at/ofmgraz/derivatives/master/A-Gf_64_41-20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0E-5</text:p>
          </table:table-cell>
          <table:table-cell office:value-type="string" calcext:value-type="string">
            <text:p>https://id.acdh.oeaw.ac.at/ofmgraz/derivatives/master/A-Gf_64_41-20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8-7</text:p>
          </table:table-cell>
          <table:table-cell office:value-type="string" calcext:value-type="string">
            <text:p>https://id.acdh.oeaw.ac.at/ofmgraz/derivatives/master/A-Gf_64_41-20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0-1</text:p>
          </table:table-cell>
          <table:table-cell office:value-type="string" calcext:value-type="string">
            <text:p>https://id.acdh.oeaw.ac.at/ofmgraz/derivatives/master/A-Gf_64_41-20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A-5</text:p>
          </table:table-cell>
          <table:table-cell office:value-type="string" calcext:value-type="string">
            <text:p>https://id.acdh.oeaw.ac.at/ofmgraz/derivatives/master/A-Gf_64_41-20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2-F</text:p>
          </table:table-cell>
          <table:table-cell office:value-type="string" calcext:value-type="string">
            <text:p>https://id.acdh.oeaw.ac.at/ofmgraz/derivatives/master/A-Gf_64_41-20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C-3</text:p>
          </table:table-cell>
          <table:table-cell office:value-type="string" calcext:value-type="string">
            <text:p>https://id.acdh.oeaw.ac.at/ofmgraz/derivatives/master/A-Gf_64_41-20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4-D</text:p>
          </table:table-cell>
          <table:table-cell office:value-type="string" calcext:value-type="string">
            <text:p>https://id.acdh.oeaw.ac.at/ofmgraz/derivatives/master/A-Gf_64_41-21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1E-1</text:p>
          </table:table-cell>
          <table:table-cell office:value-type="string" calcext:value-type="string">
            <text:p>https://id.acdh.oeaw.ac.at/ofmgraz/derivatives/master/A-Gf_64_41-21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6-B</text:p>
          </table:table-cell>
          <table:table-cell office:value-type="string" calcext:value-type="string">
            <text:p>https://id.acdh.oeaw.ac.at/ofmgraz/derivatives/master/A-Gf_64_41-21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0-D</text:p>
          </table:table-cell>
          <table:table-cell office:value-type="string" calcext:value-type="string">
            <text:p>https://id.acdh.oeaw.ac.at/ofmgraz/derivatives/master/A-Gf_64_41-21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8-9</text:p>
          </table:table-cell>
          <table:table-cell office:value-type="string" calcext:value-type="string">
            <text:p>https://id.acdh.oeaw.ac.at/ofmgraz/derivatives/master/A-Gf_64_41-21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2-B</text:p>
          </table:table-cell>
          <table:table-cell office:value-type="string" calcext:value-type="string">
            <text:p>https://id.acdh.oeaw.ac.at/ofmgraz/derivatives/master/A-Gf_64_41-21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A-7</text:p>
          </table:table-cell>
          <table:table-cell office:value-type="string" calcext:value-type="string">
            <text:p>https://id.acdh.oeaw.ac.at/ofmgraz/derivatives/master/A-Gf_64_41-21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4-9</text:p>
          </table:table-cell>
          <table:table-cell office:value-type="string" calcext:value-type="string">
            <text:p>https://id.acdh.oeaw.ac.at/ofmgraz/derivatives/master/A-Gf_64_41-21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C-5</text:p>
          </table:table-cell>
          <table:table-cell office:value-type="string" calcext:value-type="string">
            <text:p>https://id.acdh.oeaw.ac.at/ofmgraz/derivatives/master/A-Gf_64_41-21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6-7</text:p>
          </table:table-cell>
          <table:table-cell office:value-type="string" calcext:value-type="string">
            <text:p>https://id.acdh.oeaw.ac.at/ofmgraz/derivatives/master/A-Gf_64_41-21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1E-3</text:p>
          </table:table-cell>
          <table:table-cell office:value-type="string" calcext:value-type="string">
            <text:p>https://id.acdh.oeaw.ac.at/ofmgraz/derivatives/master/A-Gf_64_41-21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8-5</text:p>
          </table:table-cell>
          <table:table-cell office:value-type="string" calcext:value-type="string">
            <text:p>https://id.acdh.oeaw.ac.at/ofmgraz/derivatives/master/A-Gf_64_41-21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0-F</text:p>
          </table:table-cell>
          <table:table-cell office:value-type="string" calcext:value-type="string">
            <text:p>https://id.acdh.oeaw.ac.at/ofmgraz/derivatives/master/A-Gf_64_41-21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A-3</text:p>
          </table:table-cell>
          <table:table-cell office:value-type="string" calcext:value-type="string">
            <text:p>https://id.acdh.oeaw.ac.at/ofmgraz/derivatives/master/A-Gf_64_41-21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2-D</text:p>
          </table:table-cell>
          <table:table-cell office:value-type="string" calcext:value-type="string">
            <text:p>https://id.acdh.oeaw.ac.at/ofmgraz/derivatives/master/A-Gf_64_41-21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C-1</text:p>
          </table:table-cell>
          <table:table-cell office:value-type="string" calcext:value-type="string">
            <text:p>https://id.acdh.oeaw.ac.at/ofmgraz/derivatives/master/A-Gf_64_41-21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4-B</text:p>
          </table:table-cell>
          <table:table-cell office:value-type="string" calcext:value-type="string">
            <text:p>https://id.acdh.oeaw.ac.at/ofmgraz/derivatives/master/A-Gf_64_41-21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2E-F</text:p>
          </table:table-cell>
          <table:table-cell office:value-type="string" calcext:value-type="string">
            <text:p>https://id.acdh.oeaw.ac.at/ofmgraz/derivatives/master/A-Gf_64_41-21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6-9</text:p>
          </table:table-cell>
          <table:table-cell office:value-type="string" calcext:value-type="string">
            <text:p>https://id.acdh.oeaw.ac.at/ofmgraz/derivatives/master/A-Gf_64_41-21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0-B</text:p>
          </table:table-cell>
          <table:table-cell office:value-type="string" calcext:value-type="string">
            <text:p>https://id.acdh.oeaw.ac.at/ofmgraz/derivatives/master/A-Gf_64_41-21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8-7</text:p>
          </table:table-cell>
          <table:table-cell office:value-type="string" calcext:value-type="string">
            <text:p>https://id.acdh.oeaw.ac.at/ofmgraz/derivatives/master/A-Gf_64_41-22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2-9</text:p>
          </table:table-cell>
          <table:table-cell office:value-type="string" calcext:value-type="string">
            <text:p>https://id.acdh.oeaw.ac.at/ofmgraz/derivatives/master/A-Gf_64_41-22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A-5</text:p>
          </table:table-cell>
          <table:table-cell office:value-type="string" calcext:value-type="string">
            <text:p>https://id.acdh.oeaw.ac.at/ofmgraz/derivatives/master/A-Gf_64_41-22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4-7</text:p>
          </table:table-cell>
          <table:table-cell office:value-type="string" calcext:value-type="string">
            <text:p>https://id.acdh.oeaw.ac.at/ofmgraz/derivatives/master/A-Gf_64_41-22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C-3</text:p>
          </table:table-cell>
          <table:table-cell office:value-type="string" calcext:value-type="string">
            <text:p>https://id.acdh.oeaw.ac.at/ofmgraz/derivatives/master/A-Gf_64_41-22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6-5</text:p>
          </table:table-cell>
          <table:table-cell office:value-type="string" calcext:value-type="string">
            <text:p>https://id.acdh.oeaw.ac.at/ofmgraz/derivatives/master/A-Gf_64_41-22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2E-1</text:p>
          </table:table-cell>
          <table:table-cell office:value-type="string" calcext:value-type="string">
            <text:p>https://id.acdh.oeaw.ac.at/ofmgraz/derivatives/master/A-Gf_64_41-22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8-3</text:p>
          </table:table-cell>
          <table:table-cell office:value-type="string" calcext:value-type="string">
            <text:p>https://id.acdh.oeaw.ac.at/ofmgraz/derivatives/master/A-Gf_64_41-22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0-D</text:p>
          </table:table-cell>
          <table:table-cell office:value-type="string" calcext:value-type="string">
            <text:p>https://id.acdh.oeaw.ac.at/ofmgraz/derivatives/master/A-Gf_64_41-22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A-1</text:p>
          </table:table-cell>
          <table:table-cell office:value-type="string" calcext:value-type="string">
            <text:p>https://id.acdh.oeaw.ac.at/ofmgraz/derivatives/master/A-Gf_64_41-22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2-B</text:p>
          </table:table-cell>
          <table:table-cell office:value-type="string" calcext:value-type="string">
            <text:p>https://id.acdh.oeaw.ac.at/ofmgraz/derivatives/master/A-Gf_64_41-22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C-F</text:p>
          </table:table-cell>
          <table:table-cell office:value-type="string" calcext:value-type="string">
            <text:p>https://id.acdh.oeaw.ac.at/ofmgraz/derivatives/master/A-Gf_64_41-22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4-9</text:p>
          </table:table-cell>
          <table:table-cell office:value-type="string" calcext:value-type="string">
            <text:p>https://id.acdh.oeaw.ac.at/ofmgraz/derivatives/master/A-Gf_64_41-22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3E-D</text:p>
          </table:table-cell>
          <table:table-cell office:value-type="string" calcext:value-type="string">
            <text:p>https://id.acdh.oeaw.ac.at/ofmgraz/derivatives/master/A-Gf_64_41-22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6-7</text:p>
          </table:table-cell>
          <table:table-cell office:value-type="string" calcext:value-type="string">
            <text:p>https://id.acdh.oeaw.ac.at/ofmgraz/derivatives/master/A-Gf_64_41-22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0-9</text:p>
          </table:table-cell>
          <table:table-cell office:value-type="string" calcext:value-type="string">
            <text:p>https://id.acdh.oeaw.ac.at/ofmgraz/derivatives/master/A-Gf_64_41-22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8-5</text:p>
          </table:table-cell>
          <table:table-cell office:value-type="string" calcext:value-type="string">
            <text:p>https://id.acdh.oeaw.ac.at/ofmgraz/derivatives/master/A-Gf_64_41-22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2-7</text:p>
          </table:table-cell>
          <table:table-cell office:value-type="string" calcext:value-type="string">
            <text:p>https://id.acdh.oeaw.ac.at/ofmgraz/derivatives/master/A-Gf_64_41-22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A-3</text:p>
          </table:table-cell>
          <table:table-cell office:value-type="string" calcext:value-type="string">
            <text:p>https://id.acdh.oeaw.ac.at/ofmgraz/derivatives/master/A-Gf_64_41-22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4-5</text:p>
          </table:table-cell>
          <table:table-cell office:value-type="string" calcext:value-type="string">
            <text:p>https://id.acdh.oeaw.ac.at/ofmgraz/derivatives/master/A-Gf_64_41-22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C-1</text:p>
          </table:table-cell>
          <table:table-cell office:value-type="string" calcext:value-type="string">
            <text:p>https://id.acdh.oeaw.ac.at/ofmgraz/derivatives/master/A-Gf_64_41-23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6-3</text:p>
          </table:table-cell>
          <table:table-cell office:value-type="string" calcext:value-type="string">
            <text:p>https://id.acdh.oeaw.ac.at/ofmgraz/derivatives/master/A-Gf_64_41-23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3E-F</text:p>
          </table:table-cell>
          <table:table-cell office:value-type="string" calcext:value-type="string">
            <text:p>https://id.acdh.oeaw.ac.at/ofmgraz/derivatives/master/A-Gf_64_41-23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8-1</text:p>
          </table:table-cell>
          <table:table-cell office:value-type="string" calcext:value-type="string">
            <text:p>https://id.acdh.oeaw.ac.at/ofmgraz/derivatives/master/A-Gf_64_41-23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0-B</text:p>
          </table:table-cell>
          <table:table-cell office:value-type="string" calcext:value-type="string">
            <text:p>https://id.acdh.oeaw.ac.at/ofmgraz/derivatives/master/A-Gf_64_41-23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A-F</text:p>
          </table:table-cell>
          <table:table-cell office:value-type="string" calcext:value-type="string">
            <text:p>https://id.acdh.oeaw.ac.at/ofmgraz/derivatives/master/A-Gf_64_41-23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2-9</text:p>
          </table:table-cell>
          <table:table-cell office:value-type="string" calcext:value-type="string">
            <text:p>https://id.acdh.oeaw.ac.at/ofmgraz/derivatives/master/A-Gf_64_41-23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C-D</text:p>
          </table:table-cell>
          <table:table-cell office:value-type="string" calcext:value-type="string">
            <text:p>https://id.acdh.oeaw.ac.at/ofmgraz/derivatives/master/A-Gf_64_41-23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4-7</text:p>
          </table:table-cell>
          <table:table-cell office:value-type="string" calcext:value-type="string">
            <text:p>https://id.acdh.oeaw.ac.at/ofmgraz/derivatives/master/A-Gf_64_41-23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4E-B</text:p>
          </table:table-cell>
          <table:table-cell office:value-type="string" calcext:value-type="string">
            <text:p>https://id.acdh.oeaw.ac.at/ofmgraz/derivatives/master/A-Gf_64_41-23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6-5</text:p>
          </table:table-cell>
          <table:table-cell office:value-type="string" calcext:value-type="string">
            <text:p>https://id.acdh.oeaw.ac.at/ofmgraz/derivatives/master/A-Gf_64_41-23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0-7</text:p>
          </table:table-cell>
          <table:table-cell office:value-type="string" calcext:value-type="string">
            <text:p>https://id.acdh.oeaw.ac.at/ofmgraz/derivatives/master/A-Gf_64_41-23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8-3</text:p>
          </table:table-cell>
          <table:table-cell office:value-type="string" calcext:value-type="string">
            <text:p>https://id.acdh.oeaw.ac.at/ofmgraz/derivatives/master/A-Gf_64_41-23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2-5</text:p>
          </table:table-cell>
          <table:table-cell office:value-type="string" calcext:value-type="string">
            <text:p>https://id.acdh.oeaw.ac.at/ofmgraz/derivatives/master/A-Gf_64_41-23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A-1</text:p>
          </table:table-cell>
          <table:table-cell office:value-type="string" calcext:value-type="string">
            <text:p>https://id.acdh.oeaw.ac.at/ofmgraz/derivatives/master/A-Gf_64_41-23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4-3</text:p>
          </table:table-cell>
          <table:table-cell office:value-type="string" calcext:value-type="string">
            <text:p>https://id.acdh.oeaw.ac.at/ofmgraz/derivatives/master/A-Gf_64_41-23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C-F</text:p>
          </table:table-cell>
          <table:table-cell office:value-type="string" calcext:value-type="string">
            <text:p>https://id.acdh.oeaw.ac.at/ofmgraz/derivatives/master/A-Gf_64_41-23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6-1</text:p>
          </table:table-cell>
          <table:table-cell office:value-type="string" calcext:value-type="string">
            <text:p>https://id.acdh.oeaw.ac.at/ofmgraz/derivatives/master/A-Gf_64_41-23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4E-D</text:p>
          </table:table-cell>
          <table:table-cell office:value-type="string" calcext:value-type="string">
            <text:p>https://id.acdh.oeaw.ac.at/ofmgraz/derivatives/master/A-Gf_64_41-23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8-F</text:p>
          </table:table-cell>
          <table:table-cell office:value-type="string" calcext:value-type="string">
            <text:p>https://id.acdh.oeaw.ac.at/ofmgraz/derivatives/master/A-Gf_64_41-23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0-9</text:p>
          </table:table-cell>
          <table:table-cell office:value-type="string" calcext:value-type="string">
            <text:p>https://id.acdh.oeaw.ac.at/ofmgraz/derivatives/master/A-Gf_64_41-24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A-D</text:p>
          </table:table-cell>
          <table:table-cell office:value-type="string" calcext:value-type="string">
            <text:p>https://id.acdh.oeaw.ac.at/ofmgraz/derivatives/master/A-Gf_64_41-24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2-7</text:p>
          </table:table-cell>
          <table:table-cell office:value-type="string" calcext:value-type="string">
            <text:p>https://id.acdh.oeaw.ac.at/ofmgraz/derivatives/master/A-Gf_64_41-24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C-B</text:p>
          </table:table-cell>
          <table:table-cell office:value-type="string" calcext:value-type="string">
            <text:p>https://id.acdh.oeaw.ac.at/ofmgraz/derivatives/master/A-Gf_64_41-24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4-5</text:p>
          </table:table-cell>
          <table:table-cell office:value-type="string" calcext:value-type="string">
            <text:p>https://id.acdh.oeaw.ac.at/ofmgraz/derivatives/master/A-Gf_64_41-24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5E-9</text:p>
          </table:table-cell>
          <table:table-cell office:value-type="string" calcext:value-type="string">
            <text:p>https://id.acdh.oeaw.ac.at/ofmgraz/derivatives/master/A-Gf_64_41-24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6-3</text:p>
          </table:table-cell>
          <table:table-cell office:value-type="string" calcext:value-type="string">
            <text:p>https://id.acdh.oeaw.ac.at/ofmgraz/derivatives/master/A-Gf_64_41-24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0-5</text:p>
          </table:table-cell>
          <table:table-cell office:value-type="string" calcext:value-type="string">
            <text:p>https://id.acdh.oeaw.ac.at/ofmgraz/derivatives/master/A-Gf_64_41-24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8-1</text:p>
          </table:table-cell>
          <table:table-cell office:value-type="string" calcext:value-type="string">
            <text:p>https://id.acdh.oeaw.ac.at/ofmgraz/derivatives/master/A-Gf_64_41-24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2-3</text:p>
          </table:table-cell>
          <table:table-cell office:value-type="string" calcext:value-type="string">
            <text:p>https://id.acdh.oeaw.ac.at/ofmgraz/derivatives/master/A-Gf_64_41-24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A-F</text:p>
          </table:table-cell>
          <table:table-cell office:value-type="string" calcext:value-type="string">
            <text:p>https://id.acdh.oeaw.ac.at/ofmgraz/derivatives/master/A-Gf_64_41-24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4-1</text:p>
          </table:table-cell>
          <table:table-cell office:value-type="string" calcext:value-type="string">
            <text:p>https://id.acdh.oeaw.ac.at/ofmgraz/derivatives/master/A-Gf_64_41-24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C-D</text:p>
          </table:table-cell>
          <table:table-cell office:value-type="string" calcext:value-type="string">
            <text:p>https://id.acdh.oeaw.ac.at/ofmgraz/derivatives/master/A-Gf_64_41-24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6-F</text:p>
          </table:table-cell>
          <table:table-cell office:value-type="string" calcext:value-type="string">
            <text:p>https://id.acdh.oeaw.ac.at/ofmgraz/derivatives/master/A-Gf_64_41-24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5E-B</text:p>
          </table:table-cell>
          <table:table-cell office:value-type="string" calcext:value-type="string">
            <text:p>https://id.acdh.oeaw.ac.at/ofmgraz/derivatives/master/A-Gf_64_41-247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8-D</text:p>
          </table:table-cell>
          <table:table-cell office:value-type="string" calcext:value-type="string">
            <text:p>https://id.acdh.oeaw.ac.at/ofmgraz/derivatives/master/A-Gf_64_41-247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0-7</text:p>
          </table:table-cell>
          <table:table-cell office:value-type="string" calcext:value-type="string">
            <text:p>https://id.acdh.oeaw.ac.at/ofmgraz/derivatives/master/A-Gf_64_41-248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A-B</text:p>
          </table:table-cell>
          <table:table-cell office:value-type="string" calcext:value-type="string">
            <text:p>https://id.acdh.oeaw.ac.at/ofmgraz/derivatives/master/A-Gf_64_41-248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2-5</text:p>
          </table:table-cell>
          <table:table-cell office:value-type="string" calcext:value-type="string">
            <text:p>https://id.acdh.oeaw.ac.at/ofmgraz/derivatives/master/A-Gf_64_41-249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C-9</text:p>
          </table:table-cell>
          <table:table-cell office:value-type="string" calcext:value-type="string">
            <text:p>https://id.acdh.oeaw.ac.at/ofmgraz/derivatives/master/A-Gf_64_41-249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4-3</text:p>
          </table:table-cell>
          <table:table-cell office:value-type="string" calcext:value-type="string">
            <text:p>https://id.acdh.oeaw.ac.at/ofmgraz/derivatives/master/A-Gf_64_41-250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6E-7</text:p>
          </table:table-cell>
          <table:table-cell office:value-type="string" calcext:value-type="string">
            <text:p>https://id.acdh.oeaw.ac.at/ofmgraz/derivatives/master/A-Gf_64_41-250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6-1</text:p>
          </table:table-cell>
          <table:table-cell office:value-type="string" calcext:value-type="string">
            <text:p>https://id.acdh.oeaw.ac.at/ofmgraz/derivatives/master/A-Gf_64_41-25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0-3</text:p>
          </table:table-cell>
          <table:table-cell office:value-type="string" calcext:value-type="string">
            <text:p>https://id.acdh.oeaw.ac.at/ofmgraz/derivatives/master/A-Gf_64_41-251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8-F</text:p>
          </table:table-cell>
          <table:table-cell office:value-type="string" calcext:value-type="string">
            <text:p>https://id.acdh.oeaw.ac.at/ofmgraz/derivatives/master/A-Gf_64_41-252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2-1</text:p>
          </table:table-cell>
          <table:table-cell office:value-type="string" calcext:value-type="string">
            <text:p>https://id.acdh.oeaw.ac.at/ofmgraz/derivatives/master/A-Gf_64_41-252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A-D</text:p>
          </table:table-cell>
          <table:table-cell office:value-type="string" calcext:value-type="string">
            <text:p>https://id.acdh.oeaw.ac.at/ofmgraz/derivatives/master/A-Gf_64_41-253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4-F</text:p>
          </table:table-cell>
          <table:table-cell office:value-type="string" calcext:value-type="string">
            <text:p>https://id.acdh.oeaw.ac.at/ofmgraz/derivatives/master/A-Gf_64_41-253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C-B</text:p>
          </table:table-cell>
          <table:table-cell office:value-type="string" calcext:value-type="string">
            <text:p>https://id.acdh.oeaw.ac.at/ofmgraz/derivatives/master/A-Gf_64_41-254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6-D</text:p>
          </table:table-cell>
          <table:table-cell office:value-type="string" calcext:value-type="string">
            <text:p>https://id.acdh.oeaw.ac.at/ofmgraz/derivatives/master/A-Gf_64_41-254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6E-9</text:p>
          </table:table-cell>
          <table:table-cell office:value-type="string" calcext:value-type="string">
            <text:p>https://id.acdh.oeaw.ac.at/ofmgraz/derivatives/master/A-Gf_64_41-255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8-B</text:p>
          </table:table-cell>
          <table:table-cell office:value-type="string" calcext:value-type="string">
            <text:p>https://id.acdh.oeaw.ac.at/ofmgraz/derivatives/master/A-Gf_64_41-255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0-5</text:p>
          </table:table-cell>
          <table:table-cell office:value-type="string" calcext:value-type="string">
            <text:p>https://id.acdh.oeaw.ac.at/ofmgraz/derivatives/master/A-Gf_64_41-256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A-9</text:p>
          </table:table-cell>
          <table:table-cell office:value-type="string" calcext:value-type="string">
            <text:p>https://id.acdh.oeaw.ac.at/ofmgraz/derivatives/master/A-Gf_64_41-256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C-7</text:p>
          </table:table-cell>
          <table:table-cell office:value-type="string" calcext:value-type="string">
            <text:p>https://id.acdh.oeaw.ac.at/ofmgraz/derivatives/master/A-Gf_64_41-B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82-E</text:p>
          </table:table-cell>
          <table:table-cell office:value-type="string" calcext:value-type="string">
            <text:p>https://id.acdh.oeaw.ac.at/ofmgraz/derivatives/master/A-Gf_64_41-FK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7E-5</text:p>
          </table:table-cell>
          <table:table-cell office:value-type="string" calcext:value-type="string">
            <text:p>https://id.acdh.oeaw.ac.at/ofmgraz/derivatives/master/A-Gf_64_41-H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2-3</text:p>
          </table:table-cell>
          <table:table-cell office:value-type="string" calcext:value-type="string">
            <text:p>https://id.acdh.oeaw.ac.at/ofmgraz/derivatives/master/A-Gf_64_41-HDS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076-F</text:p>
          </table:table-cell>
          <table:table-cell office:value-type="string" calcext:value-type="string">
            <text:p>https://id.acdh.oeaw.ac.at/ofmgraz/derivatives/master/A-Gf_64_41-V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B280-0</text:p>
          </table:table-cell>
          <table:table-cell office:value-type="string" calcext:value-type="string">
            <text:p>https://id.acdh.oeaw.ac.at/ofmgraz/derivatives/master/A-Gf_64_41-VDS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89EA-9</text:p>
          </table:table-cell>
          <table:table-cell office:value-type="string" calcext:value-type="string">
            <text:p>https://id.acdh.oeaw.ac.at/ofmgraz/masters/A64_41/A-Gf_64_41-FKv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89FB-6</text:p>
          </table:table-cell>
          <table:table-cell office:value-type="string" calcext:value-type="string">
            <text:p>https://id.acdh.oeaw.ac.at/ofmgraz/masters/A67_20/IMG_14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3C07-2</text:p>
          </table:table-cell>
          <table:table-cell office:value-type="string" calcext:value-type="string">
            <text:p>https://id.acdh.oeaw.ac.at/ofmgraz/masters/A67_20/IMG_1490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8A19-4</text:p>
          </table:table-cell>
          <table:table-cell office:value-type="string" calcext:value-type="string">
            <text:p>https://id.acdh.oeaw.ac.at/ofmgraz/masters/S1_19/IMG_00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93A-A</text:p>
          </table:table-cell>
          <table:table-cell office:value-type="string" calcext:value-type="string">
            <text:p>https://id.acdh.oeaw.ac.at/ofmgraz/masters/S1_19/IMG_0003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8A1A-3</text:p>
          </table:table-cell>
          <table:table-cell office:value-type="string" calcext:value-type="string">
            <text:p>https://id.acdh.oeaw.ac.at/ofmgraz/masters/S1_19/IMG_00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93B-9</text:p>
          </table:table-cell>
          <table:table-cell office:value-type="string" calcext:value-type="string">
            <text:p>https://id.acdh.oeaw.ac.at/ofmgraz/masters/S1_19/IMG_003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AEC-0</text:p>
          </table:table-cell>
          <table:table-cell office:value-type="string" calcext:value-type="string">
            <text:p>https://id.acdh.oeaw.ac.at/ofmgraz/masters/S1_22/A-Gf_S1_23-B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AED-F</text:p>
          </table:table-cell>
          <table:table-cell office:value-type="string" calcext:value-type="string">
            <text:p>https://id.acdh.oeaw.ac.at/ofmgraz/masters/S1_22/A-Gf_S1_23-HDS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AEE-E</text:p>
          </table:table-cell>
          <table:table-cell office:value-type="string" calcext:value-type="string">
            <text:p>https://id.acdh.oeaw.ac.at/ofmgraz/masters/S1_22/A-Gf_S1_23-VD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4AEB-1</text:p>
          </table:table-cell>
          <table:table-cell office:value-type="string" calcext:value-type="string">
            <text:p>https://id.acdh.oeaw.ac.at/ofmgraz/masters/S1_22/A-Gf_S1_23-a001r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8A68-B</text:p>
          </table:table-cell>
          <table:table-cell office:value-type="string" calcext:value-type="string">
            <text:p>https://id.acdh.oeaw.ac.at/ofmgraz/masters/S1_62/IMG_00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2-58BC-6</text:p>
          </table:table-cell>
          <table:table-cell office:value-type="string" calcext:value-type="string">
            <text:p>https://id.acdh.oeaw.ac.at/ofmgraz/masters/S1_62/IMG_0002.tif</text:p>
          </table:table-cell>
        </table:table-row>
        <table:table-row table:style-name="ro1">
          <table:table-cell office:value-type="string" calcext:value-type="string">
            <text:p>https://id.acdh.oeaw.ac.at/ofmgraz</text:p>
          </table:table-cell>
          <table:table-cell office:value-type="string" calcext:value-type="string">
            <text:p>21.11115/0000-0013-32EA-B</text:p>
          </table:table-cell>
          <table:table-cell office:value-type="string" calcext:value-type="string">
            <text:p>https://id.acdh.oeaw.ac.at/ofmgraz/ofmgraz-titelbild.png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9-3</text:p>
          </table:table-cell>
          <table:table-cell office:value-type="string" calcext:value-type="string">
            <text:p>https://id.acdh.oeaw.ac.at/schnitzler/schnitzler-briefe/editions/L012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A-2</text:p>
          </table:table-cell>
          <table:table-cell office:value-type="string" calcext:value-type="string">
            <text:p>https://id.acdh.oeaw.ac.at/schnitzler/schnitzler-briefe/editions/L025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B-1</text:p>
          </table:table-cell>
          <table:table-cell office:value-type="string" calcext:value-type="string">
            <text:p>https://id.acdh.oeaw.ac.at/schnitzler/schnitzler-briefe/editions/L025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C-0</text:p>
          </table:table-cell>
          <table:table-cell office:value-type="string" calcext:value-type="string">
            <text:p>https://id.acdh.oeaw.ac.at/schnitzler/schnitzler-briefe/editions/L025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D-F</text:p>
          </table:table-cell>
          <table:table-cell office:value-type="string" calcext:value-type="string">
            <text:p>https://id.acdh.oeaw.ac.at/schnitzler/schnitzler-briefe/editions/L025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E-E</text:p>
          </table:table-cell>
          <table:table-cell office:value-type="string" calcext:value-type="string">
            <text:p>https://id.acdh.oeaw.ac.at/schnitzler/schnitzler-briefe/editions/L025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F-D</text:p>
          </table:table-cell>
          <table:table-cell office:value-type="string" calcext:value-type="string">
            <text:p>https://id.acdh.oeaw.ac.at/schnitzler/schnitzler-briefe/editions/L025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0-A</text:p>
          </table:table-cell>
          <table:table-cell office:value-type="string" calcext:value-type="string">
            <text:p>https://id.acdh.oeaw.ac.at/schnitzler/schnitzler-briefe/editions/L025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1-9</text:p>
          </table:table-cell>
          <table:table-cell office:value-type="string" calcext:value-type="string">
            <text:p>https://id.acdh.oeaw.ac.at/schnitzler/schnitzler-briefe/editions/L025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2-8</text:p>
          </table:table-cell>
          <table:table-cell office:value-type="string" calcext:value-type="string">
            <text:p>https://id.acdh.oeaw.ac.at/schnitzler/schnitzler-briefe/editions/L025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3-7</text:p>
          </table:table-cell>
          <table:table-cell office:value-type="string" calcext:value-type="string">
            <text:p>https://id.acdh.oeaw.ac.at/schnitzler/schnitzler-briefe/editions/L025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4-6</text:p>
          </table:table-cell>
          <table:table-cell office:value-type="string" calcext:value-type="string">
            <text:p>https://id.acdh.oeaw.ac.at/schnitzler/schnitzler-briefe/editions/L025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5-5</text:p>
          </table:table-cell>
          <table:table-cell office:value-type="string" calcext:value-type="string">
            <text:p>https://id.acdh.oeaw.ac.at/schnitzler/schnitzler-briefe/editions/L025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6-4</text:p>
          </table:table-cell>
          <table:table-cell office:value-type="string" calcext:value-type="string">
            <text:p>https://id.acdh.oeaw.ac.at/schnitzler/schnitzler-briefe/editions/L025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7-3</text:p>
          </table:table-cell>
          <table:table-cell office:value-type="string" calcext:value-type="string">
            <text:p>https://id.acdh.oeaw.ac.at/schnitzler/schnitzler-briefe/editions/L025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8-2</text:p>
          </table:table-cell>
          <table:table-cell office:value-type="string" calcext:value-type="string">
            <text:p>https://id.acdh.oeaw.ac.at/schnitzler/schnitzler-briefe/editions/L025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9-1</text:p>
          </table:table-cell>
          <table:table-cell office:value-type="string" calcext:value-type="string">
            <text:p>https://id.acdh.oeaw.ac.at/schnitzler/schnitzler-briefe/editions/L025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A-0</text:p>
          </table:table-cell>
          <table:table-cell office:value-type="string" calcext:value-type="string">
            <text:p>https://id.acdh.oeaw.ac.at/schnitzler/schnitzler-briefe/editions/L025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B-F</text:p>
          </table:table-cell>
          <table:table-cell office:value-type="string" calcext:value-type="string">
            <text:p>https://id.acdh.oeaw.ac.at/schnitzler/schnitzler-briefe/editions/L025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C-E</text:p>
          </table:table-cell>
          <table:table-cell office:value-type="string" calcext:value-type="string">
            <text:p>https://id.acdh.oeaw.ac.at/schnitzler/schnitzler-briefe/editions/L025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D-D</text:p>
          </table:table-cell>
          <table:table-cell office:value-type="string" calcext:value-type="string">
            <text:p>https://id.acdh.oeaw.ac.at/schnitzler/schnitzler-briefe/editions/L025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E-C</text:p>
          </table:table-cell>
          <table:table-cell office:value-type="string" calcext:value-type="string">
            <text:p>https://id.acdh.oeaw.ac.at/schnitzler/schnitzler-briefe/editions/L026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FF-B</text:p>
          </table:table-cell>
          <table:table-cell office:value-type="string" calcext:value-type="string">
            <text:p>https://id.acdh.oeaw.ac.at/schnitzler/schnitzler-briefe/editions/L026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0-8</text:p>
          </table:table-cell>
          <table:table-cell office:value-type="string" calcext:value-type="string">
            <text:p>https://id.acdh.oeaw.ac.at/schnitzler/schnitzler-briefe/editions/L026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1-7</text:p>
          </table:table-cell>
          <table:table-cell office:value-type="string" calcext:value-type="string">
            <text:p>https://id.acdh.oeaw.ac.at/schnitzler/schnitzler-briefe/editions/L026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2-6</text:p>
          </table:table-cell>
          <table:table-cell office:value-type="string" calcext:value-type="string">
            <text:p>https://id.acdh.oeaw.ac.at/schnitzler/schnitzler-briefe/editions/L026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3-5</text:p>
          </table:table-cell>
          <table:table-cell office:value-type="string" calcext:value-type="string">
            <text:p>https://id.acdh.oeaw.ac.at/schnitzler/schnitzler-briefe/editions/L026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4-4</text:p>
          </table:table-cell>
          <table:table-cell office:value-type="string" calcext:value-type="string">
            <text:p>https://id.acdh.oeaw.ac.at/schnitzler/schnitzler-briefe/editions/L026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5-3</text:p>
          </table:table-cell>
          <table:table-cell office:value-type="string" calcext:value-type="string">
            <text:p>https://id.acdh.oeaw.ac.at/schnitzler/schnitzler-briefe/editions/L026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6-2</text:p>
          </table:table-cell>
          <table:table-cell office:value-type="string" calcext:value-type="string">
            <text:p>https://id.acdh.oeaw.ac.at/schnitzler/schnitzler-briefe/editions/L026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7-1</text:p>
          </table:table-cell>
          <table:table-cell office:value-type="string" calcext:value-type="string">
            <text:p>https://id.acdh.oeaw.ac.at/schnitzler/schnitzler-briefe/editions/L026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8-0</text:p>
          </table:table-cell>
          <table:table-cell office:value-type="string" calcext:value-type="string">
            <text:p>https://id.acdh.oeaw.ac.at/schnitzler/schnitzler-briefe/editions/L026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9-F</text:p>
          </table:table-cell>
          <table:table-cell office:value-type="string" calcext:value-type="string">
            <text:p>https://id.acdh.oeaw.ac.at/schnitzler/schnitzler-briefe/editions/L026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A-E</text:p>
          </table:table-cell>
          <table:table-cell office:value-type="string" calcext:value-type="string">
            <text:p>https://id.acdh.oeaw.ac.at/schnitzler/schnitzler-briefe/editions/L026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B-D</text:p>
          </table:table-cell>
          <table:table-cell office:value-type="string" calcext:value-type="string">
            <text:p>https://id.acdh.oeaw.ac.at/schnitzler/schnitzler-briefe/editions/L026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C-C</text:p>
          </table:table-cell>
          <table:table-cell office:value-type="string" calcext:value-type="string">
            <text:p>https://id.acdh.oeaw.ac.at/schnitzler/schnitzler-briefe/editions/L026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D-B</text:p>
          </table:table-cell>
          <table:table-cell office:value-type="string" calcext:value-type="string">
            <text:p>https://id.acdh.oeaw.ac.at/schnitzler/schnitzler-briefe/editions/L026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E-A</text:p>
          </table:table-cell>
          <table:table-cell office:value-type="string" calcext:value-type="string">
            <text:p>https://id.acdh.oeaw.ac.at/schnitzler/schnitzler-briefe/editions/L026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0F-9</text:p>
          </table:table-cell>
          <table:table-cell office:value-type="string" calcext:value-type="string">
            <text:p>https://id.acdh.oeaw.ac.at/schnitzler/schnitzler-briefe/editions/L026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0-6</text:p>
          </table:table-cell>
          <table:table-cell office:value-type="string" calcext:value-type="string">
            <text:p>https://id.acdh.oeaw.ac.at/schnitzler/schnitzler-briefe/editions/L026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1-5</text:p>
          </table:table-cell>
          <table:table-cell office:value-type="string" calcext:value-type="string">
            <text:p>https://id.acdh.oeaw.ac.at/schnitzler/schnitzler-briefe/editions/L026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2-4</text:p>
          </table:table-cell>
          <table:table-cell office:value-type="string" calcext:value-type="string">
            <text:p>https://id.acdh.oeaw.ac.at/schnitzler/schnitzler-briefe/editions/L026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3-3</text:p>
          </table:table-cell>
          <table:table-cell office:value-type="string" calcext:value-type="string">
            <text:p>https://id.acdh.oeaw.ac.at/schnitzler/schnitzler-briefe/editions/L026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4-2</text:p>
          </table:table-cell>
          <table:table-cell office:value-type="string" calcext:value-type="string">
            <text:p>https://id.acdh.oeaw.ac.at/schnitzler/schnitzler-briefe/editions/L026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5-1</text:p>
          </table:table-cell>
          <table:table-cell office:value-type="string" calcext:value-type="string">
            <text:p>https://id.acdh.oeaw.ac.at/schnitzler/schnitzler-briefe/editions/L026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6-0</text:p>
          </table:table-cell>
          <table:table-cell office:value-type="string" calcext:value-type="string">
            <text:p>https://id.acdh.oeaw.ac.at/schnitzler/schnitzler-briefe/editions/L026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7-F</text:p>
          </table:table-cell>
          <table:table-cell office:value-type="string" calcext:value-type="string">
            <text:p>https://id.acdh.oeaw.ac.at/schnitzler/schnitzler-briefe/editions/L026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8-E</text:p>
          </table:table-cell>
          <table:table-cell office:value-type="string" calcext:value-type="string">
            <text:p>https://id.acdh.oeaw.ac.at/schnitzler/schnitzler-briefe/editions/L026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9-D</text:p>
          </table:table-cell>
          <table:table-cell office:value-type="string" calcext:value-type="string">
            <text:p>https://id.acdh.oeaw.ac.at/schnitzler/schnitzler-briefe/editions/L026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A-C</text:p>
          </table:table-cell>
          <table:table-cell office:value-type="string" calcext:value-type="string">
            <text:p>https://id.acdh.oeaw.ac.at/schnitzler/schnitzler-briefe/editions/L026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B-B</text:p>
          </table:table-cell>
          <table:table-cell office:value-type="string" calcext:value-type="string">
            <text:p>https://id.acdh.oeaw.ac.at/schnitzler/schnitzler-briefe/editions/L026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C-A</text:p>
          </table:table-cell>
          <table:table-cell office:value-type="string" calcext:value-type="string">
            <text:p>https://id.acdh.oeaw.ac.at/schnitzler/schnitzler-briefe/editions/L026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D-9</text:p>
          </table:table-cell>
          <table:table-cell office:value-type="string" calcext:value-type="string">
            <text:p>https://id.acdh.oeaw.ac.at/schnitzler/schnitzler-briefe/editions/L026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E-8</text:p>
          </table:table-cell>
          <table:table-cell office:value-type="string" calcext:value-type="string">
            <text:p>https://id.acdh.oeaw.ac.at/schnitzler/schnitzler-briefe/editions/L026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1F-7</text:p>
          </table:table-cell>
          <table:table-cell office:value-type="string" calcext:value-type="string">
            <text:p>https://id.acdh.oeaw.ac.at/schnitzler/schnitzler-briefe/editions/L026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0-4</text:p>
          </table:table-cell>
          <table:table-cell office:value-type="string" calcext:value-type="string">
            <text:p>https://id.acdh.oeaw.ac.at/schnitzler/schnitzler-briefe/editions/L026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1-3</text:p>
          </table:table-cell>
          <table:table-cell office:value-type="string" calcext:value-type="string">
            <text:p>https://id.acdh.oeaw.ac.at/schnitzler/schnitzler-briefe/editions/L026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2-2</text:p>
          </table:table-cell>
          <table:table-cell office:value-type="string" calcext:value-type="string">
            <text:p>https://id.acdh.oeaw.ac.at/schnitzler/schnitzler-briefe/editions/L026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3-1</text:p>
          </table:table-cell>
          <table:table-cell office:value-type="string" calcext:value-type="string">
            <text:p>https://id.acdh.oeaw.ac.at/schnitzler/schnitzler-briefe/editions/L026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4-0</text:p>
          </table:table-cell>
          <table:table-cell office:value-type="string" calcext:value-type="string">
            <text:p>https://id.acdh.oeaw.ac.at/schnitzler/schnitzler-briefe/editions/L026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5-F</text:p>
          </table:table-cell>
          <table:table-cell office:value-type="string" calcext:value-type="string">
            <text:p>https://id.acdh.oeaw.ac.at/schnitzler/schnitzler-briefe/editions/L026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6-E</text:p>
          </table:table-cell>
          <table:table-cell office:value-type="string" calcext:value-type="string">
            <text:p>https://id.acdh.oeaw.ac.at/schnitzler/schnitzler-briefe/editions/L026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7-D</text:p>
          </table:table-cell>
          <table:table-cell office:value-type="string" calcext:value-type="string">
            <text:p>https://id.acdh.oeaw.ac.at/schnitzler/schnitzler-briefe/editions/L026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8-C</text:p>
          </table:table-cell>
          <table:table-cell office:value-type="string" calcext:value-type="string">
            <text:p>https://id.acdh.oeaw.ac.at/schnitzler/schnitzler-briefe/editions/L026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9-B</text:p>
          </table:table-cell>
          <table:table-cell office:value-type="string" calcext:value-type="string">
            <text:p>https://id.acdh.oeaw.ac.at/schnitzler/schnitzler-briefe/editions/L026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A-A</text:p>
          </table:table-cell>
          <table:table-cell office:value-type="string" calcext:value-type="string">
            <text:p>https://id.acdh.oeaw.ac.at/schnitzler/schnitzler-briefe/editions/L026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B-9</text:p>
          </table:table-cell>
          <table:table-cell office:value-type="string" calcext:value-type="string">
            <text:p>https://id.acdh.oeaw.ac.at/schnitzler/schnitzler-briefe/editions/L026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C-8</text:p>
          </table:table-cell>
          <table:table-cell office:value-type="string" calcext:value-type="string">
            <text:p>https://id.acdh.oeaw.ac.at/schnitzler/schnitzler-briefe/editions/L026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D-7</text:p>
          </table:table-cell>
          <table:table-cell office:value-type="string" calcext:value-type="string">
            <text:p>https://id.acdh.oeaw.ac.at/schnitzler/schnitzler-briefe/editions/L026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E-6</text:p>
          </table:table-cell>
          <table:table-cell office:value-type="string" calcext:value-type="string">
            <text:p>https://id.acdh.oeaw.ac.at/schnitzler/schnitzler-briefe/editions/L026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2F-5</text:p>
          </table:table-cell>
          <table:table-cell office:value-type="string" calcext:value-type="string">
            <text:p>https://id.acdh.oeaw.ac.at/schnitzler/schnitzler-briefe/editions/L026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0-2</text:p>
          </table:table-cell>
          <table:table-cell office:value-type="string" calcext:value-type="string">
            <text:p>https://id.acdh.oeaw.ac.at/schnitzler/schnitzler-briefe/editions/L026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1-1</text:p>
          </table:table-cell>
          <table:table-cell office:value-type="string" calcext:value-type="string">
            <text:p>https://id.acdh.oeaw.ac.at/schnitzler/schnitzler-briefe/editions/L026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2-0</text:p>
          </table:table-cell>
          <table:table-cell office:value-type="string" calcext:value-type="string">
            <text:p>https://id.acdh.oeaw.ac.at/schnitzler/schnitzler-briefe/editions/L026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3-F</text:p>
          </table:table-cell>
          <table:table-cell office:value-type="string" calcext:value-type="string">
            <text:p>https://id.acdh.oeaw.ac.at/schnitzler/schnitzler-briefe/editions/L026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4-E</text:p>
          </table:table-cell>
          <table:table-cell office:value-type="string" calcext:value-type="string">
            <text:p>https://id.acdh.oeaw.ac.at/schnitzler/schnitzler-briefe/editions/L026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5-D</text:p>
          </table:table-cell>
          <table:table-cell office:value-type="string" calcext:value-type="string">
            <text:p>https://id.acdh.oeaw.ac.at/schnitzler/schnitzler-briefe/editions/L026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6-C</text:p>
          </table:table-cell>
          <table:table-cell office:value-type="string" calcext:value-type="string">
            <text:p>https://id.acdh.oeaw.ac.at/schnitzler/schnitzler-briefe/editions/L026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7-B</text:p>
          </table:table-cell>
          <table:table-cell office:value-type="string" calcext:value-type="string">
            <text:p>https://id.acdh.oeaw.ac.at/schnitzler/schnitzler-briefe/editions/L026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8-A</text:p>
          </table:table-cell>
          <table:table-cell office:value-type="string" calcext:value-type="string">
            <text:p>https://id.acdh.oeaw.ac.at/schnitzler/schnitzler-briefe/editions/L026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9-9</text:p>
          </table:table-cell>
          <table:table-cell office:value-type="string" calcext:value-type="string">
            <text:p>https://id.acdh.oeaw.ac.at/schnitzler/schnitzler-briefe/editions/L026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A-8</text:p>
          </table:table-cell>
          <table:table-cell office:value-type="string" calcext:value-type="string">
            <text:p>https://id.acdh.oeaw.ac.at/schnitzler/schnitzler-briefe/editions/L026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B-7</text:p>
          </table:table-cell>
          <table:table-cell office:value-type="string" calcext:value-type="string">
            <text:p>https://id.acdh.oeaw.ac.at/schnitzler/schnitzler-briefe/editions/L026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C-6</text:p>
          </table:table-cell>
          <table:table-cell office:value-type="string" calcext:value-type="string">
            <text:p>https://id.acdh.oeaw.ac.at/schnitzler/schnitzler-briefe/editions/L026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D-5</text:p>
          </table:table-cell>
          <table:table-cell office:value-type="string" calcext:value-type="string">
            <text:p>https://id.acdh.oeaw.ac.at/schnitzler/schnitzler-briefe/editions/L026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E-4</text:p>
          </table:table-cell>
          <table:table-cell office:value-type="string" calcext:value-type="string">
            <text:p>https://id.acdh.oeaw.ac.at/schnitzler/schnitzler-briefe/editions/L026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3F-3</text:p>
          </table:table-cell>
          <table:table-cell office:value-type="string" calcext:value-type="string">
            <text:p>https://id.acdh.oeaw.ac.at/schnitzler/schnitzler-briefe/editions/L026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0-0</text:p>
          </table:table-cell>
          <table:table-cell office:value-type="string" calcext:value-type="string">
            <text:p>https://id.acdh.oeaw.ac.at/schnitzler/schnitzler-briefe/editions/L026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1-F</text:p>
          </table:table-cell>
          <table:table-cell office:value-type="string" calcext:value-type="string">
            <text:p>https://id.acdh.oeaw.ac.at/schnitzler/schnitzler-briefe/editions/L026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2-E</text:p>
          </table:table-cell>
          <table:table-cell office:value-type="string" calcext:value-type="string">
            <text:p>https://id.acdh.oeaw.ac.at/schnitzler/schnitzler-briefe/editions/L026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3-D</text:p>
          </table:table-cell>
          <table:table-cell office:value-type="string" calcext:value-type="string">
            <text:p>https://id.acdh.oeaw.ac.at/schnitzler/schnitzler-briefe/editions/L026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4-C</text:p>
          </table:table-cell>
          <table:table-cell office:value-type="string" calcext:value-type="string">
            <text:p>https://id.acdh.oeaw.ac.at/schnitzler/schnitzler-briefe/editions/L026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5-B</text:p>
          </table:table-cell>
          <table:table-cell office:value-type="string" calcext:value-type="string">
            <text:p>https://id.acdh.oeaw.ac.at/schnitzler/schnitzler-briefe/editions/L026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6-A</text:p>
          </table:table-cell>
          <table:table-cell office:value-type="string" calcext:value-type="string">
            <text:p>https://id.acdh.oeaw.ac.at/schnitzler/schnitzler-briefe/editions/L026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7-9</text:p>
          </table:table-cell>
          <table:table-cell office:value-type="string" calcext:value-type="string">
            <text:p>https://id.acdh.oeaw.ac.at/schnitzler/schnitzler-briefe/editions/L026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8-8</text:p>
          </table:table-cell>
          <table:table-cell office:value-type="string" calcext:value-type="string">
            <text:p>https://id.acdh.oeaw.ac.at/schnitzler/schnitzler-briefe/editions/L026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9-7</text:p>
          </table:table-cell>
          <table:table-cell office:value-type="string" calcext:value-type="string">
            <text:p>https://id.acdh.oeaw.ac.at/schnitzler/schnitzler-briefe/editions/L026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A-6</text:p>
          </table:table-cell>
          <table:table-cell office:value-type="string" calcext:value-type="string">
            <text:p>https://id.acdh.oeaw.ac.at/schnitzler/schnitzler-briefe/editions/L026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B-5</text:p>
          </table:table-cell>
          <table:table-cell office:value-type="string" calcext:value-type="string">
            <text:p>https://id.acdh.oeaw.ac.at/schnitzler/schnitzler-briefe/editions/L026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2-4</text:p>
          </table:table-cell>
          <table:table-cell office:value-type="string" calcext:value-type="string">
            <text:p>https://id.acdh.oeaw.ac.at/schnitzler/schnitzler-briefe/editions/L026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0-4</text:p>
          </table:table-cell>
          <table:table-cell office:value-type="string" calcext:value-type="string">
            <text:p>https://id.acdh.oeaw.ac.at/schnitzler/schnitzler-briefe/editions/L026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C-4</text:p>
          </table:table-cell>
          <table:table-cell office:value-type="string" calcext:value-type="string">
            <text:p>https://id.acdh.oeaw.ac.at/schnitzler/schnitzler-briefe/editions/L026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A-4</text:p>
          </table:table-cell>
          <table:table-cell office:value-type="string" calcext:value-type="string">
            <text:p>https://id.acdh.oeaw.ac.at/schnitzler/schnitzler-briefe/editions/L026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D-3</text:p>
          </table:table-cell>
          <table:table-cell office:value-type="string" calcext:value-type="string">
            <text:p>https://id.acdh.oeaw.ac.at/schnitzler/schnitzler-briefe/editions/L026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E-2</text:p>
          </table:table-cell>
          <table:table-cell office:value-type="string" calcext:value-type="string">
            <text:p>https://id.acdh.oeaw.ac.at/schnitzler/schnitzler-briefe/editions/L026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4F-1</text:p>
          </table:table-cell>
          <table:table-cell office:value-type="string" calcext:value-type="string">
            <text:p>https://id.acdh.oeaw.ac.at/schnitzler/schnitzler-briefe/editions/L026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0-E</text:p>
          </table:table-cell>
          <table:table-cell office:value-type="string" calcext:value-type="string">
            <text:p>https://id.acdh.oeaw.ac.at/schnitzler/schnitzler-briefe/editions/L026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1-D</text:p>
          </table:table-cell>
          <table:table-cell office:value-type="string" calcext:value-type="string">
            <text:p>https://id.acdh.oeaw.ac.at/schnitzler/schnitzler-briefe/editions/L026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2-C</text:p>
          </table:table-cell>
          <table:table-cell office:value-type="string" calcext:value-type="string">
            <text:p>https://id.acdh.oeaw.ac.at/schnitzler/schnitzler-briefe/editions/L026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3-B</text:p>
          </table:table-cell>
          <table:table-cell office:value-type="string" calcext:value-type="string">
            <text:p>https://id.acdh.oeaw.ac.at/schnitzler/schnitzler-briefe/editions/L026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4-A</text:p>
          </table:table-cell>
          <table:table-cell office:value-type="string" calcext:value-type="string">
            <text:p>https://id.acdh.oeaw.ac.at/schnitzler/schnitzler-briefe/editions/L026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5-9</text:p>
          </table:table-cell>
          <table:table-cell office:value-type="string" calcext:value-type="string">
            <text:p>https://id.acdh.oeaw.ac.at/schnitzler/schnitzler-briefe/editions/L026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6-8</text:p>
          </table:table-cell>
          <table:table-cell office:value-type="string" calcext:value-type="string">
            <text:p>https://id.acdh.oeaw.ac.at/schnitzler/schnitzler-briefe/editions/L026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7-7</text:p>
          </table:table-cell>
          <table:table-cell office:value-type="string" calcext:value-type="string">
            <text:p>https://id.acdh.oeaw.ac.at/schnitzler/schnitzler-briefe/editions/L026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8-6</text:p>
          </table:table-cell>
          <table:table-cell office:value-type="string" calcext:value-type="string">
            <text:p>https://id.acdh.oeaw.ac.at/schnitzler/schnitzler-briefe/editions/L026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9-5</text:p>
          </table:table-cell>
          <table:table-cell office:value-type="string" calcext:value-type="string">
            <text:p>https://id.acdh.oeaw.ac.at/schnitzler/schnitzler-briefe/editions/L026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A-4</text:p>
          </table:table-cell>
          <table:table-cell office:value-type="string" calcext:value-type="string">
            <text:p>https://id.acdh.oeaw.ac.at/schnitzler/schnitzler-briefe/editions/L026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B-3</text:p>
          </table:table-cell>
          <table:table-cell office:value-type="string" calcext:value-type="string">
            <text:p>https://id.acdh.oeaw.ac.at/schnitzler/schnitzler-briefe/editions/L026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C-2</text:p>
          </table:table-cell>
          <table:table-cell office:value-type="string" calcext:value-type="string">
            <text:p>https://id.acdh.oeaw.ac.at/schnitzler/schnitzler-briefe/editions/L026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D-1</text:p>
          </table:table-cell>
          <table:table-cell office:value-type="string" calcext:value-type="string">
            <text:p>https://id.acdh.oeaw.ac.at/schnitzler/schnitzler-briefe/editions/L026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E-0</text:p>
          </table:table-cell>
          <table:table-cell office:value-type="string" calcext:value-type="string">
            <text:p>https://id.acdh.oeaw.ac.at/schnitzler/schnitzler-briefe/editions/L026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5F-F</text:p>
          </table:table-cell>
          <table:table-cell office:value-type="string" calcext:value-type="string">
            <text:p>https://id.acdh.oeaw.ac.at/schnitzler/schnitzler-briefe/editions/L026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0-C</text:p>
          </table:table-cell>
          <table:table-cell office:value-type="string" calcext:value-type="string">
            <text:p>https://id.acdh.oeaw.ac.at/schnitzler/schnitzler-briefe/editions/L026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1-B</text:p>
          </table:table-cell>
          <table:table-cell office:value-type="string" calcext:value-type="string">
            <text:p>https://id.acdh.oeaw.ac.at/schnitzler/schnitzler-briefe/editions/L026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2-A</text:p>
          </table:table-cell>
          <table:table-cell office:value-type="string" calcext:value-type="string">
            <text:p>https://id.acdh.oeaw.ac.at/schnitzler/schnitzler-briefe/editions/L027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3-9</text:p>
          </table:table-cell>
          <table:table-cell office:value-type="string" calcext:value-type="string">
            <text:p>https://id.acdh.oeaw.ac.at/schnitzler/schnitzler-briefe/editions/L027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4-8</text:p>
          </table:table-cell>
          <table:table-cell office:value-type="string" calcext:value-type="string">
            <text:p>https://id.acdh.oeaw.ac.at/schnitzler/schnitzler-briefe/editions/L027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5-7</text:p>
          </table:table-cell>
          <table:table-cell office:value-type="string" calcext:value-type="string">
            <text:p>https://id.acdh.oeaw.ac.at/schnitzler/schnitzler-briefe/editions/L027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6-6</text:p>
          </table:table-cell>
          <table:table-cell office:value-type="string" calcext:value-type="string">
            <text:p>https://id.acdh.oeaw.ac.at/schnitzler/schnitzler-briefe/editions/L027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7-5</text:p>
          </table:table-cell>
          <table:table-cell office:value-type="string" calcext:value-type="string">
            <text:p>https://id.acdh.oeaw.ac.at/schnitzler/schnitzler-briefe/editions/L027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8-4</text:p>
          </table:table-cell>
          <table:table-cell office:value-type="string" calcext:value-type="string">
            <text:p>https://id.acdh.oeaw.ac.at/schnitzler/schnitzler-briefe/editions/L027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9-3</text:p>
          </table:table-cell>
          <table:table-cell office:value-type="string" calcext:value-type="string">
            <text:p>https://id.acdh.oeaw.ac.at/schnitzler/schnitzler-briefe/editions/L027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A-2</text:p>
          </table:table-cell>
          <table:table-cell office:value-type="string" calcext:value-type="string">
            <text:p>https://id.acdh.oeaw.ac.at/schnitzler/schnitzler-briefe/editions/L027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B-1</text:p>
          </table:table-cell>
          <table:table-cell office:value-type="string" calcext:value-type="string">
            <text:p>https://id.acdh.oeaw.ac.at/schnitzler/schnitzler-briefe/editions/L027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C-0</text:p>
          </table:table-cell>
          <table:table-cell office:value-type="string" calcext:value-type="string">
            <text:p>https://id.acdh.oeaw.ac.at/schnitzler/schnitzler-briefe/editions/L027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D-F</text:p>
          </table:table-cell>
          <table:table-cell office:value-type="string" calcext:value-type="string">
            <text:p>https://id.acdh.oeaw.ac.at/schnitzler/schnitzler-briefe/editions/L027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E-E</text:p>
          </table:table-cell>
          <table:table-cell office:value-type="string" calcext:value-type="string">
            <text:p>https://id.acdh.oeaw.ac.at/schnitzler/schnitzler-briefe/editions/L027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6F-D</text:p>
          </table:table-cell>
          <table:table-cell office:value-type="string" calcext:value-type="string">
            <text:p>https://id.acdh.oeaw.ac.at/schnitzler/schnitzler-briefe/editions/L027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0-A</text:p>
          </table:table-cell>
          <table:table-cell office:value-type="string" calcext:value-type="string">
            <text:p>https://id.acdh.oeaw.ac.at/schnitzler/schnitzler-briefe/editions/L027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1-9</text:p>
          </table:table-cell>
          <table:table-cell office:value-type="string" calcext:value-type="string">
            <text:p>https://id.acdh.oeaw.ac.at/schnitzler/schnitzler-briefe/editions/L027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2-8</text:p>
          </table:table-cell>
          <table:table-cell office:value-type="string" calcext:value-type="string">
            <text:p>https://id.acdh.oeaw.ac.at/schnitzler/schnitzler-briefe/editions/L027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3-7</text:p>
          </table:table-cell>
          <table:table-cell office:value-type="string" calcext:value-type="string">
            <text:p>https://id.acdh.oeaw.ac.at/schnitzler/schnitzler-briefe/editions/L027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4-6</text:p>
          </table:table-cell>
          <table:table-cell office:value-type="string" calcext:value-type="string">
            <text:p>https://id.acdh.oeaw.ac.at/schnitzler/schnitzler-briefe/editions/L027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5-5</text:p>
          </table:table-cell>
          <table:table-cell office:value-type="string" calcext:value-type="string">
            <text:p>https://id.acdh.oeaw.ac.at/schnitzler/schnitzler-briefe/editions/L027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6-4</text:p>
          </table:table-cell>
          <table:table-cell office:value-type="string" calcext:value-type="string">
            <text:p>https://id.acdh.oeaw.ac.at/schnitzler/schnitzler-briefe/editions/L027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7-3</text:p>
          </table:table-cell>
          <table:table-cell office:value-type="string" calcext:value-type="string">
            <text:p>https://id.acdh.oeaw.ac.at/schnitzler/schnitzler-briefe/editions/L027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8-2</text:p>
          </table:table-cell>
          <table:table-cell office:value-type="string" calcext:value-type="string">
            <text:p>https://id.acdh.oeaw.ac.at/schnitzler/schnitzler-briefe/editions/L027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9-1</text:p>
          </table:table-cell>
          <table:table-cell office:value-type="string" calcext:value-type="string">
            <text:p>https://id.acdh.oeaw.ac.at/schnitzler/schnitzler-briefe/editions/L027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A-0</text:p>
          </table:table-cell>
          <table:table-cell office:value-type="string" calcext:value-type="string">
            <text:p>https://id.acdh.oeaw.ac.at/schnitzler/schnitzler-briefe/editions/L027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B-F</text:p>
          </table:table-cell>
          <table:table-cell office:value-type="string" calcext:value-type="string">
            <text:p>https://id.acdh.oeaw.ac.at/schnitzler/schnitzler-briefe/editions/L027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C-E</text:p>
          </table:table-cell>
          <table:table-cell office:value-type="string" calcext:value-type="string">
            <text:p>https://id.acdh.oeaw.ac.at/schnitzler/schnitzler-briefe/editions/L027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D-D</text:p>
          </table:table-cell>
          <table:table-cell office:value-type="string" calcext:value-type="string">
            <text:p>https://id.acdh.oeaw.ac.at/schnitzler/schnitzler-briefe/editions/L027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E-C</text:p>
          </table:table-cell>
          <table:table-cell office:value-type="string" calcext:value-type="string">
            <text:p>https://id.acdh.oeaw.ac.at/schnitzler/schnitzler-briefe/editions/L027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7F-B</text:p>
          </table:table-cell>
          <table:table-cell office:value-type="string" calcext:value-type="string">
            <text:p>https://id.acdh.oeaw.ac.at/schnitzler/schnitzler-briefe/editions/L027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0-7</text:p>
          </table:table-cell>
          <table:table-cell office:value-type="string" calcext:value-type="string">
            <text:p>https://id.acdh.oeaw.ac.at/schnitzler/schnitzler-briefe/editions/L027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1-6</text:p>
          </table:table-cell>
          <table:table-cell office:value-type="string" calcext:value-type="string">
            <text:p>https://id.acdh.oeaw.ac.at/schnitzler/schnitzler-briefe/editions/L027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2-5</text:p>
          </table:table-cell>
          <table:table-cell office:value-type="string" calcext:value-type="string">
            <text:p>https://id.acdh.oeaw.ac.at/schnitzler/schnitzler-briefe/editions/L027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3-4</text:p>
          </table:table-cell>
          <table:table-cell office:value-type="string" calcext:value-type="string">
            <text:p>https://id.acdh.oeaw.ac.at/schnitzler/schnitzler-briefe/editions/L027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4-3</text:p>
          </table:table-cell>
          <table:table-cell office:value-type="string" calcext:value-type="string">
            <text:p>https://id.acdh.oeaw.ac.at/schnitzler/schnitzler-briefe/editions/L027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5-2</text:p>
          </table:table-cell>
          <table:table-cell office:value-type="string" calcext:value-type="string">
            <text:p>https://id.acdh.oeaw.ac.at/schnitzler/schnitzler-briefe/editions/L027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6-1</text:p>
          </table:table-cell>
          <table:table-cell office:value-type="string" calcext:value-type="string">
            <text:p>https://id.acdh.oeaw.ac.at/schnitzler/schnitzler-briefe/editions/L027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7-0</text:p>
          </table:table-cell>
          <table:table-cell office:value-type="string" calcext:value-type="string">
            <text:p>https://id.acdh.oeaw.ac.at/schnitzler/schnitzler-briefe/editions/L027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8-F</text:p>
          </table:table-cell>
          <table:table-cell office:value-type="string" calcext:value-type="string">
            <text:p>https://id.acdh.oeaw.ac.at/schnitzler/schnitzler-briefe/editions/L027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9-E</text:p>
          </table:table-cell>
          <table:table-cell office:value-type="string" calcext:value-type="string">
            <text:p>https://id.acdh.oeaw.ac.at/schnitzler/schnitzler-briefe/editions/L027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A-D</text:p>
          </table:table-cell>
          <table:table-cell office:value-type="string" calcext:value-type="string">
            <text:p>https://id.acdh.oeaw.ac.at/schnitzler/schnitzler-briefe/editions/L027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B-C</text:p>
          </table:table-cell>
          <table:table-cell office:value-type="string" calcext:value-type="string">
            <text:p>https://id.acdh.oeaw.ac.at/schnitzler/schnitzler-briefe/editions/L027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C-B</text:p>
          </table:table-cell>
          <table:table-cell office:value-type="string" calcext:value-type="string">
            <text:p>https://id.acdh.oeaw.ac.at/schnitzler/schnitzler-briefe/editions/L027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D-A</text:p>
          </table:table-cell>
          <table:table-cell office:value-type="string" calcext:value-type="string">
            <text:p>https://id.acdh.oeaw.ac.at/schnitzler/schnitzler-briefe/editions/L027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E-9</text:p>
          </table:table-cell>
          <table:table-cell office:value-type="string" calcext:value-type="string">
            <text:p>https://id.acdh.oeaw.ac.at/schnitzler/schnitzler-briefe/editions/L027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8F-8</text:p>
          </table:table-cell>
          <table:table-cell office:value-type="string" calcext:value-type="string">
            <text:p>https://id.acdh.oeaw.ac.at/schnitzler/schnitzler-briefe/editions/L027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0-5</text:p>
          </table:table-cell>
          <table:table-cell office:value-type="string" calcext:value-type="string">
            <text:p>https://id.acdh.oeaw.ac.at/schnitzler/schnitzler-briefe/editions/L027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1-4</text:p>
          </table:table-cell>
          <table:table-cell office:value-type="string" calcext:value-type="string">
            <text:p>https://id.acdh.oeaw.ac.at/schnitzler/schnitzler-briefe/editions/L027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2-3</text:p>
          </table:table-cell>
          <table:table-cell office:value-type="string" calcext:value-type="string">
            <text:p>https://id.acdh.oeaw.ac.at/schnitzler/schnitzler-briefe/editions/L027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3-2</text:p>
          </table:table-cell>
          <table:table-cell office:value-type="string" calcext:value-type="string">
            <text:p>https://id.acdh.oeaw.ac.at/schnitzler/schnitzler-briefe/editions/L027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4-1</text:p>
          </table:table-cell>
          <table:table-cell office:value-type="string" calcext:value-type="string">
            <text:p>https://id.acdh.oeaw.ac.at/schnitzler/schnitzler-briefe/editions/L027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5-0</text:p>
          </table:table-cell>
          <table:table-cell office:value-type="string" calcext:value-type="string">
            <text:p>https://id.acdh.oeaw.ac.at/schnitzler/schnitzler-briefe/editions/L027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6-F</text:p>
          </table:table-cell>
          <table:table-cell office:value-type="string" calcext:value-type="string">
            <text:p>https://id.acdh.oeaw.ac.at/schnitzler/schnitzler-briefe/editions/L027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7-E</text:p>
          </table:table-cell>
          <table:table-cell office:value-type="string" calcext:value-type="string">
            <text:p>https://id.acdh.oeaw.ac.at/schnitzler/schnitzler-briefe/editions/L027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8-D</text:p>
          </table:table-cell>
          <table:table-cell office:value-type="string" calcext:value-type="string">
            <text:p>https://id.acdh.oeaw.ac.at/schnitzler/schnitzler-briefe/editions/L027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9-C</text:p>
          </table:table-cell>
          <table:table-cell office:value-type="string" calcext:value-type="string">
            <text:p>https://id.acdh.oeaw.ac.at/schnitzler/schnitzler-briefe/editions/L027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A-B</text:p>
          </table:table-cell>
          <table:table-cell office:value-type="string" calcext:value-type="string">
            <text:p>https://id.acdh.oeaw.ac.at/schnitzler/schnitzler-briefe/editions/L027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B-A</text:p>
          </table:table-cell>
          <table:table-cell office:value-type="string" calcext:value-type="string">
            <text:p>https://id.acdh.oeaw.ac.at/schnitzler/schnitzler-briefe/editions/L027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C-9</text:p>
          </table:table-cell>
          <table:table-cell office:value-type="string" calcext:value-type="string">
            <text:p>https://id.acdh.oeaw.ac.at/schnitzler/schnitzler-briefe/editions/L027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D-8</text:p>
          </table:table-cell>
          <table:table-cell office:value-type="string" calcext:value-type="string">
            <text:p>https://id.acdh.oeaw.ac.at/schnitzler/schnitzler-briefe/editions/L027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E-7</text:p>
          </table:table-cell>
          <table:table-cell office:value-type="string" calcext:value-type="string">
            <text:p>https://id.acdh.oeaw.ac.at/schnitzler/schnitzler-briefe/editions/L027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9F-6</text:p>
          </table:table-cell>
          <table:table-cell office:value-type="string" calcext:value-type="string">
            <text:p>https://id.acdh.oeaw.ac.at/schnitzler/schnitzler-briefe/editions/L027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0-3</text:p>
          </table:table-cell>
          <table:table-cell office:value-type="string" calcext:value-type="string">
            <text:p>https://id.acdh.oeaw.ac.at/schnitzler/schnitzler-briefe/editions/L027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1-2</text:p>
          </table:table-cell>
          <table:table-cell office:value-type="string" calcext:value-type="string">
            <text:p>https://id.acdh.oeaw.ac.at/schnitzler/schnitzler-briefe/editions/L027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2-1</text:p>
          </table:table-cell>
          <table:table-cell office:value-type="string" calcext:value-type="string">
            <text:p>https://id.acdh.oeaw.ac.at/schnitzler/schnitzler-briefe/editions/L027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3-0</text:p>
          </table:table-cell>
          <table:table-cell office:value-type="string" calcext:value-type="string">
            <text:p>https://id.acdh.oeaw.ac.at/schnitzler/schnitzler-briefe/editions/L027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4-F</text:p>
          </table:table-cell>
          <table:table-cell office:value-type="string" calcext:value-type="string">
            <text:p>https://id.acdh.oeaw.ac.at/schnitzler/schnitzler-briefe/editions/L027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5-E</text:p>
          </table:table-cell>
          <table:table-cell office:value-type="string" calcext:value-type="string">
            <text:p>https://id.acdh.oeaw.ac.at/schnitzler/schnitzler-briefe/editions/L027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6-D</text:p>
          </table:table-cell>
          <table:table-cell office:value-type="string" calcext:value-type="string">
            <text:p>https://id.acdh.oeaw.ac.at/schnitzler/schnitzler-briefe/editions/L027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7-C</text:p>
          </table:table-cell>
          <table:table-cell office:value-type="string" calcext:value-type="string">
            <text:p>https://id.acdh.oeaw.ac.at/schnitzler/schnitzler-briefe/editions/L027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8-B</text:p>
          </table:table-cell>
          <table:table-cell office:value-type="string" calcext:value-type="string">
            <text:p>https://id.acdh.oeaw.ac.at/schnitzler/schnitzler-briefe/editions/L027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9-A</text:p>
          </table:table-cell>
          <table:table-cell office:value-type="string" calcext:value-type="string">
            <text:p>https://id.acdh.oeaw.ac.at/schnitzler/schnitzler-briefe/editions/L027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A-9</text:p>
          </table:table-cell>
          <table:table-cell office:value-type="string" calcext:value-type="string">
            <text:p>https://id.acdh.oeaw.ac.at/schnitzler/schnitzler-briefe/editions/L027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B-8</text:p>
          </table:table-cell>
          <table:table-cell office:value-type="string" calcext:value-type="string">
            <text:p>https://id.acdh.oeaw.ac.at/schnitzler/schnitzler-briefe/editions/L027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C-7</text:p>
          </table:table-cell>
          <table:table-cell office:value-type="string" calcext:value-type="string">
            <text:p>https://id.acdh.oeaw.ac.at/schnitzler/schnitzler-briefe/editions/L027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D-6</text:p>
          </table:table-cell>
          <table:table-cell office:value-type="string" calcext:value-type="string">
            <text:p>https://id.acdh.oeaw.ac.at/schnitzler/schnitzler-briefe/editions/L027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E-5</text:p>
          </table:table-cell>
          <table:table-cell office:value-type="string" calcext:value-type="string">
            <text:p>https://id.acdh.oeaw.ac.at/schnitzler/schnitzler-briefe/editions/L027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AF-4</text:p>
          </table:table-cell>
          <table:table-cell office:value-type="string" calcext:value-type="string">
            <text:p>https://id.acdh.oeaw.ac.at/schnitzler/schnitzler-briefe/editions/L027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0-1</text:p>
          </table:table-cell>
          <table:table-cell office:value-type="string" calcext:value-type="string">
            <text:p>https://id.acdh.oeaw.ac.at/schnitzler/schnitzler-briefe/editions/L027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1-0</text:p>
          </table:table-cell>
          <table:table-cell office:value-type="string" calcext:value-type="string">
            <text:p>https://id.acdh.oeaw.ac.at/schnitzler/schnitzler-briefe/editions/L027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2-F</text:p>
          </table:table-cell>
          <table:table-cell office:value-type="string" calcext:value-type="string">
            <text:p>https://id.acdh.oeaw.ac.at/schnitzler/schnitzler-briefe/editions/L027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3-E</text:p>
          </table:table-cell>
          <table:table-cell office:value-type="string" calcext:value-type="string">
            <text:p>https://id.acdh.oeaw.ac.at/schnitzler/schnitzler-briefe/editions/L027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4-D</text:p>
          </table:table-cell>
          <table:table-cell office:value-type="string" calcext:value-type="string">
            <text:p>https://id.acdh.oeaw.ac.at/schnitzler/schnitzler-briefe/editions/L027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5-C</text:p>
          </table:table-cell>
          <table:table-cell office:value-type="string" calcext:value-type="string">
            <text:p>https://id.acdh.oeaw.ac.at/schnitzler/schnitzler-briefe/editions/L027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6-B</text:p>
          </table:table-cell>
          <table:table-cell office:value-type="string" calcext:value-type="string">
            <text:p>https://id.acdh.oeaw.ac.at/schnitzler/schnitzler-briefe/editions/L027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7-A</text:p>
          </table:table-cell>
          <table:table-cell office:value-type="string" calcext:value-type="string">
            <text:p>https://id.acdh.oeaw.ac.at/schnitzler/schnitzler-briefe/editions/L027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8-9</text:p>
          </table:table-cell>
          <table:table-cell office:value-type="string" calcext:value-type="string">
            <text:p>https://id.acdh.oeaw.ac.at/schnitzler/schnitzler-briefe/editions/L027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9-8</text:p>
          </table:table-cell>
          <table:table-cell office:value-type="string" calcext:value-type="string">
            <text:p>https://id.acdh.oeaw.ac.at/schnitzler/schnitzler-briefe/editions/L027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A-7</text:p>
          </table:table-cell>
          <table:table-cell office:value-type="string" calcext:value-type="string">
            <text:p>https://id.acdh.oeaw.ac.at/schnitzler/schnitzler-briefe/editions/L027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B-6</text:p>
          </table:table-cell>
          <table:table-cell office:value-type="string" calcext:value-type="string">
            <text:p>https://id.acdh.oeaw.ac.at/schnitzler/schnitzler-briefe/editions/L027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C-5</text:p>
          </table:table-cell>
          <table:table-cell office:value-type="string" calcext:value-type="string">
            <text:p>https://id.acdh.oeaw.ac.at/schnitzler/schnitzler-briefe/editions/L027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D-4</text:p>
          </table:table-cell>
          <table:table-cell office:value-type="string" calcext:value-type="string">
            <text:p>https://id.acdh.oeaw.ac.at/schnitzler/schnitzler-briefe/editions/L027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E-3</text:p>
          </table:table-cell>
          <table:table-cell office:value-type="string" calcext:value-type="string">
            <text:p>https://id.acdh.oeaw.ac.at/schnitzler/schnitzler-briefe/editions/L027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BF-2</text:p>
          </table:table-cell>
          <table:table-cell office:value-type="string" calcext:value-type="string">
            <text:p>https://id.acdh.oeaw.ac.at/schnitzler/schnitzler-briefe/editions/L027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0-F</text:p>
          </table:table-cell>
          <table:table-cell office:value-type="string" calcext:value-type="string">
            <text:p>https://id.acdh.oeaw.ac.at/schnitzler/schnitzler-briefe/editions/L027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1-E</text:p>
          </table:table-cell>
          <table:table-cell office:value-type="string" calcext:value-type="string">
            <text:p>https://id.acdh.oeaw.ac.at/schnitzler/schnitzler-briefe/editions/L027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2-D</text:p>
          </table:table-cell>
          <table:table-cell office:value-type="string" calcext:value-type="string">
            <text:p>https://id.acdh.oeaw.ac.at/schnitzler/schnitzler-briefe/editions/L027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3-C</text:p>
          </table:table-cell>
          <table:table-cell office:value-type="string" calcext:value-type="string">
            <text:p>https://id.acdh.oeaw.ac.at/schnitzler/schnitzler-briefe/editions/L027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4-B</text:p>
          </table:table-cell>
          <table:table-cell office:value-type="string" calcext:value-type="string">
            <text:p>https://id.acdh.oeaw.ac.at/schnitzler/schnitzler-briefe/editions/L027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5-A</text:p>
          </table:table-cell>
          <table:table-cell office:value-type="string" calcext:value-type="string">
            <text:p>https://id.acdh.oeaw.ac.at/schnitzler/schnitzler-briefe/editions/L028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6-9</text:p>
          </table:table-cell>
          <table:table-cell office:value-type="string" calcext:value-type="string">
            <text:p>https://id.acdh.oeaw.ac.at/schnitzler/schnitzler-briefe/editions/L028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7-8</text:p>
          </table:table-cell>
          <table:table-cell office:value-type="string" calcext:value-type="string">
            <text:p>https://id.acdh.oeaw.ac.at/schnitzler/schnitzler-briefe/editions/L028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8-7</text:p>
          </table:table-cell>
          <table:table-cell office:value-type="string" calcext:value-type="string">
            <text:p>https://id.acdh.oeaw.ac.at/schnitzler/schnitzler-briefe/editions/L028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9-6</text:p>
          </table:table-cell>
          <table:table-cell office:value-type="string" calcext:value-type="string">
            <text:p>https://id.acdh.oeaw.ac.at/schnitzler/schnitzler-briefe/editions/L028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A-5</text:p>
          </table:table-cell>
          <table:table-cell office:value-type="string" calcext:value-type="string">
            <text:p>https://id.acdh.oeaw.ac.at/schnitzler/schnitzler-briefe/editions/L028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B-4</text:p>
          </table:table-cell>
          <table:table-cell office:value-type="string" calcext:value-type="string">
            <text:p>https://id.acdh.oeaw.ac.at/schnitzler/schnitzler-briefe/editions/L028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C-3</text:p>
          </table:table-cell>
          <table:table-cell office:value-type="string" calcext:value-type="string">
            <text:p>https://id.acdh.oeaw.ac.at/schnitzler/schnitzler-briefe/editions/L028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D-2</text:p>
          </table:table-cell>
          <table:table-cell office:value-type="string" calcext:value-type="string">
            <text:p>https://id.acdh.oeaw.ac.at/schnitzler/schnitzler-briefe/editions/L028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E-1</text:p>
          </table:table-cell>
          <table:table-cell office:value-type="string" calcext:value-type="string">
            <text:p>https://id.acdh.oeaw.ac.at/schnitzler/schnitzler-briefe/editions/L028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CF-0</text:p>
          </table:table-cell>
          <table:table-cell office:value-type="string" calcext:value-type="string">
            <text:p>https://id.acdh.oeaw.ac.at/schnitzler/schnitzler-briefe/editions/L028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0-D</text:p>
          </table:table-cell>
          <table:table-cell office:value-type="string" calcext:value-type="string">
            <text:p>https://id.acdh.oeaw.ac.at/schnitzler/schnitzler-briefe/editions/L028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1-C</text:p>
          </table:table-cell>
          <table:table-cell office:value-type="string" calcext:value-type="string">
            <text:p>https://id.acdh.oeaw.ac.at/schnitzler/schnitzler-briefe/editions/L028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2-B</text:p>
          </table:table-cell>
          <table:table-cell office:value-type="string" calcext:value-type="string">
            <text:p>https://id.acdh.oeaw.ac.at/schnitzler/schnitzler-briefe/editions/L028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3-A</text:p>
          </table:table-cell>
          <table:table-cell office:value-type="string" calcext:value-type="string">
            <text:p>https://id.acdh.oeaw.ac.at/schnitzler/schnitzler-briefe/editions/L028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4-9</text:p>
          </table:table-cell>
          <table:table-cell office:value-type="string" calcext:value-type="string">
            <text:p>https://id.acdh.oeaw.ac.at/schnitzler/schnitzler-briefe/editions/L028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5-8</text:p>
          </table:table-cell>
          <table:table-cell office:value-type="string" calcext:value-type="string">
            <text:p>https://id.acdh.oeaw.ac.at/schnitzler/schnitzler-briefe/editions/L028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6-7</text:p>
          </table:table-cell>
          <table:table-cell office:value-type="string" calcext:value-type="string">
            <text:p>https://id.acdh.oeaw.ac.at/schnitzler/schnitzler-briefe/editions/L028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7-6</text:p>
          </table:table-cell>
          <table:table-cell office:value-type="string" calcext:value-type="string">
            <text:p>https://id.acdh.oeaw.ac.at/schnitzler/schnitzler-briefe/editions/L028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8-5</text:p>
          </table:table-cell>
          <table:table-cell office:value-type="string" calcext:value-type="string">
            <text:p>https://id.acdh.oeaw.ac.at/schnitzler/schnitzler-briefe/editions/L028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9-4</text:p>
          </table:table-cell>
          <table:table-cell office:value-type="string" calcext:value-type="string">
            <text:p>https://id.acdh.oeaw.ac.at/schnitzler/schnitzler-briefe/editions/L028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A-3</text:p>
          </table:table-cell>
          <table:table-cell office:value-type="string" calcext:value-type="string">
            <text:p>https://id.acdh.oeaw.ac.at/schnitzler/schnitzler-briefe/editions/L028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B-2</text:p>
          </table:table-cell>
          <table:table-cell office:value-type="string" calcext:value-type="string">
            <text:p>https://id.acdh.oeaw.ac.at/schnitzler/schnitzler-briefe/editions/L028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C-1</text:p>
          </table:table-cell>
          <table:table-cell office:value-type="string" calcext:value-type="string">
            <text:p>https://id.acdh.oeaw.ac.at/schnitzler/schnitzler-briefe/editions/L028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D-0</text:p>
          </table:table-cell>
          <table:table-cell office:value-type="string" calcext:value-type="string">
            <text:p>https://id.acdh.oeaw.ac.at/schnitzler/schnitzler-briefe/editions/L028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E-F</text:p>
          </table:table-cell>
          <table:table-cell office:value-type="string" calcext:value-type="string">
            <text:p>https://id.acdh.oeaw.ac.at/schnitzler/schnitzler-briefe/editions/L028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DF-E</text:p>
          </table:table-cell>
          <table:table-cell office:value-type="string" calcext:value-type="string">
            <text:p>https://id.acdh.oeaw.ac.at/schnitzler/schnitzler-briefe/editions/L028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0-B</text:p>
          </table:table-cell>
          <table:table-cell office:value-type="string" calcext:value-type="string">
            <text:p>https://id.acdh.oeaw.ac.at/schnitzler/schnitzler-briefe/editions/L028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1-A</text:p>
          </table:table-cell>
          <table:table-cell office:value-type="string" calcext:value-type="string">
            <text:p>https://id.acdh.oeaw.ac.at/schnitzler/schnitzler-briefe/editions/L028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2-9</text:p>
          </table:table-cell>
          <table:table-cell office:value-type="string" calcext:value-type="string">
            <text:p>https://id.acdh.oeaw.ac.at/schnitzler/schnitzler-briefe/editions/L028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3-8</text:p>
          </table:table-cell>
          <table:table-cell office:value-type="string" calcext:value-type="string">
            <text:p>https://id.acdh.oeaw.ac.at/schnitzler/schnitzler-briefe/editions/L028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4-7</text:p>
          </table:table-cell>
          <table:table-cell office:value-type="string" calcext:value-type="string">
            <text:p>https://id.acdh.oeaw.ac.at/schnitzler/schnitzler-briefe/editions/L028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5-6</text:p>
          </table:table-cell>
          <table:table-cell office:value-type="string" calcext:value-type="string">
            <text:p>https://id.acdh.oeaw.ac.at/schnitzler/schnitzler-briefe/editions/L028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6-5</text:p>
          </table:table-cell>
          <table:table-cell office:value-type="string" calcext:value-type="string">
            <text:p>https://id.acdh.oeaw.ac.at/schnitzler/schnitzler-briefe/editions/L028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7-4</text:p>
          </table:table-cell>
          <table:table-cell office:value-type="string" calcext:value-type="string">
            <text:p>https://id.acdh.oeaw.ac.at/schnitzler/schnitzler-briefe/editions/L028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8-3</text:p>
          </table:table-cell>
          <table:table-cell office:value-type="string" calcext:value-type="string">
            <text:p>https://id.acdh.oeaw.ac.at/schnitzler/schnitzler-briefe/editions/L028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9-2</text:p>
          </table:table-cell>
          <table:table-cell office:value-type="string" calcext:value-type="string">
            <text:p>https://id.acdh.oeaw.ac.at/schnitzler/schnitzler-briefe/editions/L028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A-1</text:p>
          </table:table-cell>
          <table:table-cell office:value-type="string" calcext:value-type="string">
            <text:p>https://id.acdh.oeaw.ac.at/schnitzler/schnitzler-briefe/editions/L028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B-0</text:p>
          </table:table-cell>
          <table:table-cell office:value-type="string" calcext:value-type="string">
            <text:p>https://id.acdh.oeaw.ac.at/schnitzler/schnitzler-briefe/editions/L028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C-F</text:p>
          </table:table-cell>
          <table:table-cell office:value-type="string" calcext:value-type="string">
            <text:p>https://id.acdh.oeaw.ac.at/schnitzler/schnitzler-briefe/editions/L028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D-E</text:p>
          </table:table-cell>
          <table:table-cell office:value-type="string" calcext:value-type="string">
            <text:p>https://id.acdh.oeaw.ac.at/schnitzler/schnitzler-briefe/editions/L028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E-D</text:p>
          </table:table-cell>
          <table:table-cell office:value-type="string" calcext:value-type="string">
            <text:p>https://id.acdh.oeaw.ac.at/schnitzler/schnitzler-briefe/editions/L028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EF-C</text:p>
          </table:table-cell>
          <table:table-cell office:value-type="string" calcext:value-type="string">
            <text:p>https://id.acdh.oeaw.ac.at/schnitzler/schnitzler-briefe/editions/L028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0-9</text:p>
          </table:table-cell>
          <table:table-cell office:value-type="string" calcext:value-type="string">
            <text:p>https://id.acdh.oeaw.ac.at/schnitzler/schnitzler-briefe/editions/L028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1-8</text:p>
          </table:table-cell>
          <table:table-cell office:value-type="string" calcext:value-type="string">
            <text:p>https://id.acdh.oeaw.ac.at/schnitzler/schnitzler-briefe/editions/L028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2-7</text:p>
          </table:table-cell>
          <table:table-cell office:value-type="string" calcext:value-type="string">
            <text:p>https://id.acdh.oeaw.ac.at/schnitzler/schnitzler-briefe/editions/L028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3-6</text:p>
          </table:table-cell>
          <table:table-cell office:value-type="string" calcext:value-type="string">
            <text:p>https://id.acdh.oeaw.ac.at/schnitzler/schnitzler-briefe/editions/L028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4-5</text:p>
          </table:table-cell>
          <table:table-cell office:value-type="string" calcext:value-type="string">
            <text:p>https://id.acdh.oeaw.ac.at/schnitzler/schnitzler-briefe/editions/L028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5-4</text:p>
          </table:table-cell>
          <table:table-cell office:value-type="string" calcext:value-type="string">
            <text:p>https://id.acdh.oeaw.ac.at/schnitzler/schnitzler-briefe/editions/L028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6-3</text:p>
          </table:table-cell>
          <table:table-cell office:value-type="string" calcext:value-type="string">
            <text:p>https://id.acdh.oeaw.ac.at/schnitzler/schnitzler-briefe/editions/L028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7-2</text:p>
          </table:table-cell>
          <table:table-cell office:value-type="string" calcext:value-type="string">
            <text:p>https://id.acdh.oeaw.ac.at/schnitzler/schnitzler-briefe/editions/L028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8-1</text:p>
          </table:table-cell>
          <table:table-cell office:value-type="string" calcext:value-type="string">
            <text:p>https://id.acdh.oeaw.ac.at/schnitzler/schnitzler-briefe/editions/L028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9-0</text:p>
          </table:table-cell>
          <table:table-cell office:value-type="string" calcext:value-type="string">
            <text:p>https://id.acdh.oeaw.ac.at/schnitzler/schnitzler-briefe/editions/L028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A-F</text:p>
          </table:table-cell>
          <table:table-cell office:value-type="string" calcext:value-type="string">
            <text:p>https://id.acdh.oeaw.ac.at/schnitzler/schnitzler-briefe/editions/L028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B-E</text:p>
          </table:table-cell>
          <table:table-cell office:value-type="string" calcext:value-type="string">
            <text:p>https://id.acdh.oeaw.ac.at/schnitzler/schnitzler-briefe/editions/L028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C-D</text:p>
          </table:table-cell>
          <table:table-cell office:value-type="string" calcext:value-type="string">
            <text:p>https://id.acdh.oeaw.ac.at/schnitzler/schnitzler-briefe/editions/L028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D-C</text:p>
          </table:table-cell>
          <table:table-cell office:value-type="string" calcext:value-type="string">
            <text:p>https://id.acdh.oeaw.ac.at/schnitzler/schnitzler-briefe/editions/L028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E-B</text:p>
          </table:table-cell>
          <table:table-cell office:value-type="string" calcext:value-type="string">
            <text:p>https://id.acdh.oeaw.ac.at/schnitzler/schnitzler-briefe/editions/L028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AFF-A</text:p>
          </table:table-cell>
          <table:table-cell office:value-type="string" calcext:value-type="string">
            <text:p>https://id.acdh.oeaw.ac.at/schnitzler/schnitzler-briefe/editions/L028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0-7</text:p>
          </table:table-cell>
          <table:table-cell office:value-type="string" calcext:value-type="string">
            <text:p>https://id.acdh.oeaw.ac.at/schnitzler/schnitzler-briefe/editions/L028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1-6</text:p>
          </table:table-cell>
          <table:table-cell office:value-type="string" calcext:value-type="string">
            <text:p>https://id.acdh.oeaw.ac.at/schnitzler/schnitzler-briefe/editions/L028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2-5</text:p>
          </table:table-cell>
          <table:table-cell office:value-type="string" calcext:value-type="string">
            <text:p>https://id.acdh.oeaw.ac.at/schnitzler/schnitzler-briefe/editions/L028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3-4</text:p>
          </table:table-cell>
          <table:table-cell office:value-type="string" calcext:value-type="string">
            <text:p>https://id.acdh.oeaw.ac.at/schnitzler/schnitzler-briefe/editions/L028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4-3</text:p>
          </table:table-cell>
          <table:table-cell office:value-type="string" calcext:value-type="string">
            <text:p>https://id.acdh.oeaw.ac.at/schnitzler/schnitzler-briefe/editions/L028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5-2</text:p>
          </table:table-cell>
          <table:table-cell office:value-type="string" calcext:value-type="string">
            <text:p>https://id.acdh.oeaw.ac.at/schnitzler/schnitzler-briefe/editions/L028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6-1</text:p>
          </table:table-cell>
          <table:table-cell office:value-type="string" calcext:value-type="string">
            <text:p>https://id.acdh.oeaw.ac.at/schnitzler/schnitzler-briefe/editions/L028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7-0</text:p>
          </table:table-cell>
          <table:table-cell office:value-type="string" calcext:value-type="string">
            <text:p>https://id.acdh.oeaw.ac.at/schnitzler/schnitzler-briefe/editions/L028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8-F</text:p>
          </table:table-cell>
          <table:table-cell office:value-type="string" calcext:value-type="string">
            <text:p>https://id.acdh.oeaw.ac.at/schnitzler/schnitzler-briefe/editions/L028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9-E</text:p>
          </table:table-cell>
          <table:table-cell office:value-type="string" calcext:value-type="string">
            <text:p>https://id.acdh.oeaw.ac.at/schnitzler/schnitzler-briefe/editions/L028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A-D</text:p>
          </table:table-cell>
          <table:table-cell office:value-type="string" calcext:value-type="string">
            <text:p>https://id.acdh.oeaw.ac.at/schnitzler/schnitzler-briefe/editions/L028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B-C</text:p>
          </table:table-cell>
          <table:table-cell office:value-type="string" calcext:value-type="string">
            <text:p>https://id.acdh.oeaw.ac.at/schnitzler/schnitzler-briefe/editions/L028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C-B</text:p>
          </table:table-cell>
          <table:table-cell office:value-type="string" calcext:value-type="string">
            <text:p>https://id.acdh.oeaw.ac.at/schnitzler/schnitzler-briefe/editions/L028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D-A</text:p>
          </table:table-cell>
          <table:table-cell office:value-type="string" calcext:value-type="string">
            <text:p>https://id.acdh.oeaw.ac.at/schnitzler/schnitzler-briefe/editions/L028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E-9</text:p>
          </table:table-cell>
          <table:table-cell office:value-type="string" calcext:value-type="string">
            <text:p>https://id.acdh.oeaw.ac.at/schnitzler/schnitzler-briefe/editions/L028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0F-8</text:p>
          </table:table-cell>
          <table:table-cell office:value-type="string" calcext:value-type="string">
            <text:p>https://id.acdh.oeaw.ac.at/schnitzler/schnitzler-briefe/editions/L028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0-5</text:p>
          </table:table-cell>
          <table:table-cell office:value-type="string" calcext:value-type="string">
            <text:p>https://id.acdh.oeaw.ac.at/schnitzler/schnitzler-briefe/editions/L028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1-4</text:p>
          </table:table-cell>
          <table:table-cell office:value-type="string" calcext:value-type="string">
            <text:p>https://id.acdh.oeaw.ac.at/schnitzler/schnitzler-briefe/editions/L028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2-3</text:p>
          </table:table-cell>
          <table:table-cell office:value-type="string" calcext:value-type="string">
            <text:p>https://id.acdh.oeaw.ac.at/schnitzler/schnitzler-briefe/editions/L028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3-2</text:p>
          </table:table-cell>
          <table:table-cell office:value-type="string" calcext:value-type="string">
            <text:p>https://id.acdh.oeaw.ac.at/schnitzler/schnitzler-briefe/editions/L028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4-1</text:p>
          </table:table-cell>
          <table:table-cell office:value-type="string" calcext:value-type="string">
            <text:p>https://id.acdh.oeaw.ac.at/schnitzler/schnitzler-briefe/editions/L028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5-0</text:p>
          </table:table-cell>
          <table:table-cell office:value-type="string" calcext:value-type="string">
            <text:p>https://id.acdh.oeaw.ac.at/schnitzler/schnitzler-briefe/editions/L028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6-F</text:p>
          </table:table-cell>
          <table:table-cell office:value-type="string" calcext:value-type="string">
            <text:p>https://id.acdh.oeaw.ac.at/schnitzler/schnitzler-briefe/editions/L028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7-E</text:p>
          </table:table-cell>
          <table:table-cell office:value-type="string" calcext:value-type="string">
            <text:p>https://id.acdh.oeaw.ac.at/schnitzler/schnitzler-briefe/editions/L028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8-D</text:p>
          </table:table-cell>
          <table:table-cell office:value-type="string" calcext:value-type="string">
            <text:p>https://id.acdh.oeaw.ac.at/schnitzler/schnitzler-briefe/editions/L028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9-C</text:p>
          </table:table-cell>
          <table:table-cell office:value-type="string" calcext:value-type="string">
            <text:p>https://id.acdh.oeaw.ac.at/schnitzler/schnitzler-briefe/editions/L028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A-B</text:p>
          </table:table-cell>
          <table:table-cell office:value-type="string" calcext:value-type="string">
            <text:p>https://id.acdh.oeaw.ac.at/schnitzler/schnitzler-briefe/editions/L028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B-A</text:p>
          </table:table-cell>
          <table:table-cell office:value-type="string" calcext:value-type="string">
            <text:p>https://id.acdh.oeaw.ac.at/schnitzler/schnitzler-briefe/editions/L028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C-9</text:p>
          </table:table-cell>
          <table:table-cell office:value-type="string" calcext:value-type="string">
            <text:p>https://id.acdh.oeaw.ac.at/schnitzler/schnitzler-briefe/editions/L028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D-8</text:p>
          </table:table-cell>
          <table:table-cell office:value-type="string" calcext:value-type="string">
            <text:p>https://id.acdh.oeaw.ac.at/schnitzler/schnitzler-briefe/editions/L028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E-7</text:p>
          </table:table-cell>
          <table:table-cell office:value-type="string" calcext:value-type="string">
            <text:p>https://id.acdh.oeaw.ac.at/schnitzler/schnitzler-briefe/editions/L028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1F-6</text:p>
          </table:table-cell>
          <table:table-cell office:value-type="string" calcext:value-type="string">
            <text:p>https://id.acdh.oeaw.ac.at/schnitzler/schnitzler-briefe/editions/L028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0-3</text:p>
          </table:table-cell>
          <table:table-cell office:value-type="string" calcext:value-type="string">
            <text:p>https://id.acdh.oeaw.ac.at/schnitzler/schnitzler-briefe/editions/L028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1-2</text:p>
          </table:table-cell>
          <table:table-cell office:value-type="string" calcext:value-type="string">
            <text:p>https://id.acdh.oeaw.ac.at/schnitzler/schnitzler-briefe/editions/L028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2-1</text:p>
          </table:table-cell>
          <table:table-cell office:value-type="string" calcext:value-type="string">
            <text:p>https://id.acdh.oeaw.ac.at/schnitzler/schnitzler-briefe/editions/L028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3-0</text:p>
          </table:table-cell>
          <table:table-cell office:value-type="string" calcext:value-type="string">
            <text:p>https://id.acdh.oeaw.ac.at/schnitzler/schnitzler-briefe/editions/L028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4-F</text:p>
          </table:table-cell>
          <table:table-cell office:value-type="string" calcext:value-type="string">
            <text:p>https://id.acdh.oeaw.ac.at/schnitzler/schnitzler-briefe/editions/L028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5-E</text:p>
          </table:table-cell>
          <table:table-cell office:value-type="string" calcext:value-type="string">
            <text:p>https://id.acdh.oeaw.ac.at/schnitzler/schnitzler-briefe/editions/L028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6-D</text:p>
          </table:table-cell>
          <table:table-cell office:value-type="string" calcext:value-type="string">
            <text:p>https://id.acdh.oeaw.ac.at/schnitzler/schnitzler-briefe/editions/L028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7-C</text:p>
          </table:table-cell>
          <table:table-cell office:value-type="string" calcext:value-type="string">
            <text:p>https://id.acdh.oeaw.ac.at/schnitzler/schnitzler-briefe/editions/L028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8-B</text:p>
          </table:table-cell>
          <table:table-cell office:value-type="string" calcext:value-type="string">
            <text:p>https://id.acdh.oeaw.ac.at/schnitzler/schnitzler-briefe/editions/L029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9-A</text:p>
          </table:table-cell>
          <table:table-cell office:value-type="string" calcext:value-type="string">
            <text:p>https://id.acdh.oeaw.ac.at/schnitzler/schnitzler-briefe/editions/L029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A-9</text:p>
          </table:table-cell>
          <table:table-cell office:value-type="string" calcext:value-type="string">
            <text:p>https://id.acdh.oeaw.ac.at/schnitzler/schnitzler-briefe/editions/L029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B-8</text:p>
          </table:table-cell>
          <table:table-cell office:value-type="string" calcext:value-type="string">
            <text:p>https://id.acdh.oeaw.ac.at/schnitzler/schnitzler-briefe/editions/L029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C-7</text:p>
          </table:table-cell>
          <table:table-cell office:value-type="string" calcext:value-type="string">
            <text:p>https://id.acdh.oeaw.ac.at/schnitzler/schnitzler-briefe/editions/L029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D-6</text:p>
          </table:table-cell>
          <table:table-cell office:value-type="string" calcext:value-type="string">
            <text:p>https://id.acdh.oeaw.ac.at/schnitzler/schnitzler-briefe/editions/L029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E-5</text:p>
          </table:table-cell>
          <table:table-cell office:value-type="string" calcext:value-type="string">
            <text:p>https://id.acdh.oeaw.ac.at/schnitzler/schnitzler-briefe/editions/L029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2F-4</text:p>
          </table:table-cell>
          <table:table-cell office:value-type="string" calcext:value-type="string">
            <text:p>https://id.acdh.oeaw.ac.at/schnitzler/schnitzler-briefe/editions/L029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0-1</text:p>
          </table:table-cell>
          <table:table-cell office:value-type="string" calcext:value-type="string">
            <text:p>https://id.acdh.oeaw.ac.at/schnitzler/schnitzler-briefe/editions/L029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1-0</text:p>
          </table:table-cell>
          <table:table-cell office:value-type="string" calcext:value-type="string">
            <text:p>https://id.acdh.oeaw.ac.at/schnitzler/schnitzler-briefe/editions/L029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2-F</text:p>
          </table:table-cell>
          <table:table-cell office:value-type="string" calcext:value-type="string">
            <text:p>https://id.acdh.oeaw.ac.at/schnitzler/schnitzler-briefe/editions/L029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3-E</text:p>
          </table:table-cell>
          <table:table-cell office:value-type="string" calcext:value-type="string">
            <text:p>https://id.acdh.oeaw.ac.at/schnitzler/schnitzler-briefe/editions/L029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4-D</text:p>
          </table:table-cell>
          <table:table-cell office:value-type="string" calcext:value-type="string">
            <text:p>https://id.acdh.oeaw.ac.at/schnitzler/schnitzler-briefe/editions/L029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5-C</text:p>
          </table:table-cell>
          <table:table-cell office:value-type="string" calcext:value-type="string">
            <text:p>https://id.acdh.oeaw.ac.at/schnitzler/schnitzler-briefe/editions/L029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6-B</text:p>
          </table:table-cell>
          <table:table-cell office:value-type="string" calcext:value-type="string">
            <text:p>https://id.acdh.oeaw.ac.at/schnitzler/schnitzler-briefe/editions/L029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7-A</text:p>
          </table:table-cell>
          <table:table-cell office:value-type="string" calcext:value-type="string">
            <text:p>https://id.acdh.oeaw.ac.at/schnitzler/schnitzler-briefe/editions/L029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8-9</text:p>
          </table:table-cell>
          <table:table-cell office:value-type="string" calcext:value-type="string">
            <text:p>https://id.acdh.oeaw.ac.at/schnitzler/schnitzler-briefe/editions/L029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9-8</text:p>
          </table:table-cell>
          <table:table-cell office:value-type="string" calcext:value-type="string">
            <text:p>https://id.acdh.oeaw.ac.at/schnitzler/schnitzler-briefe/editions/L029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A-7</text:p>
          </table:table-cell>
          <table:table-cell office:value-type="string" calcext:value-type="string">
            <text:p>https://id.acdh.oeaw.ac.at/schnitzler/schnitzler-briefe/editions/L029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B-6</text:p>
          </table:table-cell>
          <table:table-cell office:value-type="string" calcext:value-type="string">
            <text:p>https://id.acdh.oeaw.ac.at/schnitzler/schnitzler-briefe/editions/L029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C-5</text:p>
          </table:table-cell>
          <table:table-cell office:value-type="string" calcext:value-type="string">
            <text:p>https://id.acdh.oeaw.ac.at/schnitzler/schnitzler-briefe/editions/L029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D-4</text:p>
          </table:table-cell>
          <table:table-cell office:value-type="string" calcext:value-type="string">
            <text:p>https://id.acdh.oeaw.ac.at/schnitzler/schnitzler-briefe/editions/L029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E-3</text:p>
          </table:table-cell>
          <table:table-cell office:value-type="string" calcext:value-type="string">
            <text:p>https://id.acdh.oeaw.ac.at/schnitzler/schnitzler-briefe/editions/L029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3F-2</text:p>
          </table:table-cell>
          <table:table-cell office:value-type="string" calcext:value-type="string">
            <text:p>https://id.acdh.oeaw.ac.at/schnitzler/schnitzler-briefe/editions/L029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0-F</text:p>
          </table:table-cell>
          <table:table-cell office:value-type="string" calcext:value-type="string">
            <text:p>https://id.acdh.oeaw.ac.at/schnitzler/schnitzler-briefe/editions/L029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1-E</text:p>
          </table:table-cell>
          <table:table-cell office:value-type="string" calcext:value-type="string">
            <text:p>https://id.acdh.oeaw.ac.at/schnitzler/schnitzler-briefe/editions/L029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2-D</text:p>
          </table:table-cell>
          <table:table-cell office:value-type="string" calcext:value-type="string">
            <text:p>https://id.acdh.oeaw.ac.at/schnitzler/schnitzler-briefe/editions/L029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3-C</text:p>
          </table:table-cell>
          <table:table-cell office:value-type="string" calcext:value-type="string">
            <text:p>https://id.acdh.oeaw.ac.at/schnitzler/schnitzler-briefe/editions/L029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4-B</text:p>
          </table:table-cell>
          <table:table-cell office:value-type="string" calcext:value-type="string">
            <text:p>https://id.acdh.oeaw.ac.at/schnitzler/schnitzler-briefe/editions/L029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5-A</text:p>
          </table:table-cell>
          <table:table-cell office:value-type="string" calcext:value-type="string">
            <text:p>https://id.acdh.oeaw.ac.at/schnitzler/schnitzler-briefe/editions/L029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6-9</text:p>
          </table:table-cell>
          <table:table-cell office:value-type="string" calcext:value-type="string">
            <text:p>https://id.acdh.oeaw.ac.at/schnitzler/schnitzler-briefe/editions/L029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7-8</text:p>
          </table:table-cell>
          <table:table-cell office:value-type="string" calcext:value-type="string">
            <text:p>https://id.acdh.oeaw.ac.at/schnitzler/schnitzler-briefe/editions/L029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8-7</text:p>
          </table:table-cell>
          <table:table-cell office:value-type="string" calcext:value-type="string">
            <text:p>https://id.acdh.oeaw.ac.at/schnitzler/schnitzler-briefe/editions/L029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9-6</text:p>
          </table:table-cell>
          <table:table-cell office:value-type="string" calcext:value-type="string">
            <text:p>https://id.acdh.oeaw.ac.at/schnitzler/schnitzler-briefe/editions/L029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A-5</text:p>
          </table:table-cell>
          <table:table-cell office:value-type="string" calcext:value-type="string">
            <text:p>https://id.acdh.oeaw.ac.at/schnitzler/schnitzler-briefe/editions/L029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B-4</text:p>
          </table:table-cell>
          <table:table-cell office:value-type="string" calcext:value-type="string">
            <text:p>https://id.acdh.oeaw.ac.at/schnitzler/schnitzler-briefe/editions/L029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C-3</text:p>
          </table:table-cell>
          <table:table-cell office:value-type="string" calcext:value-type="string">
            <text:p>https://id.acdh.oeaw.ac.at/schnitzler/schnitzler-briefe/editions/L029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D-2</text:p>
          </table:table-cell>
          <table:table-cell office:value-type="string" calcext:value-type="string">
            <text:p>https://id.acdh.oeaw.ac.at/schnitzler/schnitzler-briefe/editions/L029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E-1</text:p>
          </table:table-cell>
          <table:table-cell office:value-type="string" calcext:value-type="string">
            <text:p>https://id.acdh.oeaw.ac.at/schnitzler/schnitzler-briefe/editions/L029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4F-0</text:p>
          </table:table-cell>
          <table:table-cell office:value-type="string" calcext:value-type="string">
            <text:p>https://id.acdh.oeaw.ac.at/schnitzler/schnitzler-briefe/editions/L029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0-D</text:p>
          </table:table-cell>
          <table:table-cell office:value-type="string" calcext:value-type="string">
            <text:p>https://id.acdh.oeaw.ac.at/schnitzler/schnitzler-briefe/editions/L029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1-C</text:p>
          </table:table-cell>
          <table:table-cell office:value-type="string" calcext:value-type="string">
            <text:p>https://id.acdh.oeaw.ac.at/schnitzler/schnitzler-briefe/editions/L029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2-B</text:p>
          </table:table-cell>
          <table:table-cell office:value-type="string" calcext:value-type="string">
            <text:p>https://id.acdh.oeaw.ac.at/schnitzler/schnitzler-briefe/editions/L029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3-A</text:p>
          </table:table-cell>
          <table:table-cell office:value-type="string" calcext:value-type="string">
            <text:p>https://id.acdh.oeaw.ac.at/schnitzler/schnitzler-briefe/editions/L029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4-9</text:p>
          </table:table-cell>
          <table:table-cell office:value-type="string" calcext:value-type="string">
            <text:p>https://id.acdh.oeaw.ac.at/schnitzler/schnitzler-briefe/editions/L029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5-8</text:p>
          </table:table-cell>
          <table:table-cell office:value-type="string" calcext:value-type="string">
            <text:p>https://id.acdh.oeaw.ac.at/schnitzler/schnitzler-briefe/editions/L029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6-7</text:p>
          </table:table-cell>
          <table:table-cell office:value-type="string" calcext:value-type="string">
            <text:p>https://id.acdh.oeaw.ac.at/schnitzler/schnitzler-briefe/editions/L029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7-6</text:p>
          </table:table-cell>
          <table:table-cell office:value-type="string" calcext:value-type="string">
            <text:p>https://id.acdh.oeaw.ac.at/schnitzler/schnitzler-briefe/editions/L029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8-5</text:p>
          </table:table-cell>
          <table:table-cell office:value-type="string" calcext:value-type="string">
            <text:p>https://id.acdh.oeaw.ac.at/schnitzler/schnitzler-briefe/editions/L029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9-4</text:p>
          </table:table-cell>
          <table:table-cell office:value-type="string" calcext:value-type="string">
            <text:p>https://id.acdh.oeaw.ac.at/schnitzler/schnitzler-briefe/editions/L029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A-3</text:p>
          </table:table-cell>
          <table:table-cell office:value-type="string" calcext:value-type="string">
            <text:p>https://id.acdh.oeaw.ac.at/schnitzler/schnitzler-briefe/editions/L029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B-2</text:p>
          </table:table-cell>
          <table:table-cell office:value-type="string" calcext:value-type="string">
            <text:p>https://id.acdh.oeaw.ac.at/schnitzler/schnitzler-briefe/editions/L029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C-1</text:p>
          </table:table-cell>
          <table:table-cell office:value-type="string" calcext:value-type="string">
            <text:p>https://id.acdh.oeaw.ac.at/schnitzler/schnitzler-briefe/editions/L029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D-0</text:p>
          </table:table-cell>
          <table:table-cell office:value-type="string" calcext:value-type="string">
            <text:p>https://id.acdh.oeaw.ac.at/schnitzler/schnitzler-briefe/editions/L029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E-F</text:p>
          </table:table-cell>
          <table:table-cell office:value-type="string" calcext:value-type="string">
            <text:p>https://id.acdh.oeaw.ac.at/schnitzler/schnitzler-briefe/editions/L029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5F-E</text:p>
          </table:table-cell>
          <table:table-cell office:value-type="string" calcext:value-type="string">
            <text:p>https://id.acdh.oeaw.ac.at/schnitzler/schnitzler-briefe/editions/L029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0-B</text:p>
          </table:table-cell>
          <table:table-cell office:value-type="string" calcext:value-type="string">
            <text:p>https://id.acdh.oeaw.ac.at/schnitzler/schnitzler-briefe/editions/L029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1-A</text:p>
          </table:table-cell>
          <table:table-cell office:value-type="string" calcext:value-type="string">
            <text:p>https://id.acdh.oeaw.ac.at/schnitzler/schnitzler-briefe/editions/L029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2-9</text:p>
          </table:table-cell>
          <table:table-cell office:value-type="string" calcext:value-type="string">
            <text:p>https://id.acdh.oeaw.ac.at/schnitzler/schnitzler-briefe/editions/L029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3-8</text:p>
          </table:table-cell>
          <table:table-cell office:value-type="string" calcext:value-type="string">
            <text:p>https://id.acdh.oeaw.ac.at/schnitzler/schnitzler-briefe/editions/L029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4-7</text:p>
          </table:table-cell>
          <table:table-cell office:value-type="string" calcext:value-type="string">
            <text:p>https://id.acdh.oeaw.ac.at/schnitzler/schnitzler-briefe/editions/L029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5-6</text:p>
          </table:table-cell>
          <table:table-cell office:value-type="string" calcext:value-type="string">
            <text:p>https://id.acdh.oeaw.ac.at/schnitzler/schnitzler-briefe/editions/L029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6-5</text:p>
          </table:table-cell>
          <table:table-cell office:value-type="string" calcext:value-type="string">
            <text:p>https://id.acdh.oeaw.ac.at/schnitzler/schnitzler-briefe/editions/L029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7-4</text:p>
          </table:table-cell>
          <table:table-cell office:value-type="string" calcext:value-type="string">
            <text:p>https://id.acdh.oeaw.ac.at/schnitzler/schnitzler-briefe/editions/L029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8-3</text:p>
          </table:table-cell>
          <table:table-cell office:value-type="string" calcext:value-type="string">
            <text:p>https://id.acdh.oeaw.ac.at/schnitzler/schnitzler-briefe/editions/L029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9-2</text:p>
          </table:table-cell>
          <table:table-cell office:value-type="string" calcext:value-type="string">
            <text:p>https://id.acdh.oeaw.ac.at/schnitzler/schnitzler-briefe/editions/L029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A-1</text:p>
          </table:table-cell>
          <table:table-cell office:value-type="string" calcext:value-type="string">
            <text:p>https://id.acdh.oeaw.ac.at/schnitzler/schnitzler-briefe/editions/L029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B-0</text:p>
          </table:table-cell>
          <table:table-cell office:value-type="string" calcext:value-type="string">
            <text:p>https://id.acdh.oeaw.ac.at/schnitzler/schnitzler-briefe/editions/L029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C-F</text:p>
          </table:table-cell>
          <table:table-cell office:value-type="string" calcext:value-type="string">
            <text:p>https://id.acdh.oeaw.ac.at/schnitzler/schnitzler-briefe/editions/L029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D-E</text:p>
          </table:table-cell>
          <table:table-cell office:value-type="string" calcext:value-type="string">
            <text:p>https://id.acdh.oeaw.ac.at/schnitzler/schnitzler-briefe/editions/L029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E-D</text:p>
          </table:table-cell>
          <table:table-cell office:value-type="string" calcext:value-type="string">
            <text:p>https://id.acdh.oeaw.ac.at/schnitzler/schnitzler-briefe/editions/L029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6F-C</text:p>
          </table:table-cell>
          <table:table-cell office:value-type="string" calcext:value-type="string">
            <text:p>https://id.acdh.oeaw.ac.at/schnitzler/schnitzler-briefe/editions/L029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0-9</text:p>
          </table:table-cell>
          <table:table-cell office:value-type="string" calcext:value-type="string">
            <text:p>https://id.acdh.oeaw.ac.at/schnitzler/schnitzler-briefe/editions/L029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1-8</text:p>
          </table:table-cell>
          <table:table-cell office:value-type="string" calcext:value-type="string">
            <text:p>https://id.acdh.oeaw.ac.at/schnitzler/schnitzler-briefe/editions/L029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2-7</text:p>
          </table:table-cell>
          <table:table-cell office:value-type="string" calcext:value-type="string">
            <text:p>https://id.acdh.oeaw.ac.at/schnitzler/schnitzler-briefe/editions/L029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3-6</text:p>
          </table:table-cell>
          <table:table-cell office:value-type="string" calcext:value-type="string">
            <text:p>https://id.acdh.oeaw.ac.at/schnitzler/schnitzler-briefe/editions/L029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4-5</text:p>
          </table:table-cell>
          <table:table-cell office:value-type="string" calcext:value-type="string">
            <text:p>https://id.acdh.oeaw.ac.at/schnitzler/schnitzler-briefe/editions/L029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5-4</text:p>
          </table:table-cell>
          <table:table-cell office:value-type="string" calcext:value-type="string">
            <text:p>https://id.acdh.oeaw.ac.at/schnitzler/schnitzler-briefe/editions/L029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6-3</text:p>
          </table:table-cell>
          <table:table-cell office:value-type="string" calcext:value-type="string">
            <text:p>https://id.acdh.oeaw.ac.at/schnitzler/schnitzler-briefe/editions/L029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7-2</text:p>
          </table:table-cell>
          <table:table-cell office:value-type="string" calcext:value-type="string">
            <text:p>https://id.acdh.oeaw.ac.at/schnitzler/schnitzler-briefe/editions/L029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8-1</text:p>
          </table:table-cell>
          <table:table-cell office:value-type="string" calcext:value-type="string">
            <text:p>https://id.acdh.oeaw.ac.at/schnitzler/schnitzler-briefe/editions/L029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9-0</text:p>
          </table:table-cell>
          <table:table-cell office:value-type="string" calcext:value-type="string">
            <text:p>https://id.acdh.oeaw.ac.at/schnitzler/schnitzler-briefe/editions/L029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A-F</text:p>
          </table:table-cell>
          <table:table-cell office:value-type="string" calcext:value-type="string">
            <text:p>https://id.acdh.oeaw.ac.at/schnitzler/schnitzler-briefe/editions/L029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B-E</text:p>
          </table:table-cell>
          <table:table-cell office:value-type="string" calcext:value-type="string">
            <text:p>https://id.acdh.oeaw.ac.at/schnitzler/schnitzler-briefe/editions/L029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C-D</text:p>
          </table:table-cell>
          <table:table-cell office:value-type="string" calcext:value-type="string">
            <text:p>https://id.acdh.oeaw.ac.at/schnitzler/schnitzler-briefe/editions/L029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D-C</text:p>
          </table:table-cell>
          <table:table-cell office:value-type="string" calcext:value-type="string">
            <text:p>https://id.acdh.oeaw.ac.at/schnitzler/schnitzler-briefe/editions/L029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E-B</text:p>
          </table:table-cell>
          <table:table-cell office:value-type="string" calcext:value-type="string">
            <text:p>https://id.acdh.oeaw.ac.at/schnitzler/schnitzler-briefe/editions/L029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7F-A</text:p>
          </table:table-cell>
          <table:table-cell office:value-type="string" calcext:value-type="string">
            <text:p>https://id.acdh.oeaw.ac.at/schnitzler/schnitzler-briefe/editions/L029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0-6</text:p>
          </table:table-cell>
          <table:table-cell office:value-type="string" calcext:value-type="string">
            <text:p>https://id.acdh.oeaw.ac.at/schnitzler/schnitzler-briefe/editions/L029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1-5</text:p>
          </table:table-cell>
          <table:table-cell office:value-type="string" calcext:value-type="string">
            <text:p>https://id.acdh.oeaw.ac.at/schnitzler/schnitzler-briefe/editions/L029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2-4</text:p>
          </table:table-cell>
          <table:table-cell office:value-type="string" calcext:value-type="string">
            <text:p>https://id.acdh.oeaw.ac.at/schnitzler/schnitzler-briefe/editions/L029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3-3</text:p>
          </table:table-cell>
          <table:table-cell office:value-type="string" calcext:value-type="string">
            <text:p>https://id.acdh.oeaw.ac.at/schnitzler/schnitzler-briefe/editions/L029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4-2</text:p>
          </table:table-cell>
          <table:table-cell office:value-type="string" calcext:value-type="string">
            <text:p>https://id.acdh.oeaw.ac.at/schnitzler/schnitzler-briefe/editions/L029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5-1</text:p>
          </table:table-cell>
          <table:table-cell office:value-type="string" calcext:value-type="string">
            <text:p>https://id.acdh.oeaw.ac.at/schnitzler/schnitzler-briefe/editions/L029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6-0</text:p>
          </table:table-cell>
          <table:table-cell office:value-type="string" calcext:value-type="string">
            <text:p>https://id.acdh.oeaw.ac.at/schnitzler/schnitzler-briefe/editions/L029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7-F</text:p>
          </table:table-cell>
          <table:table-cell office:value-type="string" calcext:value-type="string">
            <text:p>https://id.acdh.oeaw.ac.at/schnitzler/schnitzler-briefe/editions/L029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8-E</text:p>
          </table:table-cell>
          <table:table-cell office:value-type="string" calcext:value-type="string">
            <text:p>https://id.acdh.oeaw.ac.at/schnitzler/schnitzler-briefe/editions/L029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9-D</text:p>
          </table:table-cell>
          <table:table-cell office:value-type="string" calcext:value-type="string">
            <text:p>https://id.acdh.oeaw.ac.at/schnitzler/schnitzler-briefe/editions/L029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A-C</text:p>
          </table:table-cell>
          <table:table-cell office:value-type="string" calcext:value-type="string">
            <text:p>https://id.acdh.oeaw.ac.at/schnitzler/schnitzler-briefe/editions/L029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B-B</text:p>
          </table:table-cell>
          <table:table-cell office:value-type="string" calcext:value-type="string">
            <text:p>https://id.acdh.oeaw.ac.at/schnitzler/schnitzler-briefe/editions/L029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C-A</text:p>
          </table:table-cell>
          <table:table-cell office:value-type="string" calcext:value-type="string">
            <text:p>https://id.acdh.oeaw.ac.at/schnitzler/schnitzler-briefe/editions/L030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D-9</text:p>
          </table:table-cell>
          <table:table-cell office:value-type="string" calcext:value-type="string">
            <text:p>https://id.acdh.oeaw.ac.at/schnitzler/schnitzler-briefe/editions/L030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E-8</text:p>
          </table:table-cell>
          <table:table-cell office:value-type="string" calcext:value-type="string">
            <text:p>https://id.acdh.oeaw.ac.at/schnitzler/schnitzler-briefe/editions/L030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8F-7</text:p>
          </table:table-cell>
          <table:table-cell office:value-type="string" calcext:value-type="string">
            <text:p>https://id.acdh.oeaw.ac.at/schnitzler/schnitzler-briefe/editions/L030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0-4</text:p>
          </table:table-cell>
          <table:table-cell office:value-type="string" calcext:value-type="string">
            <text:p>https://id.acdh.oeaw.ac.at/schnitzler/schnitzler-briefe/editions/L030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1-3</text:p>
          </table:table-cell>
          <table:table-cell office:value-type="string" calcext:value-type="string">
            <text:p>https://id.acdh.oeaw.ac.at/schnitzler/schnitzler-briefe/editions/L030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2-2</text:p>
          </table:table-cell>
          <table:table-cell office:value-type="string" calcext:value-type="string">
            <text:p>https://id.acdh.oeaw.ac.at/schnitzler/schnitzler-briefe/editions/L030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3-1</text:p>
          </table:table-cell>
          <table:table-cell office:value-type="string" calcext:value-type="string">
            <text:p>https://id.acdh.oeaw.ac.at/schnitzler/schnitzler-briefe/editions/L030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4-0</text:p>
          </table:table-cell>
          <table:table-cell office:value-type="string" calcext:value-type="string">
            <text:p>https://id.acdh.oeaw.ac.at/schnitzler/schnitzler-briefe/editions/L030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5-F</text:p>
          </table:table-cell>
          <table:table-cell office:value-type="string" calcext:value-type="string">
            <text:p>https://id.acdh.oeaw.ac.at/schnitzler/schnitzler-briefe/editions/L030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6-E</text:p>
          </table:table-cell>
          <table:table-cell office:value-type="string" calcext:value-type="string">
            <text:p>https://id.acdh.oeaw.ac.at/schnitzler/schnitzler-briefe/editions/L030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7-D</text:p>
          </table:table-cell>
          <table:table-cell office:value-type="string" calcext:value-type="string">
            <text:p>https://id.acdh.oeaw.ac.at/schnitzler/schnitzler-briefe/editions/L030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8-C</text:p>
          </table:table-cell>
          <table:table-cell office:value-type="string" calcext:value-type="string">
            <text:p>https://id.acdh.oeaw.ac.at/schnitzler/schnitzler-briefe/editions/L030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9-B</text:p>
          </table:table-cell>
          <table:table-cell office:value-type="string" calcext:value-type="string">
            <text:p>https://id.acdh.oeaw.ac.at/schnitzler/schnitzler-briefe/editions/L030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A-A</text:p>
          </table:table-cell>
          <table:table-cell office:value-type="string" calcext:value-type="string">
            <text:p>https://id.acdh.oeaw.ac.at/schnitzler/schnitzler-briefe/editions/L030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B-9</text:p>
          </table:table-cell>
          <table:table-cell office:value-type="string" calcext:value-type="string">
            <text:p>https://id.acdh.oeaw.ac.at/schnitzler/schnitzler-briefe/editions/L030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C-8</text:p>
          </table:table-cell>
          <table:table-cell office:value-type="string" calcext:value-type="string">
            <text:p>https://id.acdh.oeaw.ac.at/schnitzler/schnitzler-briefe/editions/L030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D-7</text:p>
          </table:table-cell>
          <table:table-cell office:value-type="string" calcext:value-type="string">
            <text:p>https://id.acdh.oeaw.ac.at/schnitzler/schnitzler-briefe/editions/L030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E-6</text:p>
          </table:table-cell>
          <table:table-cell office:value-type="string" calcext:value-type="string">
            <text:p>https://id.acdh.oeaw.ac.at/schnitzler/schnitzler-briefe/editions/L030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9F-5</text:p>
          </table:table-cell>
          <table:table-cell office:value-type="string" calcext:value-type="string">
            <text:p>https://id.acdh.oeaw.ac.at/schnitzler/schnitzler-briefe/editions/L030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0-2</text:p>
          </table:table-cell>
          <table:table-cell office:value-type="string" calcext:value-type="string">
            <text:p>https://id.acdh.oeaw.ac.at/schnitzler/schnitzler-briefe/editions/L030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1-1</text:p>
          </table:table-cell>
          <table:table-cell office:value-type="string" calcext:value-type="string">
            <text:p>https://id.acdh.oeaw.ac.at/schnitzler/schnitzler-briefe/editions/L030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2-0</text:p>
          </table:table-cell>
          <table:table-cell office:value-type="string" calcext:value-type="string">
            <text:p>https://id.acdh.oeaw.ac.at/schnitzler/schnitzler-briefe/editions/L030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3-F</text:p>
          </table:table-cell>
          <table:table-cell office:value-type="string" calcext:value-type="string">
            <text:p>https://id.acdh.oeaw.ac.at/schnitzler/schnitzler-briefe/editions/L030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4-E</text:p>
          </table:table-cell>
          <table:table-cell office:value-type="string" calcext:value-type="string">
            <text:p>https://id.acdh.oeaw.ac.at/schnitzler/schnitzler-briefe/editions/L030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5-D</text:p>
          </table:table-cell>
          <table:table-cell office:value-type="string" calcext:value-type="string">
            <text:p>https://id.acdh.oeaw.ac.at/schnitzler/schnitzler-briefe/editions/L030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6-C</text:p>
          </table:table-cell>
          <table:table-cell office:value-type="string" calcext:value-type="string">
            <text:p>https://id.acdh.oeaw.ac.at/schnitzler/schnitzler-briefe/editions/L030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7-B</text:p>
          </table:table-cell>
          <table:table-cell office:value-type="string" calcext:value-type="string">
            <text:p>https://id.acdh.oeaw.ac.at/schnitzler/schnitzler-briefe/editions/L030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8-A</text:p>
          </table:table-cell>
          <table:table-cell office:value-type="string" calcext:value-type="string">
            <text:p>https://id.acdh.oeaw.ac.at/schnitzler/schnitzler-briefe/editions/L030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9-9</text:p>
          </table:table-cell>
          <table:table-cell office:value-type="string" calcext:value-type="string">
            <text:p>https://id.acdh.oeaw.ac.at/schnitzler/schnitzler-briefe/editions/L030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A-8</text:p>
          </table:table-cell>
          <table:table-cell office:value-type="string" calcext:value-type="string">
            <text:p>https://id.acdh.oeaw.ac.at/schnitzler/schnitzler-briefe/editions/L030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B-7</text:p>
          </table:table-cell>
          <table:table-cell office:value-type="string" calcext:value-type="string">
            <text:p>https://id.acdh.oeaw.ac.at/schnitzler/schnitzler-briefe/editions/L030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C-6</text:p>
          </table:table-cell>
          <table:table-cell office:value-type="string" calcext:value-type="string">
            <text:p>https://id.acdh.oeaw.ac.at/schnitzler/schnitzler-briefe/editions/L030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D-5</text:p>
          </table:table-cell>
          <table:table-cell office:value-type="string" calcext:value-type="string">
            <text:p>https://id.acdh.oeaw.ac.at/schnitzler/schnitzler-briefe/editions/L030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E-4</text:p>
          </table:table-cell>
          <table:table-cell office:value-type="string" calcext:value-type="string">
            <text:p>https://id.acdh.oeaw.ac.at/schnitzler/schnitzler-briefe/editions/L030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AF-3</text:p>
          </table:table-cell>
          <table:table-cell office:value-type="string" calcext:value-type="string">
            <text:p>https://id.acdh.oeaw.ac.at/schnitzler/schnitzler-briefe/editions/L030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0-0</text:p>
          </table:table-cell>
          <table:table-cell office:value-type="string" calcext:value-type="string">
            <text:p>https://id.acdh.oeaw.ac.at/schnitzler/schnitzler-briefe/editions/L030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1-F</text:p>
          </table:table-cell>
          <table:table-cell office:value-type="string" calcext:value-type="string">
            <text:p>https://id.acdh.oeaw.ac.at/schnitzler/schnitzler-briefe/editions/L030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2-E</text:p>
          </table:table-cell>
          <table:table-cell office:value-type="string" calcext:value-type="string">
            <text:p>https://id.acdh.oeaw.ac.at/schnitzler/schnitzler-briefe/editions/L030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3-D</text:p>
          </table:table-cell>
          <table:table-cell office:value-type="string" calcext:value-type="string">
            <text:p>https://id.acdh.oeaw.ac.at/schnitzler/schnitzler-briefe/editions/L030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4-C</text:p>
          </table:table-cell>
          <table:table-cell office:value-type="string" calcext:value-type="string">
            <text:p>https://id.acdh.oeaw.ac.at/schnitzler/schnitzler-briefe/editions/L030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3-3</text:p>
          </table:table-cell>
          <table:table-cell office:value-type="string" calcext:value-type="string">
            <text:p>https://id.acdh.oeaw.ac.at/schnitzler/schnitzler-briefe/editions/L030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1-3</text:p>
          </table:table-cell>
          <table:table-cell office:value-type="string" calcext:value-type="string">
            <text:p>https://id.acdh.oeaw.ac.at/schnitzler/schnitzler-briefe/editions/L030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5-B</text:p>
          </table:table-cell>
          <table:table-cell office:value-type="string" calcext:value-type="string">
            <text:p>https://id.acdh.oeaw.ac.at/schnitzler/schnitzler-briefe/editions/L030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B-3</text:p>
          </table:table-cell>
          <table:table-cell office:value-type="string" calcext:value-type="string">
            <text:p>https://id.acdh.oeaw.ac.at/schnitzler/schnitzler-briefe/editions/L030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4-2</text:p>
          </table:table-cell>
          <table:table-cell office:value-type="string" calcext:value-type="string">
            <text:p>https://id.acdh.oeaw.ac.at/schnitzler/schnitzler-briefe/editions/L030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2-2</text:p>
          </table:table-cell>
          <table:table-cell office:value-type="string" calcext:value-type="string">
            <text:p>https://id.acdh.oeaw.ac.at/schnitzler/schnitzler-briefe/editions/L030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6-A</text:p>
          </table:table-cell>
          <table:table-cell office:value-type="string" calcext:value-type="string">
            <text:p>https://id.acdh.oeaw.ac.at/schnitzler/schnitzler-briefe/editions/L030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C-2</text:p>
          </table:table-cell>
          <table:table-cell office:value-type="string" calcext:value-type="string">
            <text:p>https://id.acdh.oeaw.ac.at/schnitzler/schnitzler-briefe/editions/L030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5-1</text:p>
          </table:table-cell>
          <table:table-cell office:value-type="string" calcext:value-type="string">
            <text:p>https://id.acdh.oeaw.ac.at/schnitzler/schnitzler-briefe/editions/L030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3-1</text:p>
          </table:table-cell>
          <table:table-cell office:value-type="string" calcext:value-type="string">
            <text:p>https://id.acdh.oeaw.ac.at/schnitzler/schnitzler-briefe/editions/L030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7-9</text:p>
          </table:table-cell>
          <table:table-cell office:value-type="string" calcext:value-type="string">
            <text:p>https://id.acdh.oeaw.ac.at/schnitzler/schnitzler-briefe/editions/L030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D-1</text:p>
          </table:table-cell>
          <table:table-cell office:value-type="string" calcext:value-type="string">
            <text:p>https://id.acdh.oeaw.ac.at/schnitzler/schnitzler-briefe/editions/L030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6-0</text:p>
          </table:table-cell>
          <table:table-cell office:value-type="string" calcext:value-type="string">
            <text:p>https://id.acdh.oeaw.ac.at/schnitzler/schnitzler-briefe/editions/L030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4-0</text:p>
          </table:table-cell>
          <table:table-cell office:value-type="string" calcext:value-type="string">
            <text:p>https://id.acdh.oeaw.ac.at/schnitzler/schnitzler-briefe/editions/L030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8-8</text:p>
          </table:table-cell>
          <table:table-cell office:value-type="string" calcext:value-type="string">
            <text:p>https://id.acdh.oeaw.ac.at/schnitzler/schnitzler-briefe/editions/L030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E-0</text:p>
          </table:table-cell>
          <table:table-cell office:value-type="string" calcext:value-type="string">
            <text:p>https://id.acdh.oeaw.ac.at/schnitzler/schnitzler-briefe/editions/L030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7-F</text:p>
          </table:table-cell>
          <table:table-cell office:value-type="string" calcext:value-type="string">
            <text:p>https://id.acdh.oeaw.ac.at/schnitzler/schnitzler-briefe/editions/L030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5-F</text:p>
          </table:table-cell>
          <table:table-cell office:value-type="string" calcext:value-type="string">
            <text:p>https://id.acdh.oeaw.ac.at/schnitzler/schnitzler-briefe/editions/L030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9-7</text:p>
          </table:table-cell>
          <table:table-cell office:value-type="string" calcext:value-type="string">
            <text:p>https://id.acdh.oeaw.ac.at/schnitzler/schnitzler-briefe/editions/L030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DF-F</text:p>
          </table:table-cell>
          <table:table-cell office:value-type="string" calcext:value-type="string">
            <text:p>https://id.acdh.oeaw.ac.at/schnitzler/schnitzler-briefe/editions/L030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8-E</text:p>
          </table:table-cell>
          <table:table-cell office:value-type="string" calcext:value-type="string">
            <text:p>https://id.acdh.oeaw.ac.at/schnitzler/schnitzler-briefe/editions/L030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6-E</text:p>
          </table:table-cell>
          <table:table-cell office:value-type="string" calcext:value-type="string">
            <text:p>https://id.acdh.oeaw.ac.at/schnitzler/schnitzler-briefe/editions/L030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A-6</text:p>
          </table:table-cell>
          <table:table-cell office:value-type="string" calcext:value-type="string">
            <text:p>https://id.acdh.oeaw.ac.at/schnitzler/schnitzler-briefe/editions/L030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0-C</text:p>
          </table:table-cell>
          <table:table-cell office:value-type="string" calcext:value-type="string">
            <text:p>https://id.acdh.oeaw.ac.at/schnitzler/schnitzler-briefe/editions/L030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9-D</text:p>
          </table:table-cell>
          <table:table-cell office:value-type="string" calcext:value-type="string">
            <text:p>https://id.acdh.oeaw.ac.at/schnitzler/schnitzler-briefe/editions/L030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7-D</text:p>
          </table:table-cell>
          <table:table-cell office:value-type="string" calcext:value-type="string">
            <text:p>https://id.acdh.oeaw.ac.at/schnitzler/schnitzler-briefe/editions/L030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B-5</text:p>
          </table:table-cell>
          <table:table-cell office:value-type="string" calcext:value-type="string">
            <text:p>https://id.acdh.oeaw.ac.at/schnitzler/schnitzler-briefe/editions/L030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1-B</text:p>
          </table:table-cell>
          <table:table-cell office:value-type="string" calcext:value-type="string">
            <text:p>https://id.acdh.oeaw.ac.at/schnitzler/schnitzler-briefe/editions/L030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A-C</text:p>
          </table:table-cell>
          <table:table-cell office:value-type="string" calcext:value-type="string">
            <text:p>https://id.acdh.oeaw.ac.at/schnitzler/schnitzler-briefe/editions/L030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8-C</text:p>
          </table:table-cell>
          <table:table-cell office:value-type="string" calcext:value-type="string">
            <text:p>https://id.acdh.oeaw.ac.at/schnitzler/schnitzler-briefe/editions/L030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C-4</text:p>
          </table:table-cell>
          <table:table-cell office:value-type="string" calcext:value-type="string">
            <text:p>https://id.acdh.oeaw.ac.at/schnitzler/schnitzler-briefe/editions/L030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2-A</text:p>
          </table:table-cell>
          <table:table-cell office:value-type="string" calcext:value-type="string">
            <text:p>https://id.acdh.oeaw.ac.at/schnitzler/schnitzler-briefe/editions/L030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B-B</text:p>
          </table:table-cell>
          <table:table-cell office:value-type="string" calcext:value-type="string">
            <text:p>https://id.acdh.oeaw.ac.at/schnitzler/schnitzler-briefe/editions/L030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9-B</text:p>
          </table:table-cell>
          <table:table-cell office:value-type="string" calcext:value-type="string">
            <text:p>https://id.acdh.oeaw.ac.at/schnitzler/schnitzler-briefe/editions/L030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D-3</text:p>
          </table:table-cell>
          <table:table-cell office:value-type="string" calcext:value-type="string">
            <text:p>https://id.acdh.oeaw.ac.at/schnitzler/schnitzler-briefe/editions/L030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3-9</text:p>
          </table:table-cell>
          <table:table-cell office:value-type="string" calcext:value-type="string">
            <text:p>https://id.acdh.oeaw.ac.at/schnitzler/schnitzler-briefe/editions/L030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C-A</text:p>
          </table:table-cell>
          <table:table-cell office:value-type="string" calcext:value-type="string">
            <text:p>https://id.acdh.oeaw.ac.at/schnitzler/schnitzler-briefe/editions/L030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A-A</text:p>
          </table:table-cell>
          <table:table-cell office:value-type="string" calcext:value-type="string">
            <text:p>https://id.acdh.oeaw.ac.at/schnitzler/schnitzler-briefe/editions/L030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E-2</text:p>
          </table:table-cell>
          <table:table-cell office:value-type="string" calcext:value-type="string">
            <text:p>https://id.acdh.oeaw.ac.at/schnitzler/schnitzler-briefe/editions/L030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4-8</text:p>
          </table:table-cell>
          <table:table-cell office:value-type="string" calcext:value-type="string">
            <text:p>https://id.acdh.oeaw.ac.at/schnitzler/schnitzler-briefe/editions/L030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D-9</text:p>
          </table:table-cell>
          <table:table-cell office:value-type="string" calcext:value-type="string">
            <text:p>https://id.acdh.oeaw.ac.at/schnitzler/schnitzler-briefe/editions/L030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B-9</text:p>
          </table:table-cell>
          <table:table-cell office:value-type="string" calcext:value-type="string">
            <text:p>https://id.acdh.oeaw.ac.at/schnitzler/schnitzler-briefe/editions/L030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BF-1</text:p>
          </table:table-cell>
          <table:table-cell office:value-type="string" calcext:value-type="string">
            <text:p>https://id.acdh.oeaw.ac.at/schnitzler/schnitzler-briefe/editions/L030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5-7</text:p>
          </table:table-cell>
          <table:table-cell office:value-type="string" calcext:value-type="string">
            <text:p>https://id.acdh.oeaw.ac.at/schnitzler/schnitzler-briefe/editions/L030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E-8</text:p>
          </table:table-cell>
          <table:table-cell office:value-type="string" calcext:value-type="string">
            <text:p>https://id.acdh.oeaw.ac.at/schnitzler/schnitzler-briefe/editions/L030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C-8</text:p>
          </table:table-cell>
          <table:table-cell office:value-type="string" calcext:value-type="string">
            <text:p>https://id.acdh.oeaw.ac.at/schnitzler/schnitzler-briefe/editions/L030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0-E</text:p>
          </table:table-cell>
          <table:table-cell office:value-type="string" calcext:value-type="string">
            <text:p>https://id.acdh.oeaw.ac.at/schnitzler/schnitzler-briefe/editions/L030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6-6</text:p>
          </table:table-cell>
          <table:table-cell office:value-type="string" calcext:value-type="string">
            <text:p>https://id.acdh.oeaw.ac.at/schnitzler/schnitzler-briefe/editions/L030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F-7</text:p>
          </table:table-cell>
          <table:table-cell office:value-type="string" calcext:value-type="string">
            <text:p>https://id.acdh.oeaw.ac.at/schnitzler/schnitzler-briefe/editions/L030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E0D-7</text:p>
          </table:table-cell>
          <table:table-cell office:value-type="string" calcext:value-type="string">
            <text:p>https://id.acdh.oeaw.ac.at/schnitzler/schnitzler-briefe/editions/L030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1-D</text:p>
          </table:table-cell>
          <table:table-cell office:value-type="string" calcext:value-type="string">
            <text:p>https://id.acdh.oeaw.ac.at/schnitzler/schnitzler-briefe/editions/L030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7-5</text:p>
          </table:table-cell>
          <table:table-cell office:value-type="string" calcext:value-type="string">
            <text:p>https://id.acdh.oeaw.ac.at/schnitzler/schnitzler-briefe/editions/L030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2-C</text:p>
          </table:table-cell>
          <table:table-cell office:value-type="string" calcext:value-type="string">
            <text:p>https://id.acdh.oeaw.ac.at/schnitzler/schnitzler-briefe/editions/L030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3-B</text:p>
          </table:table-cell>
          <table:table-cell office:value-type="string" calcext:value-type="string">
            <text:p>https://id.acdh.oeaw.ac.at/schnitzler/schnitzler-briefe/editions/L030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4-A</text:p>
          </table:table-cell>
          <table:table-cell office:value-type="string" calcext:value-type="string">
            <text:p>https://id.acdh.oeaw.ac.at/schnitzler/schnitzler-briefe/editions/L030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5-9</text:p>
          </table:table-cell>
          <table:table-cell office:value-type="string" calcext:value-type="string">
            <text:p>https://id.acdh.oeaw.ac.at/schnitzler/schnitzler-briefe/editions/L030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6-8</text:p>
          </table:table-cell>
          <table:table-cell office:value-type="string" calcext:value-type="string">
            <text:p>https://id.acdh.oeaw.ac.at/schnitzler/schnitzler-briefe/editions/L030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7-7</text:p>
          </table:table-cell>
          <table:table-cell office:value-type="string" calcext:value-type="string">
            <text:p>https://id.acdh.oeaw.ac.at/schnitzler/schnitzler-briefe/editions/L030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8-6</text:p>
          </table:table-cell>
          <table:table-cell office:value-type="string" calcext:value-type="string">
            <text:p>https://id.acdh.oeaw.ac.at/schnitzler/schnitzler-briefe/editions/L030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9-5</text:p>
          </table:table-cell>
          <table:table-cell office:value-type="string" calcext:value-type="string">
            <text:p>https://id.acdh.oeaw.ac.at/schnitzler/schnitzler-briefe/editions/L030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A-4</text:p>
          </table:table-cell>
          <table:table-cell office:value-type="string" calcext:value-type="string">
            <text:p>https://id.acdh.oeaw.ac.at/schnitzler/schnitzler-briefe/editions/L030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B-3</text:p>
          </table:table-cell>
          <table:table-cell office:value-type="string" calcext:value-type="string">
            <text:p>https://id.acdh.oeaw.ac.at/schnitzler/schnitzler-briefe/editions/L030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C-2</text:p>
          </table:table-cell>
          <table:table-cell office:value-type="string" calcext:value-type="string">
            <text:p>https://id.acdh.oeaw.ac.at/schnitzler/schnitzler-briefe/editions/L030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D-1</text:p>
          </table:table-cell>
          <table:table-cell office:value-type="string" calcext:value-type="string">
            <text:p>https://id.acdh.oeaw.ac.at/schnitzler/schnitzler-briefe/editions/L030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E-0</text:p>
          </table:table-cell>
          <table:table-cell office:value-type="string" calcext:value-type="string">
            <text:p>https://id.acdh.oeaw.ac.at/schnitzler/schnitzler-briefe/editions/L030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CF-F</text:p>
          </table:table-cell>
          <table:table-cell office:value-type="string" calcext:value-type="string">
            <text:p>https://id.acdh.oeaw.ac.at/schnitzler/schnitzler-briefe/editions/L030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0-C</text:p>
          </table:table-cell>
          <table:table-cell office:value-type="string" calcext:value-type="string">
            <text:p>https://id.acdh.oeaw.ac.at/schnitzler/schnitzler-briefe/editions/L030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1-B</text:p>
          </table:table-cell>
          <table:table-cell office:value-type="string" calcext:value-type="string">
            <text:p>https://id.acdh.oeaw.ac.at/schnitzler/schnitzler-briefe/editions/L030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2-A</text:p>
          </table:table-cell>
          <table:table-cell office:value-type="string" calcext:value-type="string">
            <text:p>https://id.acdh.oeaw.ac.at/schnitzler/schnitzler-briefe/editions/L030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3-9</text:p>
          </table:table-cell>
          <table:table-cell office:value-type="string" calcext:value-type="string">
            <text:p>https://id.acdh.oeaw.ac.at/schnitzler/schnitzler-briefe/editions/L030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4-8</text:p>
          </table:table-cell>
          <table:table-cell office:value-type="string" calcext:value-type="string">
            <text:p>https://id.acdh.oeaw.ac.at/schnitzler/schnitzler-briefe/editions/L030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5-7</text:p>
          </table:table-cell>
          <table:table-cell office:value-type="string" calcext:value-type="string">
            <text:p>https://id.acdh.oeaw.ac.at/schnitzler/schnitzler-briefe/editions/L030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6-6</text:p>
          </table:table-cell>
          <table:table-cell office:value-type="string" calcext:value-type="string">
            <text:p>https://id.acdh.oeaw.ac.at/schnitzler/schnitzler-briefe/editions/L030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7-5</text:p>
          </table:table-cell>
          <table:table-cell office:value-type="string" calcext:value-type="string">
            <text:p>https://id.acdh.oeaw.ac.at/schnitzler/schnitzler-briefe/editions/L030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8-4</text:p>
          </table:table-cell>
          <table:table-cell office:value-type="string" calcext:value-type="string">
            <text:p>https://id.acdh.oeaw.ac.at/schnitzler/schnitzler-briefe/editions/L030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9-3</text:p>
          </table:table-cell>
          <table:table-cell office:value-type="string" calcext:value-type="string">
            <text:p>https://id.acdh.oeaw.ac.at/schnitzler/schnitzler-briefe/editions/L030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A-2</text:p>
          </table:table-cell>
          <table:table-cell office:value-type="string" calcext:value-type="string">
            <text:p>https://id.acdh.oeaw.ac.at/schnitzler/schnitzler-briefe/editions/L030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B-1</text:p>
          </table:table-cell>
          <table:table-cell office:value-type="string" calcext:value-type="string">
            <text:p>https://id.acdh.oeaw.ac.at/schnitzler/schnitzler-briefe/editions/L030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C-0</text:p>
          </table:table-cell>
          <table:table-cell office:value-type="string" calcext:value-type="string">
            <text:p>https://id.acdh.oeaw.ac.at/schnitzler/schnitzler-briefe/editions/L030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D-F</text:p>
          </table:table-cell>
          <table:table-cell office:value-type="string" calcext:value-type="string">
            <text:p>https://id.acdh.oeaw.ac.at/schnitzler/schnitzler-briefe/editions/L030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E-E</text:p>
          </table:table-cell>
          <table:table-cell office:value-type="string" calcext:value-type="string">
            <text:p>https://id.acdh.oeaw.ac.at/schnitzler/schnitzler-briefe/editions/L030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DF-D</text:p>
          </table:table-cell>
          <table:table-cell office:value-type="string" calcext:value-type="string">
            <text:p>https://id.acdh.oeaw.ac.at/schnitzler/schnitzler-briefe/editions/L030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0-A</text:p>
          </table:table-cell>
          <table:table-cell office:value-type="string" calcext:value-type="string">
            <text:p>https://id.acdh.oeaw.ac.at/schnitzler/schnitzler-briefe/editions/L030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1-9</text:p>
          </table:table-cell>
          <table:table-cell office:value-type="string" calcext:value-type="string">
            <text:p>https://id.acdh.oeaw.ac.at/schnitzler/schnitzler-briefe/editions/L030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2-8</text:p>
          </table:table-cell>
          <table:table-cell office:value-type="string" calcext:value-type="string">
            <text:p>https://id.acdh.oeaw.ac.at/schnitzler/schnitzler-briefe/editions/L030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3-7</text:p>
          </table:table-cell>
          <table:table-cell office:value-type="string" calcext:value-type="string">
            <text:p>https://id.acdh.oeaw.ac.at/schnitzler/schnitzler-briefe/editions/L030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4-6</text:p>
          </table:table-cell>
          <table:table-cell office:value-type="string" calcext:value-type="string">
            <text:p>https://id.acdh.oeaw.ac.at/schnitzler/schnitzler-briefe/editions/L030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5-5</text:p>
          </table:table-cell>
          <table:table-cell office:value-type="string" calcext:value-type="string">
            <text:p>https://id.acdh.oeaw.ac.at/schnitzler/schnitzler-briefe/editions/L030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6-4</text:p>
          </table:table-cell>
          <table:table-cell office:value-type="string" calcext:value-type="string">
            <text:p>https://id.acdh.oeaw.ac.at/schnitzler/schnitzler-briefe/editions/L030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7-3</text:p>
          </table:table-cell>
          <table:table-cell office:value-type="string" calcext:value-type="string">
            <text:p>https://id.acdh.oeaw.ac.at/schnitzler/schnitzler-briefe/editions/L030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8-2</text:p>
          </table:table-cell>
          <table:table-cell office:value-type="string" calcext:value-type="string">
            <text:p>https://id.acdh.oeaw.ac.at/schnitzler/schnitzler-briefe/editions/L030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9-1</text:p>
          </table:table-cell>
          <table:table-cell office:value-type="string" calcext:value-type="string">
            <text:p>https://id.acdh.oeaw.ac.at/schnitzler/schnitzler-briefe/editions/L030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A-0</text:p>
          </table:table-cell>
          <table:table-cell office:value-type="string" calcext:value-type="string">
            <text:p>https://id.acdh.oeaw.ac.at/schnitzler/schnitzler-briefe/editions/L030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B-F</text:p>
          </table:table-cell>
          <table:table-cell office:value-type="string" calcext:value-type="string">
            <text:p>https://id.acdh.oeaw.ac.at/schnitzler/schnitzler-briefe/editions/L030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C-E</text:p>
          </table:table-cell>
          <table:table-cell office:value-type="string" calcext:value-type="string">
            <text:p>https://id.acdh.oeaw.ac.at/schnitzler/schnitzler-briefe/editions/L030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D-D</text:p>
          </table:table-cell>
          <table:table-cell office:value-type="string" calcext:value-type="string">
            <text:p>https://id.acdh.oeaw.ac.at/schnitzler/schnitzler-briefe/editions/L030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E-C</text:p>
          </table:table-cell>
          <table:table-cell office:value-type="string" calcext:value-type="string">
            <text:p>https://id.acdh.oeaw.ac.at/schnitzler/schnitzler-briefe/editions/L030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EF-B</text:p>
          </table:table-cell>
          <table:table-cell office:value-type="string" calcext:value-type="string">
            <text:p>https://id.acdh.oeaw.ac.at/schnitzler/schnitzler-briefe/editions/L030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0-8</text:p>
          </table:table-cell>
          <table:table-cell office:value-type="string" calcext:value-type="string">
            <text:p>https://id.acdh.oeaw.ac.at/schnitzler/schnitzler-briefe/editions/L031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1-7</text:p>
          </table:table-cell>
          <table:table-cell office:value-type="string" calcext:value-type="string">
            <text:p>https://id.acdh.oeaw.ac.at/schnitzler/schnitzler-briefe/editions/L031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2-6</text:p>
          </table:table-cell>
          <table:table-cell office:value-type="string" calcext:value-type="string">
            <text:p>https://id.acdh.oeaw.ac.at/schnitzler/schnitzler-briefe/editions/L031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3-5</text:p>
          </table:table-cell>
          <table:table-cell office:value-type="string" calcext:value-type="string">
            <text:p>https://id.acdh.oeaw.ac.at/schnitzler/schnitzler-briefe/editions/L031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4-4</text:p>
          </table:table-cell>
          <table:table-cell office:value-type="string" calcext:value-type="string">
            <text:p>https://id.acdh.oeaw.ac.at/schnitzler/schnitzler-briefe/editions/L031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5-3</text:p>
          </table:table-cell>
          <table:table-cell office:value-type="string" calcext:value-type="string">
            <text:p>https://id.acdh.oeaw.ac.at/schnitzler/schnitzler-briefe/editions/L031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6-2</text:p>
          </table:table-cell>
          <table:table-cell office:value-type="string" calcext:value-type="string">
            <text:p>https://id.acdh.oeaw.ac.at/schnitzler/schnitzler-briefe/editions/L031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7-1</text:p>
          </table:table-cell>
          <table:table-cell office:value-type="string" calcext:value-type="string">
            <text:p>https://id.acdh.oeaw.ac.at/schnitzler/schnitzler-briefe/editions/L031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8-0</text:p>
          </table:table-cell>
          <table:table-cell office:value-type="string" calcext:value-type="string">
            <text:p>https://id.acdh.oeaw.ac.at/schnitzler/schnitzler-briefe/editions/L031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9-F</text:p>
          </table:table-cell>
          <table:table-cell office:value-type="string" calcext:value-type="string">
            <text:p>https://id.acdh.oeaw.ac.at/schnitzler/schnitzler-briefe/editions/L031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A-E</text:p>
          </table:table-cell>
          <table:table-cell office:value-type="string" calcext:value-type="string">
            <text:p>https://id.acdh.oeaw.ac.at/schnitzler/schnitzler-briefe/editions/L031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B-D</text:p>
          </table:table-cell>
          <table:table-cell office:value-type="string" calcext:value-type="string">
            <text:p>https://id.acdh.oeaw.ac.at/schnitzler/schnitzler-briefe/editions/L031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C-C</text:p>
          </table:table-cell>
          <table:table-cell office:value-type="string" calcext:value-type="string">
            <text:p>https://id.acdh.oeaw.ac.at/schnitzler/schnitzler-briefe/editions/L031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D-B</text:p>
          </table:table-cell>
          <table:table-cell office:value-type="string" calcext:value-type="string">
            <text:p>https://id.acdh.oeaw.ac.at/schnitzler/schnitzler-briefe/editions/L031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E-A</text:p>
          </table:table-cell>
          <table:table-cell office:value-type="string" calcext:value-type="string">
            <text:p>https://id.acdh.oeaw.ac.at/schnitzler/schnitzler-briefe/editions/L031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BFF-9</text:p>
          </table:table-cell>
          <table:table-cell office:value-type="string" calcext:value-type="string">
            <text:p>https://id.acdh.oeaw.ac.at/schnitzler/schnitzler-briefe/editions/L031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0-6</text:p>
          </table:table-cell>
          <table:table-cell office:value-type="string" calcext:value-type="string">
            <text:p>https://id.acdh.oeaw.ac.at/schnitzler/schnitzler-briefe/editions/L031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1-5</text:p>
          </table:table-cell>
          <table:table-cell office:value-type="string" calcext:value-type="string">
            <text:p>https://id.acdh.oeaw.ac.at/schnitzler/schnitzler-briefe/editions/L031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2-4</text:p>
          </table:table-cell>
          <table:table-cell office:value-type="string" calcext:value-type="string">
            <text:p>https://id.acdh.oeaw.ac.at/schnitzler/schnitzler-briefe/editions/L031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3-3</text:p>
          </table:table-cell>
          <table:table-cell office:value-type="string" calcext:value-type="string">
            <text:p>https://id.acdh.oeaw.ac.at/schnitzler/schnitzler-briefe/editions/L031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4-2</text:p>
          </table:table-cell>
          <table:table-cell office:value-type="string" calcext:value-type="string">
            <text:p>https://id.acdh.oeaw.ac.at/schnitzler/schnitzler-briefe/editions/L031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5-1</text:p>
          </table:table-cell>
          <table:table-cell office:value-type="string" calcext:value-type="string">
            <text:p>https://id.acdh.oeaw.ac.at/schnitzler/schnitzler-briefe/editions/L031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6-0</text:p>
          </table:table-cell>
          <table:table-cell office:value-type="string" calcext:value-type="string">
            <text:p>https://id.acdh.oeaw.ac.at/schnitzler/schnitzler-briefe/editions/L031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7-F</text:p>
          </table:table-cell>
          <table:table-cell office:value-type="string" calcext:value-type="string">
            <text:p>https://id.acdh.oeaw.ac.at/schnitzler/schnitzler-briefe/editions/L031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8-E</text:p>
          </table:table-cell>
          <table:table-cell office:value-type="string" calcext:value-type="string">
            <text:p>https://id.acdh.oeaw.ac.at/schnitzler/schnitzler-briefe/editions/L031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9-D</text:p>
          </table:table-cell>
          <table:table-cell office:value-type="string" calcext:value-type="string">
            <text:p>https://id.acdh.oeaw.ac.at/schnitzler/schnitzler-briefe/editions/L031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A-C</text:p>
          </table:table-cell>
          <table:table-cell office:value-type="string" calcext:value-type="string">
            <text:p>https://id.acdh.oeaw.ac.at/schnitzler/schnitzler-briefe/editions/L031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B-B</text:p>
          </table:table-cell>
          <table:table-cell office:value-type="string" calcext:value-type="string">
            <text:p>https://id.acdh.oeaw.ac.at/schnitzler/schnitzler-briefe/editions/L031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C-A</text:p>
          </table:table-cell>
          <table:table-cell office:value-type="string" calcext:value-type="string">
            <text:p>https://id.acdh.oeaw.ac.at/schnitzler/schnitzler-briefe/editions/L031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D-9</text:p>
          </table:table-cell>
          <table:table-cell office:value-type="string" calcext:value-type="string">
            <text:p>https://id.acdh.oeaw.ac.at/schnitzler/schnitzler-briefe/editions/L031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E-8</text:p>
          </table:table-cell>
          <table:table-cell office:value-type="string" calcext:value-type="string">
            <text:p>https://id.acdh.oeaw.ac.at/schnitzler/schnitzler-briefe/editions/L031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0F-7</text:p>
          </table:table-cell>
          <table:table-cell office:value-type="string" calcext:value-type="string">
            <text:p>https://id.acdh.oeaw.ac.at/schnitzler/schnitzler-briefe/editions/L031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0-4</text:p>
          </table:table-cell>
          <table:table-cell office:value-type="string" calcext:value-type="string">
            <text:p>https://id.acdh.oeaw.ac.at/schnitzler/schnitzler-briefe/editions/L031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1-3</text:p>
          </table:table-cell>
          <table:table-cell office:value-type="string" calcext:value-type="string">
            <text:p>https://id.acdh.oeaw.ac.at/schnitzler/schnitzler-briefe/editions/L031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2-2</text:p>
          </table:table-cell>
          <table:table-cell office:value-type="string" calcext:value-type="string">
            <text:p>https://id.acdh.oeaw.ac.at/schnitzler/schnitzler-briefe/editions/L031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3-1</text:p>
          </table:table-cell>
          <table:table-cell office:value-type="string" calcext:value-type="string">
            <text:p>https://id.acdh.oeaw.ac.at/schnitzler/schnitzler-briefe/editions/L031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4-0</text:p>
          </table:table-cell>
          <table:table-cell office:value-type="string" calcext:value-type="string">
            <text:p>https://id.acdh.oeaw.ac.at/schnitzler/schnitzler-briefe/editions/L031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5-F</text:p>
          </table:table-cell>
          <table:table-cell office:value-type="string" calcext:value-type="string">
            <text:p>https://id.acdh.oeaw.ac.at/schnitzler/schnitzler-briefe/editions/L031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6-E</text:p>
          </table:table-cell>
          <table:table-cell office:value-type="string" calcext:value-type="string">
            <text:p>https://id.acdh.oeaw.ac.at/schnitzler/schnitzler-briefe/editions/L031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7-D</text:p>
          </table:table-cell>
          <table:table-cell office:value-type="string" calcext:value-type="string">
            <text:p>https://id.acdh.oeaw.ac.at/schnitzler/schnitzler-briefe/editions/L031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8-C</text:p>
          </table:table-cell>
          <table:table-cell office:value-type="string" calcext:value-type="string">
            <text:p>https://id.acdh.oeaw.ac.at/schnitzler/schnitzler-briefe/editions/L031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9-B</text:p>
          </table:table-cell>
          <table:table-cell office:value-type="string" calcext:value-type="string">
            <text:p>https://id.acdh.oeaw.ac.at/schnitzler/schnitzler-briefe/editions/L031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A-A</text:p>
          </table:table-cell>
          <table:table-cell office:value-type="string" calcext:value-type="string">
            <text:p>https://id.acdh.oeaw.ac.at/schnitzler/schnitzler-briefe/editions/L031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B-9</text:p>
          </table:table-cell>
          <table:table-cell office:value-type="string" calcext:value-type="string">
            <text:p>https://id.acdh.oeaw.ac.at/schnitzler/schnitzler-briefe/editions/L031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C-8</text:p>
          </table:table-cell>
          <table:table-cell office:value-type="string" calcext:value-type="string">
            <text:p>https://id.acdh.oeaw.ac.at/schnitzler/schnitzler-briefe/editions/L031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D-7</text:p>
          </table:table-cell>
          <table:table-cell office:value-type="string" calcext:value-type="string">
            <text:p>https://id.acdh.oeaw.ac.at/schnitzler/schnitzler-briefe/editions/L031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E-6</text:p>
          </table:table-cell>
          <table:table-cell office:value-type="string" calcext:value-type="string">
            <text:p>https://id.acdh.oeaw.ac.at/schnitzler/schnitzler-briefe/editions/L031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1F-5</text:p>
          </table:table-cell>
          <table:table-cell office:value-type="string" calcext:value-type="string">
            <text:p>https://id.acdh.oeaw.ac.at/schnitzler/schnitzler-briefe/editions/L031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0-2</text:p>
          </table:table-cell>
          <table:table-cell office:value-type="string" calcext:value-type="string">
            <text:p>https://id.acdh.oeaw.ac.at/schnitzler/schnitzler-briefe/editions/L031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1-1</text:p>
          </table:table-cell>
          <table:table-cell office:value-type="string" calcext:value-type="string">
            <text:p>https://id.acdh.oeaw.ac.at/schnitzler/schnitzler-briefe/editions/L031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2-0</text:p>
          </table:table-cell>
          <table:table-cell office:value-type="string" calcext:value-type="string">
            <text:p>https://id.acdh.oeaw.ac.at/schnitzler/schnitzler-briefe/editions/L031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3-F</text:p>
          </table:table-cell>
          <table:table-cell office:value-type="string" calcext:value-type="string">
            <text:p>https://id.acdh.oeaw.ac.at/schnitzler/schnitzler-briefe/editions/L031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4-E</text:p>
          </table:table-cell>
          <table:table-cell office:value-type="string" calcext:value-type="string">
            <text:p>https://id.acdh.oeaw.ac.at/schnitzler/schnitzler-briefe/editions/L031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5-D</text:p>
          </table:table-cell>
          <table:table-cell office:value-type="string" calcext:value-type="string">
            <text:p>https://id.acdh.oeaw.ac.at/schnitzler/schnitzler-briefe/editions/L031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6-C</text:p>
          </table:table-cell>
          <table:table-cell office:value-type="string" calcext:value-type="string">
            <text:p>https://id.acdh.oeaw.ac.at/schnitzler/schnitzler-briefe/editions/L031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7-B</text:p>
          </table:table-cell>
          <table:table-cell office:value-type="string" calcext:value-type="string">
            <text:p>https://id.acdh.oeaw.ac.at/schnitzler/schnitzler-briefe/editions/L031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8-A</text:p>
          </table:table-cell>
          <table:table-cell office:value-type="string" calcext:value-type="string">
            <text:p>https://id.acdh.oeaw.ac.at/schnitzler/schnitzler-briefe/editions/L031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9-9</text:p>
          </table:table-cell>
          <table:table-cell office:value-type="string" calcext:value-type="string">
            <text:p>https://id.acdh.oeaw.ac.at/schnitzler/schnitzler-briefe/editions/L031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A-8</text:p>
          </table:table-cell>
          <table:table-cell office:value-type="string" calcext:value-type="string">
            <text:p>https://id.acdh.oeaw.ac.at/schnitzler/schnitzler-briefe/editions/L031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B-7</text:p>
          </table:table-cell>
          <table:table-cell office:value-type="string" calcext:value-type="string">
            <text:p>https://id.acdh.oeaw.ac.at/schnitzler/schnitzler-briefe/editions/L031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C-6</text:p>
          </table:table-cell>
          <table:table-cell office:value-type="string" calcext:value-type="string">
            <text:p>https://id.acdh.oeaw.ac.at/schnitzler/schnitzler-briefe/editions/L031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D-5</text:p>
          </table:table-cell>
          <table:table-cell office:value-type="string" calcext:value-type="string">
            <text:p>https://id.acdh.oeaw.ac.at/schnitzler/schnitzler-briefe/editions/L031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E-4</text:p>
          </table:table-cell>
          <table:table-cell office:value-type="string" calcext:value-type="string">
            <text:p>https://id.acdh.oeaw.ac.at/schnitzler/schnitzler-briefe/editions/L031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2F-3</text:p>
          </table:table-cell>
          <table:table-cell office:value-type="string" calcext:value-type="string">
            <text:p>https://id.acdh.oeaw.ac.at/schnitzler/schnitzler-briefe/editions/L031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0-0</text:p>
          </table:table-cell>
          <table:table-cell office:value-type="string" calcext:value-type="string">
            <text:p>https://id.acdh.oeaw.ac.at/schnitzler/schnitzler-briefe/editions/L031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1-F</text:p>
          </table:table-cell>
          <table:table-cell office:value-type="string" calcext:value-type="string">
            <text:p>https://id.acdh.oeaw.ac.at/schnitzler/schnitzler-briefe/editions/L031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2-E</text:p>
          </table:table-cell>
          <table:table-cell office:value-type="string" calcext:value-type="string">
            <text:p>https://id.acdh.oeaw.ac.at/schnitzler/schnitzler-briefe/editions/L031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3-D</text:p>
          </table:table-cell>
          <table:table-cell office:value-type="string" calcext:value-type="string">
            <text:p>https://id.acdh.oeaw.ac.at/schnitzler/schnitzler-briefe/editions/L031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4-C</text:p>
          </table:table-cell>
          <table:table-cell office:value-type="string" calcext:value-type="string">
            <text:p>https://id.acdh.oeaw.ac.at/schnitzler/schnitzler-briefe/editions/L031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5-B</text:p>
          </table:table-cell>
          <table:table-cell office:value-type="string" calcext:value-type="string">
            <text:p>https://id.acdh.oeaw.ac.at/schnitzler/schnitzler-briefe/editions/L031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6-A</text:p>
          </table:table-cell>
          <table:table-cell office:value-type="string" calcext:value-type="string">
            <text:p>https://id.acdh.oeaw.ac.at/schnitzler/schnitzler-briefe/editions/L031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7-9</text:p>
          </table:table-cell>
          <table:table-cell office:value-type="string" calcext:value-type="string">
            <text:p>https://id.acdh.oeaw.ac.at/schnitzler/schnitzler-briefe/editions/L031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8-8</text:p>
          </table:table-cell>
          <table:table-cell office:value-type="string" calcext:value-type="string">
            <text:p>https://id.acdh.oeaw.ac.at/schnitzler/schnitzler-briefe/editions/L031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9-7</text:p>
          </table:table-cell>
          <table:table-cell office:value-type="string" calcext:value-type="string">
            <text:p>https://id.acdh.oeaw.ac.at/schnitzler/schnitzler-briefe/editions/L031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A-6</text:p>
          </table:table-cell>
          <table:table-cell office:value-type="string" calcext:value-type="string">
            <text:p>https://id.acdh.oeaw.ac.at/schnitzler/schnitzler-briefe/editions/L031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B-5</text:p>
          </table:table-cell>
          <table:table-cell office:value-type="string" calcext:value-type="string">
            <text:p>https://id.acdh.oeaw.ac.at/schnitzler/schnitzler-briefe/editions/L031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C-4</text:p>
          </table:table-cell>
          <table:table-cell office:value-type="string" calcext:value-type="string">
            <text:p>https://id.acdh.oeaw.ac.at/schnitzler/schnitzler-briefe/editions/L031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D-3</text:p>
          </table:table-cell>
          <table:table-cell office:value-type="string" calcext:value-type="string">
            <text:p>https://id.acdh.oeaw.ac.at/schnitzler/schnitzler-briefe/editions/L031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E-2</text:p>
          </table:table-cell>
          <table:table-cell office:value-type="string" calcext:value-type="string">
            <text:p>https://id.acdh.oeaw.ac.at/schnitzler/schnitzler-briefe/editions/L031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3F-1</text:p>
          </table:table-cell>
          <table:table-cell office:value-type="string" calcext:value-type="string">
            <text:p>https://id.acdh.oeaw.ac.at/schnitzler/schnitzler-briefe/editions/L031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0-E</text:p>
          </table:table-cell>
          <table:table-cell office:value-type="string" calcext:value-type="string">
            <text:p>https://id.acdh.oeaw.ac.at/schnitzler/schnitzler-briefe/editions/L031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1-D</text:p>
          </table:table-cell>
          <table:table-cell office:value-type="string" calcext:value-type="string">
            <text:p>https://id.acdh.oeaw.ac.at/schnitzler/schnitzler-briefe/editions/L031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2-C</text:p>
          </table:table-cell>
          <table:table-cell office:value-type="string" calcext:value-type="string">
            <text:p>https://id.acdh.oeaw.ac.at/schnitzler/schnitzler-briefe/editions/L031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3-B</text:p>
          </table:table-cell>
          <table:table-cell office:value-type="string" calcext:value-type="string">
            <text:p>https://id.acdh.oeaw.ac.at/schnitzler/schnitzler-briefe/editions/L031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4-A</text:p>
          </table:table-cell>
          <table:table-cell office:value-type="string" calcext:value-type="string">
            <text:p>https://id.acdh.oeaw.ac.at/schnitzler/schnitzler-briefe/editions/L031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5-9</text:p>
          </table:table-cell>
          <table:table-cell office:value-type="string" calcext:value-type="string">
            <text:p>https://id.acdh.oeaw.ac.at/schnitzler/schnitzler-briefe/editions/L031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6-8</text:p>
          </table:table-cell>
          <table:table-cell office:value-type="string" calcext:value-type="string">
            <text:p>https://id.acdh.oeaw.ac.at/schnitzler/schnitzler-briefe/editions/L031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7-7</text:p>
          </table:table-cell>
          <table:table-cell office:value-type="string" calcext:value-type="string">
            <text:p>https://id.acdh.oeaw.ac.at/schnitzler/schnitzler-briefe/editions/L031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8-6</text:p>
          </table:table-cell>
          <table:table-cell office:value-type="string" calcext:value-type="string">
            <text:p>https://id.acdh.oeaw.ac.at/schnitzler/schnitzler-briefe/editions/L031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9-5</text:p>
          </table:table-cell>
          <table:table-cell office:value-type="string" calcext:value-type="string">
            <text:p>https://id.acdh.oeaw.ac.at/schnitzler/schnitzler-briefe/editions/L031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A-4</text:p>
          </table:table-cell>
          <table:table-cell office:value-type="string" calcext:value-type="string">
            <text:p>https://id.acdh.oeaw.ac.at/schnitzler/schnitzler-briefe/editions/L031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B-3</text:p>
          </table:table-cell>
          <table:table-cell office:value-type="string" calcext:value-type="string">
            <text:p>https://id.acdh.oeaw.ac.at/schnitzler/schnitzler-briefe/editions/L031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C-2</text:p>
          </table:table-cell>
          <table:table-cell office:value-type="string" calcext:value-type="string">
            <text:p>https://id.acdh.oeaw.ac.at/schnitzler/schnitzler-briefe/editions/L031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D-1</text:p>
          </table:table-cell>
          <table:table-cell office:value-type="string" calcext:value-type="string">
            <text:p>https://id.acdh.oeaw.ac.at/schnitzler/schnitzler-briefe/editions/L031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E-0</text:p>
          </table:table-cell>
          <table:table-cell office:value-type="string" calcext:value-type="string">
            <text:p>https://id.acdh.oeaw.ac.at/schnitzler/schnitzler-briefe/editions/L031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4F-F</text:p>
          </table:table-cell>
          <table:table-cell office:value-type="string" calcext:value-type="string">
            <text:p>https://id.acdh.oeaw.ac.at/schnitzler/schnitzler-briefe/editions/L031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0-C</text:p>
          </table:table-cell>
          <table:table-cell office:value-type="string" calcext:value-type="string">
            <text:p>https://id.acdh.oeaw.ac.at/schnitzler/schnitzler-briefe/editions/L031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1-B</text:p>
          </table:table-cell>
          <table:table-cell office:value-type="string" calcext:value-type="string">
            <text:p>https://id.acdh.oeaw.ac.at/schnitzler/schnitzler-briefe/editions/L031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2-A</text:p>
          </table:table-cell>
          <table:table-cell office:value-type="string" calcext:value-type="string">
            <text:p>https://id.acdh.oeaw.ac.at/schnitzler/schnitzler-briefe/editions/L031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3-9</text:p>
          </table:table-cell>
          <table:table-cell office:value-type="string" calcext:value-type="string">
            <text:p>https://id.acdh.oeaw.ac.at/schnitzler/schnitzler-briefe/editions/L031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4-8</text:p>
          </table:table-cell>
          <table:table-cell office:value-type="string" calcext:value-type="string">
            <text:p>https://id.acdh.oeaw.ac.at/schnitzler/schnitzler-briefe/editions/L032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5-7</text:p>
          </table:table-cell>
          <table:table-cell office:value-type="string" calcext:value-type="string">
            <text:p>https://id.acdh.oeaw.ac.at/schnitzler/schnitzler-briefe/editions/L032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6-6</text:p>
          </table:table-cell>
          <table:table-cell office:value-type="string" calcext:value-type="string">
            <text:p>https://id.acdh.oeaw.ac.at/schnitzler/schnitzler-briefe/editions/L032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7-5</text:p>
          </table:table-cell>
          <table:table-cell office:value-type="string" calcext:value-type="string">
            <text:p>https://id.acdh.oeaw.ac.at/schnitzler/schnitzler-briefe/editions/L032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8-4</text:p>
          </table:table-cell>
          <table:table-cell office:value-type="string" calcext:value-type="string">
            <text:p>https://id.acdh.oeaw.ac.at/schnitzler/schnitzler-briefe/editions/L032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9-3</text:p>
          </table:table-cell>
          <table:table-cell office:value-type="string" calcext:value-type="string">
            <text:p>https://id.acdh.oeaw.ac.at/schnitzler/schnitzler-briefe/editions/L032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A-2</text:p>
          </table:table-cell>
          <table:table-cell office:value-type="string" calcext:value-type="string">
            <text:p>https://id.acdh.oeaw.ac.at/schnitzler/schnitzler-briefe/editions/L032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B-1</text:p>
          </table:table-cell>
          <table:table-cell office:value-type="string" calcext:value-type="string">
            <text:p>https://id.acdh.oeaw.ac.at/schnitzler/schnitzler-briefe/editions/L032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C-0</text:p>
          </table:table-cell>
          <table:table-cell office:value-type="string" calcext:value-type="string">
            <text:p>https://id.acdh.oeaw.ac.at/schnitzler/schnitzler-briefe/editions/L032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D-F</text:p>
          </table:table-cell>
          <table:table-cell office:value-type="string" calcext:value-type="string">
            <text:p>https://id.acdh.oeaw.ac.at/schnitzler/schnitzler-briefe/editions/L032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E-E</text:p>
          </table:table-cell>
          <table:table-cell office:value-type="string" calcext:value-type="string">
            <text:p>https://id.acdh.oeaw.ac.at/schnitzler/schnitzler-briefe/editions/L032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5F-D</text:p>
          </table:table-cell>
          <table:table-cell office:value-type="string" calcext:value-type="string">
            <text:p>https://id.acdh.oeaw.ac.at/schnitzler/schnitzler-briefe/editions/L032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0-A</text:p>
          </table:table-cell>
          <table:table-cell office:value-type="string" calcext:value-type="string">
            <text:p>https://id.acdh.oeaw.ac.at/schnitzler/schnitzler-briefe/editions/L032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1-9</text:p>
          </table:table-cell>
          <table:table-cell office:value-type="string" calcext:value-type="string">
            <text:p>https://id.acdh.oeaw.ac.at/schnitzler/schnitzler-briefe/editions/L032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2-8</text:p>
          </table:table-cell>
          <table:table-cell office:value-type="string" calcext:value-type="string">
            <text:p>https://id.acdh.oeaw.ac.at/schnitzler/schnitzler-briefe/editions/L032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3-7</text:p>
          </table:table-cell>
          <table:table-cell office:value-type="string" calcext:value-type="string">
            <text:p>https://id.acdh.oeaw.ac.at/schnitzler/schnitzler-briefe/editions/L032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4-6</text:p>
          </table:table-cell>
          <table:table-cell office:value-type="string" calcext:value-type="string">
            <text:p>https://id.acdh.oeaw.ac.at/schnitzler/schnitzler-briefe/editions/L032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5-5</text:p>
          </table:table-cell>
          <table:table-cell office:value-type="string" calcext:value-type="string">
            <text:p>https://id.acdh.oeaw.ac.at/schnitzler/schnitzler-briefe/editions/L032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6-4</text:p>
          </table:table-cell>
          <table:table-cell office:value-type="string" calcext:value-type="string">
            <text:p>https://id.acdh.oeaw.ac.at/schnitzler/schnitzler-briefe/editions/L032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7-3</text:p>
          </table:table-cell>
          <table:table-cell office:value-type="string" calcext:value-type="string">
            <text:p>https://id.acdh.oeaw.ac.at/schnitzler/schnitzler-briefe/editions/L032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8-2</text:p>
          </table:table-cell>
          <table:table-cell office:value-type="string" calcext:value-type="string">
            <text:p>https://id.acdh.oeaw.ac.at/schnitzler/schnitzler-briefe/editions/L032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9-1</text:p>
          </table:table-cell>
          <table:table-cell office:value-type="string" calcext:value-type="string">
            <text:p>https://id.acdh.oeaw.ac.at/schnitzler/schnitzler-briefe/editions/L032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A-0</text:p>
          </table:table-cell>
          <table:table-cell office:value-type="string" calcext:value-type="string">
            <text:p>https://id.acdh.oeaw.ac.at/schnitzler/schnitzler-briefe/editions/L032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B-F</text:p>
          </table:table-cell>
          <table:table-cell office:value-type="string" calcext:value-type="string">
            <text:p>https://id.acdh.oeaw.ac.at/schnitzler/schnitzler-briefe/editions/L032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C-E</text:p>
          </table:table-cell>
          <table:table-cell office:value-type="string" calcext:value-type="string">
            <text:p>https://id.acdh.oeaw.ac.at/schnitzler/schnitzler-briefe/editions/L032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D-D</text:p>
          </table:table-cell>
          <table:table-cell office:value-type="string" calcext:value-type="string">
            <text:p>https://id.acdh.oeaw.ac.at/schnitzler/schnitzler-briefe/editions/L032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E-C</text:p>
          </table:table-cell>
          <table:table-cell office:value-type="string" calcext:value-type="string">
            <text:p>https://id.acdh.oeaw.ac.at/schnitzler/schnitzler-briefe/editions/L032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6F-B</text:p>
          </table:table-cell>
          <table:table-cell office:value-type="string" calcext:value-type="string">
            <text:p>https://id.acdh.oeaw.ac.at/schnitzler/schnitzler-briefe/editions/L032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0-8</text:p>
          </table:table-cell>
          <table:table-cell office:value-type="string" calcext:value-type="string">
            <text:p>https://id.acdh.oeaw.ac.at/schnitzler/schnitzler-briefe/editions/L032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1-7</text:p>
          </table:table-cell>
          <table:table-cell office:value-type="string" calcext:value-type="string">
            <text:p>https://id.acdh.oeaw.ac.at/schnitzler/schnitzler-briefe/editions/L032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2-6</text:p>
          </table:table-cell>
          <table:table-cell office:value-type="string" calcext:value-type="string">
            <text:p>https://id.acdh.oeaw.ac.at/schnitzler/schnitzler-briefe/editions/L032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3-5</text:p>
          </table:table-cell>
          <table:table-cell office:value-type="string" calcext:value-type="string">
            <text:p>https://id.acdh.oeaw.ac.at/schnitzler/schnitzler-briefe/editions/L032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4-4</text:p>
          </table:table-cell>
          <table:table-cell office:value-type="string" calcext:value-type="string">
            <text:p>https://id.acdh.oeaw.ac.at/schnitzler/schnitzler-briefe/editions/L032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5-3</text:p>
          </table:table-cell>
          <table:table-cell office:value-type="string" calcext:value-type="string">
            <text:p>https://id.acdh.oeaw.ac.at/schnitzler/schnitzler-briefe/editions/L032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6-2</text:p>
          </table:table-cell>
          <table:table-cell office:value-type="string" calcext:value-type="string">
            <text:p>https://id.acdh.oeaw.ac.at/schnitzler/schnitzler-briefe/editions/L032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7-1</text:p>
          </table:table-cell>
          <table:table-cell office:value-type="string" calcext:value-type="string">
            <text:p>https://id.acdh.oeaw.ac.at/schnitzler/schnitzler-briefe/editions/L032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8-0</text:p>
          </table:table-cell>
          <table:table-cell office:value-type="string" calcext:value-type="string">
            <text:p>https://id.acdh.oeaw.ac.at/schnitzler/schnitzler-briefe/editions/L032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9-F</text:p>
          </table:table-cell>
          <table:table-cell office:value-type="string" calcext:value-type="string">
            <text:p>https://id.acdh.oeaw.ac.at/schnitzler/schnitzler-briefe/editions/L032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A-E</text:p>
          </table:table-cell>
          <table:table-cell office:value-type="string" calcext:value-type="string">
            <text:p>https://id.acdh.oeaw.ac.at/schnitzler/schnitzler-briefe/editions/L032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B-D</text:p>
          </table:table-cell>
          <table:table-cell office:value-type="string" calcext:value-type="string">
            <text:p>https://id.acdh.oeaw.ac.at/schnitzler/schnitzler-briefe/editions/L032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C-C</text:p>
          </table:table-cell>
          <table:table-cell office:value-type="string" calcext:value-type="string">
            <text:p>https://id.acdh.oeaw.ac.at/schnitzler/schnitzler-briefe/editions/L032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D-B</text:p>
          </table:table-cell>
          <table:table-cell office:value-type="string" calcext:value-type="string">
            <text:p>https://id.acdh.oeaw.ac.at/schnitzler/schnitzler-briefe/editions/L032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E-A</text:p>
          </table:table-cell>
          <table:table-cell office:value-type="string" calcext:value-type="string">
            <text:p>https://id.acdh.oeaw.ac.at/schnitzler/schnitzler-briefe/editions/L032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7F-9</text:p>
          </table:table-cell>
          <table:table-cell office:value-type="string" calcext:value-type="string">
            <text:p>https://id.acdh.oeaw.ac.at/schnitzler/schnitzler-briefe/editions/L032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0-5</text:p>
          </table:table-cell>
          <table:table-cell office:value-type="string" calcext:value-type="string">
            <text:p>https://id.acdh.oeaw.ac.at/schnitzler/schnitzler-briefe/editions/L032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1-4</text:p>
          </table:table-cell>
          <table:table-cell office:value-type="string" calcext:value-type="string">
            <text:p>https://id.acdh.oeaw.ac.at/schnitzler/schnitzler-briefe/editions/L032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2-3</text:p>
          </table:table-cell>
          <table:table-cell office:value-type="string" calcext:value-type="string">
            <text:p>https://id.acdh.oeaw.ac.at/schnitzler/schnitzler-briefe/editions/L032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3-2</text:p>
          </table:table-cell>
          <table:table-cell office:value-type="string" calcext:value-type="string">
            <text:p>https://id.acdh.oeaw.ac.at/schnitzler/schnitzler-briefe/editions/L032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4-1</text:p>
          </table:table-cell>
          <table:table-cell office:value-type="string" calcext:value-type="string">
            <text:p>https://id.acdh.oeaw.ac.at/schnitzler/schnitzler-briefe/editions/L032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5-0</text:p>
          </table:table-cell>
          <table:table-cell office:value-type="string" calcext:value-type="string">
            <text:p>https://id.acdh.oeaw.ac.at/schnitzler/schnitzler-briefe/editions/L032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6-F</text:p>
          </table:table-cell>
          <table:table-cell office:value-type="string" calcext:value-type="string">
            <text:p>https://id.acdh.oeaw.ac.at/schnitzler/schnitzler-briefe/editions/L032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7-E</text:p>
          </table:table-cell>
          <table:table-cell office:value-type="string" calcext:value-type="string">
            <text:p>https://id.acdh.oeaw.ac.at/schnitzler/schnitzler-briefe/editions/L032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8-D</text:p>
          </table:table-cell>
          <table:table-cell office:value-type="string" calcext:value-type="string">
            <text:p>https://id.acdh.oeaw.ac.at/schnitzler/schnitzler-briefe/editions/L032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9-C</text:p>
          </table:table-cell>
          <table:table-cell office:value-type="string" calcext:value-type="string">
            <text:p>https://id.acdh.oeaw.ac.at/schnitzler/schnitzler-briefe/editions/L032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A-B</text:p>
          </table:table-cell>
          <table:table-cell office:value-type="string" calcext:value-type="string">
            <text:p>https://id.acdh.oeaw.ac.at/schnitzler/schnitzler-briefe/editions/L032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B-A</text:p>
          </table:table-cell>
          <table:table-cell office:value-type="string" calcext:value-type="string">
            <text:p>https://id.acdh.oeaw.ac.at/schnitzler/schnitzler-briefe/editions/L032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C-9</text:p>
          </table:table-cell>
          <table:table-cell office:value-type="string" calcext:value-type="string">
            <text:p>https://id.acdh.oeaw.ac.at/schnitzler/schnitzler-briefe/editions/L032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D-8</text:p>
          </table:table-cell>
          <table:table-cell office:value-type="string" calcext:value-type="string">
            <text:p>https://id.acdh.oeaw.ac.at/schnitzler/schnitzler-briefe/editions/L032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E-7</text:p>
          </table:table-cell>
          <table:table-cell office:value-type="string" calcext:value-type="string">
            <text:p>https://id.acdh.oeaw.ac.at/schnitzler/schnitzler-briefe/editions/L032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8F-6</text:p>
          </table:table-cell>
          <table:table-cell office:value-type="string" calcext:value-type="string">
            <text:p>https://id.acdh.oeaw.ac.at/schnitzler/schnitzler-briefe/editions/L032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0-3</text:p>
          </table:table-cell>
          <table:table-cell office:value-type="string" calcext:value-type="string">
            <text:p>https://id.acdh.oeaw.ac.at/schnitzler/schnitzler-briefe/editions/L032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1-2</text:p>
          </table:table-cell>
          <table:table-cell office:value-type="string" calcext:value-type="string">
            <text:p>https://id.acdh.oeaw.ac.at/schnitzler/schnitzler-briefe/editions/L032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2-1</text:p>
          </table:table-cell>
          <table:table-cell office:value-type="string" calcext:value-type="string">
            <text:p>https://id.acdh.oeaw.ac.at/schnitzler/schnitzler-briefe/editions/L032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3-0</text:p>
          </table:table-cell>
          <table:table-cell office:value-type="string" calcext:value-type="string">
            <text:p>https://id.acdh.oeaw.ac.at/schnitzler/schnitzler-briefe/editions/L032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4-F</text:p>
          </table:table-cell>
          <table:table-cell office:value-type="string" calcext:value-type="string">
            <text:p>https://id.acdh.oeaw.ac.at/schnitzler/schnitzler-briefe/editions/L032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5-E</text:p>
          </table:table-cell>
          <table:table-cell office:value-type="string" calcext:value-type="string">
            <text:p>https://id.acdh.oeaw.ac.at/schnitzler/schnitzler-briefe/editions/L032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6-D</text:p>
          </table:table-cell>
          <table:table-cell office:value-type="string" calcext:value-type="string">
            <text:p>https://id.acdh.oeaw.ac.at/schnitzler/schnitzler-briefe/editions/L032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7-C</text:p>
          </table:table-cell>
          <table:table-cell office:value-type="string" calcext:value-type="string">
            <text:p>https://id.acdh.oeaw.ac.at/schnitzler/schnitzler-briefe/editions/L032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8-B</text:p>
          </table:table-cell>
          <table:table-cell office:value-type="string" calcext:value-type="string">
            <text:p>https://id.acdh.oeaw.ac.at/schnitzler/schnitzler-briefe/editions/L032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9-A</text:p>
          </table:table-cell>
          <table:table-cell office:value-type="string" calcext:value-type="string">
            <text:p>https://id.acdh.oeaw.ac.at/schnitzler/schnitzler-briefe/editions/L032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A-9</text:p>
          </table:table-cell>
          <table:table-cell office:value-type="string" calcext:value-type="string">
            <text:p>https://id.acdh.oeaw.ac.at/schnitzler/schnitzler-briefe/editions/L032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B-8</text:p>
          </table:table-cell>
          <table:table-cell office:value-type="string" calcext:value-type="string">
            <text:p>https://id.acdh.oeaw.ac.at/schnitzler/schnitzler-briefe/editions/L032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C-7</text:p>
          </table:table-cell>
          <table:table-cell office:value-type="string" calcext:value-type="string">
            <text:p>https://id.acdh.oeaw.ac.at/schnitzler/schnitzler-briefe/editions/L032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D-6</text:p>
          </table:table-cell>
          <table:table-cell office:value-type="string" calcext:value-type="string">
            <text:p>https://id.acdh.oeaw.ac.at/schnitzler/schnitzler-briefe/editions/L032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E-5</text:p>
          </table:table-cell>
          <table:table-cell office:value-type="string" calcext:value-type="string">
            <text:p>https://id.acdh.oeaw.ac.at/schnitzler/schnitzler-briefe/editions/L032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9F-4</text:p>
          </table:table-cell>
          <table:table-cell office:value-type="string" calcext:value-type="string">
            <text:p>https://id.acdh.oeaw.ac.at/schnitzler/schnitzler-briefe/editions/L032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0-1</text:p>
          </table:table-cell>
          <table:table-cell office:value-type="string" calcext:value-type="string">
            <text:p>https://id.acdh.oeaw.ac.at/schnitzler/schnitzler-briefe/editions/L032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1-0</text:p>
          </table:table-cell>
          <table:table-cell office:value-type="string" calcext:value-type="string">
            <text:p>https://id.acdh.oeaw.ac.at/schnitzler/schnitzler-briefe/editions/L032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2-F</text:p>
          </table:table-cell>
          <table:table-cell office:value-type="string" calcext:value-type="string">
            <text:p>https://id.acdh.oeaw.ac.at/schnitzler/schnitzler-briefe/editions/L032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3-E</text:p>
          </table:table-cell>
          <table:table-cell office:value-type="string" calcext:value-type="string">
            <text:p>https://id.acdh.oeaw.ac.at/schnitzler/schnitzler-briefe/editions/L032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4-D</text:p>
          </table:table-cell>
          <table:table-cell office:value-type="string" calcext:value-type="string">
            <text:p>https://id.acdh.oeaw.ac.at/schnitzler/schnitzler-briefe/editions/L032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5-C</text:p>
          </table:table-cell>
          <table:table-cell office:value-type="string" calcext:value-type="string">
            <text:p>https://id.acdh.oeaw.ac.at/schnitzler/schnitzler-briefe/editions/L032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6-B</text:p>
          </table:table-cell>
          <table:table-cell office:value-type="string" calcext:value-type="string">
            <text:p>https://id.acdh.oeaw.ac.at/schnitzler/schnitzler-briefe/editions/L032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7-A</text:p>
          </table:table-cell>
          <table:table-cell office:value-type="string" calcext:value-type="string">
            <text:p>https://id.acdh.oeaw.ac.at/schnitzler/schnitzler-briefe/editions/L032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8-9</text:p>
          </table:table-cell>
          <table:table-cell office:value-type="string" calcext:value-type="string">
            <text:p>https://id.acdh.oeaw.ac.at/schnitzler/schnitzler-briefe/editions/L032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9-8</text:p>
          </table:table-cell>
          <table:table-cell office:value-type="string" calcext:value-type="string">
            <text:p>https://id.acdh.oeaw.ac.at/schnitzler/schnitzler-briefe/editions/L032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A-7</text:p>
          </table:table-cell>
          <table:table-cell office:value-type="string" calcext:value-type="string">
            <text:p>https://id.acdh.oeaw.ac.at/schnitzler/schnitzler-briefe/editions/L032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B-6</text:p>
          </table:table-cell>
          <table:table-cell office:value-type="string" calcext:value-type="string">
            <text:p>https://id.acdh.oeaw.ac.at/schnitzler/schnitzler-briefe/editions/L032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C-5</text:p>
          </table:table-cell>
          <table:table-cell office:value-type="string" calcext:value-type="string">
            <text:p>https://id.acdh.oeaw.ac.at/schnitzler/schnitzler-briefe/editions/L032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D-4</text:p>
          </table:table-cell>
          <table:table-cell office:value-type="string" calcext:value-type="string">
            <text:p>https://id.acdh.oeaw.ac.at/schnitzler/schnitzler-briefe/editions/L032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E-3</text:p>
          </table:table-cell>
          <table:table-cell office:value-type="string" calcext:value-type="string">
            <text:p>https://id.acdh.oeaw.ac.at/schnitzler/schnitzler-briefe/editions/L032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AF-2</text:p>
          </table:table-cell>
          <table:table-cell office:value-type="string" calcext:value-type="string">
            <text:p>https://id.acdh.oeaw.ac.at/schnitzler/schnitzler-briefe/editions/L032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0-F</text:p>
          </table:table-cell>
          <table:table-cell office:value-type="string" calcext:value-type="string">
            <text:p>https://id.acdh.oeaw.ac.at/schnitzler/schnitzler-briefe/editions/L032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1-E</text:p>
          </table:table-cell>
          <table:table-cell office:value-type="string" calcext:value-type="string">
            <text:p>https://id.acdh.oeaw.ac.at/schnitzler/schnitzler-briefe/editions/L032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2-D</text:p>
          </table:table-cell>
          <table:table-cell office:value-type="string" calcext:value-type="string">
            <text:p>https://id.acdh.oeaw.ac.at/schnitzler/schnitzler-briefe/editions/L032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3-C</text:p>
          </table:table-cell>
          <table:table-cell office:value-type="string" calcext:value-type="string">
            <text:p>https://id.acdh.oeaw.ac.at/schnitzler/schnitzler-briefe/editions/L032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4-B</text:p>
          </table:table-cell>
          <table:table-cell office:value-type="string" calcext:value-type="string">
            <text:p>https://id.acdh.oeaw.ac.at/schnitzler/schnitzler-briefe/editions/L032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5-A</text:p>
          </table:table-cell>
          <table:table-cell office:value-type="string" calcext:value-type="string">
            <text:p>https://id.acdh.oeaw.ac.at/schnitzler/schnitzler-briefe/editions/L032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6-9</text:p>
          </table:table-cell>
          <table:table-cell office:value-type="string" calcext:value-type="string">
            <text:p>https://id.acdh.oeaw.ac.at/schnitzler/schnitzler-briefe/editions/L032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7-8</text:p>
          </table:table-cell>
          <table:table-cell office:value-type="string" calcext:value-type="string">
            <text:p>https://id.acdh.oeaw.ac.at/schnitzler/schnitzler-briefe/editions/L032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8-7</text:p>
          </table:table-cell>
          <table:table-cell office:value-type="string" calcext:value-type="string">
            <text:p>https://id.acdh.oeaw.ac.at/schnitzler/schnitzler-briefe/editions/L033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9-6</text:p>
          </table:table-cell>
          <table:table-cell office:value-type="string" calcext:value-type="string">
            <text:p>https://id.acdh.oeaw.ac.at/schnitzler/schnitzler-briefe/editions/L033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A-5</text:p>
          </table:table-cell>
          <table:table-cell office:value-type="string" calcext:value-type="string">
            <text:p>https://id.acdh.oeaw.ac.at/schnitzler/schnitzler-briefe/editions/L033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B-4</text:p>
          </table:table-cell>
          <table:table-cell office:value-type="string" calcext:value-type="string">
            <text:p>https://id.acdh.oeaw.ac.at/schnitzler/schnitzler-briefe/editions/L033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C-3</text:p>
          </table:table-cell>
          <table:table-cell office:value-type="string" calcext:value-type="string">
            <text:p>https://id.acdh.oeaw.ac.at/schnitzler/schnitzler-briefe/editions/L033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D-2</text:p>
          </table:table-cell>
          <table:table-cell office:value-type="string" calcext:value-type="string">
            <text:p>https://id.acdh.oeaw.ac.at/schnitzler/schnitzler-briefe/editions/L033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E-1</text:p>
          </table:table-cell>
          <table:table-cell office:value-type="string" calcext:value-type="string">
            <text:p>https://id.acdh.oeaw.ac.at/schnitzler/schnitzler-briefe/editions/L033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BF-0</text:p>
          </table:table-cell>
          <table:table-cell office:value-type="string" calcext:value-type="string">
            <text:p>https://id.acdh.oeaw.ac.at/schnitzler/schnitzler-briefe/editions/L033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0-D</text:p>
          </table:table-cell>
          <table:table-cell office:value-type="string" calcext:value-type="string">
            <text:p>https://id.acdh.oeaw.ac.at/schnitzler/schnitzler-briefe/editions/L033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1-C</text:p>
          </table:table-cell>
          <table:table-cell office:value-type="string" calcext:value-type="string">
            <text:p>https://id.acdh.oeaw.ac.at/schnitzler/schnitzler-briefe/editions/L033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2-B</text:p>
          </table:table-cell>
          <table:table-cell office:value-type="string" calcext:value-type="string">
            <text:p>https://id.acdh.oeaw.ac.at/schnitzler/schnitzler-briefe/editions/L033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3-A</text:p>
          </table:table-cell>
          <table:table-cell office:value-type="string" calcext:value-type="string">
            <text:p>https://id.acdh.oeaw.ac.at/schnitzler/schnitzler-briefe/editions/L033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4-9</text:p>
          </table:table-cell>
          <table:table-cell office:value-type="string" calcext:value-type="string">
            <text:p>https://id.acdh.oeaw.ac.at/schnitzler/schnitzler-briefe/editions/L033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5-8</text:p>
          </table:table-cell>
          <table:table-cell office:value-type="string" calcext:value-type="string">
            <text:p>https://id.acdh.oeaw.ac.at/schnitzler/schnitzler-briefe/editions/L033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6-7</text:p>
          </table:table-cell>
          <table:table-cell office:value-type="string" calcext:value-type="string">
            <text:p>https://id.acdh.oeaw.ac.at/schnitzler/schnitzler-briefe/editions/L033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7-6</text:p>
          </table:table-cell>
          <table:table-cell office:value-type="string" calcext:value-type="string">
            <text:p>https://id.acdh.oeaw.ac.at/schnitzler/schnitzler-briefe/editions/L033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8-5</text:p>
          </table:table-cell>
          <table:table-cell office:value-type="string" calcext:value-type="string">
            <text:p>https://id.acdh.oeaw.ac.at/schnitzler/schnitzler-briefe/editions/L033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9-4</text:p>
          </table:table-cell>
          <table:table-cell office:value-type="string" calcext:value-type="string">
            <text:p>https://id.acdh.oeaw.ac.at/schnitzler/schnitzler-briefe/editions/L033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A-3</text:p>
          </table:table-cell>
          <table:table-cell office:value-type="string" calcext:value-type="string">
            <text:p>https://id.acdh.oeaw.ac.at/schnitzler/schnitzler-briefe/editions/L033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B-2</text:p>
          </table:table-cell>
          <table:table-cell office:value-type="string" calcext:value-type="string">
            <text:p>https://id.acdh.oeaw.ac.at/schnitzler/schnitzler-briefe/editions/L033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C-1</text:p>
          </table:table-cell>
          <table:table-cell office:value-type="string" calcext:value-type="string">
            <text:p>https://id.acdh.oeaw.ac.at/schnitzler/schnitzler-briefe/editions/L033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D-0</text:p>
          </table:table-cell>
          <table:table-cell office:value-type="string" calcext:value-type="string">
            <text:p>https://id.acdh.oeaw.ac.at/schnitzler/schnitzler-briefe/editions/L033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E-F</text:p>
          </table:table-cell>
          <table:table-cell office:value-type="string" calcext:value-type="string">
            <text:p>https://id.acdh.oeaw.ac.at/schnitzler/schnitzler-briefe/editions/L033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CF-E</text:p>
          </table:table-cell>
          <table:table-cell office:value-type="string" calcext:value-type="string">
            <text:p>https://id.acdh.oeaw.ac.at/schnitzler/schnitzler-briefe/editions/L033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0-B</text:p>
          </table:table-cell>
          <table:table-cell office:value-type="string" calcext:value-type="string">
            <text:p>https://id.acdh.oeaw.ac.at/schnitzler/schnitzler-briefe/editions/L033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1-A</text:p>
          </table:table-cell>
          <table:table-cell office:value-type="string" calcext:value-type="string">
            <text:p>https://id.acdh.oeaw.ac.at/schnitzler/schnitzler-briefe/editions/L033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2-9</text:p>
          </table:table-cell>
          <table:table-cell office:value-type="string" calcext:value-type="string">
            <text:p>https://id.acdh.oeaw.ac.at/schnitzler/schnitzler-briefe/editions/L033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3-8</text:p>
          </table:table-cell>
          <table:table-cell office:value-type="string" calcext:value-type="string">
            <text:p>https://id.acdh.oeaw.ac.at/schnitzler/schnitzler-briefe/editions/L033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4-7</text:p>
          </table:table-cell>
          <table:table-cell office:value-type="string" calcext:value-type="string">
            <text:p>https://id.acdh.oeaw.ac.at/schnitzler/schnitzler-briefe/editions/L033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5-6</text:p>
          </table:table-cell>
          <table:table-cell office:value-type="string" calcext:value-type="string">
            <text:p>https://id.acdh.oeaw.ac.at/schnitzler/schnitzler-briefe/editions/L033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6-5</text:p>
          </table:table-cell>
          <table:table-cell office:value-type="string" calcext:value-type="string">
            <text:p>https://id.acdh.oeaw.ac.at/schnitzler/schnitzler-briefe/editions/L033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7-4</text:p>
          </table:table-cell>
          <table:table-cell office:value-type="string" calcext:value-type="string">
            <text:p>https://id.acdh.oeaw.ac.at/schnitzler/schnitzler-briefe/editions/L033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8-3</text:p>
          </table:table-cell>
          <table:table-cell office:value-type="string" calcext:value-type="string">
            <text:p>https://id.acdh.oeaw.ac.at/schnitzler/schnitzler-briefe/editions/L033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9-2</text:p>
          </table:table-cell>
          <table:table-cell office:value-type="string" calcext:value-type="string">
            <text:p>https://id.acdh.oeaw.ac.at/schnitzler/schnitzler-briefe/editions/L033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A-1</text:p>
          </table:table-cell>
          <table:table-cell office:value-type="string" calcext:value-type="string">
            <text:p>https://id.acdh.oeaw.ac.at/schnitzler/schnitzler-briefe/editions/L033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B-0</text:p>
          </table:table-cell>
          <table:table-cell office:value-type="string" calcext:value-type="string">
            <text:p>https://id.acdh.oeaw.ac.at/schnitzler/schnitzler-briefe/editions/L033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C-F</text:p>
          </table:table-cell>
          <table:table-cell office:value-type="string" calcext:value-type="string">
            <text:p>https://id.acdh.oeaw.ac.at/schnitzler/schnitzler-briefe/editions/L033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D-E</text:p>
          </table:table-cell>
          <table:table-cell office:value-type="string" calcext:value-type="string">
            <text:p>https://id.acdh.oeaw.ac.at/schnitzler/schnitzler-briefe/editions/L033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E-D</text:p>
          </table:table-cell>
          <table:table-cell office:value-type="string" calcext:value-type="string">
            <text:p>https://id.acdh.oeaw.ac.at/schnitzler/schnitzler-briefe/editions/L033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DF-C</text:p>
          </table:table-cell>
          <table:table-cell office:value-type="string" calcext:value-type="string">
            <text:p>https://id.acdh.oeaw.ac.at/schnitzler/schnitzler-briefe/editions/L033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0-9</text:p>
          </table:table-cell>
          <table:table-cell office:value-type="string" calcext:value-type="string">
            <text:p>https://id.acdh.oeaw.ac.at/schnitzler/schnitzler-briefe/editions/L033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1-8</text:p>
          </table:table-cell>
          <table:table-cell office:value-type="string" calcext:value-type="string">
            <text:p>https://id.acdh.oeaw.ac.at/schnitzler/schnitzler-briefe/editions/L033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2-7</text:p>
          </table:table-cell>
          <table:table-cell office:value-type="string" calcext:value-type="string">
            <text:p>https://id.acdh.oeaw.ac.at/schnitzler/schnitzler-briefe/editions/L033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3-6</text:p>
          </table:table-cell>
          <table:table-cell office:value-type="string" calcext:value-type="string">
            <text:p>https://id.acdh.oeaw.ac.at/schnitzler/schnitzler-briefe/editions/L033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4-5</text:p>
          </table:table-cell>
          <table:table-cell office:value-type="string" calcext:value-type="string">
            <text:p>https://id.acdh.oeaw.ac.at/schnitzler/schnitzler-briefe/editions/L033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5-4</text:p>
          </table:table-cell>
          <table:table-cell office:value-type="string" calcext:value-type="string">
            <text:p>https://id.acdh.oeaw.ac.at/schnitzler/schnitzler-briefe/editions/L033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6-3</text:p>
          </table:table-cell>
          <table:table-cell office:value-type="string" calcext:value-type="string">
            <text:p>https://id.acdh.oeaw.ac.at/schnitzler/schnitzler-briefe/editions/L033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7-2</text:p>
          </table:table-cell>
          <table:table-cell office:value-type="string" calcext:value-type="string">
            <text:p>https://id.acdh.oeaw.ac.at/schnitzler/schnitzler-briefe/editions/L033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8-1</text:p>
          </table:table-cell>
          <table:table-cell office:value-type="string" calcext:value-type="string">
            <text:p>https://id.acdh.oeaw.ac.at/schnitzler/schnitzler-briefe/editions/L033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9-0</text:p>
          </table:table-cell>
          <table:table-cell office:value-type="string" calcext:value-type="string">
            <text:p>https://id.acdh.oeaw.ac.at/schnitzler/schnitzler-briefe/editions/L033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A-F</text:p>
          </table:table-cell>
          <table:table-cell office:value-type="string" calcext:value-type="string">
            <text:p>https://id.acdh.oeaw.ac.at/schnitzler/schnitzler-briefe/editions/L033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B-E</text:p>
          </table:table-cell>
          <table:table-cell office:value-type="string" calcext:value-type="string">
            <text:p>https://id.acdh.oeaw.ac.at/schnitzler/schnitzler-briefe/editions/L033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C-D</text:p>
          </table:table-cell>
          <table:table-cell office:value-type="string" calcext:value-type="string">
            <text:p>https://id.acdh.oeaw.ac.at/schnitzler/schnitzler-briefe/editions/L033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D-C</text:p>
          </table:table-cell>
          <table:table-cell office:value-type="string" calcext:value-type="string">
            <text:p>https://id.acdh.oeaw.ac.at/schnitzler/schnitzler-briefe/editions/L033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E-B</text:p>
          </table:table-cell>
          <table:table-cell office:value-type="string" calcext:value-type="string">
            <text:p>https://id.acdh.oeaw.ac.at/schnitzler/schnitzler-briefe/editions/L033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EF-A</text:p>
          </table:table-cell>
          <table:table-cell office:value-type="string" calcext:value-type="string">
            <text:p>https://id.acdh.oeaw.ac.at/schnitzler/schnitzler-briefe/editions/L033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0-7</text:p>
          </table:table-cell>
          <table:table-cell office:value-type="string" calcext:value-type="string">
            <text:p>https://id.acdh.oeaw.ac.at/schnitzler/schnitzler-briefe/editions/L033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1-6</text:p>
          </table:table-cell>
          <table:table-cell office:value-type="string" calcext:value-type="string">
            <text:p>https://id.acdh.oeaw.ac.at/schnitzler/schnitzler-briefe/editions/L033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2-5</text:p>
          </table:table-cell>
          <table:table-cell office:value-type="string" calcext:value-type="string">
            <text:p>https://id.acdh.oeaw.ac.at/schnitzler/schnitzler-briefe/editions/L033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3-4</text:p>
          </table:table-cell>
          <table:table-cell office:value-type="string" calcext:value-type="string">
            <text:p>https://id.acdh.oeaw.ac.at/schnitzler/schnitzler-briefe/editions/L033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4-3</text:p>
          </table:table-cell>
          <table:table-cell office:value-type="string" calcext:value-type="string">
            <text:p>https://id.acdh.oeaw.ac.at/schnitzler/schnitzler-briefe/editions/L033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5-2</text:p>
          </table:table-cell>
          <table:table-cell office:value-type="string" calcext:value-type="string">
            <text:p>https://id.acdh.oeaw.ac.at/schnitzler/schnitzler-briefe/editions/L033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6-1</text:p>
          </table:table-cell>
          <table:table-cell office:value-type="string" calcext:value-type="string">
            <text:p>https://id.acdh.oeaw.ac.at/schnitzler/schnitzler-briefe/editions/L033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7-0</text:p>
          </table:table-cell>
          <table:table-cell office:value-type="string" calcext:value-type="string">
            <text:p>https://id.acdh.oeaw.ac.at/schnitzler/schnitzler-briefe/editions/L033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8-F</text:p>
          </table:table-cell>
          <table:table-cell office:value-type="string" calcext:value-type="string">
            <text:p>https://id.acdh.oeaw.ac.at/schnitzler/schnitzler-briefe/editions/L033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9-E</text:p>
          </table:table-cell>
          <table:table-cell office:value-type="string" calcext:value-type="string">
            <text:p>https://id.acdh.oeaw.ac.at/schnitzler/schnitzler-briefe/editions/L033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A-D</text:p>
          </table:table-cell>
          <table:table-cell office:value-type="string" calcext:value-type="string">
            <text:p>https://id.acdh.oeaw.ac.at/schnitzler/schnitzler-briefe/editions/L033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B-C</text:p>
          </table:table-cell>
          <table:table-cell office:value-type="string" calcext:value-type="string">
            <text:p>https://id.acdh.oeaw.ac.at/schnitzler/schnitzler-briefe/editions/L033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C-B</text:p>
          </table:table-cell>
          <table:table-cell office:value-type="string" calcext:value-type="string">
            <text:p>https://id.acdh.oeaw.ac.at/schnitzler/schnitzler-briefe/editions/L033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D-A</text:p>
          </table:table-cell>
          <table:table-cell office:value-type="string" calcext:value-type="string">
            <text:p>https://id.acdh.oeaw.ac.at/schnitzler/schnitzler-briefe/editions/L033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E-9</text:p>
          </table:table-cell>
          <table:table-cell office:value-type="string" calcext:value-type="string">
            <text:p>https://id.acdh.oeaw.ac.at/schnitzler/schnitzler-briefe/editions/L033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CFF-8</text:p>
          </table:table-cell>
          <table:table-cell office:value-type="string" calcext:value-type="string">
            <text:p>https://id.acdh.oeaw.ac.at/schnitzler/schnitzler-briefe/editions/L033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0-5</text:p>
          </table:table-cell>
          <table:table-cell office:value-type="string" calcext:value-type="string">
            <text:p>https://id.acdh.oeaw.ac.at/schnitzler/schnitzler-briefe/editions/L033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1-4</text:p>
          </table:table-cell>
          <table:table-cell office:value-type="string" calcext:value-type="string">
            <text:p>https://id.acdh.oeaw.ac.at/schnitzler/schnitzler-briefe/editions/L033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2-3</text:p>
          </table:table-cell>
          <table:table-cell office:value-type="string" calcext:value-type="string">
            <text:p>https://id.acdh.oeaw.ac.at/schnitzler/schnitzler-briefe/editions/L033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3-2</text:p>
          </table:table-cell>
          <table:table-cell office:value-type="string" calcext:value-type="string">
            <text:p>https://id.acdh.oeaw.ac.at/schnitzler/schnitzler-briefe/editions/L033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4-1</text:p>
          </table:table-cell>
          <table:table-cell office:value-type="string" calcext:value-type="string">
            <text:p>https://id.acdh.oeaw.ac.at/schnitzler/schnitzler-briefe/editions/L033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5-0</text:p>
          </table:table-cell>
          <table:table-cell office:value-type="string" calcext:value-type="string">
            <text:p>https://id.acdh.oeaw.ac.at/schnitzler/schnitzler-briefe/editions/L033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6-F</text:p>
          </table:table-cell>
          <table:table-cell office:value-type="string" calcext:value-type="string">
            <text:p>https://id.acdh.oeaw.ac.at/schnitzler/schnitzler-briefe/editions/L033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7-E</text:p>
          </table:table-cell>
          <table:table-cell office:value-type="string" calcext:value-type="string">
            <text:p>https://id.acdh.oeaw.ac.at/schnitzler/schnitzler-briefe/editions/L033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8-D</text:p>
          </table:table-cell>
          <table:table-cell office:value-type="string" calcext:value-type="string">
            <text:p>https://id.acdh.oeaw.ac.at/schnitzler/schnitzler-briefe/editions/L033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9-C</text:p>
          </table:table-cell>
          <table:table-cell office:value-type="string" calcext:value-type="string">
            <text:p>https://id.acdh.oeaw.ac.at/schnitzler/schnitzler-briefe/editions/L033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A-B</text:p>
          </table:table-cell>
          <table:table-cell office:value-type="string" calcext:value-type="string">
            <text:p>https://id.acdh.oeaw.ac.at/schnitzler/schnitzler-briefe/editions/L033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B-A</text:p>
          </table:table-cell>
          <table:table-cell office:value-type="string" calcext:value-type="string">
            <text:p>https://id.acdh.oeaw.ac.at/schnitzler/schnitzler-briefe/editions/L033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C-9</text:p>
          </table:table-cell>
          <table:table-cell office:value-type="string" calcext:value-type="string">
            <text:p>https://id.acdh.oeaw.ac.at/schnitzler/schnitzler-briefe/editions/L033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D-8</text:p>
          </table:table-cell>
          <table:table-cell office:value-type="string" calcext:value-type="string">
            <text:p>https://id.acdh.oeaw.ac.at/schnitzler/schnitzler-briefe/editions/L033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E-7</text:p>
          </table:table-cell>
          <table:table-cell office:value-type="string" calcext:value-type="string">
            <text:p>https://id.acdh.oeaw.ac.at/schnitzler/schnitzler-briefe/editions/L033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0F-6</text:p>
          </table:table-cell>
          <table:table-cell office:value-type="string" calcext:value-type="string">
            <text:p>https://id.acdh.oeaw.ac.at/schnitzler/schnitzler-briefe/editions/L033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0-3</text:p>
          </table:table-cell>
          <table:table-cell office:value-type="string" calcext:value-type="string">
            <text:p>https://id.acdh.oeaw.ac.at/schnitzler/schnitzler-briefe/editions/L033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1-2</text:p>
          </table:table-cell>
          <table:table-cell office:value-type="string" calcext:value-type="string">
            <text:p>https://id.acdh.oeaw.ac.at/schnitzler/schnitzler-briefe/editions/L033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2-1</text:p>
          </table:table-cell>
          <table:table-cell office:value-type="string" calcext:value-type="string">
            <text:p>https://id.acdh.oeaw.ac.at/schnitzler/schnitzler-briefe/editions/L033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3-0</text:p>
          </table:table-cell>
          <table:table-cell office:value-type="string" calcext:value-type="string">
            <text:p>https://id.acdh.oeaw.ac.at/schnitzler/schnitzler-briefe/editions/L033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4-F</text:p>
          </table:table-cell>
          <table:table-cell office:value-type="string" calcext:value-type="string">
            <text:p>https://id.acdh.oeaw.ac.at/schnitzler/schnitzler-briefe/editions/L033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5-E</text:p>
          </table:table-cell>
          <table:table-cell office:value-type="string" calcext:value-type="string">
            <text:p>https://id.acdh.oeaw.ac.at/schnitzler/schnitzler-briefe/editions/L033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6-D</text:p>
          </table:table-cell>
          <table:table-cell office:value-type="string" calcext:value-type="string">
            <text:p>https://id.acdh.oeaw.ac.at/schnitzler/schnitzler-briefe/editions/L033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7-C</text:p>
          </table:table-cell>
          <table:table-cell office:value-type="string" calcext:value-type="string">
            <text:p>https://id.acdh.oeaw.ac.at/schnitzler/schnitzler-briefe/editions/L033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8-B</text:p>
          </table:table-cell>
          <table:table-cell office:value-type="string" calcext:value-type="string">
            <text:p>https://id.acdh.oeaw.ac.at/schnitzler/schnitzler-briefe/editions/L033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9-A</text:p>
          </table:table-cell>
          <table:table-cell office:value-type="string" calcext:value-type="string">
            <text:p>https://id.acdh.oeaw.ac.at/schnitzler/schnitzler-briefe/editions/L033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A-9</text:p>
          </table:table-cell>
          <table:table-cell office:value-type="string" calcext:value-type="string">
            <text:p>https://id.acdh.oeaw.ac.at/schnitzler/schnitzler-briefe/editions/L033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B-8</text:p>
          </table:table-cell>
          <table:table-cell office:value-type="string" calcext:value-type="string">
            <text:p>https://id.acdh.oeaw.ac.at/schnitzler/schnitzler-briefe/editions/L033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C-7</text:p>
          </table:table-cell>
          <table:table-cell office:value-type="string" calcext:value-type="string">
            <text:p>https://id.acdh.oeaw.ac.at/schnitzler/schnitzler-briefe/editions/L034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D-6</text:p>
          </table:table-cell>
          <table:table-cell office:value-type="string" calcext:value-type="string">
            <text:p>https://id.acdh.oeaw.ac.at/schnitzler/schnitzler-briefe/editions/L034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E-5</text:p>
          </table:table-cell>
          <table:table-cell office:value-type="string" calcext:value-type="string">
            <text:p>https://id.acdh.oeaw.ac.at/schnitzler/schnitzler-briefe/editions/L034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1F-4</text:p>
          </table:table-cell>
          <table:table-cell office:value-type="string" calcext:value-type="string">
            <text:p>https://id.acdh.oeaw.ac.at/schnitzler/schnitzler-briefe/editions/L034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0-1</text:p>
          </table:table-cell>
          <table:table-cell office:value-type="string" calcext:value-type="string">
            <text:p>https://id.acdh.oeaw.ac.at/schnitzler/schnitzler-briefe/editions/L034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1-0</text:p>
          </table:table-cell>
          <table:table-cell office:value-type="string" calcext:value-type="string">
            <text:p>https://id.acdh.oeaw.ac.at/schnitzler/schnitzler-briefe/editions/L034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2-F</text:p>
          </table:table-cell>
          <table:table-cell office:value-type="string" calcext:value-type="string">
            <text:p>https://id.acdh.oeaw.ac.at/schnitzler/schnitzler-briefe/editions/L034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3-E</text:p>
          </table:table-cell>
          <table:table-cell office:value-type="string" calcext:value-type="string">
            <text:p>https://id.acdh.oeaw.ac.at/schnitzler/schnitzler-briefe/editions/L034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4-D</text:p>
          </table:table-cell>
          <table:table-cell office:value-type="string" calcext:value-type="string">
            <text:p>https://id.acdh.oeaw.ac.at/schnitzler/schnitzler-briefe/editions/L034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5-C</text:p>
          </table:table-cell>
          <table:table-cell office:value-type="string" calcext:value-type="string">
            <text:p>https://id.acdh.oeaw.ac.at/schnitzler/schnitzler-briefe/editions/L034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6-B</text:p>
          </table:table-cell>
          <table:table-cell office:value-type="string" calcext:value-type="string">
            <text:p>https://id.acdh.oeaw.ac.at/schnitzler/schnitzler-briefe/editions/L034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7-A</text:p>
          </table:table-cell>
          <table:table-cell office:value-type="string" calcext:value-type="string">
            <text:p>https://id.acdh.oeaw.ac.at/schnitzler/schnitzler-briefe/editions/L034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8-9</text:p>
          </table:table-cell>
          <table:table-cell office:value-type="string" calcext:value-type="string">
            <text:p>https://id.acdh.oeaw.ac.at/schnitzler/schnitzler-briefe/editions/L034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9-8</text:p>
          </table:table-cell>
          <table:table-cell office:value-type="string" calcext:value-type="string">
            <text:p>https://id.acdh.oeaw.ac.at/schnitzler/schnitzler-briefe/editions/L034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A-7</text:p>
          </table:table-cell>
          <table:table-cell office:value-type="string" calcext:value-type="string">
            <text:p>https://id.acdh.oeaw.ac.at/schnitzler/schnitzler-briefe/editions/L034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B-6</text:p>
          </table:table-cell>
          <table:table-cell office:value-type="string" calcext:value-type="string">
            <text:p>https://id.acdh.oeaw.ac.at/schnitzler/schnitzler-briefe/editions/L034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C-5</text:p>
          </table:table-cell>
          <table:table-cell office:value-type="string" calcext:value-type="string">
            <text:p>https://id.acdh.oeaw.ac.at/schnitzler/schnitzler-briefe/editions/L034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D-4</text:p>
          </table:table-cell>
          <table:table-cell office:value-type="string" calcext:value-type="string">
            <text:p>https://id.acdh.oeaw.ac.at/schnitzler/schnitzler-briefe/editions/L034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E-3</text:p>
          </table:table-cell>
          <table:table-cell office:value-type="string" calcext:value-type="string">
            <text:p>https://id.acdh.oeaw.ac.at/schnitzler/schnitzler-briefe/editions/L034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2F-2</text:p>
          </table:table-cell>
          <table:table-cell office:value-type="string" calcext:value-type="string">
            <text:p>https://id.acdh.oeaw.ac.at/schnitzler/schnitzler-briefe/editions/L034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0-F</text:p>
          </table:table-cell>
          <table:table-cell office:value-type="string" calcext:value-type="string">
            <text:p>https://id.acdh.oeaw.ac.at/schnitzler/schnitzler-briefe/editions/L034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1-E</text:p>
          </table:table-cell>
          <table:table-cell office:value-type="string" calcext:value-type="string">
            <text:p>https://id.acdh.oeaw.ac.at/schnitzler/schnitzler-briefe/editions/L034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2-D</text:p>
          </table:table-cell>
          <table:table-cell office:value-type="string" calcext:value-type="string">
            <text:p>https://id.acdh.oeaw.ac.at/schnitzler/schnitzler-briefe/editions/L034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3-C</text:p>
          </table:table-cell>
          <table:table-cell office:value-type="string" calcext:value-type="string">
            <text:p>https://id.acdh.oeaw.ac.at/schnitzler/schnitzler-briefe/editions/L034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4-B</text:p>
          </table:table-cell>
          <table:table-cell office:value-type="string" calcext:value-type="string">
            <text:p>https://id.acdh.oeaw.ac.at/schnitzler/schnitzler-briefe/editions/L034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5-A</text:p>
          </table:table-cell>
          <table:table-cell office:value-type="string" calcext:value-type="string">
            <text:p>https://id.acdh.oeaw.ac.at/schnitzler/schnitzler-briefe/editions/L034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6-9</text:p>
          </table:table-cell>
          <table:table-cell office:value-type="string" calcext:value-type="string">
            <text:p>https://id.acdh.oeaw.ac.at/schnitzler/schnitzler-briefe/editions/L034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7-8</text:p>
          </table:table-cell>
          <table:table-cell office:value-type="string" calcext:value-type="string">
            <text:p>https://id.acdh.oeaw.ac.at/schnitzler/schnitzler-briefe/editions/L034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8-7</text:p>
          </table:table-cell>
          <table:table-cell office:value-type="string" calcext:value-type="string">
            <text:p>https://id.acdh.oeaw.ac.at/schnitzler/schnitzler-briefe/editions/L034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9-6</text:p>
          </table:table-cell>
          <table:table-cell office:value-type="string" calcext:value-type="string">
            <text:p>https://id.acdh.oeaw.ac.at/schnitzler/schnitzler-briefe/editions/L034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A-5</text:p>
          </table:table-cell>
          <table:table-cell office:value-type="string" calcext:value-type="string">
            <text:p>https://id.acdh.oeaw.ac.at/schnitzler/schnitzler-briefe/editions/L034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B-4</text:p>
          </table:table-cell>
          <table:table-cell office:value-type="string" calcext:value-type="string">
            <text:p>https://id.acdh.oeaw.ac.at/schnitzler/schnitzler-briefe/editions/L034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C-3</text:p>
          </table:table-cell>
          <table:table-cell office:value-type="string" calcext:value-type="string">
            <text:p>https://id.acdh.oeaw.ac.at/schnitzler/schnitzler-briefe/editions/L034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D-2</text:p>
          </table:table-cell>
          <table:table-cell office:value-type="string" calcext:value-type="string">
            <text:p>https://id.acdh.oeaw.ac.at/schnitzler/schnitzler-briefe/editions/L034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E-1</text:p>
          </table:table-cell>
          <table:table-cell office:value-type="string" calcext:value-type="string">
            <text:p>https://id.acdh.oeaw.ac.at/schnitzler/schnitzler-briefe/editions/L034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3F-0</text:p>
          </table:table-cell>
          <table:table-cell office:value-type="string" calcext:value-type="string">
            <text:p>https://id.acdh.oeaw.ac.at/schnitzler/schnitzler-briefe/editions/L034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0-D</text:p>
          </table:table-cell>
          <table:table-cell office:value-type="string" calcext:value-type="string">
            <text:p>https://id.acdh.oeaw.ac.at/schnitzler/schnitzler-briefe/editions/L034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1-C</text:p>
          </table:table-cell>
          <table:table-cell office:value-type="string" calcext:value-type="string">
            <text:p>https://id.acdh.oeaw.ac.at/schnitzler/schnitzler-briefe/editions/L034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2-B</text:p>
          </table:table-cell>
          <table:table-cell office:value-type="string" calcext:value-type="string">
            <text:p>https://id.acdh.oeaw.ac.at/schnitzler/schnitzler-briefe/editions/L034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3-A</text:p>
          </table:table-cell>
          <table:table-cell office:value-type="string" calcext:value-type="string">
            <text:p>https://id.acdh.oeaw.ac.at/schnitzler/schnitzler-briefe/editions/L034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4-9</text:p>
          </table:table-cell>
          <table:table-cell office:value-type="string" calcext:value-type="string">
            <text:p>https://id.acdh.oeaw.ac.at/schnitzler/schnitzler-briefe/editions/L034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5-8</text:p>
          </table:table-cell>
          <table:table-cell office:value-type="string" calcext:value-type="string">
            <text:p>https://id.acdh.oeaw.ac.at/schnitzler/schnitzler-briefe/editions/L034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6-7</text:p>
          </table:table-cell>
          <table:table-cell office:value-type="string" calcext:value-type="string">
            <text:p>https://id.acdh.oeaw.ac.at/schnitzler/schnitzler-briefe/editions/L034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7-6</text:p>
          </table:table-cell>
          <table:table-cell office:value-type="string" calcext:value-type="string">
            <text:p>https://id.acdh.oeaw.ac.at/schnitzler/schnitzler-briefe/editions/L034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8-5</text:p>
          </table:table-cell>
          <table:table-cell office:value-type="string" calcext:value-type="string">
            <text:p>https://id.acdh.oeaw.ac.at/schnitzler/schnitzler-briefe/editions/L034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9-4</text:p>
          </table:table-cell>
          <table:table-cell office:value-type="string" calcext:value-type="string">
            <text:p>https://id.acdh.oeaw.ac.at/schnitzler/schnitzler-briefe/editions/L034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A-3</text:p>
          </table:table-cell>
          <table:table-cell office:value-type="string" calcext:value-type="string">
            <text:p>https://id.acdh.oeaw.ac.at/schnitzler/schnitzler-briefe/editions/L034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B-2</text:p>
          </table:table-cell>
          <table:table-cell office:value-type="string" calcext:value-type="string">
            <text:p>https://id.acdh.oeaw.ac.at/schnitzler/schnitzler-briefe/editions/L034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C-1</text:p>
          </table:table-cell>
          <table:table-cell office:value-type="string" calcext:value-type="string">
            <text:p>https://id.acdh.oeaw.ac.at/schnitzler/schnitzler-briefe/editions/L034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D-0</text:p>
          </table:table-cell>
          <table:table-cell office:value-type="string" calcext:value-type="string">
            <text:p>https://id.acdh.oeaw.ac.at/schnitzler/schnitzler-briefe/editions/L034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E-F</text:p>
          </table:table-cell>
          <table:table-cell office:value-type="string" calcext:value-type="string">
            <text:p>https://id.acdh.oeaw.ac.at/schnitzler/schnitzler-briefe/editions/L034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4F-E</text:p>
          </table:table-cell>
          <table:table-cell office:value-type="string" calcext:value-type="string">
            <text:p>https://id.acdh.oeaw.ac.at/schnitzler/schnitzler-briefe/editions/L034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0-B</text:p>
          </table:table-cell>
          <table:table-cell office:value-type="string" calcext:value-type="string">
            <text:p>https://id.acdh.oeaw.ac.at/schnitzler/schnitzler-briefe/editions/L034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1-A</text:p>
          </table:table-cell>
          <table:table-cell office:value-type="string" calcext:value-type="string">
            <text:p>https://id.acdh.oeaw.ac.at/schnitzler/schnitzler-briefe/editions/L034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2-9</text:p>
          </table:table-cell>
          <table:table-cell office:value-type="string" calcext:value-type="string">
            <text:p>https://id.acdh.oeaw.ac.at/schnitzler/schnitzler-briefe/editions/L034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3-8</text:p>
          </table:table-cell>
          <table:table-cell office:value-type="string" calcext:value-type="string">
            <text:p>https://id.acdh.oeaw.ac.at/schnitzler/schnitzler-briefe/editions/L034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4-7</text:p>
          </table:table-cell>
          <table:table-cell office:value-type="string" calcext:value-type="string">
            <text:p>https://id.acdh.oeaw.ac.at/schnitzler/schnitzler-briefe/editions/L034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5-6</text:p>
          </table:table-cell>
          <table:table-cell office:value-type="string" calcext:value-type="string">
            <text:p>https://id.acdh.oeaw.ac.at/schnitzler/schnitzler-briefe/editions/L034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6-5</text:p>
          </table:table-cell>
          <table:table-cell office:value-type="string" calcext:value-type="string">
            <text:p>https://id.acdh.oeaw.ac.at/schnitzler/schnitzler-briefe/editions/L034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7-4</text:p>
          </table:table-cell>
          <table:table-cell office:value-type="string" calcext:value-type="string">
            <text:p>https://id.acdh.oeaw.ac.at/schnitzler/schnitzler-briefe/editions/L034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8-3</text:p>
          </table:table-cell>
          <table:table-cell office:value-type="string" calcext:value-type="string">
            <text:p>https://id.acdh.oeaw.ac.at/schnitzler/schnitzler-briefe/editions/L034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9-2</text:p>
          </table:table-cell>
          <table:table-cell office:value-type="string" calcext:value-type="string">
            <text:p>https://id.acdh.oeaw.ac.at/schnitzler/schnitzler-briefe/editions/L034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A-1</text:p>
          </table:table-cell>
          <table:table-cell office:value-type="string" calcext:value-type="string">
            <text:p>https://id.acdh.oeaw.ac.at/schnitzler/schnitzler-briefe/editions/L034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B-0</text:p>
          </table:table-cell>
          <table:table-cell office:value-type="string" calcext:value-type="string">
            <text:p>https://id.acdh.oeaw.ac.at/schnitzler/schnitzler-briefe/editions/L034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C-F</text:p>
          </table:table-cell>
          <table:table-cell office:value-type="string" calcext:value-type="string">
            <text:p>https://id.acdh.oeaw.ac.at/schnitzler/schnitzler-briefe/editions/L034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D-E</text:p>
          </table:table-cell>
          <table:table-cell office:value-type="string" calcext:value-type="string">
            <text:p>https://id.acdh.oeaw.ac.at/schnitzler/schnitzler-briefe/editions/L034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E-D</text:p>
          </table:table-cell>
          <table:table-cell office:value-type="string" calcext:value-type="string">
            <text:p>https://id.acdh.oeaw.ac.at/schnitzler/schnitzler-briefe/editions/L034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5F-C</text:p>
          </table:table-cell>
          <table:table-cell office:value-type="string" calcext:value-type="string">
            <text:p>https://id.acdh.oeaw.ac.at/schnitzler/schnitzler-briefe/editions/L034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0-9</text:p>
          </table:table-cell>
          <table:table-cell office:value-type="string" calcext:value-type="string">
            <text:p>https://id.acdh.oeaw.ac.at/schnitzler/schnitzler-briefe/editions/L034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1-8</text:p>
          </table:table-cell>
          <table:table-cell office:value-type="string" calcext:value-type="string">
            <text:p>https://id.acdh.oeaw.ac.at/schnitzler/schnitzler-briefe/editions/L034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2-7</text:p>
          </table:table-cell>
          <table:table-cell office:value-type="string" calcext:value-type="string">
            <text:p>https://id.acdh.oeaw.ac.at/schnitzler/schnitzler-briefe/editions/L034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3-6</text:p>
          </table:table-cell>
          <table:table-cell office:value-type="string" calcext:value-type="string">
            <text:p>https://id.acdh.oeaw.ac.at/schnitzler/schnitzler-briefe/editions/L034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4-5</text:p>
          </table:table-cell>
          <table:table-cell office:value-type="string" calcext:value-type="string">
            <text:p>https://id.acdh.oeaw.ac.at/schnitzler/schnitzler-briefe/editions/L034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5-4</text:p>
          </table:table-cell>
          <table:table-cell office:value-type="string" calcext:value-type="string">
            <text:p>https://id.acdh.oeaw.ac.at/schnitzler/schnitzler-briefe/editions/L034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6-3</text:p>
          </table:table-cell>
          <table:table-cell office:value-type="string" calcext:value-type="string">
            <text:p>https://id.acdh.oeaw.ac.at/schnitzler/schnitzler-briefe/editions/L034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7-2</text:p>
          </table:table-cell>
          <table:table-cell office:value-type="string" calcext:value-type="string">
            <text:p>https://id.acdh.oeaw.ac.at/schnitzler/schnitzler-briefe/editions/L034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8-1</text:p>
          </table:table-cell>
          <table:table-cell office:value-type="string" calcext:value-type="string">
            <text:p>https://id.acdh.oeaw.ac.at/schnitzler/schnitzler-briefe/editions/L034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9-0</text:p>
          </table:table-cell>
          <table:table-cell office:value-type="string" calcext:value-type="string">
            <text:p>https://id.acdh.oeaw.ac.at/schnitzler/schnitzler-briefe/editions/L034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A-F</text:p>
          </table:table-cell>
          <table:table-cell office:value-type="string" calcext:value-type="string">
            <text:p>https://id.acdh.oeaw.ac.at/schnitzler/schnitzler-briefe/editions/L034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B-E</text:p>
          </table:table-cell>
          <table:table-cell office:value-type="string" calcext:value-type="string">
            <text:p>https://id.acdh.oeaw.ac.at/schnitzler/schnitzler-briefe/editions/L034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C-D</text:p>
          </table:table-cell>
          <table:table-cell office:value-type="string" calcext:value-type="string">
            <text:p>https://id.acdh.oeaw.ac.at/schnitzler/schnitzler-briefe/editions/L034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D-C</text:p>
          </table:table-cell>
          <table:table-cell office:value-type="string" calcext:value-type="string">
            <text:p>https://id.acdh.oeaw.ac.at/schnitzler/schnitzler-briefe/editions/L034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E-B</text:p>
          </table:table-cell>
          <table:table-cell office:value-type="string" calcext:value-type="string">
            <text:p>https://id.acdh.oeaw.ac.at/schnitzler/schnitzler-briefe/editions/L034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6F-A</text:p>
          </table:table-cell>
          <table:table-cell office:value-type="string" calcext:value-type="string">
            <text:p>https://id.acdh.oeaw.ac.at/schnitzler/schnitzler-briefe/editions/L034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0-7</text:p>
          </table:table-cell>
          <table:table-cell office:value-type="string" calcext:value-type="string">
            <text:p>https://id.acdh.oeaw.ac.at/schnitzler/schnitzler-briefe/editions/L034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1-6</text:p>
          </table:table-cell>
          <table:table-cell office:value-type="string" calcext:value-type="string">
            <text:p>https://id.acdh.oeaw.ac.at/schnitzler/schnitzler-briefe/editions/L034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2-5</text:p>
          </table:table-cell>
          <table:table-cell office:value-type="string" calcext:value-type="string">
            <text:p>https://id.acdh.oeaw.ac.at/schnitzler/schnitzler-briefe/editions/L034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3-4</text:p>
          </table:table-cell>
          <table:table-cell office:value-type="string" calcext:value-type="string">
            <text:p>https://id.acdh.oeaw.ac.at/schnitzler/schnitzler-briefe/editions/L034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4-3</text:p>
          </table:table-cell>
          <table:table-cell office:value-type="string" calcext:value-type="string">
            <text:p>https://id.acdh.oeaw.ac.at/schnitzler/schnitzler-briefe/editions/L034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5-2</text:p>
          </table:table-cell>
          <table:table-cell office:value-type="string" calcext:value-type="string">
            <text:p>https://id.acdh.oeaw.ac.at/schnitzler/schnitzler-briefe/editions/L034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6-1</text:p>
          </table:table-cell>
          <table:table-cell office:value-type="string" calcext:value-type="string">
            <text:p>https://id.acdh.oeaw.ac.at/schnitzler/schnitzler-briefe/editions/L034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7-0</text:p>
          </table:table-cell>
          <table:table-cell office:value-type="string" calcext:value-type="string">
            <text:p>https://id.acdh.oeaw.ac.at/schnitzler/schnitzler-briefe/editions/L034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8-F</text:p>
          </table:table-cell>
          <table:table-cell office:value-type="string" calcext:value-type="string">
            <text:p>https://id.acdh.oeaw.ac.at/schnitzler/schnitzler-briefe/editions/L034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9-E</text:p>
          </table:table-cell>
          <table:table-cell office:value-type="string" calcext:value-type="string">
            <text:p>https://id.acdh.oeaw.ac.at/schnitzler/schnitzler-briefe/editions/L034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A-D</text:p>
          </table:table-cell>
          <table:table-cell office:value-type="string" calcext:value-type="string">
            <text:p>https://id.acdh.oeaw.ac.at/schnitzler/schnitzler-briefe/editions/L034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B-C</text:p>
          </table:table-cell>
          <table:table-cell office:value-type="string" calcext:value-type="string">
            <text:p>https://id.acdh.oeaw.ac.at/schnitzler/schnitzler-briefe/editions/L034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C-B</text:p>
          </table:table-cell>
          <table:table-cell office:value-type="string" calcext:value-type="string">
            <text:p>https://id.acdh.oeaw.ac.at/schnitzler/schnitzler-briefe/editions/L034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D-A</text:p>
          </table:table-cell>
          <table:table-cell office:value-type="string" calcext:value-type="string">
            <text:p>https://id.acdh.oeaw.ac.at/schnitzler/schnitzler-briefe/editions/L034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E-9</text:p>
          </table:table-cell>
          <table:table-cell office:value-type="string" calcext:value-type="string">
            <text:p>https://id.acdh.oeaw.ac.at/schnitzler/schnitzler-briefe/editions/L034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7F-8</text:p>
          </table:table-cell>
          <table:table-cell office:value-type="string" calcext:value-type="string">
            <text:p>https://id.acdh.oeaw.ac.at/schnitzler/schnitzler-briefe/editions/L034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0-4</text:p>
          </table:table-cell>
          <table:table-cell office:value-type="string" calcext:value-type="string">
            <text:p>https://id.acdh.oeaw.ac.at/schnitzler/schnitzler-briefe/editions/L035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1-3</text:p>
          </table:table-cell>
          <table:table-cell office:value-type="string" calcext:value-type="string">
            <text:p>https://id.acdh.oeaw.ac.at/schnitzler/schnitzler-briefe/editions/L035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2-2</text:p>
          </table:table-cell>
          <table:table-cell office:value-type="string" calcext:value-type="string">
            <text:p>https://id.acdh.oeaw.ac.at/schnitzler/schnitzler-briefe/editions/L035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3-1</text:p>
          </table:table-cell>
          <table:table-cell office:value-type="string" calcext:value-type="string">
            <text:p>https://id.acdh.oeaw.ac.at/schnitzler/schnitzler-briefe/editions/L035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4-0</text:p>
          </table:table-cell>
          <table:table-cell office:value-type="string" calcext:value-type="string">
            <text:p>https://id.acdh.oeaw.ac.at/schnitzler/schnitzler-briefe/editions/L035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5-F</text:p>
          </table:table-cell>
          <table:table-cell office:value-type="string" calcext:value-type="string">
            <text:p>https://id.acdh.oeaw.ac.at/schnitzler/schnitzler-briefe/editions/L035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6-E</text:p>
          </table:table-cell>
          <table:table-cell office:value-type="string" calcext:value-type="string">
            <text:p>https://id.acdh.oeaw.ac.at/schnitzler/schnitzler-briefe/editions/L035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7-D</text:p>
          </table:table-cell>
          <table:table-cell office:value-type="string" calcext:value-type="string">
            <text:p>https://id.acdh.oeaw.ac.at/schnitzler/schnitzler-briefe/editions/L035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8-C</text:p>
          </table:table-cell>
          <table:table-cell office:value-type="string" calcext:value-type="string">
            <text:p>https://id.acdh.oeaw.ac.at/schnitzler/schnitzler-briefe/editions/L035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9-B</text:p>
          </table:table-cell>
          <table:table-cell office:value-type="string" calcext:value-type="string">
            <text:p>https://id.acdh.oeaw.ac.at/schnitzler/schnitzler-briefe/editions/L035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A-A</text:p>
          </table:table-cell>
          <table:table-cell office:value-type="string" calcext:value-type="string">
            <text:p>https://id.acdh.oeaw.ac.at/schnitzler/schnitzler-briefe/editions/L035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B-9</text:p>
          </table:table-cell>
          <table:table-cell office:value-type="string" calcext:value-type="string">
            <text:p>https://id.acdh.oeaw.ac.at/schnitzler/schnitzler-briefe/editions/L035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C-8</text:p>
          </table:table-cell>
          <table:table-cell office:value-type="string" calcext:value-type="string">
            <text:p>https://id.acdh.oeaw.ac.at/schnitzler/schnitzler-briefe/editions/L035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D-7</text:p>
          </table:table-cell>
          <table:table-cell office:value-type="string" calcext:value-type="string">
            <text:p>https://id.acdh.oeaw.ac.at/schnitzler/schnitzler-briefe/editions/L035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E-6</text:p>
          </table:table-cell>
          <table:table-cell office:value-type="string" calcext:value-type="string">
            <text:p>https://id.acdh.oeaw.ac.at/schnitzler/schnitzler-briefe/editions/L0351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8F-5</text:p>
          </table:table-cell>
          <table:table-cell office:value-type="string" calcext:value-type="string">
            <text:p>https://id.acdh.oeaw.ac.at/schnitzler/schnitzler-briefe/editions/L0351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0-2</text:p>
          </table:table-cell>
          <table:table-cell office:value-type="string" calcext:value-type="string">
            <text:p>https://id.acdh.oeaw.ac.at/schnitzler/schnitzler-briefe/editions/L0351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1-1</text:p>
          </table:table-cell>
          <table:table-cell office:value-type="string" calcext:value-type="string">
            <text:p>https://id.acdh.oeaw.ac.at/schnitzler/schnitzler-briefe/editions/L0351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2-0</text:p>
          </table:table-cell>
          <table:table-cell office:value-type="string" calcext:value-type="string">
            <text:p>https://id.acdh.oeaw.ac.at/schnitzler/schnitzler-briefe/editions/L0351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3-F</text:p>
          </table:table-cell>
          <table:table-cell office:value-type="string" calcext:value-type="string">
            <text:p>https://id.acdh.oeaw.ac.at/schnitzler/schnitzler-briefe/editions/L0351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4-E</text:p>
          </table:table-cell>
          <table:table-cell office:value-type="string" calcext:value-type="string">
            <text:p>https://id.acdh.oeaw.ac.at/schnitzler/schnitzler-briefe/editions/L0352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5-D</text:p>
          </table:table-cell>
          <table:table-cell office:value-type="string" calcext:value-type="string">
            <text:p>https://id.acdh.oeaw.ac.at/schnitzler/schnitzler-briefe/editions/L0352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6-C</text:p>
          </table:table-cell>
          <table:table-cell office:value-type="string" calcext:value-type="string">
            <text:p>https://id.acdh.oeaw.ac.at/schnitzler/schnitzler-briefe/editions/L0352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7-B</text:p>
          </table:table-cell>
          <table:table-cell office:value-type="string" calcext:value-type="string">
            <text:p>https://id.acdh.oeaw.ac.at/schnitzler/schnitzler-briefe/editions/L0352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8-A</text:p>
          </table:table-cell>
          <table:table-cell office:value-type="string" calcext:value-type="string">
            <text:p>https://id.acdh.oeaw.ac.at/schnitzler/schnitzler-briefe/editions/L0352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9-9</text:p>
          </table:table-cell>
          <table:table-cell office:value-type="string" calcext:value-type="string">
            <text:p>https://id.acdh.oeaw.ac.at/schnitzler/schnitzler-briefe/editions/L0352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A-8</text:p>
          </table:table-cell>
          <table:table-cell office:value-type="string" calcext:value-type="string">
            <text:p>https://id.acdh.oeaw.ac.at/schnitzler/schnitzler-briefe/editions/L0352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B-7</text:p>
          </table:table-cell>
          <table:table-cell office:value-type="string" calcext:value-type="string">
            <text:p>https://id.acdh.oeaw.ac.at/schnitzler/schnitzler-briefe/editions/L0352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C-6</text:p>
          </table:table-cell>
          <table:table-cell office:value-type="string" calcext:value-type="string">
            <text:p>https://id.acdh.oeaw.ac.at/schnitzler/schnitzler-briefe/editions/L0352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D-5</text:p>
          </table:table-cell>
          <table:table-cell office:value-type="string" calcext:value-type="string">
            <text:p>https://id.acdh.oeaw.ac.at/schnitzler/schnitzler-briefe/editions/L0352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E-4</text:p>
          </table:table-cell>
          <table:table-cell office:value-type="string" calcext:value-type="string">
            <text:p>https://id.acdh.oeaw.ac.at/schnitzler/schnitzler-briefe/editions/L0353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9F-3</text:p>
          </table:table-cell>
          <table:table-cell office:value-type="string" calcext:value-type="string">
            <text:p>https://id.acdh.oeaw.ac.at/schnitzler/schnitzler-briefe/editions/L0353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0-0</text:p>
          </table:table-cell>
          <table:table-cell office:value-type="string" calcext:value-type="string">
            <text:p>https://id.acdh.oeaw.ac.at/schnitzler/schnitzler-briefe/editions/L0353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1-F</text:p>
          </table:table-cell>
          <table:table-cell office:value-type="string" calcext:value-type="string">
            <text:p>https://id.acdh.oeaw.ac.at/schnitzler/schnitzler-briefe/editions/L0353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2-E</text:p>
          </table:table-cell>
          <table:table-cell office:value-type="string" calcext:value-type="string">
            <text:p>https://id.acdh.oeaw.ac.at/schnitzler/schnitzler-briefe/editions/L0353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3-D</text:p>
          </table:table-cell>
          <table:table-cell office:value-type="string" calcext:value-type="string">
            <text:p>https://id.acdh.oeaw.ac.at/schnitzler/schnitzler-briefe/editions/L0353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4-C</text:p>
          </table:table-cell>
          <table:table-cell office:value-type="string" calcext:value-type="string">
            <text:p>https://id.acdh.oeaw.ac.at/schnitzler/schnitzler-briefe/editions/L0353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5-B</text:p>
          </table:table-cell>
          <table:table-cell office:value-type="string" calcext:value-type="string">
            <text:p>https://id.acdh.oeaw.ac.at/schnitzler/schnitzler-briefe/editions/L0353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6-A</text:p>
          </table:table-cell>
          <table:table-cell office:value-type="string" calcext:value-type="string">
            <text:p>https://id.acdh.oeaw.ac.at/schnitzler/schnitzler-briefe/editions/L0353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7-9</text:p>
          </table:table-cell>
          <table:table-cell office:value-type="string" calcext:value-type="string">
            <text:p>https://id.acdh.oeaw.ac.at/schnitzler/schnitzler-briefe/editions/L0353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8-8</text:p>
          </table:table-cell>
          <table:table-cell office:value-type="string" calcext:value-type="string">
            <text:p>https://id.acdh.oeaw.ac.at/schnitzler/schnitzler-briefe/editions/L0354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9-7</text:p>
          </table:table-cell>
          <table:table-cell office:value-type="string" calcext:value-type="string">
            <text:p>https://id.acdh.oeaw.ac.at/schnitzler/schnitzler-briefe/editions/L0354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A-6</text:p>
          </table:table-cell>
          <table:table-cell office:value-type="string" calcext:value-type="string">
            <text:p>https://id.acdh.oeaw.ac.at/schnitzler/schnitzler-briefe/editions/L0354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9E8-4</text:p>
          </table:table-cell>
          <table:table-cell office:value-type="string" calcext:value-type="string">
            <text:p>https://id.acdh.oeaw.ac.at/schnitzler/schnitzler-briefe/editions/L0354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B-5</text:p>
          </table:table-cell>
          <table:table-cell office:value-type="string" calcext:value-type="string">
            <text:p>https://id.acdh.oeaw.ac.at/schnitzler/schnitzler-briefe/editions/L0354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C-4</text:p>
          </table:table-cell>
          <table:table-cell office:value-type="string" calcext:value-type="string">
            <text:p>https://id.acdh.oeaw.ac.at/schnitzler/schnitzler-briefe/editions/L0354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D-3</text:p>
          </table:table-cell>
          <table:table-cell office:value-type="string" calcext:value-type="string">
            <text:p>https://id.acdh.oeaw.ac.at/schnitzler/schnitzler-briefe/editions/L0354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E-2</text:p>
          </table:table-cell>
          <table:table-cell office:value-type="string" calcext:value-type="string">
            <text:p>https://id.acdh.oeaw.ac.at/schnitzler/schnitzler-briefe/editions/L0354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AF-1</text:p>
          </table:table-cell>
          <table:table-cell office:value-type="string" calcext:value-type="string">
            <text:p>https://id.acdh.oeaw.ac.at/schnitzler/schnitzler-briefe/editions/L0354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0-E</text:p>
          </table:table-cell>
          <table:table-cell office:value-type="string" calcext:value-type="string">
            <text:p>https://id.acdh.oeaw.ac.at/schnitzler/schnitzler-briefe/editions/L0354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1-D</text:p>
          </table:table-cell>
          <table:table-cell office:value-type="string" calcext:value-type="string">
            <text:p>https://id.acdh.oeaw.ac.at/schnitzler/schnitzler-briefe/editions/L0355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2-C</text:p>
          </table:table-cell>
          <table:table-cell office:value-type="string" calcext:value-type="string">
            <text:p>https://id.acdh.oeaw.ac.at/schnitzler/schnitzler-briefe/editions/L0355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3-B</text:p>
          </table:table-cell>
          <table:table-cell office:value-type="string" calcext:value-type="string">
            <text:p>https://id.acdh.oeaw.ac.at/schnitzler/schnitzler-briefe/editions/L0355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4-A</text:p>
          </table:table-cell>
          <table:table-cell office:value-type="string" calcext:value-type="string">
            <text:p>https://id.acdh.oeaw.ac.at/schnitzler/schnitzler-briefe/editions/L0355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5-9</text:p>
          </table:table-cell>
          <table:table-cell office:value-type="string" calcext:value-type="string">
            <text:p>https://id.acdh.oeaw.ac.at/schnitzler/schnitzler-briefe/editions/L0355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6-8</text:p>
          </table:table-cell>
          <table:table-cell office:value-type="string" calcext:value-type="string">
            <text:p>https://id.acdh.oeaw.ac.at/schnitzler/schnitzler-briefe/editions/L0355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7-7</text:p>
          </table:table-cell>
          <table:table-cell office:value-type="string" calcext:value-type="string">
            <text:p>https://id.acdh.oeaw.ac.at/schnitzler/schnitzler-briefe/editions/L0355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8-6</text:p>
          </table:table-cell>
          <table:table-cell office:value-type="string" calcext:value-type="string">
            <text:p>https://id.acdh.oeaw.ac.at/schnitzler/schnitzler-briefe/editions/L0355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9-5</text:p>
          </table:table-cell>
          <table:table-cell office:value-type="string" calcext:value-type="string">
            <text:p>https://id.acdh.oeaw.ac.at/schnitzler/schnitzler-briefe/editions/L0355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A-4</text:p>
          </table:table-cell>
          <table:table-cell office:value-type="string" calcext:value-type="string">
            <text:p>https://id.acdh.oeaw.ac.at/schnitzler/schnitzler-briefe/editions/L0355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B-3</text:p>
          </table:table-cell>
          <table:table-cell office:value-type="string" calcext:value-type="string">
            <text:p>https://id.acdh.oeaw.ac.at/schnitzler/schnitzler-briefe/editions/L0356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C-2</text:p>
          </table:table-cell>
          <table:table-cell office:value-type="string" calcext:value-type="string">
            <text:p>https://id.acdh.oeaw.ac.at/schnitzler/schnitzler-briefe/editions/L0356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D-1</text:p>
          </table:table-cell>
          <table:table-cell office:value-type="string" calcext:value-type="string">
            <text:p>https://id.acdh.oeaw.ac.at/schnitzler/schnitzler-briefe/editions/L0356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E-0</text:p>
          </table:table-cell>
          <table:table-cell office:value-type="string" calcext:value-type="string">
            <text:p>https://id.acdh.oeaw.ac.at/schnitzler/schnitzler-briefe/editions/L0356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BF-F</text:p>
          </table:table-cell>
          <table:table-cell office:value-type="string" calcext:value-type="string">
            <text:p>https://id.acdh.oeaw.ac.at/schnitzler/schnitzler-briefe/editions/L0356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0-C</text:p>
          </table:table-cell>
          <table:table-cell office:value-type="string" calcext:value-type="string">
            <text:p>https://id.acdh.oeaw.ac.at/schnitzler/schnitzler-briefe/editions/L0356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1-B</text:p>
          </table:table-cell>
          <table:table-cell office:value-type="string" calcext:value-type="string">
            <text:p>https://id.acdh.oeaw.ac.at/schnitzler/schnitzler-briefe/editions/L0356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2-A</text:p>
          </table:table-cell>
          <table:table-cell office:value-type="string" calcext:value-type="string">
            <text:p>https://id.acdh.oeaw.ac.at/schnitzler/schnitzler-briefe/editions/L0356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3-9</text:p>
          </table:table-cell>
          <table:table-cell office:value-type="string" calcext:value-type="string">
            <text:p>https://id.acdh.oeaw.ac.at/schnitzler/schnitzler-briefe/editions/L0356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4-8</text:p>
          </table:table-cell>
          <table:table-cell office:value-type="string" calcext:value-type="string">
            <text:p>https://id.acdh.oeaw.ac.at/schnitzler/schnitzler-briefe/editions/L0356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5-7</text:p>
          </table:table-cell>
          <table:table-cell office:value-type="string" calcext:value-type="string">
            <text:p>https://id.acdh.oeaw.ac.at/schnitzler/schnitzler-briefe/editions/L0357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6-6</text:p>
          </table:table-cell>
          <table:table-cell office:value-type="string" calcext:value-type="string">
            <text:p>https://id.acdh.oeaw.ac.at/schnitzler/schnitzler-briefe/editions/L0357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7-5</text:p>
          </table:table-cell>
          <table:table-cell office:value-type="string" calcext:value-type="string">
            <text:p>https://id.acdh.oeaw.ac.at/schnitzler/schnitzler-briefe/editions/L0357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8-4</text:p>
          </table:table-cell>
          <table:table-cell office:value-type="string" calcext:value-type="string">
            <text:p>https://id.acdh.oeaw.ac.at/schnitzler/schnitzler-briefe/editions/L0357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9-3</text:p>
          </table:table-cell>
          <table:table-cell office:value-type="string" calcext:value-type="string">
            <text:p>https://id.acdh.oeaw.ac.at/schnitzler/schnitzler-briefe/editions/L0357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A-2</text:p>
          </table:table-cell>
          <table:table-cell office:value-type="string" calcext:value-type="string">
            <text:p>https://id.acdh.oeaw.ac.at/schnitzler/schnitzler-briefe/editions/L0357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B-1</text:p>
          </table:table-cell>
          <table:table-cell office:value-type="string" calcext:value-type="string">
            <text:p>https://id.acdh.oeaw.ac.at/schnitzler/schnitzler-briefe/editions/L0357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C-0</text:p>
          </table:table-cell>
          <table:table-cell office:value-type="string" calcext:value-type="string">
            <text:p>https://id.acdh.oeaw.ac.at/schnitzler/schnitzler-briefe/editions/L0357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D-F</text:p>
          </table:table-cell>
          <table:table-cell office:value-type="string" calcext:value-type="string">
            <text:p>https://id.acdh.oeaw.ac.at/schnitzler/schnitzler-briefe/editions/L0357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E-E</text:p>
          </table:table-cell>
          <table:table-cell office:value-type="string" calcext:value-type="string">
            <text:p>https://id.acdh.oeaw.ac.at/schnitzler/schnitzler-briefe/editions/L0357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CF-D</text:p>
          </table:table-cell>
          <table:table-cell office:value-type="string" calcext:value-type="string">
            <text:p>https://id.acdh.oeaw.ac.at/schnitzler/schnitzler-briefe/editions/L0358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0-A</text:p>
          </table:table-cell>
          <table:table-cell office:value-type="string" calcext:value-type="string">
            <text:p>https://id.acdh.oeaw.ac.at/schnitzler/schnitzler-briefe/editions/L0358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1-9</text:p>
          </table:table-cell>
          <table:table-cell office:value-type="string" calcext:value-type="string">
            <text:p>https://id.acdh.oeaw.ac.at/schnitzler/schnitzler-briefe/editions/L0358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2-8</text:p>
          </table:table-cell>
          <table:table-cell office:value-type="string" calcext:value-type="string">
            <text:p>https://id.acdh.oeaw.ac.at/schnitzler/schnitzler-briefe/editions/L0358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3-7</text:p>
          </table:table-cell>
          <table:table-cell office:value-type="string" calcext:value-type="string">
            <text:p>https://id.acdh.oeaw.ac.at/schnitzler/schnitzler-briefe/editions/L0358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4-6</text:p>
          </table:table-cell>
          <table:table-cell office:value-type="string" calcext:value-type="string">
            <text:p>https://id.acdh.oeaw.ac.at/schnitzler/schnitzler-briefe/editions/L0358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5-5</text:p>
          </table:table-cell>
          <table:table-cell office:value-type="string" calcext:value-type="string">
            <text:p>https://id.acdh.oeaw.ac.at/schnitzler/schnitzler-briefe/editions/L0358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6-4</text:p>
          </table:table-cell>
          <table:table-cell office:value-type="string" calcext:value-type="string">
            <text:p>https://id.acdh.oeaw.ac.at/schnitzler/schnitzler-briefe/editions/L0358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7-3</text:p>
          </table:table-cell>
          <table:table-cell office:value-type="string" calcext:value-type="string">
            <text:p>https://id.acdh.oeaw.ac.at/schnitzler/schnitzler-briefe/editions/L0358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8-2</text:p>
          </table:table-cell>
          <table:table-cell office:value-type="string" calcext:value-type="string">
            <text:p>https://id.acdh.oeaw.ac.at/schnitzler/schnitzler-briefe/editions/L0358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9-1</text:p>
          </table:table-cell>
          <table:table-cell office:value-type="string" calcext:value-type="string">
            <text:p>https://id.acdh.oeaw.ac.at/schnitzler/schnitzler-briefe/editions/L0359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A-0</text:p>
          </table:table-cell>
          <table:table-cell office:value-type="string" calcext:value-type="string">
            <text:p>https://id.acdh.oeaw.ac.at/schnitzler/schnitzler-briefe/editions/L0359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B-F</text:p>
          </table:table-cell>
          <table:table-cell office:value-type="string" calcext:value-type="string">
            <text:p>https://id.acdh.oeaw.ac.at/schnitzler/schnitzler-briefe/editions/L0359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C-E</text:p>
          </table:table-cell>
          <table:table-cell office:value-type="string" calcext:value-type="string">
            <text:p>https://id.acdh.oeaw.ac.at/schnitzler/schnitzler-briefe/editions/L0359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D-D</text:p>
          </table:table-cell>
          <table:table-cell office:value-type="string" calcext:value-type="string">
            <text:p>https://id.acdh.oeaw.ac.at/schnitzler/schnitzler-briefe/editions/L0359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E-C</text:p>
          </table:table-cell>
          <table:table-cell office:value-type="string" calcext:value-type="string">
            <text:p>https://id.acdh.oeaw.ac.at/schnitzler/schnitzler-briefe/editions/L0359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DF-B</text:p>
          </table:table-cell>
          <table:table-cell office:value-type="string" calcext:value-type="string">
            <text:p>https://id.acdh.oeaw.ac.at/schnitzler/schnitzler-briefe/editions/L0359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0-8</text:p>
          </table:table-cell>
          <table:table-cell office:value-type="string" calcext:value-type="string">
            <text:p>https://id.acdh.oeaw.ac.at/schnitzler/schnitzler-briefe/editions/L0359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1-7</text:p>
          </table:table-cell>
          <table:table-cell office:value-type="string" calcext:value-type="string">
            <text:p>https://id.acdh.oeaw.ac.at/schnitzler/schnitzler-briefe/editions/L0359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2-6</text:p>
          </table:table-cell>
          <table:table-cell office:value-type="string" calcext:value-type="string">
            <text:p>https://id.acdh.oeaw.ac.at/schnitzler/schnitzler-briefe/editions/L0359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3-5</text:p>
          </table:table-cell>
          <table:table-cell office:value-type="string" calcext:value-type="string">
            <text:p>https://id.acdh.oeaw.ac.at/schnitzler/schnitzler-briefe/editions/L0360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4-4</text:p>
          </table:table-cell>
          <table:table-cell office:value-type="string" calcext:value-type="string">
            <text:p>https://id.acdh.oeaw.ac.at/schnitzler/schnitzler-briefe/editions/L0360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5-3</text:p>
          </table:table-cell>
          <table:table-cell office:value-type="string" calcext:value-type="string">
            <text:p>https://id.acdh.oeaw.ac.at/schnitzler/schnitzler-briefe/editions/L0360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6-2</text:p>
          </table:table-cell>
          <table:table-cell office:value-type="string" calcext:value-type="string">
            <text:p>https://id.acdh.oeaw.ac.at/schnitzler/schnitzler-briefe/editions/L0360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7-1</text:p>
          </table:table-cell>
          <table:table-cell office:value-type="string" calcext:value-type="string">
            <text:p>https://id.acdh.oeaw.ac.at/schnitzler/schnitzler-briefe/editions/L03604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8-0</text:p>
          </table:table-cell>
          <table:table-cell office:value-type="string" calcext:value-type="string">
            <text:p>https://id.acdh.oeaw.ac.at/schnitzler/schnitzler-briefe/editions/L03605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9-F</text:p>
          </table:table-cell>
          <table:table-cell office:value-type="string" calcext:value-type="string">
            <text:p>https://id.acdh.oeaw.ac.at/schnitzler/schnitzler-briefe/editions/L03606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A-E</text:p>
          </table:table-cell>
          <table:table-cell office:value-type="string" calcext:value-type="string">
            <text:p>https://id.acdh.oeaw.ac.at/schnitzler/schnitzler-briefe/editions/L03607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B-D</text:p>
          </table:table-cell>
          <table:table-cell office:value-type="string" calcext:value-type="string">
            <text:p>https://id.acdh.oeaw.ac.at/schnitzler/schnitzler-briefe/editions/L03608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C-C</text:p>
          </table:table-cell>
          <table:table-cell office:value-type="string" calcext:value-type="string">
            <text:p>https://id.acdh.oeaw.ac.at/schnitzler/schnitzler-briefe/editions/L03609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D-B</text:p>
          </table:table-cell>
          <table:table-cell office:value-type="string" calcext:value-type="string">
            <text:p>https://id.acdh.oeaw.ac.at/schnitzler/schnitzler-briefe/editions/L03610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E-A</text:p>
          </table:table-cell>
          <table:table-cell office:value-type="string" calcext:value-type="string">
            <text:p>https://id.acdh.oeaw.ac.at/schnitzler/schnitzler-briefe/editions/L03611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EF-9</text:p>
          </table:table-cell>
          <table:table-cell office:value-type="string" calcext:value-type="string">
            <text:p>https://id.acdh.oeaw.ac.at/schnitzler/schnitzler-briefe/editions/L03612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0-6</text:p>
          </table:table-cell>
          <table:table-cell office:value-type="string" calcext:value-type="string">
            <text:p>https://id.acdh.oeaw.ac.at/schnitzler/schnitzler-briefe/editions/L03613</text:p>
          </table:table-cell>
        </table:table-row>
        <table:table-row table:style-name="ro1">
          <table:table-cell office:value-type="string" calcext:value-type="string">
            <text:p>https://id.acdh.oeaw.ac.at/schnitzler</text:p>
          </table:table-cell>
          <table:table-cell office:value-type="string" calcext:value-type="string">
            <text:p>21.11115/0000-0012-CDF1-5</text:p>
          </table:table-cell>
          <table:table-cell office:value-type="string" calcext:value-type="string">
            <text:p>https://id.acdh.oeaw.ac.at/schnitzler/schnitzler-briefe/editions/L03614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D-2</text:p>
          </table:table-cell>
          <table:table-cell office:value-type="string" calcext:value-type="string">
            <text:p>https://viewer.acdh.oeaw.ac.at/viewer/api/v1/records/A63_51/files/images/A-Gf_A63_51-0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EB-A</text:p>
          </table:table-cell>
          <table:table-cell office:value-type="string" calcext:value-type="string">
            <text:p>https://viewer.acdh.oeaw.ac.at/viewer/api/v1/records/A63_51/files/images/A-Gf_A63_51-00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EC-9</text:p>
          </table:table-cell>
          <table:table-cell office:value-type="string" calcext:value-type="string">
            <text:p>https://viewer.acdh.oeaw.ac.at/viewer/api/v1/records/A63_51/files/images/A-Gf_A63_51-0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ED-8</text:p>
          </table:table-cell>
          <table:table-cell office:value-type="string" calcext:value-type="string">
            <text:p>https://viewer.acdh.oeaw.ac.at/viewer/api/v1/records/A63_51/files/images/A-Gf_A63_51-00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EE-7</text:p>
          </table:table-cell>
          <table:table-cell office:value-type="string" calcext:value-type="string">
            <text:p>https://viewer.acdh.oeaw.ac.at/viewer/api/v1/records/A63_51/files/images/A-Gf_A63_51-0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EF-6</text:p>
          </table:table-cell>
          <table:table-cell office:value-type="string" calcext:value-type="string">
            <text:p>https://viewer.acdh.oeaw.ac.at/viewer/api/v1/records/A63_51/files/images/A-Gf_A63_51-00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0-3</text:p>
          </table:table-cell>
          <table:table-cell office:value-type="string" calcext:value-type="string">
            <text:p>https://viewer.acdh.oeaw.ac.at/viewer/api/v1/records/A63_51/files/images/A-Gf_A63_51-0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1-2</text:p>
          </table:table-cell>
          <table:table-cell office:value-type="string" calcext:value-type="string">
            <text:p>https://viewer.acdh.oeaw.ac.at/viewer/api/v1/records/A63_51/files/images/A-Gf_A63_51-00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2-1</text:p>
          </table:table-cell>
          <table:table-cell office:value-type="string" calcext:value-type="string">
            <text:p>https://viewer.acdh.oeaw.ac.at/viewer/api/v1/records/A63_51/files/images/A-Gf_A63_51-0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3-0</text:p>
          </table:table-cell>
          <table:table-cell office:value-type="string" calcext:value-type="string">
            <text:p>https://viewer.acdh.oeaw.ac.at/viewer/api/v1/records/A63_51/files/images/A-Gf_A63_51-00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4-F</text:p>
          </table:table-cell>
          <table:table-cell office:value-type="string" calcext:value-type="string">
            <text:p>https://viewer.acdh.oeaw.ac.at/viewer/api/v1/records/A63_51/files/images/A-Gf_A63_51-0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5-E</text:p>
          </table:table-cell>
          <table:table-cell office:value-type="string" calcext:value-type="string">
            <text:p>https://viewer.acdh.oeaw.ac.at/viewer/api/v1/records/A63_51/files/images/A-Gf_A63_51-00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6-D</text:p>
          </table:table-cell>
          <table:table-cell office:value-type="string" calcext:value-type="string">
            <text:p>https://viewer.acdh.oeaw.ac.at/viewer/api/v1/records/A63_51/files/images/A-Gf_A63_51-0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7-C</text:p>
          </table:table-cell>
          <table:table-cell office:value-type="string" calcext:value-type="string">
            <text:p>https://viewer.acdh.oeaw.ac.at/viewer/api/v1/records/A63_51/files/images/A-Gf_A63_51-00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8-B</text:p>
          </table:table-cell>
          <table:table-cell office:value-type="string" calcext:value-type="string">
            <text:p>https://viewer.acdh.oeaw.ac.at/viewer/api/v1/records/A63_51/files/images/A-Gf_A63_51-0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9-A</text:p>
          </table:table-cell>
          <table:table-cell office:value-type="string" calcext:value-type="string">
            <text:p>https://viewer.acdh.oeaw.ac.at/viewer/api/v1/records/A63_51/files/images/A-Gf_A63_51-00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A-9</text:p>
          </table:table-cell>
          <table:table-cell office:value-type="string" calcext:value-type="string">
            <text:p>https://viewer.acdh.oeaw.ac.at/viewer/api/v1/records/A63_51/files/images/A-Gf_A63_51-0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B-8</text:p>
          </table:table-cell>
          <table:table-cell office:value-type="string" calcext:value-type="string">
            <text:p>https://viewer.acdh.oeaw.ac.at/viewer/api/v1/records/A63_51/files/images/A-Gf_A63_51-00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C-7</text:p>
          </table:table-cell>
          <table:table-cell office:value-type="string" calcext:value-type="string">
            <text:p>https://viewer.acdh.oeaw.ac.at/viewer/api/v1/records/A63_51/files/images/A-Gf_A63_51-0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D-6</text:p>
          </table:table-cell>
          <table:table-cell office:value-type="string" calcext:value-type="string">
            <text:p>https://viewer.acdh.oeaw.ac.at/viewer/api/v1/records/A63_51/files/images/A-Gf_A63_51-00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E-5</text:p>
          </table:table-cell>
          <table:table-cell office:value-type="string" calcext:value-type="string">
            <text:p>https://viewer.acdh.oeaw.ac.at/viewer/api/v1/records/A63_51/files/images/A-Gf_A63_51-0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2FF-4</text:p>
          </table:table-cell>
          <table:table-cell office:value-type="string" calcext:value-type="string">
            <text:p>https://viewer.acdh.oeaw.ac.at/viewer/api/v1/records/A63_51/files/images/A-Gf_A63_51-01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0-1</text:p>
          </table:table-cell>
          <table:table-cell office:value-type="string" calcext:value-type="string">
            <text:p>https://viewer.acdh.oeaw.ac.at/viewer/api/v1/records/A63_51/files/images/A-Gf_A63_51-0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1-0</text:p>
          </table:table-cell>
          <table:table-cell office:value-type="string" calcext:value-type="string">
            <text:p>https://viewer.acdh.oeaw.ac.at/viewer/api/v1/records/A63_51/files/images/A-Gf_A63_51-01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2-F</text:p>
          </table:table-cell>
          <table:table-cell office:value-type="string" calcext:value-type="string">
            <text:p>https://viewer.acdh.oeaw.ac.at/viewer/api/v1/records/A63_51/files/images/A-Gf_A63_51-0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3-E</text:p>
          </table:table-cell>
          <table:table-cell office:value-type="string" calcext:value-type="string">
            <text:p>https://viewer.acdh.oeaw.ac.at/viewer/api/v1/records/A63_51/files/images/A-Gf_A63_51-01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4-D</text:p>
          </table:table-cell>
          <table:table-cell office:value-type="string" calcext:value-type="string">
            <text:p>https://viewer.acdh.oeaw.ac.at/viewer/api/v1/records/A63_51/files/images/A-Gf_A63_51-0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5-C</text:p>
          </table:table-cell>
          <table:table-cell office:value-type="string" calcext:value-type="string">
            <text:p>https://viewer.acdh.oeaw.ac.at/viewer/api/v1/records/A63_51/files/images/A-Gf_A63_51-01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6-B</text:p>
          </table:table-cell>
          <table:table-cell office:value-type="string" calcext:value-type="string">
            <text:p>https://viewer.acdh.oeaw.ac.at/viewer/api/v1/records/A63_51/files/images/A-Gf_A63_51-0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7-A</text:p>
          </table:table-cell>
          <table:table-cell office:value-type="string" calcext:value-type="string">
            <text:p>https://viewer.acdh.oeaw.ac.at/viewer/api/v1/records/A63_51/files/images/A-Gf_A63_51-01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8-9</text:p>
          </table:table-cell>
          <table:table-cell office:value-type="string" calcext:value-type="string">
            <text:p>https://viewer.acdh.oeaw.ac.at/viewer/api/v1/records/A63_51/files/images/A-Gf_A63_51-0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9-8</text:p>
          </table:table-cell>
          <table:table-cell office:value-type="string" calcext:value-type="string">
            <text:p>https://viewer.acdh.oeaw.ac.at/viewer/api/v1/records/A63_51/files/images/A-Gf_A63_51-01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A-7</text:p>
          </table:table-cell>
          <table:table-cell office:value-type="string" calcext:value-type="string">
            <text:p>https://viewer.acdh.oeaw.ac.at/viewer/api/v1/records/A63_51/files/images/A-Gf_A63_51-0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B-6</text:p>
          </table:table-cell>
          <table:table-cell office:value-type="string" calcext:value-type="string">
            <text:p>https://viewer.acdh.oeaw.ac.at/viewer/api/v1/records/A63_51/files/images/A-Gf_A63_51-01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C-5</text:p>
          </table:table-cell>
          <table:table-cell office:value-type="string" calcext:value-type="string">
            <text:p>https://viewer.acdh.oeaw.ac.at/viewer/api/v1/records/A63_51/files/images/A-Gf_A63_51-0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D-4</text:p>
          </table:table-cell>
          <table:table-cell office:value-type="string" calcext:value-type="string">
            <text:p>https://viewer.acdh.oeaw.ac.at/viewer/api/v1/records/A63_51/files/images/A-Gf_A63_51-01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E-3</text:p>
          </table:table-cell>
          <table:table-cell office:value-type="string" calcext:value-type="string">
            <text:p>https://viewer.acdh.oeaw.ac.at/viewer/api/v1/records/A63_51/files/images/A-Gf_A63_51-0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0F-2</text:p>
          </table:table-cell>
          <table:table-cell office:value-type="string" calcext:value-type="string">
            <text:p>https://viewer.acdh.oeaw.ac.at/viewer/api/v1/records/A63_51/files/images/A-Gf_A63_51-01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0-F</text:p>
          </table:table-cell>
          <table:table-cell office:value-type="string" calcext:value-type="string">
            <text:p>https://viewer.acdh.oeaw.ac.at/viewer/api/v1/records/A63_51/files/images/A-Gf_A63_51-0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1-E</text:p>
          </table:table-cell>
          <table:table-cell office:value-type="string" calcext:value-type="string">
            <text:p>https://viewer.acdh.oeaw.ac.at/viewer/api/v1/records/A63_51/files/images/A-Gf_A63_51-01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2-D</text:p>
          </table:table-cell>
          <table:table-cell office:value-type="string" calcext:value-type="string">
            <text:p>https://viewer.acdh.oeaw.ac.at/viewer/api/v1/records/A63_51/files/images/A-Gf_A63_51-0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3-C</text:p>
          </table:table-cell>
          <table:table-cell office:value-type="string" calcext:value-type="string">
            <text:p>https://viewer.acdh.oeaw.ac.at/viewer/api/v1/records/A63_51/files/images/A-Gf_A63_51-02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4-B</text:p>
          </table:table-cell>
          <table:table-cell office:value-type="string" calcext:value-type="string">
            <text:p>https://viewer.acdh.oeaw.ac.at/viewer/api/v1/records/A63_51/files/images/A-Gf_A63_51-0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5-A</text:p>
          </table:table-cell>
          <table:table-cell office:value-type="string" calcext:value-type="string">
            <text:p>https://viewer.acdh.oeaw.ac.at/viewer/api/v1/records/A63_51/files/images/A-Gf_A63_51-02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6-9</text:p>
          </table:table-cell>
          <table:table-cell office:value-type="string" calcext:value-type="string">
            <text:p>https://viewer.acdh.oeaw.ac.at/viewer/api/v1/records/A63_51/files/images/A-Gf_A63_51-0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7-8</text:p>
          </table:table-cell>
          <table:table-cell office:value-type="string" calcext:value-type="string">
            <text:p>https://viewer.acdh.oeaw.ac.at/viewer/api/v1/records/A63_51/files/images/A-Gf_A63_51-02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8-7</text:p>
          </table:table-cell>
          <table:table-cell office:value-type="string" calcext:value-type="string">
            <text:p>https://viewer.acdh.oeaw.ac.at/viewer/api/v1/records/A63_51/files/images/A-Gf_A63_51-0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9-6</text:p>
          </table:table-cell>
          <table:table-cell office:value-type="string" calcext:value-type="string">
            <text:p>https://viewer.acdh.oeaw.ac.at/viewer/api/v1/records/A63_51/files/images/A-Gf_A63_51-02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A-5</text:p>
          </table:table-cell>
          <table:table-cell office:value-type="string" calcext:value-type="string">
            <text:p>https://viewer.acdh.oeaw.ac.at/viewer/api/v1/records/A63_51/files/images/A-Gf_A63_51-0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B-4</text:p>
          </table:table-cell>
          <table:table-cell office:value-type="string" calcext:value-type="string">
            <text:p>https://viewer.acdh.oeaw.ac.at/viewer/api/v1/records/A63_51/files/images/A-Gf_A63_51-02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C-3</text:p>
          </table:table-cell>
          <table:table-cell office:value-type="string" calcext:value-type="string">
            <text:p>https://viewer.acdh.oeaw.ac.at/viewer/api/v1/records/A63_51/files/images/A-Gf_A63_51-0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D-2</text:p>
          </table:table-cell>
          <table:table-cell office:value-type="string" calcext:value-type="string">
            <text:p>https://viewer.acdh.oeaw.ac.at/viewer/api/v1/records/A63_51/files/images/A-Gf_A63_51-02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E-1</text:p>
          </table:table-cell>
          <table:table-cell office:value-type="string" calcext:value-type="string">
            <text:p>https://viewer.acdh.oeaw.ac.at/viewer/api/v1/records/A63_51/files/images/A-Gf_A63_51-0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1F-0</text:p>
          </table:table-cell>
          <table:table-cell office:value-type="string" calcext:value-type="string">
            <text:p>https://viewer.acdh.oeaw.ac.at/viewer/api/v1/records/A63_51/files/images/A-Gf_A63_51-02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0-D</text:p>
          </table:table-cell>
          <table:table-cell office:value-type="string" calcext:value-type="string">
            <text:p>https://viewer.acdh.oeaw.ac.at/viewer/api/v1/records/A63_51/files/images/A-Gf_A63_51-0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1-C</text:p>
          </table:table-cell>
          <table:table-cell office:value-type="string" calcext:value-type="string">
            <text:p>https://viewer.acdh.oeaw.ac.at/viewer/api/v1/records/A63_51/files/images/A-Gf_A63_51-02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2-B</text:p>
          </table:table-cell>
          <table:table-cell office:value-type="string" calcext:value-type="string">
            <text:p>https://viewer.acdh.oeaw.ac.at/viewer/api/v1/records/A63_51/files/images/A-Gf_A63_51-0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3-A</text:p>
          </table:table-cell>
          <table:table-cell office:value-type="string" calcext:value-type="string">
            <text:p>https://viewer.acdh.oeaw.ac.at/viewer/api/v1/records/A63_51/files/images/A-Gf_A63_51-02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4-9</text:p>
          </table:table-cell>
          <table:table-cell office:value-type="string" calcext:value-type="string">
            <text:p>https://viewer.acdh.oeaw.ac.at/viewer/api/v1/records/A63_51/files/images/A-Gf_A63_51-0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5-8</text:p>
          </table:table-cell>
          <table:table-cell office:value-type="string" calcext:value-type="string">
            <text:p>https://viewer.acdh.oeaw.ac.at/viewer/api/v1/records/A63_51/files/images/A-Gf_A63_51-02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6-7</text:p>
          </table:table-cell>
          <table:table-cell office:value-type="string" calcext:value-type="string">
            <text:p>https://viewer.acdh.oeaw.ac.at/viewer/api/v1/records/A63_51/files/images/A-Gf_A63_51-0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7-6</text:p>
          </table:table-cell>
          <table:table-cell office:value-type="string" calcext:value-type="string">
            <text:p>https://viewer.acdh.oeaw.ac.at/viewer/api/v1/records/A63_51/files/images/A-Gf_A63_51-03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8-5</text:p>
          </table:table-cell>
          <table:table-cell office:value-type="string" calcext:value-type="string">
            <text:p>https://viewer.acdh.oeaw.ac.at/viewer/api/v1/records/A63_51/files/images/A-Gf_A63_51-0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9-4</text:p>
          </table:table-cell>
          <table:table-cell office:value-type="string" calcext:value-type="string">
            <text:p>https://viewer.acdh.oeaw.ac.at/viewer/api/v1/records/A63_51/files/images/A-Gf_A63_51-03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A-3</text:p>
          </table:table-cell>
          <table:table-cell office:value-type="string" calcext:value-type="string">
            <text:p>https://viewer.acdh.oeaw.ac.at/viewer/api/v1/records/A63_51/files/images/A-Gf_A63_51-0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B-2</text:p>
          </table:table-cell>
          <table:table-cell office:value-type="string" calcext:value-type="string">
            <text:p>https://viewer.acdh.oeaw.ac.at/viewer/api/v1/records/A63_51/files/images/A-Gf_A63_51-03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C-1</text:p>
          </table:table-cell>
          <table:table-cell office:value-type="string" calcext:value-type="string">
            <text:p>https://viewer.acdh.oeaw.ac.at/viewer/api/v1/records/A63_51/files/images/A-Gf_A63_51-0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D-0</text:p>
          </table:table-cell>
          <table:table-cell office:value-type="string" calcext:value-type="string">
            <text:p>https://viewer.acdh.oeaw.ac.at/viewer/api/v1/records/A63_51/files/images/A-Gf_A63_51-03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E-F</text:p>
          </table:table-cell>
          <table:table-cell office:value-type="string" calcext:value-type="string">
            <text:p>https://viewer.acdh.oeaw.ac.at/viewer/api/v1/records/A63_51/files/images/A-Gf_A63_51-0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2F-E</text:p>
          </table:table-cell>
          <table:table-cell office:value-type="string" calcext:value-type="string">
            <text:p>https://viewer.acdh.oeaw.ac.at/viewer/api/v1/records/A63_51/files/images/A-Gf_A63_51-03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0-B</text:p>
          </table:table-cell>
          <table:table-cell office:value-type="string" calcext:value-type="string">
            <text:p>https://viewer.acdh.oeaw.ac.at/viewer/api/v1/records/A63_51/files/images/A-Gf_A63_51-0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1-A</text:p>
          </table:table-cell>
          <table:table-cell office:value-type="string" calcext:value-type="string">
            <text:p>https://viewer.acdh.oeaw.ac.at/viewer/api/v1/records/A63_51/files/images/A-Gf_A63_51-03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2-9</text:p>
          </table:table-cell>
          <table:table-cell office:value-type="string" calcext:value-type="string">
            <text:p>https://viewer.acdh.oeaw.ac.at/viewer/api/v1/records/A63_51/files/images/A-Gf_A63_51-0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3-8</text:p>
          </table:table-cell>
          <table:table-cell office:value-type="string" calcext:value-type="string">
            <text:p>https://viewer.acdh.oeaw.ac.at/viewer/api/v1/records/A63_51/files/images/A-Gf_A63_51-03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4-7</text:p>
          </table:table-cell>
          <table:table-cell office:value-type="string" calcext:value-type="string">
            <text:p>https://viewer.acdh.oeaw.ac.at/viewer/api/v1/records/A63_51/files/images/A-Gf_A63_51-0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5-6</text:p>
          </table:table-cell>
          <table:table-cell office:value-type="string" calcext:value-type="string">
            <text:p>https://viewer.acdh.oeaw.ac.at/viewer/api/v1/records/A63_51/files/images/A-Gf_A63_51-03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6-5</text:p>
          </table:table-cell>
          <table:table-cell office:value-type="string" calcext:value-type="string">
            <text:p>https://viewer.acdh.oeaw.ac.at/viewer/api/v1/records/A63_51/files/images/A-Gf_A63_51-0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7-4</text:p>
          </table:table-cell>
          <table:table-cell office:value-type="string" calcext:value-type="string">
            <text:p>https://viewer.acdh.oeaw.ac.at/viewer/api/v1/records/A63_51/files/images/A-Gf_A63_51-03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8-3</text:p>
          </table:table-cell>
          <table:table-cell office:value-type="string" calcext:value-type="string">
            <text:p>https://viewer.acdh.oeaw.ac.at/viewer/api/v1/records/A63_51/files/images/A-Gf_A63_51-0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9-2</text:p>
          </table:table-cell>
          <table:table-cell office:value-type="string" calcext:value-type="string">
            <text:p>https://viewer.acdh.oeaw.ac.at/viewer/api/v1/records/A63_51/files/images/A-Gf_A63_51-03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A-1</text:p>
          </table:table-cell>
          <table:table-cell office:value-type="string" calcext:value-type="string">
            <text:p>https://viewer.acdh.oeaw.ac.at/viewer/api/v1/records/A63_51/files/images/A-Gf_A63_51-0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B-0</text:p>
          </table:table-cell>
          <table:table-cell office:value-type="string" calcext:value-type="string">
            <text:p>https://viewer.acdh.oeaw.ac.at/viewer/api/v1/records/A63_51/files/images/A-Gf_A63_51-04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C-F</text:p>
          </table:table-cell>
          <table:table-cell office:value-type="string" calcext:value-type="string">
            <text:p>https://viewer.acdh.oeaw.ac.at/viewer/api/v1/records/A63_51/files/images/A-Gf_A63_51-0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D-E</text:p>
          </table:table-cell>
          <table:table-cell office:value-type="string" calcext:value-type="string">
            <text:p>https://viewer.acdh.oeaw.ac.at/viewer/api/v1/records/A63_51/files/images/A-Gf_A63_51-04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E-D</text:p>
          </table:table-cell>
          <table:table-cell office:value-type="string" calcext:value-type="string">
            <text:p>https://viewer.acdh.oeaw.ac.at/viewer/api/v1/records/A63_51/files/images/A-Gf_A63_51-0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3F-C</text:p>
          </table:table-cell>
          <table:table-cell office:value-type="string" calcext:value-type="string">
            <text:p>https://viewer.acdh.oeaw.ac.at/viewer/api/v1/records/A63_51/files/images/A-Gf_A63_51-04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0-9</text:p>
          </table:table-cell>
          <table:table-cell office:value-type="string" calcext:value-type="string">
            <text:p>https://viewer.acdh.oeaw.ac.at/viewer/api/v1/records/A63_51/files/images/A-Gf_A63_51-0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1-8</text:p>
          </table:table-cell>
          <table:table-cell office:value-type="string" calcext:value-type="string">
            <text:p>https://viewer.acdh.oeaw.ac.at/viewer/api/v1/records/A63_51/files/images/A-Gf_A63_51-04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2-7</text:p>
          </table:table-cell>
          <table:table-cell office:value-type="string" calcext:value-type="string">
            <text:p>https://viewer.acdh.oeaw.ac.at/viewer/api/v1/records/A63_51/files/images/A-Gf_A63_51-0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3-6</text:p>
          </table:table-cell>
          <table:table-cell office:value-type="string" calcext:value-type="string">
            <text:p>https://viewer.acdh.oeaw.ac.at/viewer/api/v1/records/A63_51/files/images/A-Gf_A63_51-04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4-5</text:p>
          </table:table-cell>
          <table:table-cell office:value-type="string" calcext:value-type="string">
            <text:p>https://viewer.acdh.oeaw.ac.at/viewer/api/v1/records/A63_51/files/images/A-Gf_A63_51-0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5-4</text:p>
          </table:table-cell>
          <table:table-cell office:value-type="string" calcext:value-type="string">
            <text:p>https://viewer.acdh.oeaw.ac.at/viewer/api/v1/records/A63_51/files/images/A-Gf_A63_51-04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6-3</text:p>
          </table:table-cell>
          <table:table-cell office:value-type="string" calcext:value-type="string">
            <text:p>https://viewer.acdh.oeaw.ac.at/viewer/api/v1/records/A63_51/files/images/A-Gf_A63_51-0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7-2</text:p>
          </table:table-cell>
          <table:table-cell office:value-type="string" calcext:value-type="string">
            <text:p>https://viewer.acdh.oeaw.ac.at/viewer/api/v1/records/A63_51/files/images/A-Gf_A63_51-04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8-1</text:p>
          </table:table-cell>
          <table:table-cell office:value-type="string" calcext:value-type="string">
            <text:p>https://viewer.acdh.oeaw.ac.at/viewer/api/v1/records/A63_51/files/images/A-Gf_A63_51-0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9-0</text:p>
          </table:table-cell>
          <table:table-cell office:value-type="string" calcext:value-type="string">
            <text:p>https://viewer.acdh.oeaw.ac.at/viewer/api/v1/records/A63_51/files/images/A-Gf_A63_51-04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A-F</text:p>
          </table:table-cell>
          <table:table-cell office:value-type="string" calcext:value-type="string">
            <text:p>https://viewer.acdh.oeaw.ac.at/viewer/api/v1/records/A63_51/files/images/A-Gf_A63_51-0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B-E</text:p>
          </table:table-cell>
          <table:table-cell office:value-type="string" calcext:value-type="string">
            <text:p>https://viewer.acdh.oeaw.ac.at/viewer/api/v1/records/A63_51/files/images/A-Gf_A63_51-04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C-D</text:p>
          </table:table-cell>
          <table:table-cell office:value-type="string" calcext:value-type="string">
            <text:p>https://viewer.acdh.oeaw.ac.at/viewer/api/v1/records/A63_51/files/images/A-Gf_A63_51-0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D-C</text:p>
          </table:table-cell>
          <table:table-cell office:value-type="string" calcext:value-type="string">
            <text:p>https://viewer.acdh.oeaw.ac.at/viewer/api/v1/records/A63_51/files/images/A-Gf_A63_51-04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E-B</text:p>
          </table:table-cell>
          <table:table-cell office:value-type="string" calcext:value-type="string">
            <text:p>https://viewer.acdh.oeaw.ac.at/viewer/api/v1/records/A63_51/files/images/A-Gf_A63_51-0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4F-A</text:p>
          </table:table-cell>
          <table:table-cell office:value-type="string" calcext:value-type="string">
            <text:p>https://viewer.acdh.oeaw.ac.at/viewer/api/v1/records/A63_51/files/images/A-Gf_A63_51-05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0-7</text:p>
          </table:table-cell>
          <table:table-cell office:value-type="string" calcext:value-type="string">
            <text:p>https://viewer.acdh.oeaw.ac.at/viewer/api/v1/records/A63_51/files/images/A-Gf_A63_51-0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1-6</text:p>
          </table:table-cell>
          <table:table-cell office:value-type="string" calcext:value-type="string">
            <text:p>https://viewer.acdh.oeaw.ac.at/viewer/api/v1/records/A63_51/files/images/A-Gf_A63_51-05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2-5</text:p>
          </table:table-cell>
          <table:table-cell office:value-type="string" calcext:value-type="string">
            <text:p>https://viewer.acdh.oeaw.ac.at/viewer/api/v1/records/A63_51/files/images/A-Gf_A63_51-0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3-4</text:p>
          </table:table-cell>
          <table:table-cell office:value-type="string" calcext:value-type="string">
            <text:p>https://viewer.acdh.oeaw.ac.at/viewer/api/v1/records/A63_51/files/images/A-Gf_A63_51-05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4-3</text:p>
          </table:table-cell>
          <table:table-cell office:value-type="string" calcext:value-type="string">
            <text:p>https://viewer.acdh.oeaw.ac.at/viewer/api/v1/records/A63_51/files/images/A-Gf_A63_51-0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5-2</text:p>
          </table:table-cell>
          <table:table-cell office:value-type="string" calcext:value-type="string">
            <text:p>https://viewer.acdh.oeaw.ac.at/viewer/api/v1/records/A63_51/files/images/A-Gf_A63_51-05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6-1</text:p>
          </table:table-cell>
          <table:table-cell office:value-type="string" calcext:value-type="string">
            <text:p>https://viewer.acdh.oeaw.ac.at/viewer/api/v1/records/A63_51/files/images/A-Gf_A63_51-0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7-0</text:p>
          </table:table-cell>
          <table:table-cell office:value-type="string" calcext:value-type="string">
            <text:p>https://viewer.acdh.oeaw.ac.at/viewer/api/v1/records/A63_51/files/images/A-Gf_A63_51-05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8-F</text:p>
          </table:table-cell>
          <table:table-cell office:value-type="string" calcext:value-type="string">
            <text:p>https://viewer.acdh.oeaw.ac.at/viewer/api/v1/records/A63_51/files/images/A-Gf_A63_51-0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9-E</text:p>
          </table:table-cell>
          <table:table-cell office:value-type="string" calcext:value-type="string">
            <text:p>https://viewer.acdh.oeaw.ac.at/viewer/api/v1/records/A63_51/files/images/A-Gf_A63_51-05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A-D</text:p>
          </table:table-cell>
          <table:table-cell office:value-type="string" calcext:value-type="string">
            <text:p>https://viewer.acdh.oeaw.ac.at/viewer/api/v1/records/A63_51/files/images/A-Gf_A63_51-0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B-C</text:p>
          </table:table-cell>
          <table:table-cell office:value-type="string" calcext:value-type="string">
            <text:p>https://viewer.acdh.oeaw.ac.at/viewer/api/v1/records/A63_51/files/images/A-Gf_A63_51-05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C-B</text:p>
          </table:table-cell>
          <table:table-cell office:value-type="string" calcext:value-type="string">
            <text:p>https://viewer.acdh.oeaw.ac.at/viewer/api/v1/records/A63_51/files/images/A-Gf_A63_51-05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D-A</text:p>
          </table:table-cell>
          <table:table-cell office:value-type="string" calcext:value-type="string">
            <text:p>https://viewer.acdh.oeaw.ac.at/viewer/api/v1/records/A63_51/files/images/A-Gf_A63_51-05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E-9</text:p>
          </table:table-cell>
          <table:table-cell office:value-type="string" calcext:value-type="string">
            <text:p>https://viewer.acdh.oeaw.ac.at/viewer/api/v1/records/A63_51/files/images/A-Gf_A63_51-05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5F-8</text:p>
          </table:table-cell>
          <table:table-cell office:value-type="string" calcext:value-type="string">
            <text:p>https://viewer.acdh.oeaw.ac.at/viewer/api/v1/records/A63_51/files/images/A-Gf_A63_51-05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0-5</text:p>
          </table:table-cell>
          <table:table-cell office:value-type="string" calcext:value-type="string">
            <text:p>https://viewer.acdh.oeaw.ac.at/viewer/api/v1/records/A63_51/files/images/A-Gf_A63_51-05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1-4</text:p>
          </table:table-cell>
          <table:table-cell office:value-type="string" calcext:value-type="string">
            <text:p>https://viewer.acdh.oeaw.ac.at/viewer/api/v1/records/A63_51/files/images/A-Gf_A63_51-05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2-3</text:p>
          </table:table-cell>
          <table:table-cell office:value-type="string" calcext:value-type="string">
            <text:p>https://viewer.acdh.oeaw.ac.at/viewer/api/v1/records/A63_51/files/images/A-Gf_A63_51-06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3-2</text:p>
          </table:table-cell>
          <table:table-cell office:value-type="string" calcext:value-type="string">
            <text:p>https://viewer.acdh.oeaw.ac.at/viewer/api/v1/records/A63_51/files/images/A-Gf_A63_51-06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4-1</text:p>
          </table:table-cell>
          <table:table-cell office:value-type="string" calcext:value-type="string">
            <text:p>https://viewer.acdh.oeaw.ac.at/viewer/api/v1/records/A63_51/files/images/A-Gf_A63_51-06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5-0</text:p>
          </table:table-cell>
          <table:table-cell office:value-type="string" calcext:value-type="string">
            <text:p>https://viewer.acdh.oeaw.ac.at/viewer/api/v1/records/A63_51/files/images/A-Gf_A63_51-06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6-F</text:p>
          </table:table-cell>
          <table:table-cell office:value-type="string" calcext:value-type="string">
            <text:p>https://viewer.acdh.oeaw.ac.at/viewer/api/v1/records/A63_51/files/images/A-Gf_A63_51-06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7-E</text:p>
          </table:table-cell>
          <table:table-cell office:value-type="string" calcext:value-type="string">
            <text:p>https://viewer.acdh.oeaw.ac.at/viewer/api/v1/records/A63_51/files/images/A-Gf_A63_51-06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8-D</text:p>
          </table:table-cell>
          <table:table-cell office:value-type="string" calcext:value-type="string">
            <text:p>https://viewer.acdh.oeaw.ac.at/viewer/api/v1/records/A63_51/files/images/A-Gf_A63_51-06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9-C</text:p>
          </table:table-cell>
          <table:table-cell office:value-type="string" calcext:value-type="string">
            <text:p>https://viewer.acdh.oeaw.ac.at/viewer/api/v1/records/A63_51/files/images/A-Gf_A63_51-06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A-B</text:p>
          </table:table-cell>
          <table:table-cell office:value-type="string" calcext:value-type="string">
            <text:p>https://viewer.acdh.oeaw.ac.at/viewer/api/v1/records/A63_51/files/images/A-Gf_A63_51-06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B-A</text:p>
          </table:table-cell>
          <table:table-cell office:value-type="string" calcext:value-type="string">
            <text:p>https://viewer.acdh.oeaw.ac.at/viewer/api/v1/records/A63_51/files/images/A-Gf_A63_51-06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C-9</text:p>
          </table:table-cell>
          <table:table-cell office:value-type="string" calcext:value-type="string">
            <text:p>https://viewer.acdh.oeaw.ac.at/viewer/api/v1/records/A63_51/files/images/A-Gf_A63_51-06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D-8</text:p>
          </table:table-cell>
          <table:table-cell office:value-type="string" calcext:value-type="string">
            <text:p>https://viewer.acdh.oeaw.ac.at/viewer/api/v1/records/A63_51/files/images/A-Gf_A63_51-06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E-7</text:p>
          </table:table-cell>
          <table:table-cell office:value-type="string" calcext:value-type="string">
            <text:p>https://viewer.acdh.oeaw.ac.at/viewer/api/v1/records/A63_51/files/images/A-Gf_A63_51-06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6F-6</text:p>
          </table:table-cell>
          <table:table-cell office:value-type="string" calcext:value-type="string">
            <text:p>https://viewer.acdh.oeaw.ac.at/viewer/api/v1/records/A63_51/files/images/A-Gf_A63_51-06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0-3</text:p>
          </table:table-cell>
          <table:table-cell office:value-type="string" calcext:value-type="string">
            <text:p>https://viewer.acdh.oeaw.ac.at/viewer/api/v1/records/A63_51/files/images/A-Gf_A63_51-06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1-2</text:p>
          </table:table-cell>
          <table:table-cell office:value-type="string" calcext:value-type="string">
            <text:p>https://viewer.acdh.oeaw.ac.at/viewer/api/v1/records/A63_51/files/images/A-Gf_A63_51-06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2-1</text:p>
          </table:table-cell>
          <table:table-cell office:value-type="string" calcext:value-type="string">
            <text:p>https://viewer.acdh.oeaw.ac.at/viewer/api/v1/records/A63_51/files/images/A-Gf_A63_51-0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3-0</text:p>
          </table:table-cell>
          <table:table-cell office:value-type="string" calcext:value-type="string">
            <text:p>https://viewer.acdh.oeaw.ac.at/viewer/api/v1/records/A63_51/files/images/A-Gf_A63_51-06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4-F</text:p>
          </table:table-cell>
          <table:table-cell office:value-type="string" calcext:value-type="string">
            <text:p>https://viewer.acdh.oeaw.ac.at/viewer/api/v1/records/A63_51/files/images/A-Gf_A63_51-06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5-E</text:p>
          </table:table-cell>
          <table:table-cell office:value-type="string" calcext:value-type="string">
            <text:p>https://viewer.acdh.oeaw.ac.at/viewer/api/v1/records/A63_51/files/images/A-Gf_A63_51-06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6-D</text:p>
          </table:table-cell>
          <table:table-cell office:value-type="string" calcext:value-type="string">
            <text:p>https://viewer.acdh.oeaw.ac.at/viewer/api/v1/records/A63_51/files/images/A-Gf_A63_51-07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7-C</text:p>
          </table:table-cell>
          <table:table-cell office:value-type="string" calcext:value-type="string">
            <text:p>https://viewer.acdh.oeaw.ac.at/viewer/api/v1/records/A63_51/files/images/A-Gf_A63_51-07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8-B</text:p>
          </table:table-cell>
          <table:table-cell office:value-type="string" calcext:value-type="string">
            <text:p>https://viewer.acdh.oeaw.ac.at/viewer/api/v1/records/A63_51/files/images/A-Gf_A63_51-07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9-A</text:p>
          </table:table-cell>
          <table:table-cell office:value-type="string" calcext:value-type="string">
            <text:p>https://viewer.acdh.oeaw.ac.at/viewer/api/v1/records/A63_51/files/images/A-Gf_A63_51-07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A-9</text:p>
          </table:table-cell>
          <table:table-cell office:value-type="string" calcext:value-type="string">
            <text:p>https://viewer.acdh.oeaw.ac.at/viewer/api/v1/records/A63_51/files/images/A-Gf_A63_51-07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B-8</text:p>
          </table:table-cell>
          <table:table-cell office:value-type="string" calcext:value-type="string">
            <text:p>https://viewer.acdh.oeaw.ac.at/viewer/api/v1/records/A63_51/files/images/A-Gf_A63_51-07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C-7</text:p>
          </table:table-cell>
          <table:table-cell office:value-type="string" calcext:value-type="string">
            <text:p>https://viewer.acdh.oeaw.ac.at/viewer/api/v1/records/A63_51/files/images/A-Gf_A63_51-07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D-6</text:p>
          </table:table-cell>
          <table:table-cell office:value-type="string" calcext:value-type="string">
            <text:p>https://viewer.acdh.oeaw.ac.at/viewer/api/v1/records/A63_51/files/images/A-Gf_A63_51-07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E-5</text:p>
          </table:table-cell>
          <table:table-cell office:value-type="string" calcext:value-type="string">
            <text:p>https://viewer.acdh.oeaw.ac.at/viewer/api/v1/records/A63_51/files/images/A-Gf_A63_51-07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7F-4</text:p>
          </table:table-cell>
          <table:table-cell office:value-type="string" calcext:value-type="string">
            <text:p>https://viewer.acdh.oeaw.ac.at/viewer/api/v1/records/A63_51/files/images/A-Gf_A63_51-07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0-0</text:p>
          </table:table-cell>
          <table:table-cell office:value-type="string" calcext:value-type="string">
            <text:p>https://viewer.acdh.oeaw.ac.at/viewer/api/v1/records/A63_51/files/images/A-Gf_A63_51-07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1-F</text:p>
          </table:table-cell>
          <table:table-cell office:value-type="string" calcext:value-type="string">
            <text:p>https://viewer.acdh.oeaw.ac.at/viewer/api/v1/records/A63_51/files/images/A-Gf_A63_51-07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2-E</text:p>
          </table:table-cell>
          <table:table-cell office:value-type="string" calcext:value-type="string">
            <text:p>https://viewer.acdh.oeaw.ac.at/viewer/api/v1/records/A63_51/files/images/A-Gf_A63_51-07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3-D</text:p>
          </table:table-cell>
          <table:table-cell office:value-type="string" calcext:value-type="string">
            <text:p>https://viewer.acdh.oeaw.ac.at/viewer/api/v1/records/A63_51/files/images/A-Gf_A63_51-07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4-C</text:p>
          </table:table-cell>
          <table:table-cell office:value-type="string" calcext:value-type="string">
            <text:p>https://viewer.acdh.oeaw.ac.at/viewer/api/v1/records/A63_51/files/images/A-Gf_A63_51-07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5-B</text:p>
          </table:table-cell>
          <table:table-cell office:value-type="string" calcext:value-type="string">
            <text:p>https://viewer.acdh.oeaw.ac.at/viewer/api/v1/records/A63_51/files/images/A-Gf_A63_51-07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6-A</text:p>
          </table:table-cell>
          <table:table-cell office:value-type="string" calcext:value-type="string">
            <text:p>https://viewer.acdh.oeaw.ac.at/viewer/api/v1/records/A63_51/files/images/A-Gf_A63_51-07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7-9</text:p>
          </table:table-cell>
          <table:table-cell office:value-type="string" calcext:value-type="string">
            <text:p>https://viewer.acdh.oeaw.ac.at/viewer/api/v1/records/A63_51/files/images/A-Gf_A63_51-07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8-8</text:p>
          </table:table-cell>
          <table:table-cell office:value-type="string" calcext:value-type="string">
            <text:p>https://viewer.acdh.oeaw.ac.at/viewer/api/v1/records/A63_51/files/images/A-Gf_A63_51-07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9-7</text:p>
          </table:table-cell>
          <table:table-cell office:value-type="string" calcext:value-type="string">
            <text:p>https://viewer.acdh.oeaw.ac.at/viewer/api/v1/records/A63_51/files/images/A-Gf_A63_51-07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A-6</text:p>
          </table:table-cell>
          <table:table-cell office:value-type="string" calcext:value-type="string">
            <text:p>https://viewer.acdh.oeaw.ac.at/viewer/api/v1/records/A63_51/files/images/A-Gf_A63_51-08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B-5</text:p>
          </table:table-cell>
          <table:table-cell office:value-type="string" calcext:value-type="string">
            <text:p>https://viewer.acdh.oeaw.ac.at/viewer/api/v1/records/A63_51/files/images/A-Gf_A63_51-08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C-4</text:p>
          </table:table-cell>
          <table:table-cell office:value-type="string" calcext:value-type="string">
            <text:p>https://viewer.acdh.oeaw.ac.at/viewer/api/v1/records/A63_51/files/images/A-Gf_A63_51-08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D-3</text:p>
          </table:table-cell>
          <table:table-cell office:value-type="string" calcext:value-type="string">
            <text:p>https://viewer.acdh.oeaw.ac.at/viewer/api/v1/records/A63_51/files/images/A-Gf_A63_51-08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E-2</text:p>
          </table:table-cell>
          <table:table-cell office:value-type="string" calcext:value-type="string">
            <text:p>https://viewer.acdh.oeaw.ac.at/viewer/api/v1/records/A63_51/files/images/A-Gf_A63_51-08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8F-1</text:p>
          </table:table-cell>
          <table:table-cell office:value-type="string" calcext:value-type="string">
            <text:p>https://viewer.acdh.oeaw.ac.at/viewer/api/v1/records/A63_51/files/images/A-Gf_A63_51-08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0-E</text:p>
          </table:table-cell>
          <table:table-cell office:value-type="string" calcext:value-type="string">
            <text:p>https://viewer.acdh.oeaw.ac.at/viewer/api/v1/records/A63_51/files/images/A-Gf_A63_51-08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1-D</text:p>
          </table:table-cell>
          <table:table-cell office:value-type="string" calcext:value-type="string">
            <text:p>https://viewer.acdh.oeaw.ac.at/viewer/api/v1/records/A63_51/files/images/A-Gf_A63_51-08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2-C</text:p>
          </table:table-cell>
          <table:table-cell office:value-type="string" calcext:value-type="string">
            <text:p>https://viewer.acdh.oeaw.ac.at/viewer/api/v1/records/A63_51/files/images/A-Gf_A63_51-08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3-B</text:p>
          </table:table-cell>
          <table:table-cell office:value-type="string" calcext:value-type="string">
            <text:p>https://viewer.acdh.oeaw.ac.at/viewer/api/v1/records/A63_51/files/images/A-Gf_A63_51-08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4-A</text:p>
          </table:table-cell>
          <table:table-cell office:value-type="string" calcext:value-type="string">
            <text:p>https://viewer.acdh.oeaw.ac.at/viewer/api/v1/records/A63_51/files/images/A-Gf_A63_51-08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5-9</text:p>
          </table:table-cell>
          <table:table-cell office:value-type="string" calcext:value-type="string">
            <text:p>https://viewer.acdh.oeaw.ac.at/viewer/api/v1/records/A63_51/files/images/A-Gf_A63_51-08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6-8</text:p>
          </table:table-cell>
          <table:table-cell office:value-type="string" calcext:value-type="string">
            <text:p>https://viewer.acdh.oeaw.ac.at/viewer/api/v1/records/A63_51/files/images/A-Gf_A63_51-08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7-7</text:p>
          </table:table-cell>
          <table:table-cell office:value-type="string" calcext:value-type="string">
            <text:p>https://viewer.acdh.oeaw.ac.at/viewer/api/v1/records/A63_51/files/images/A-Gf_A63_51-08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8-6</text:p>
          </table:table-cell>
          <table:table-cell office:value-type="string" calcext:value-type="string">
            <text:p>https://viewer.acdh.oeaw.ac.at/viewer/api/v1/records/A63_51/files/images/A-Gf_A63_51-08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9-5</text:p>
          </table:table-cell>
          <table:table-cell office:value-type="string" calcext:value-type="string">
            <text:p>https://viewer.acdh.oeaw.ac.at/viewer/api/v1/records/A63_51/files/images/A-Gf_A63_51-08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A-4</text:p>
          </table:table-cell>
          <table:table-cell office:value-type="string" calcext:value-type="string">
            <text:p>https://viewer.acdh.oeaw.ac.at/viewer/api/v1/records/A63_51/files/images/A-Gf_A63_51-08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B-3</text:p>
          </table:table-cell>
          <table:table-cell office:value-type="string" calcext:value-type="string">
            <text:p>https://viewer.acdh.oeaw.ac.at/viewer/api/v1/records/A63_51/files/images/A-Gf_A63_51-08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C-2</text:p>
          </table:table-cell>
          <table:table-cell office:value-type="string" calcext:value-type="string">
            <text:p>https://viewer.acdh.oeaw.ac.at/viewer/api/v1/records/A63_51/files/images/A-Gf_A63_51-08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D-1</text:p>
          </table:table-cell>
          <table:table-cell office:value-type="string" calcext:value-type="string">
            <text:p>https://viewer.acdh.oeaw.ac.at/viewer/api/v1/records/A63_51/files/images/A-Gf_A63_51-08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E-0</text:p>
          </table:table-cell>
          <table:table-cell office:value-type="string" calcext:value-type="string">
            <text:p>https://viewer.acdh.oeaw.ac.at/viewer/api/v1/records/A63_51/files/images/A-Gf_A63_51-0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9F-F</text:p>
          </table:table-cell>
          <table:table-cell office:value-type="string" calcext:value-type="string">
            <text:p>https://viewer.acdh.oeaw.ac.at/viewer/api/v1/records/A63_51/files/images/A-Gf_A63_51-09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0-C</text:p>
          </table:table-cell>
          <table:table-cell office:value-type="string" calcext:value-type="string">
            <text:p>https://viewer.acdh.oeaw.ac.at/viewer/api/v1/records/A63_51/files/images/A-Gf_A63_51-0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1-B</text:p>
          </table:table-cell>
          <table:table-cell office:value-type="string" calcext:value-type="string">
            <text:p>https://viewer.acdh.oeaw.ac.at/viewer/api/v1/records/A63_51/files/images/A-Gf_A63_51-09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2-A</text:p>
          </table:table-cell>
          <table:table-cell office:value-type="string" calcext:value-type="string">
            <text:p>https://viewer.acdh.oeaw.ac.at/viewer/api/v1/records/A63_51/files/images/A-Gf_A63_51-0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3-9</text:p>
          </table:table-cell>
          <table:table-cell office:value-type="string" calcext:value-type="string">
            <text:p>https://viewer.acdh.oeaw.ac.at/viewer/api/v1/records/A63_51/files/images/A-Gf_A63_51-09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4-8</text:p>
          </table:table-cell>
          <table:table-cell office:value-type="string" calcext:value-type="string">
            <text:p>https://viewer.acdh.oeaw.ac.at/viewer/api/v1/records/A63_51/files/images/A-Gf_A63_51-0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5-7</text:p>
          </table:table-cell>
          <table:table-cell office:value-type="string" calcext:value-type="string">
            <text:p>https://viewer.acdh.oeaw.ac.at/viewer/api/v1/records/A63_51/files/images/A-Gf_A63_51-09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6-6</text:p>
          </table:table-cell>
          <table:table-cell office:value-type="string" calcext:value-type="string">
            <text:p>https://viewer.acdh.oeaw.ac.at/viewer/api/v1/records/A63_51/files/images/A-Gf_A63_51-0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7-5</text:p>
          </table:table-cell>
          <table:table-cell office:value-type="string" calcext:value-type="string">
            <text:p>https://viewer.acdh.oeaw.ac.at/viewer/api/v1/records/A63_51/files/images/A-Gf_A63_51-09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8-4</text:p>
          </table:table-cell>
          <table:table-cell office:value-type="string" calcext:value-type="string">
            <text:p>https://viewer.acdh.oeaw.ac.at/viewer/api/v1/records/A63_51/files/images/A-Gf_A63_51-0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9-3</text:p>
          </table:table-cell>
          <table:table-cell office:value-type="string" calcext:value-type="string">
            <text:p>https://viewer.acdh.oeaw.ac.at/viewer/api/v1/records/A63_51/files/images/A-Gf_A63_51-09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A-2</text:p>
          </table:table-cell>
          <table:table-cell office:value-type="string" calcext:value-type="string">
            <text:p>https://viewer.acdh.oeaw.ac.at/viewer/api/v1/records/A63_51/files/images/A-Gf_A63_51-0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B-1</text:p>
          </table:table-cell>
          <table:table-cell office:value-type="string" calcext:value-type="string">
            <text:p>https://viewer.acdh.oeaw.ac.at/viewer/api/v1/records/A63_51/files/images/A-Gf_A63_51-09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C-0</text:p>
          </table:table-cell>
          <table:table-cell office:value-type="string" calcext:value-type="string">
            <text:p>https://viewer.acdh.oeaw.ac.at/viewer/api/v1/records/A63_51/files/images/A-Gf_A63_51-0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D-F</text:p>
          </table:table-cell>
          <table:table-cell office:value-type="string" calcext:value-type="string">
            <text:p>https://viewer.acdh.oeaw.ac.at/viewer/api/v1/records/A63_51/files/images/A-Gf_A63_51-09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E-E</text:p>
          </table:table-cell>
          <table:table-cell office:value-type="string" calcext:value-type="string">
            <text:p>https://viewer.acdh.oeaw.ac.at/viewer/api/v1/records/A63_51/files/images/A-Gf_A63_51-0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AF-D</text:p>
          </table:table-cell>
          <table:table-cell office:value-type="string" calcext:value-type="string">
            <text:p>https://viewer.acdh.oeaw.ac.at/viewer/api/v1/records/A63_51/files/images/A-Gf_A63_51-09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0-A</text:p>
          </table:table-cell>
          <table:table-cell office:value-type="string" calcext:value-type="string">
            <text:p>https://viewer.acdh.oeaw.ac.at/viewer/api/v1/records/A63_51/files/images/A-Gf_A63_51-0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1-9</text:p>
          </table:table-cell>
          <table:table-cell office:value-type="string" calcext:value-type="string">
            <text:p>https://viewer.acdh.oeaw.ac.at/viewer/api/v1/records/A63_51/files/images/A-Gf_A63_51-09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2-8</text:p>
          </table:table-cell>
          <table:table-cell office:value-type="string" calcext:value-type="string">
            <text:p>https://viewer.acdh.oeaw.ac.at/viewer/api/v1/records/A63_51/files/images/A-Gf_A63_51-1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3-7</text:p>
          </table:table-cell>
          <table:table-cell office:value-type="string" calcext:value-type="string">
            <text:p>https://viewer.acdh.oeaw.ac.at/viewer/api/v1/records/A63_51/files/images/A-Gf_A63_51-10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4-6</text:p>
          </table:table-cell>
          <table:table-cell office:value-type="string" calcext:value-type="string">
            <text:p>https://viewer.acdh.oeaw.ac.at/viewer/api/v1/records/A63_51/files/images/A-Gf_A63_51-1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5-5</text:p>
          </table:table-cell>
          <table:table-cell office:value-type="string" calcext:value-type="string">
            <text:p>https://viewer.acdh.oeaw.ac.at/viewer/api/v1/records/A63_51/files/images/A-Gf_A63_51-10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6-4</text:p>
          </table:table-cell>
          <table:table-cell office:value-type="string" calcext:value-type="string">
            <text:p>https://viewer.acdh.oeaw.ac.at/viewer/api/v1/records/A63_51/files/images/A-Gf_A63_51-1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7-3</text:p>
          </table:table-cell>
          <table:table-cell office:value-type="string" calcext:value-type="string">
            <text:p>https://viewer.acdh.oeaw.ac.at/viewer/api/v1/records/A63_51/files/images/A-Gf_A63_51-10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8-2</text:p>
          </table:table-cell>
          <table:table-cell office:value-type="string" calcext:value-type="string">
            <text:p>https://viewer.acdh.oeaw.ac.at/viewer/api/v1/records/A63_51/files/images/A-Gf_A63_51-1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9-1</text:p>
          </table:table-cell>
          <table:table-cell office:value-type="string" calcext:value-type="string">
            <text:p>https://viewer.acdh.oeaw.ac.at/viewer/api/v1/records/A63_51/files/images/A-Gf_A63_51-10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A-0</text:p>
          </table:table-cell>
          <table:table-cell office:value-type="string" calcext:value-type="string">
            <text:p>https://viewer.acdh.oeaw.ac.at/viewer/api/v1/records/A63_51/files/images/A-Gf_A63_51-1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B-F</text:p>
          </table:table-cell>
          <table:table-cell office:value-type="string" calcext:value-type="string">
            <text:p>https://viewer.acdh.oeaw.ac.at/viewer/api/v1/records/A63_51/files/images/A-Gf_A63_51-10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C-E</text:p>
          </table:table-cell>
          <table:table-cell office:value-type="string" calcext:value-type="string">
            <text:p>https://viewer.acdh.oeaw.ac.at/viewer/api/v1/records/A63_51/files/images/A-Gf_A63_51-1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D-D</text:p>
          </table:table-cell>
          <table:table-cell office:value-type="string" calcext:value-type="string">
            <text:p>https://viewer.acdh.oeaw.ac.at/viewer/api/v1/records/A63_51/files/images/A-Gf_A63_51-10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E-C</text:p>
          </table:table-cell>
          <table:table-cell office:value-type="string" calcext:value-type="string">
            <text:p>https://viewer.acdh.oeaw.ac.at/viewer/api/v1/records/A63_51/files/images/A-Gf_A63_51-1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BF-B</text:p>
          </table:table-cell>
          <table:table-cell office:value-type="string" calcext:value-type="string">
            <text:p>https://viewer.acdh.oeaw.ac.at/viewer/api/v1/records/A63_51/files/images/A-Gf_A63_51-10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0-8</text:p>
          </table:table-cell>
          <table:table-cell office:value-type="string" calcext:value-type="string">
            <text:p>https://viewer.acdh.oeaw.ac.at/viewer/api/v1/records/A63_51/files/images/A-Gf_A63_51-1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1-7</text:p>
          </table:table-cell>
          <table:table-cell office:value-type="string" calcext:value-type="string">
            <text:p>https://viewer.acdh.oeaw.ac.at/viewer/api/v1/records/A63_51/files/images/A-Gf_A63_51-10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2-6</text:p>
          </table:table-cell>
          <table:table-cell office:value-type="string" calcext:value-type="string">
            <text:p>https://viewer.acdh.oeaw.ac.at/viewer/api/v1/records/A63_51/files/images/A-Gf_A63_51-1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3-5</text:p>
          </table:table-cell>
          <table:table-cell office:value-type="string" calcext:value-type="string">
            <text:p>https://viewer.acdh.oeaw.ac.at/viewer/api/v1/records/A63_51/files/images/A-Gf_A63_51-10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4-4</text:p>
          </table:table-cell>
          <table:table-cell office:value-type="string" calcext:value-type="string">
            <text:p>https://viewer.acdh.oeaw.ac.at/viewer/api/v1/records/A63_51/files/images/A-Gf_A63_51-1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5-3</text:p>
          </table:table-cell>
          <table:table-cell office:value-type="string" calcext:value-type="string">
            <text:p>https://viewer.acdh.oeaw.ac.at/viewer/api/v1/records/A63_51/files/images/A-Gf_A63_51-10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6-2</text:p>
          </table:table-cell>
          <table:table-cell office:value-type="string" calcext:value-type="string">
            <text:p>https://viewer.acdh.oeaw.ac.at/viewer/api/v1/records/A63_51/files/images/A-Gf_A63_51-1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7-1</text:p>
          </table:table-cell>
          <table:table-cell office:value-type="string" calcext:value-type="string">
            <text:p>https://viewer.acdh.oeaw.ac.at/viewer/api/v1/records/A63_51/files/images/A-Gf_A63_51-11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8-0</text:p>
          </table:table-cell>
          <table:table-cell office:value-type="string" calcext:value-type="string">
            <text:p>https://viewer.acdh.oeaw.ac.at/viewer/api/v1/records/A63_51/files/images/A-Gf_A63_51-1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9-F</text:p>
          </table:table-cell>
          <table:table-cell office:value-type="string" calcext:value-type="string">
            <text:p>https://viewer.acdh.oeaw.ac.at/viewer/api/v1/records/A63_51/files/images/A-Gf_A63_51-11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A-E</text:p>
          </table:table-cell>
          <table:table-cell office:value-type="string" calcext:value-type="string">
            <text:p>https://viewer.acdh.oeaw.ac.at/viewer/api/v1/records/A63_51/files/images/A-Gf_A63_51-1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B-D</text:p>
          </table:table-cell>
          <table:table-cell office:value-type="string" calcext:value-type="string">
            <text:p>https://viewer.acdh.oeaw.ac.at/viewer/api/v1/records/A63_51/files/images/A-Gf_A63_51-11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C-C</text:p>
          </table:table-cell>
          <table:table-cell office:value-type="string" calcext:value-type="string">
            <text:p>https://viewer.acdh.oeaw.ac.at/viewer/api/v1/records/A63_51/files/images/A-Gf_A63_51-1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D-B</text:p>
          </table:table-cell>
          <table:table-cell office:value-type="string" calcext:value-type="string">
            <text:p>https://viewer.acdh.oeaw.ac.at/viewer/api/v1/records/A63_51/files/images/A-Gf_A63_51-11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E-A</text:p>
          </table:table-cell>
          <table:table-cell office:value-type="string" calcext:value-type="string">
            <text:p>https://viewer.acdh.oeaw.ac.at/viewer/api/v1/records/A63_51/files/images/A-Gf_A63_51-1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CF-9</text:p>
          </table:table-cell>
          <table:table-cell office:value-type="string" calcext:value-type="string">
            <text:p>https://viewer.acdh.oeaw.ac.at/viewer/api/v1/records/A63_51/files/images/A-Gf_A63_51-11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0-6</text:p>
          </table:table-cell>
          <table:table-cell office:value-type="string" calcext:value-type="string">
            <text:p>https://viewer.acdh.oeaw.ac.at/viewer/api/v1/records/A63_51/files/images/A-Gf_A63_51-1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1-5</text:p>
          </table:table-cell>
          <table:table-cell office:value-type="string" calcext:value-type="string">
            <text:p>https://viewer.acdh.oeaw.ac.at/viewer/api/v1/records/A63_51/files/images/A-Gf_A63_51-11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2-4</text:p>
          </table:table-cell>
          <table:table-cell office:value-type="string" calcext:value-type="string">
            <text:p>https://viewer.acdh.oeaw.ac.at/viewer/api/v1/records/A63_51/files/images/A-Gf_A63_51-1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3-3</text:p>
          </table:table-cell>
          <table:table-cell office:value-type="string" calcext:value-type="string">
            <text:p>https://viewer.acdh.oeaw.ac.at/viewer/api/v1/records/A63_51/files/images/A-Gf_A63_51-11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4-2</text:p>
          </table:table-cell>
          <table:table-cell office:value-type="string" calcext:value-type="string">
            <text:p>https://viewer.acdh.oeaw.ac.at/viewer/api/v1/records/A63_51/files/images/A-Gf_A63_51-1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5-1</text:p>
          </table:table-cell>
          <table:table-cell office:value-type="string" calcext:value-type="string">
            <text:p>https://viewer.acdh.oeaw.ac.at/viewer/api/v1/records/A63_51/files/images/A-Gf_A63_51-11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6-0</text:p>
          </table:table-cell>
          <table:table-cell office:value-type="string" calcext:value-type="string">
            <text:p>https://viewer.acdh.oeaw.ac.at/viewer/api/v1/records/A63_51/files/images/A-Gf_A63_51-1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7-F</text:p>
          </table:table-cell>
          <table:table-cell office:value-type="string" calcext:value-type="string">
            <text:p>https://viewer.acdh.oeaw.ac.at/viewer/api/v1/records/A63_51/files/images/A-Gf_A63_51-11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8-E</text:p>
          </table:table-cell>
          <table:table-cell office:value-type="string" calcext:value-type="string">
            <text:p>https://viewer.acdh.oeaw.ac.at/viewer/api/v1/records/A63_51/files/images/A-Gf_A63_51-1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9-D</text:p>
          </table:table-cell>
          <table:table-cell office:value-type="string" calcext:value-type="string">
            <text:p>https://viewer.acdh.oeaw.ac.at/viewer/api/v1/records/A63_51/files/images/A-Gf_A63_51-11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A-C</text:p>
          </table:table-cell>
          <table:table-cell office:value-type="string" calcext:value-type="string">
            <text:p>https://viewer.acdh.oeaw.ac.at/viewer/api/v1/records/A63_51/files/images/A-Gf_A63_51-1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B-B</text:p>
          </table:table-cell>
          <table:table-cell office:value-type="string" calcext:value-type="string">
            <text:p>https://viewer.acdh.oeaw.ac.at/viewer/api/v1/records/A63_51/files/images/A-Gf_A63_51-12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C-A</text:p>
          </table:table-cell>
          <table:table-cell office:value-type="string" calcext:value-type="string">
            <text:p>https://viewer.acdh.oeaw.ac.at/viewer/api/v1/records/A63_51/files/images/A-Gf_A63_51-1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D-9</text:p>
          </table:table-cell>
          <table:table-cell office:value-type="string" calcext:value-type="string">
            <text:p>https://viewer.acdh.oeaw.ac.at/viewer/api/v1/records/A63_51/files/images/A-Gf_A63_51-12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E-8</text:p>
          </table:table-cell>
          <table:table-cell office:value-type="string" calcext:value-type="string">
            <text:p>https://viewer.acdh.oeaw.ac.at/viewer/api/v1/records/A63_51/files/images/A-Gf_A63_51-1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DF-7</text:p>
          </table:table-cell>
          <table:table-cell office:value-type="string" calcext:value-type="string">
            <text:p>https://viewer.acdh.oeaw.ac.at/viewer/api/v1/records/A63_51/files/images/A-Gf_A63_51-12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0-4</text:p>
          </table:table-cell>
          <table:table-cell office:value-type="string" calcext:value-type="string">
            <text:p>https://viewer.acdh.oeaw.ac.at/viewer/api/v1/records/A63_51/files/images/A-Gf_A63_51-1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1-3</text:p>
          </table:table-cell>
          <table:table-cell office:value-type="string" calcext:value-type="string">
            <text:p>https://viewer.acdh.oeaw.ac.at/viewer/api/v1/records/A63_51/files/images/A-Gf_A63_51-12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2-2</text:p>
          </table:table-cell>
          <table:table-cell office:value-type="string" calcext:value-type="string">
            <text:p>https://viewer.acdh.oeaw.ac.at/viewer/api/v1/records/A63_51/files/images/A-Gf_A63_51-1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3-1</text:p>
          </table:table-cell>
          <table:table-cell office:value-type="string" calcext:value-type="string">
            <text:p>https://viewer.acdh.oeaw.ac.at/viewer/api/v1/records/A63_51/files/images/A-Gf_A63_51-12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4-0</text:p>
          </table:table-cell>
          <table:table-cell office:value-type="string" calcext:value-type="string">
            <text:p>https://viewer.acdh.oeaw.ac.at/viewer/api/v1/records/A63_51/files/images/A-Gf_A63_51-1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5-F</text:p>
          </table:table-cell>
          <table:table-cell office:value-type="string" calcext:value-type="string">
            <text:p>https://viewer.acdh.oeaw.ac.at/viewer/api/v1/records/A63_51/files/images/A-Gf_A63_51-12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6-E</text:p>
          </table:table-cell>
          <table:table-cell office:value-type="string" calcext:value-type="string">
            <text:p>https://viewer.acdh.oeaw.ac.at/viewer/api/v1/records/A63_51/files/images/A-Gf_A63_51-1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7-D</text:p>
          </table:table-cell>
          <table:table-cell office:value-type="string" calcext:value-type="string">
            <text:p>https://viewer.acdh.oeaw.ac.at/viewer/api/v1/records/A63_51/files/images/A-Gf_A63_51-12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8-C</text:p>
          </table:table-cell>
          <table:table-cell office:value-type="string" calcext:value-type="string">
            <text:p>https://viewer.acdh.oeaw.ac.at/viewer/api/v1/records/A63_51/files/images/A-Gf_A63_51-1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9-B</text:p>
          </table:table-cell>
          <table:table-cell office:value-type="string" calcext:value-type="string">
            <text:p>https://viewer.acdh.oeaw.ac.at/viewer/api/v1/records/A63_51/files/images/A-Gf_A63_51-12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A-A</text:p>
          </table:table-cell>
          <table:table-cell office:value-type="string" calcext:value-type="string">
            <text:p>https://viewer.acdh.oeaw.ac.at/viewer/api/v1/records/A63_51/files/images/A-Gf_A63_51-1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B-9</text:p>
          </table:table-cell>
          <table:table-cell office:value-type="string" calcext:value-type="string">
            <text:p>https://viewer.acdh.oeaw.ac.at/viewer/api/v1/records/A63_51/files/images/A-Gf_A63_51-12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C-8</text:p>
          </table:table-cell>
          <table:table-cell office:value-type="string" calcext:value-type="string">
            <text:p>https://viewer.acdh.oeaw.ac.at/viewer/api/v1/records/A63_51/files/images/A-Gf_A63_51-1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D-7</text:p>
          </table:table-cell>
          <table:table-cell office:value-type="string" calcext:value-type="string">
            <text:p>https://viewer.acdh.oeaw.ac.at/viewer/api/v1/records/A63_51/files/images/A-Gf_A63_51-12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E-6</text:p>
          </table:table-cell>
          <table:table-cell office:value-type="string" calcext:value-type="string">
            <text:p>https://viewer.acdh.oeaw.ac.at/viewer/api/v1/records/A63_51/files/images/A-Gf_A63_51-1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EF-5</text:p>
          </table:table-cell>
          <table:table-cell office:value-type="string" calcext:value-type="string">
            <text:p>https://viewer.acdh.oeaw.ac.at/viewer/api/v1/records/A63_51/files/images/A-Gf_A63_51-13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0-2</text:p>
          </table:table-cell>
          <table:table-cell office:value-type="string" calcext:value-type="string">
            <text:p>https://viewer.acdh.oeaw.ac.at/viewer/api/v1/records/A63_51/files/images/A-Gf_A63_51-1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1-1</text:p>
          </table:table-cell>
          <table:table-cell office:value-type="string" calcext:value-type="string">
            <text:p>https://viewer.acdh.oeaw.ac.at/viewer/api/v1/records/A63_51/files/images/A-Gf_A63_51-13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2-0</text:p>
          </table:table-cell>
          <table:table-cell office:value-type="string" calcext:value-type="string">
            <text:p>https://viewer.acdh.oeaw.ac.at/viewer/api/v1/records/A63_51/files/images/A-Gf_A63_51-1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3-F</text:p>
          </table:table-cell>
          <table:table-cell office:value-type="string" calcext:value-type="string">
            <text:p>https://viewer.acdh.oeaw.ac.at/viewer/api/v1/records/A63_51/files/images/A-Gf_A63_51-13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4-E</text:p>
          </table:table-cell>
          <table:table-cell office:value-type="string" calcext:value-type="string">
            <text:p>https://viewer.acdh.oeaw.ac.at/viewer/api/v1/records/A63_51/files/images/A-Gf_A63_51-1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5-D</text:p>
          </table:table-cell>
          <table:table-cell office:value-type="string" calcext:value-type="string">
            <text:p>https://viewer.acdh.oeaw.ac.at/viewer/api/v1/records/A63_51/files/images/A-Gf_A63_51-13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6-C</text:p>
          </table:table-cell>
          <table:table-cell office:value-type="string" calcext:value-type="string">
            <text:p>https://viewer.acdh.oeaw.ac.at/viewer/api/v1/records/A63_51/files/images/A-Gf_A63_51-1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7-B</text:p>
          </table:table-cell>
          <table:table-cell office:value-type="string" calcext:value-type="string">
            <text:p>https://viewer.acdh.oeaw.ac.at/viewer/api/v1/records/A63_51/files/images/A-Gf_A63_51-13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8-A</text:p>
          </table:table-cell>
          <table:table-cell office:value-type="string" calcext:value-type="string">
            <text:p>https://viewer.acdh.oeaw.ac.at/viewer/api/v1/records/A63_51/files/images/A-Gf_A63_51-1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9-9</text:p>
          </table:table-cell>
          <table:table-cell office:value-type="string" calcext:value-type="string">
            <text:p>https://viewer.acdh.oeaw.ac.at/viewer/api/v1/records/A63_51/files/images/A-Gf_A63_51-13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A-8</text:p>
          </table:table-cell>
          <table:table-cell office:value-type="string" calcext:value-type="string">
            <text:p>https://viewer.acdh.oeaw.ac.at/viewer/api/v1/records/A63_51/files/images/A-Gf_A63_51-1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B-7</text:p>
          </table:table-cell>
          <table:table-cell office:value-type="string" calcext:value-type="string">
            <text:p>https://viewer.acdh.oeaw.ac.at/viewer/api/v1/records/A63_51/files/images/A-Gf_A63_51-13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C-6</text:p>
          </table:table-cell>
          <table:table-cell office:value-type="string" calcext:value-type="string">
            <text:p>https://viewer.acdh.oeaw.ac.at/viewer/api/v1/records/A63_51/files/images/A-Gf_A63_51-1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D-5</text:p>
          </table:table-cell>
          <table:table-cell office:value-type="string" calcext:value-type="string">
            <text:p>https://viewer.acdh.oeaw.ac.at/viewer/api/v1/records/A63_51/files/images/A-Gf_A63_51-13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E-4</text:p>
          </table:table-cell>
          <table:table-cell office:value-type="string" calcext:value-type="string">
            <text:p>https://viewer.acdh.oeaw.ac.at/viewer/api/v1/records/A63_51/files/images/A-Gf_A63_51-1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3FF-3</text:p>
          </table:table-cell>
          <table:table-cell office:value-type="string" calcext:value-type="string">
            <text:p>https://viewer.acdh.oeaw.ac.at/viewer/api/v1/records/A63_51/files/images/A-Gf_A63_51-13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0-0</text:p>
          </table:table-cell>
          <table:table-cell office:value-type="string" calcext:value-type="string">
            <text:p>https://viewer.acdh.oeaw.ac.at/viewer/api/v1/records/A63_51/files/images/A-Gf_A63_51-1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1-F</text:p>
          </table:table-cell>
          <table:table-cell office:value-type="string" calcext:value-type="string">
            <text:p>https://viewer.acdh.oeaw.ac.at/viewer/api/v1/records/A63_51/files/images/A-Gf_A63_51-13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2-E</text:p>
          </table:table-cell>
          <table:table-cell office:value-type="string" calcext:value-type="string">
            <text:p>https://viewer.acdh.oeaw.ac.at/viewer/api/v1/records/A63_51/files/images/A-Gf_A63_51-1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3-D</text:p>
          </table:table-cell>
          <table:table-cell office:value-type="string" calcext:value-type="string">
            <text:p>https://viewer.acdh.oeaw.ac.at/viewer/api/v1/records/A63_51/files/images/A-Gf_A63_51-14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4-C</text:p>
          </table:table-cell>
          <table:table-cell office:value-type="string" calcext:value-type="string">
            <text:p>https://viewer.acdh.oeaw.ac.at/viewer/api/v1/records/A63_51/files/images/A-Gf_A63_51-1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5-B</text:p>
          </table:table-cell>
          <table:table-cell office:value-type="string" calcext:value-type="string">
            <text:p>https://viewer.acdh.oeaw.ac.at/viewer/api/v1/records/A63_51/files/images/A-Gf_A63_51-14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6-A</text:p>
          </table:table-cell>
          <table:table-cell office:value-type="string" calcext:value-type="string">
            <text:p>https://viewer.acdh.oeaw.ac.at/viewer/api/v1/records/A63_51/files/images/A-Gf_A63_51-1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7-9</text:p>
          </table:table-cell>
          <table:table-cell office:value-type="string" calcext:value-type="string">
            <text:p>https://viewer.acdh.oeaw.ac.at/viewer/api/v1/records/A63_51/files/images/A-Gf_A63_51-14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8-8</text:p>
          </table:table-cell>
          <table:table-cell office:value-type="string" calcext:value-type="string">
            <text:p>https://viewer.acdh.oeaw.ac.at/viewer/api/v1/records/A63_51/files/images/A-Gf_A63_51-1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9-7</text:p>
          </table:table-cell>
          <table:table-cell office:value-type="string" calcext:value-type="string">
            <text:p>https://viewer.acdh.oeaw.ac.at/viewer/api/v1/records/A63_51/files/images/A-Gf_A63_51-14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A-6</text:p>
          </table:table-cell>
          <table:table-cell office:value-type="string" calcext:value-type="string">
            <text:p>https://viewer.acdh.oeaw.ac.at/viewer/api/v1/records/A63_51/files/images/A-Gf_A63_51-1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B-5</text:p>
          </table:table-cell>
          <table:table-cell office:value-type="string" calcext:value-type="string">
            <text:p>https://viewer.acdh.oeaw.ac.at/viewer/api/v1/records/A63_51/files/images/A-Gf_A63_51-14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C-4</text:p>
          </table:table-cell>
          <table:table-cell office:value-type="string" calcext:value-type="string">
            <text:p>https://viewer.acdh.oeaw.ac.at/viewer/api/v1/records/A63_51/files/images/A-Gf_A63_51-1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D-3</text:p>
          </table:table-cell>
          <table:table-cell office:value-type="string" calcext:value-type="string">
            <text:p>https://viewer.acdh.oeaw.ac.at/viewer/api/v1/records/A63_51/files/images/A-Gf_A63_51-14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E-2</text:p>
          </table:table-cell>
          <table:table-cell office:value-type="string" calcext:value-type="string">
            <text:p>https://viewer.acdh.oeaw.ac.at/viewer/api/v1/records/A63_51/files/images/A-Gf_A63_51-1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0F-1</text:p>
          </table:table-cell>
          <table:table-cell office:value-type="string" calcext:value-type="string">
            <text:p>https://viewer.acdh.oeaw.ac.at/viewer/api/v1/records/A63_51/files/images/A-Gf_A63_51-14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0-E</text:p>
          </table:table-cell>
          <table:table-cell office:value-type="string" calcext:value-type="string">
            <text:p>https://viewer.acdh.oeaw.ac.at/viewer/api/v1/records/A63_51/files/images/A-Gf_A63_51-1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1-D</text:p>
          </table:table-cell>
          <table:table-cell office:value-type="string" calcext:value-type="string">
            <text:p>https://viewer.acdh.oeaw.ac.at/viewer/api/v1/records/A63_51/files/images/A-Gf_A63_51-14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2-C</text:p>
          </table:table-cell>
          <table:table-cell office:value-type="string" calcext:value-type="string">
            <text:p>https://viewer.acdh.oeaw.ac.at/viewer/api/v1/records/A63_51/files/images/A-Gf_A63_51-1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3-B</text:p>
          </table:table-cell>
          <table:table-cell office:value-type="string" calcext:value-type="string">
            <text:p>https://viewer.acdh.oeaw.ac.at/viewer/api/v1/records/A63_51/files/images/A-Gf_A63_51-14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4-A</text:p>
          </table:table-cell>
          <table:table-cell office:value-type="string" calcext:value-type="string">
            <text:p>https://viewer.acdh.oeaw.ac.at/viewer/api/v1/records/A63_51/files/images/A-Gf_A63_51-1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5-9</text:p>
          </table:table-cell>
          <table:table-cell office:value-type="string" calcext:value-type="string">
            <text:p>https://viewer.acdh.oeaw.ac.at/viewer/api/v1/records/A63_51/files/images/A-Gf_A63_51-14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6-8</text:p>
          </table:table-cell>
          <table:table-cell office:value-type="string" calcext:value-type="string">
            <text:p>https://viewer.acdh.oeaw.ac.at/viewer/api/v1/records/A63_51/files/images/A-Gf_A63_51-1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7-7</text:p>
          </table:table-cell>
          <table:table-cell office:value-type="string" calcext:value-type="string">
            <text:p>https://viewer.acdh.oeaw.ac.at/viewer/api/v1/records/A63_51/files/images/A-Gf_A63_51-15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8-6</text:p>
          </table:table-cell>
          <table:table-cell office:value-type="string" calcext:value-type="string">
            <text:p>https://viewer.acdh.oeaw.ac.at/viewer/api/v1/records/A63_51/files/images/A-Gf_A63_51-1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9-5</text:p>
          </table:table-cell>
          <table:table-cell office:value-type="string" calcext:value-type="string">
            <text:p>https://viewer.acdh.oeaw.ac.at/viewer/api/v1/records/A63_51/files/images/A-Gf_A63_51-15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A-4</text:p>
          </table:table-cell>
          <table:table-cell office:value-type="string" calcext:value-type="string">
            <text:p>https://viewer.acdh.oeaw.ac.at/viewer/api/v1/records/A63_51/files/images/A-Gf_A63_51-1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B-3</text:p>
          </table:table-cell>
          <table:table-cell office:value-type="string" calcext:value-type="string">
            <text:p>https://viewer.acdh.oeaw.ac.at/viewer/api/v1/records/A63_51/files/images/A-Gf_A63_51-15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C-2</text:p>
          </table:table-cell>
          <table:table-cell office:value-type="string" calcext:value-type="string">
            <text:p>https://viewer.acdh.oeaw.ac.at/viewer/api/v1/records/A63_51/files/images/A-Gf_A63_51-1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D-1</text:p>
          </table:table-cell>
          <table:table-cell office:value-type="string" calcext:value-type="string">
            <text:p>https://viewer.acdh.oeaw.ac.at/viewer/api/v1/records/A63_51/files/images/A-Gf_A63_51-15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E-0</text:p>
          </table:table-cell>
          <table:table-cell office:value-type="string" calcext:value-type="string">
            <text:p>https://viewer.acdh.oeaw.ac.at/viewer/api/v1/records/A63_51/files/images/A-Gf_A63_51-1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1F-F</text:p>
          </table:table-cell>
          <table:table-cell office:value-type="string" calcext:value-type="string">
            <text:p>https://viewer.acdh.oeaw.ac.at/viewer/api/v1/records/A63_51/files/images/A-Gf_A63_51-15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0-C</text:p>
          </table:table-cell>
          <table:table-cell office:value-type="string" calcext:value-type="string">
            <text:p>https://viewer.acdh.oeaw.ac.at/viewer/api/v1/records/A63_51/files/images/A-Gf_A63_51-1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1-B</text:p>
          </table:table-cell>
          <table:table-cell office:value-type="string" calcext:value-type="string">
            <text:p>https://viewer.acdh.oeaw.ac.at/viewer/api/v1/records/A63_51/files/images/A-Gf_A63_51-15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2-A</text:p>
          </table:table-cell>
          <table:table-cell office:value-type="string" calcext:value-type="string">
            <text:p>https://viewer.acdh.oeaw.ac.at/viewer/api/v1/records/A63_51/files/images/A-Gf_A63_51-1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3-9</text:p>
          </table:table-cell>
          <table:table-cell office:value-type="string" calcext:value-type="string">
            <text:p>https://viewer.acdh.oeaw.ac.at/viewer/api/v1/records/A63_51/files/images/A-Gf_A63_51-15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4-8</text:p>
          </table:table-cell>
          <table:table-cell office:value-type="string" calcext:value-type="string">
            <text:p>https://viewer.acdh.oeaw.ac.at/viewer/api/v1/records/A63_51/files/images/A-Gf_A63_51-15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5-7</text:p>
          </table:table-cell>
          <table:table-cell office:value-type="string" calcext:value-type="string">
            <text:p>https://viewer.acdh.oeaw.ac.at/viewer/api/v1/records/A63_51/files/images/A-Gf_A63_51-15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6-6</text:p>
          </table:table-cell>
          <table:table-cell office:value-type="string" calcext:value-type="string">
            <text:p>https://viewer.acdh.oeaw.ac.at/viewer/api/v1/records/A63_51/files/images/A-Gf_A63_51-15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7-5</text:p>
          </table:table-cell>
          <table:table-cell office:value-type="string" calcext:value-type="string">
            <text:p>https://viewer.acdh.oeaw.ac.at/viewer/api/v1/records/A63_51/files/images/A-Gf_A63_51-15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8-4</text:p>
          </table:table-cell>
          <table:table-cell office:value-type="string" calcext:value-type="string">
            <text:p>https://viewer.acdh.oeaw.ac.at/viewer/api/v1/records/A63_51/files/images/A-Gf_A63_51-15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9-3</text:p>
          </table:table-cell>
          <table:table-cell office:value-type="string" calcext:value-type="string">
            <text:p>https://viewer.acdh.oeaw.ac.at/viewer/api/v1/records/A63_51/files/images/A-Gf_A63_51-15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A-2</text:p>
          </table:table-cell>
          <table:table-cell office:value-type="string" calcext:value-type="string">
            <text:p>https://viewer.acdh.oeaw.ac.at/viewer/api/v1/records/A63_51/files/images/A-Gf_A63_51-16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B-1</text:p>
          </table:table-cell>
          <table:table-cell office:value-type="string" calcext:value-type="string">
            <text:p>https://viewer.acdh.oeaw.ac.at/viewer/api/v1/records/A63_51/files/images/A-Gf_A63_51-16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C-0</text:p>
          </table:table-cell>
          <table:table-cell office:value-type="string" calcext:value-type="string">
            <text:p>https://viewer.acdh.oeaw.ac.at/viewer/api/v1/records/A63_51/files/images/A-Gf_A63_51-16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D-F</text:p>
          </table:table-cell>
          <table:table-cell office:value-type="string" calcext:value-type="string">
            <text:p>https://viewer.acdh.oeaw.ac.at/viewer/api/v1/records/A63_51/files/images/A-Gf_A63_51-16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E-E</text:p>
          </table:table-cell>
          <table:table-cell office:value-type="string" calcext:value-type="string">
            <text:p>https://viewer.acdh.oeaw.ac.at/viewer/api/v1/records/A63_51/files/images/A-Gf_A63_51-16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2F-D</text:p>
          </table:table-cell>
          <table:table-cell office:value-type="string" calcext:value-type="string">
            <text:p>https://viewer.acdh.oeaw.ac.at/viewer/api/v1/records/A63_51/files/images/A-Gf_A63_51-16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0-A</text:p>
          </table:table-cell>
          <table:table-cell office:value-type="string" calcext:value-type="string">
            <text:p>https://viewer.acdh.oeaw.ac.at/viewer/api/v1/records/A63_51/files/images/A-Gf_A63_51-16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1-9</text:p>
          </table:table-cell>
          <table:table-cell office:value-type="string" calcext:value-type="string">
            <text:p>https://viewer.acdh.oeaw.ac.at/viewer/api/v1/records/A63_51/files/images/A-Gf_A63_51-16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2-8</text:p>
          </table:table-cell>
          <table:table-cell office:value-type="string" calcext:value-type="string">
            <text:p>https://viewer.acdh.oeaw.ac.at/viewer/api/v1/records/A63_51/files/images/A-Gf_A63_51-16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3-7</text:p>
          </table:table-cell>
          <table:table-cell office:value-type="string" calcext:value-type="string">
            <text:p>https://viewer.acdh.oeaw.ac.at/viewer/api/v1/records/A63_51/files/images/A-Gf_A63_51-16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4-6</text:p>
          </table:table-cell>
          <table:table-cell office:value-type="string" calcext:value-type="string">
            <text:p>https://viewer.acdh.oeaw.ac.at/viewer/api/v1/records/A63_51/files/images/A-Gf_A63_51-16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5-5</text:p>
          </table:table-cell>
          <table:table-cell office:value-type="string" calcext:value-type="string">
            <text:p>https://viewer.acdh.oeaw.ac.at/viewer/api/v1/records/A63_51/files/images/A-Gf_A63_51-16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6-4</text:p>
          </table:table-cell>
          <table:table-cell office:value-type="string" calcext:value-type="string">
            <text:p>https://viewer.acdh.oeaw.ac.at/viewer/api/v1/records/A63_51/files/images/A-Gf_A63_51-16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7-3</text:p>
          </table:table-cell>
          <table:table-cell office:value-type="string" calcext:value-type="string">
            <text:p>https://viewer.acdh.oeaw.ac.at/viewer/api/v1/records/A63_51/files/images/A-Gf_A63_51-16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8-2</text:p>
          </table:table-cell>
          <table:table-cell office:value-type="string" calcext:value-type="string">
            <text:p>https://viewer.acdh.oeaw.ac.at/viewer/api/v1/records/A63_51/files/images/A-Gf_A63_51-16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9-1</text:p>
          </table:table-cell>
          <table:table-cell office:value-type="string" calcext:value-type="string">
            <text:p>https://viewer.acdh.oeaw.ac.at/viewer/api/v1/records/A63_51/files/images/A-Gf_A63_51-16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A-0</text:p>
          </table:table-cell>
          <table:table-cell office:value-type="string" calcext:value-type="string">
            <text:p>https://viewer.acdh.oeaw.ac.at/viewer/api/v1/records/A63_51/files/images/A-Gf_A63_51-1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B-F</text:p>
          </table:table-cell>
          <table:table-cell office:value-type="string" calcext:value-type="string">
            <text:p>https://viewer.acdh.oeaw.ac.at/viewer/api/v1/records/A63_51/files/images/A-Gf_A63_51-16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C-E</text:p>
          </table:table-cell>
          <table:table-cell office:value-type="string" calcext:value-type="string">
            <text:p>https://viewer.acdh.oeaw.ac.at/viewer/api/v1/records/A63_51/files/images/A-Gf_A63_51-16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D-D</text:p>
          </table:table-cell>
          <table:table-cell office:value-type="string" calcext:value-type="string">
            <text:p>https://viewer.acdh.oeaw.ac.at/viewer/api/v1/records/A63_51/files/images/A-Gf_A63_51-16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E-C</text:p>
          </table:table-cell>
          <table:table-cell office:value-type="string" calcext:value-type="string">
            <text:p>https://viewer.acdh.oeaw.ac.at/viewer/api/v1/records/A63_51/files/images/A-Gf_A63_51-17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3F-B</text:p>
          </table:table-cell>
          <table:table-cell office:value-type="string" calcext:value-type="string">
            <text:p>https://viewer.acdh.oeaw.ac.at/viewer/api/v1/records/A63_51/files/images/A-Gf_A63_51-17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0-8</text:p>
          </table:table-cell>
          <table:table-cell office:value-type="string" calcext:value-type="string">
            <text:p>https://viewer.acdh.oeaw.ac.at/viewer/api/v1/records/A63_51/files/images/A-Gf_A63_51-17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1-7</text:p>
          </table:table-cell>
          <table:table-cell office:value-type="string" calcext:value-type="string">
            <text:p>https://viewer.acdh.oeaw.ac.at/viewer/api/v1/records/A63_51/files/images/A-Gf_A63_51-17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2-6</text:p>
          </table:table-cell>
          <table:table-cell office:value-type="string" calcext:value-type="string">
            <text:p>https://viewer.acdh.oeaw.ac.at/viewer/api/v1/records/A63_51/files/images/A-Gf_A63_51-17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3-5</text:p>
          </table:table-cell>
          <table:table-cell office:value-type="string" calcext:value-type="string">
            <text:p>https://viewer.acdh.oeaw.ac.at/viewer/api/v1/records/A63_51/files/images/A-Gf_A63_51-17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4-4</text:p>
          </table:table-cell>
          <table:table-cell office:value-type="string" calcext:value-type="string">
            <text:p>https://viewer.acdh.oeaw.ac.at/viewer/api/v1/records/A63_51/files/images/A-Gf_A63_51-17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5-3</text:p>
          </table:table-cell>
          <table:table-cell office:value-type="string" calcext:value-type="string">
            <text:p>https://viewer.acdh.oeaw.ac.at/viewer/api/v1/records/A63_51/files/images/A-Gf_A63_51-17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6-2</text:p>
          </table:table-cell>
          <table:table-cell office:value-type="string" calcext:value-type="string">
            <text:p>https://viewer.acdh.oeaw.ac.at/viewer/api/v1/records/A63_51/files/images/A-Gf_A63_51-17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7-1</text:p>
          </table:table-cell>
          <table:table-cell office:value-type="string" calcext:value-type="string">
            <text:p>https://viewer.acdh.oeaw.ac.at/viewer/api/v1/records/A63_51/files/images/A-Gf_A63_51-17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8-0</text:p>
          </table:table-cell>
          <table:table-cell office:value-type="string" calcext:value-type="string">
            <text:p>https://viewer.acdh.oeaw.ac.at/viewer/api/v1/records/A63_51/files/images/A-Gf_A63_51-17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9-F</text:p>
          </table:table-cell>
          <table:table-cell office:value-type="string" calcext:value-type="string">
            <text:p>https://viewer.acdh.oeaw.ac.at/viewer/api/v1/records/A63_51/files/images/A-Gf_A63_51-17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A-E</text:p>
          </table:table-cell>
          <table:table-cell office:value-type="string" calcext:value-type="string">
            <text:p>https://viewer.acdh.oeaw.ac.at/viewer/api/v1/records/A63_51/files/images/A-Gf_A63_51-17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B-D</text:p>
          </table:table-cell>
          <table:table-cell office:value-type="string" calcext:value-type="string">
            <text:p>https://viewer.acdh.oeaw.ac.at/viewer/api/v1/records/A63_51/files/images/A-Gf_A63_51-17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C-C</text:p>
          </table:table-cell>
          <table:table-cell office:value-type="string" calcext:value-type="string">
            <text:p>https://viewer.acdh.oeaw.ac.at/viewer/api/v1/records/A63_51/files/images/A-Gf_A63_51-17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D-B</text:p>
          </table:table-cell>
          <table:table-cell office:value-type="string" calcext:value-type="string">
            <text:p>https://viewer.acdh.oeaw.ac.at/viewer/api/v1/records/A63_51/files/images/A-Gf_A63_51-17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E-A</text:p>
          </table:table-cell>
          <table:table-cell office:value-type="string" calcext:value-type="string">
            <text:p>https://viewer.acdh.oeaw.ac.at/viewer/api/v1/records/A63_51/files/images/A-Gf_A63_51-17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4F-9</text:p>
          </table:table-cell>
          <table:table-cell office:value-type="string" calcext:value-type="string">
            <text:p>https://viewer.acdh.oeaw.ac.at/viewer/api/v1/records/A63_51/files/images/A-Gf_A63_51-17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0-6</text:p>
          </table:table-cell>
          <table:table-cell office:value-type="string" calcext:value-type="string">
            <text:p>https://viewer.acdh.oeaw.ac.at/viewer/api/v1/records/A63_51/files/images/A-Gf_A63_51-17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1-5</text:p>
          </table:table-cell>
          <table:table-cell office:value-type="string" calcext:value-type="string">
            <text:p>https://viewer.acdh.oeaw.ac.at/viewer/api/v1/records/A63_51/files/images/A-Gf_A63_51-17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2-4</text:p>
          </table:table-cell>
          <table:table-cell office:value-type="string" calcext:value-type="string">
            <text:p>https://viewer.acdh.oeaw.ac.at/viewer/api/v1/records/A63_51/files/images/A-Gf_A63_51-18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3-3</text:p>
          </table:table-cell>
          <table:table-cell office:value-type="string" calcext:value-type="string">
            <text:p>https://viewer.acdh.oeaw.ac.at/viewer/api/v1/records/A63_51/files/images/A-Gf_A63_51-18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4-2</text:p>
          </table:table-cell>
          <table:table-cell office:value-type="string" calcext:value-type="string">
            <text:p>https://viewer.acdh.oeaw.ac.at/viewer/api/v1/records/A63_51/files/images/A-Gf_A63_51-18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5-1</text:p>
          </table:table-cell>
          <table:table-cell office:value-type="string" calcext:value-type="string">
            <text:p>https://viewer.acdh.oeaw.ac.at/viewer/api/v1/records/A63_51/files/images/A-Gf_A63_51-18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6-0</text:p>
          </table:table-cell>
          <table:table-cell office:value-type="string" calcext:value-type="string">
            <text:p>https://viewer.acdh.oeaw.ac.at/viewer/api/v1/records/A63_51/files/images/A-Gf_A63_51-18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7-F</text:p>
          </table:table-cell>
          <table:table-cell office:value-type="string" calcext:value-type="string">
            <text:p>https://viewer.acdh.oeaw.ac.at/viewer/api/v1/records/A63_51/files/images/A-Gf_A63_51-18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8-E</text:p>
          </table:table-cell>
          <table:table-cell office:value-type="string" calcext:value-type="string">
            <text:p>https://viewer.acdh.oeaw.ac.at/viewer/api/v1/records/A63_51/files/images/A-Gf_A63_51-18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9-D</text:p>
          </table:table-cell>
          <table:table-cell office:value-type="string" calcext:value-type="string">
            <text:p>https://viewer.acdh.oeaw.ac.at/viewer/api/v1/records/A63_51/files/images/A-Gf_A63_51-18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A-C</text:p>
          </table:table-cell>
          <table:table-cell office:value-type="string" calcext:value-type="string">
            <text:p>https://viewer.acdh.oeaw.ac.at/viewer/api/v1/records/A63_51/files/images/A-Gf_A63_51-18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B-B</text:p>
          </table:table-cell>
          <table:table-cell office:value-type="string" calcext:value-type="string">
            <text:p>https://viewer.acdh.oeaw.ac.at/viewer/api/v1/records/A63_51/files/images/A-Gf_A63_51-18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C-A</text:p>
          </table:table-cell>
          <table:table-cell office:value-type="string" calcext:value-type="string">
            <text:p>https://viewer.acdh.oeaw.ac.at/viewer/api/v1/records/A63_51/files/images/A-Gf_A63_51-18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D-9</text:p>
          </table:table-cell>
          <table:table-cell office:value-type="string" calcext:value-type="string">
            <text:p>https://viewer.acdh.oeaw.ac.at/viewer/api/v1/records/A63_51/files/images/A-Gf_A63_51-18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E-8</text:p>
          </table:table-cell>
          <table:table-cell office:value-type="string" calcext:value-type="string">
            <text:p>https://viewer.acdh.oeaw.ac.at/viewer/api/v1/records/A63_51/files/images/A-Gf_A63_51-18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5F-7</text:p>
          </table:table-cell>
          <table:table-cell office:value-type="string" calcext:value-type="string">
            <text:p>https://viewer.acdh.oeaw.ac.at/viewer/api/v1/records/A63_51/files/images/A-Gf_A63_51-18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0-4</text:p>
          </table:table-cell>
          <table:table-cell office:value-type="string" calcext:value-type="string">
            <text:p>https://viewer.acdh.oeaw.ac.at/viewer/api/v1/records/A63_51/files/images/A-Gf_A63_51-18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1-3</text:p>
          </table:table-cell>
          <table:table-cell office:value-type="string" calcext:value-type="string">
            <text:p>https://viewer.acdh.oeaw.ac.at/viewer/api/v1/records/A63_51/files/images/A-Gf_A63_51-18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2-2</text:p>
          </table:table-cell>
          <table:table-cell office:value-type="string" calcext:value-type="string">
            <text:p>https://viewer.acdh.oeaw.ac.at/viewer/api/v1/records/A63_51/files/images/A-Gf_A63_51-18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3-1</text:p>
          </table:table-cell>
          <table:table-cell office:value-type="string" calcext:value-type="string">
            <text:p>https://viewer.acdh.oeaw.ac.at/viewer/api/v1/records/A63_51/files/images/A-Gf_A63_51-18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4-0</text:p>
          </table:table-cell>
          <table:table-cell office:value-type="string" calcext:value-type="string">
            <text:p>https://viewer.acdh.oeaw.ac.at/viewer/api/v1/records/A63_51/files/images/A-Gf_A63_51-18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5-F</text:p>
          </table:table-cell>
          <table:table-cell office:value-type="string" calcext:value-type="string">
            <text:p>https://viewer.acdh.oeaw.ac.at/viewer/api/v1/records/A63_51/files/images/A-Gf_A63_51-18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6-E</text:p>
          </table:table-cell>
          <table:table-cell office:value-type="string" calcext:value-type="string">
            <text:p>https://viewer.acdh.oeaw.ac.at/viewer/api/v1/records/A63_51/files/images/A-Gf_A63_51-1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7-D</text:p>
          </table:table-cell>
          <table:table-cell office:value-type="string" calcext:value-type="string">
            <text:p>https://viewer.acdh.oeaw.ac.at/viewer/api/v1/records/A63_51/files/images/A-Gf_A63_51-19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8-C</text:p>
          </table:table-cell>
          <table:table-cell office:value-type="string" calcext:value-type="string">
            <text:p>https://viewer.acdh.oeaw.ac.at/viewer/api/v1/records/A63_51/files/images/A-Gf_A63_51-1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9-B</text:p>
          </table:table-cell>
          <table:table-cell office:value-type="string" calcext:value-type="string">
            <text:p>https://viewer.acdh.oeaw.ac.at/viewer/api/v1/records/A63_51/files/images/A-Gf_A63_51-19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A-A</text:p>
          </table:table-cell>
          <table:table-cell office:value-type="string" calcext:value-type="string">
            <text:p>https://viewer.acdh.oeaw.ac.at/viewer/api/v1/records/A63_51/files/images/A-Gf_A63_51-1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B-9</text:p>
          </table:table-cell>
          <table:table-cell office:value-type="string" calcext:value-type="string">
            <text:p>https://viewer.acdh.oeaw.ac.at/viewer/api/v1/records/A63_51/files/images/A-Gf_A63_51-19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C-8</text:p>
          </table:table-cell>
          <table:table-cell office:value-type="string" calcext:value-type="string">
            <text:p>https://viewer.acdh.oeaw.ac.at/viewer/api/v1/records/A63_51/files/images/A-Gf_A63_51-1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D-7</text:p>
          </table:table-cell>
          <table:table-cell office:value-type="string" calcext:value-type="string">
            <text:p>https://viewer.acdh.oeaw.ac.at/viewer/api/v1/records/A63_51/files/images/A-Gf_A63_51-19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E-6</text:p>
          </table:table-cell>
          <table:table-cell office:value-type="string" calcext:value-type="string">
            <text:p>https://viewer.acdh.oeaw.ac.at/viewer/api/v1/records/A63_51/files/images/A-Gf_A63_51-1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6F-5</text:p>
          </table:table-cell>
          <table:table-cell office:value-type="string" calcext:value-type="string">
            <text:p>https://viewer.acdh.oeaw.ac.at/viewer/api/v1/records/A63_51/files/images/A-Gf_A63_51-19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0-2</text:p>
          </table:table-cell>
          <table:table-cell office:value-type="string" calcext:value-type="string">
            <text:p>https://viewer.acdh.oeaw.ac.at/viewer/api/v1/records/A63_51/files/images/A-Gf_A63_51-1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1-1</text:p>
          </table:table-cell>
          <table:table-cell office:value-type="string" calcext:value-type="string">
            <text:p>https://viewer.acdh.oeaw.ac.at/viewer/api/v1/records/A63_51/files/images/A-Gf_A63_51-19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2-0</text:p>
          </table:table-cell>
          <table:table-cell office:value-type="string" calcext:value-type="string">
            <text:p>https://viewer.acdh.oeaw.ac.at/viewer/api/v1/records/A63_51/files/images/A-Gf_A63_51-1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3-F</text:p>
          </table:table-cell>
          <table:table-cell office:value-type="string" calcext:value-type="string">
            <text:p>https://viewer.acdh.oeaw.ac.at/viewer/api/v1/records/A63_51/files/images/A-Gf_A63_51-19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4-E</text:p>
          </table:table-cell>
          <table:table-cell office:value-type="string" calcext:value-type="string">
            <text:p>https://viewer.acdh.oeaw.ac.at/viewer/api/v1/records/A63_51/files/images/A-Gf_A63_51-1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5-D</text:p>
          </table:table-cell>
          <table:table-cell office:value-type="string" calcext:value-type="string">
            <text:p>https://viewer.acdh.oeaw.ac.at/viewer/api/v1/records/A63_51/files/images/A-Gf_A63_51-19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6-C</text:p>
          </table:table-cell>
          <table:table-cell office:value-type="string" calcext:value-type="string">
            <text:p>https://viewer.acdh.oeaw.ac.at/viewer/api/v1/records/A63_51/files/images/A-Gf_A63_51-1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7-B</text:p>
          </table:table-cell>
          <table:table-cell office:value-type="string" calcext:value-type="string">
            <text:p>https://viewer.acdh.oeaw.ac.at/viewer/api/v1/records/A63_51/files/images/A-Gf_A63_51-19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8-A</text:p>
          </table:table-cell>
          <table:table-cell office:value-type="string" calcext:value-type="string">
            <text:p>https://viewer.acdh.oeaw.ac.at/viewer/api/v1/records/A63_51/files/images/A-Gf_A63_51-1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9-9</text:p>
          </table:table-cell>
          <table:table-cell office:value-type="string" calcext:value-type="string">
            <text:p>https://viewer.acdh.oeaw.ac.at/viewer/api/v1/records/A63_51/files/images/A-Gf_A63_51-19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A-8</text:p>
          </table:table-cell>
          <table:table-cell office:value-type="string" calcext:value-type="string">
            <text:p>https://viewer.acdh.oeaw.ac.at/viewer/api/v1/records/A63_51/files/images/A-Gf_A63_51-2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B-7</text:p>
          </table:table-cell>
          <table:table-cell office:value-type="string" calcext:value-type="string">
            <text:p>https://viewer.acdh.oeaw.ac.at/viewer/api/v1/records/A63_51/files/images/A-Gf_A63_51-20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C-6</text:p>
          </table:table-cell>
          <table:table-cell office:value-type="string" calcext:value-type="string">
            <text:p>https://viewer.acdh.oeaw.ac.at/viewer/api/v1/records/A63_51/files/images/A-Gf_A63_51-2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D-5</text:p>
          </table:table-cell>
          <table:table-cell office:value-type="string" calcext:value-type="string">
            <text:p>https://viewer.acdh.oeaw.ac.at/viewer/api/v1/records/A63_51/files/images/A-Gf_A63_51-20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E-4</text:p>
          </table:table-cell>
          <table:table-cell office:value-type="string" calcext:value-type="string">
            <text:p>https://viewer.acdh.oeaw.ac.at/viewer/api/v1/records/A63_51/files/images/A-Gf_A63_51-2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7F-3</text:p>
          </table:table-cell>
          <table:table-cell office:value-type="string" calcext:value-type="string">
            <text:p>https://viewer.acdh.oeaw.ac.at/viewer/api/v1/records/A63_51/files/images/A-Gf_A63_51-20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0-F</text:p>
          </table:table-cell>
          <table:table-cell office:value-type="string" calcext:value-type="string">
            <text:p>https://viewer.acdh.oeaw.ac.at/viewer/api/v1/records/A63_51/files/images/A-Gf_A63_51-2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1-E</text:p>
          </table:table-cell>
          <table:table-cell office:value-type="string" calcext:value-type="string">
            <text:p>https://viewer.acdh.oeaw.ac.at/viewer/api/v1/records/A63_51/files/images/A-Gf_A63_51-20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2-D</text:p>
          </table:table-cell>
          <table:table-cell office:value-type="string" calcext:value-type="string">
            <text:p>https://viewer.acdh.oeaw.ac.at/viewer/api/v1/records/A63_51/files/images/A-Gf_A63_51-2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3-C</text:p>
          </table:table-cell>
          <table:table-cell office:value-type="string" calcext:value-type="string">
            <text:p>https://viewer.acdh.oeaw.ac.at/viewer/api/v1/records/A63_51/files/images/A-Gf_A63_51-20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4-B</text:p>
          </table:table-cell>
          <table:table-cell office:value-type="string" calcext:value-type="string">
            <text:p>https://viewer.acdh.oeaw.ac.at/viewer/api/v1/records/A63_51/files/images/A-Gf_A63_51-2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5-A</text:p>
          </table:table-cell>
          <table:table-cell office:value-type="string" calcext:value-type="string">
            <text:p>https://viewer.acdh.oeaw.ac.at/viewer/api/v1/records/A63_51/files/images/A-Gf_A63_51-20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6-9</text:p>
          </table:table-cell>
          <table:table-cell office:value-type="string" calcext:value-type="string">
            <text:p>https://viewer.acdh.oeaw.ac.at/viewer/api/v1/records/A63_51/files/images/A-Gf_A63_51-2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7-8</text:p>
          </table:table-cell>
          <table:table-cell office:value-type="string" calcext:value-type="string">
            <text:p>https://viewer.acdh.oeaw.ac.at/viewer/api/v1/records/A63_51/files/images/A-Gf_A63_51-20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8-7</text:p>
          </table:table-cell>
          <table:table-cell office:value-type="string" calcext:value-type="string">
            <text:p>https://viewer.acdh.oeaw.ac.at/viewer/api/v1/records/A63_51/files/images/A-Gf_A63_51-2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9-6</text:p>
          </table:table-cell>
          <table:table-cell office:value-type="string" calcext:value-type="string">
            <text:p>https://viewer.acdh.oeaw.ac.at/viewer/api/v1/records/A63_51/files/images/A-Gf_A63_51-20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A-5</text:p>
          </table:table-cell>
          <table:table-cell office:value-type="string" calcext:value-type="string">
            <text:p>https://viewer.acdh.oeaw.ac.at/viewer/api/v1/records/A63_51/files/images/A-Gf_A63_51-2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B-4</text:p>
          </table:table-cell>
          <table:table-cell office:value-type="string" calcext:value-type="string">
            <text:p>https://viewer.acdh.oeaw.ac.at/viewer/api/v1/records/A63_51/files/images/A-Gf_A63_51-20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C-3</text:p>
          </table:table-cell>
          <table:table-cell office:value-type="string" calcext:value-type="string">
            <text:p>https://viewer.acdh.oeaw.ac.at/viewer/api/v1/records/A63_51/files/images/A-Gf_A63_51-2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D-2</text:p>
          </table:table-cell>
          <table:table-cell office:value-type="string" calcext:value-type="string">
            <text:p>https://viewer.acdh.oeaw.ac.at/viewer/api/v1/records/A63_51/files/images/A-Gf_A63_51-20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E-1</text:p>
          </table:table-cell>
          <table:table-cell office:value-type="string" calcext:value-type="string">
            <text:p>https://viewer.acdh.oeaw.ac.at/viewer/api/v1/records/A63_51/files/images/A-Gf_A63_51-2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8F-0</text:p>
          </table:table-cell>
          <table:table-cell office:value-type="string" calcext:value-type="string">
            <text:p>https://viewer.acdh.oeaw.ac.at/viewer/api/v1/records/A63_51/files/images/A-Gf_A63_51-21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0-D</text:p>
          </table:table-cell>
          <table:table-cell office:value-type="string" calcext:value-type="string">
            <text:p>https://viewer.acdh.oeaw.ac.at/viewer/api/v1/records/A63_51/files/images/A-Gf_A63_51-2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1-C</text:p>
          </table:table-cell>
          <table:table-cell office:value-type="string" calcext:value-type="string">
            <text:p>https://viewer.acdh.oeaw.ac.at/viewer/api/v1/records/A63_51/files/images/A-Gf_A63_51-21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2-B</text:p>
          </table:table-cell>
          <table:table-cell office:value-type="string" calcext:value-type="string">
            <text:p>https://viewer.acdh.oeaw.ac.at/viewer/api/v1/records/A63_51/files/images/A-Gf_A63_51-2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3-A</text:p>
          </table:table-cell>
          <table:table-cell office:value-type="string" calcext:value-type="string">
            <text:p>https://viewer.acdh.oeaw.ac.at/viewer/api/v1/records/A63_51/files/images/A-Gf_A63_51-21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4-9</text:p>
          </table:table-cell>
          <table:table-cell office:value-type="string" calcext:value-type="string">
            <text:p>https://viewer.acdh.oeaw.ac.at/viewer/api/v1/records/A63_51/files/images/A-Gf_A63_51-2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5-8</text:p>
          </table:table-cell>
          <table:table-cell office:value-type="string" calcext:value-type="string">
            <text:p>https://viewer.acdh.oeaw.ac.at/viewer/api/v1/records/A63_51/files/images/A-Gf_A63_51-21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6-7</text:p>
          </table:table-cell>
          <table:table-cell office:value-type="string" calcext:value-type="string">
            <text:p>https://viewer.acdh.oeaw.ac.at/viewer/api/v1/records/A63_51/files/images/A-Gf_A63_51-2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7-6</text:p>
          </table:table-cell>
          <table:table-cell office:value-type="string" calcext:value-type="string">
            <text:p>https://viewer.acdh.oeaw.ac.at/viewer/api/v1/records/A63_51/files/images/A-Gf_A63_51-21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8-5</text:p>
          </table:table-cell>
          <table:table-cell office:value-type="string" calcext:value-type="string">
            <text:p>https://viewer.acdh.oeaw.ac.at/viewer/api/v1/records/A63_51/files/images/A-Gf_A63_51-2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9-4</text:p>
          </table:table-cell>
          <table:table-cell office:value-type="string" calcext:value-type="string">
            <text:p>https://viewer.acdh.oeaw.ac.at/viewer/api/v1/records/A63_51/files/images/A-Gf_A63_51-21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A-3</text:p>
          </table:table-cell>
          <table:table-cell office:value-type="string" calcext:value-type="string">
            <text:p>https://viewer.acdh.oeaw.ac.at/viewer/api/v1/records/A63_51/files/images/A-Gf_A63_51-2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B-2</text:p>
          </table:table-cell>
          <table:table-cell office:value-type="string" calcext:value-type="string">
            <text:p>https://viewer.acdh.oeaw.ac.at/viewer/api/v1/records/A63_51/files/images/A-Gf_A63_51-21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C-1</text:p>
          </table:table-cell>
          <table:table-cell office:value-type="string" calcext:value-type="string">
            <text:p>https://viewer.acdh.oeaw.ac.at/viewer/api/v1/records/A63_51/files/images/A-Gf_A63_51-2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D-0</text:p>
          </table:table-cell>
          <table:table-cell office:value-type="string" calcext:value-type="string">
            <text:p>https://viewer.acdh.oeaw.ac.at/viewer/api/v1/records/A63_51/files/images/A-Gf_A63_51-21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E-F</text:p>
          </table:table-cell>
          <table:table-cell office:value-type="string" calcext:value-type="string">
            <text:p>https://viewer.acdh.oeaw.ac.at/viewer/api/v1/records/A63_51/files/images/A-Gf_A63_51-2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9F-E</text:p>
          </table:table-cell>
          <table:table-cell office:value-type="string" calcext:value-type="string">
            <text:p>https://viewer.acdh.oeaw.ac.at/viewer/api/v1/records/A63_51/files/images/A-Gf_A63_51-21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0-B</text:p>
          </table:table-cell>
          <table:table-cell office:value-type="string" calcext:value-type="string">
            <text:p>https://viewer.acdh.oeaw.ac.at/viewer/api/v1/records/A63_51/files/images/A-Gf_A63_51-2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1-A</text:p>
          </table:table-cell>
          <table:table-cell office:value-type="string" calcext:value-type="string">
            <text:p>https://viewer.acdh.oeaw.ac.at/viewer/api/v1/records/A63_51/files/images/A-Gf_A63_51-21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2-9</text:p>
          </table:table-cell>
          <table:table-cell office:value-type="string" calcext:value-type="string">
            <text:p>https://viewer.acdh.oeaw.ac.at/viewer/api/v1/records/A63_51/files/images/A-Gf_A63_51-2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3-8</text:p>
          </table:table-cell>
          <table:table-cell office:value-type="string" calcext:value-type="string">
            <text:p>https://viewer.acdh.oeaw.ac.at/viewer/api/v1/records/A63_51/files/images/A-Gf_A63_51-22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4-7</text:p>
          </table:table-cell>
          <table:table-cell office:value-type="string" calcext:value-type="string">
            <text:p>https://viewer.acdh.oeaw.ac.at/viewer/api/v1/records/A63_51/files/images/A-Gf_A63_51-2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5-6</text:p>
          </table:table-cell>
          <table:table-cell office:value-type="string" calcext:value-type="string">
            <text:p>https://viewer.acdh.oeaw.ac.at/viewer/api/v1/records/A63_51/files/images/A-Gf_A63_51-22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6-5</text:p>
          </table:table-cell>
          <table:table-cell office:value-type="string" calcext:value-type="string">
            <text:p>https://viewer.acdh.oeaw.ac.at/viewer/api/v1/records/A63_51/files/images/A-Gf_A63_51-2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7-4</text:p>
          </table:table-cell>
          <table:table-cell office:value-type="string" calcext:value-type="string">
            <text:p>https://viewer.acdh.oeaw.ac.at/viewer/api/v1/records/A63_51/files/images/A-Gf_A63_51-22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8-3</text:p>
          </table:table-cell>
          <table:table-cell office:value-type="string" calcext:value-type="string">
            <text:p>https://viewer.acdh.oeaw.ac.at/viewer/api/v1/records/A63_51/files/images/A-Gf_A63_51-2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9-2</text:p>
          </table:table-cell>
          <table:table-cell office:value-type="string" calcext:value-type="string">
            <text:p>https://viewer.acdh.oeaw.ac.at/viewer/api/v1/records/A63_51/files/images/A-Gf_A63_51-22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A-1</text:p>
          </table:table-cell>
          <table:table-cell office:value-type="string" calcext:value-type="string">
            <text:p>https://viewer.acdh.oeaw.ac.at/viewer/api/v1/records/A63_51/files/images/A-Gf_A63_51-2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B-0</text:p>
          </table:table-cell>
          <table:table-cell office:value-type="string" calcext:value-type="string">
            <text:p>https://viewer.acdh.oeaw.ac.at/viewer/api/v1/records/A63_51/files/images/A-Gf_A63_51-22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C-F</text:p>
          </table:table-cell>
          <table:table-cell office:value-type="string" calcext:value-type="string">
            <text:p>https://viewer.acdh.oeaw.ac.at/viewer/api/v1/records/A63_51/files/images/A-Gf_A63_51-2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D-E</text:p>
          </table:table-cell>
          <table:table-cell office:value-type="string" calcext:value-type="string">
            <text:p>https://viewer.acdh.oeaw.ac.at/viewer/api/v1/records/A63_51/files/images/A-Gf_A63_51-22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E-D</text:p>
          </table:table-cell>
          <table:table-cell office:value-type="string" calcext:value-type="string">
            <text:p>https://viewer.acdh.oeaw.ac.at/viewer/api/v1/records/A63_51/files/images/A-Gf_A63_51-2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AF-C</text:p>
          </table:table-cell>
          <table:table-cell office:value-type="string" calcext:value-type="string">
            <text:p>https://viewer.acdh.oeaw.ac.at/viewer/api/v1/records/A63_51/files/images/A-Gf_A63_51-22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0-9</text:p>
          </table:table-cell>
          <table:table-cell office:value-type="string" calcext:value-type="string">
            <text:p>https://viewer.acdh.oeaw.ac.at/viewer/api/v1/records/A63_51/files/images/A-Gf_A63_51-2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1-8</text:p>
          </table:table-cell>
          <table:table-cell office:value-type="string" calcext:value-type="string">
            <text:p>https://viewer.acdh.oeaw.ac.at/viewer/api/v1/records/A63_51/files/images/A-Gf_A63_51-22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2-7</text:p>
          </table:table-cell>
          <table:table-cell office:value-type="string" calcext:value-type="string">
            <text:p>https://viewer.acdh.oeaw.ac.at/viewer/api/v1/records/A63_51/files/images/A-Gf_A63_51-2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3-6</text:p>
          </table:table-cell>
          <table:table-cell office:value-type="string" calcext:value-type="string">
            <text:p>https://viewer.acdh.oeaw.ac.at/viewer/api/v1/records/A63_51/files/images/A-Gf_A63_51-22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4-5</text:p>
          </table:table-cell>
          <table:table-cell office:value-type="string" calcext:value-type="string">
            <text:p>https://viewer.acdh.oeaw.ac.at/viewer/api/v1/records/A63_51/files/images/A-Gf_A63_51-2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5-4</text:p>
          </table:table-cell>
          <table:table-cell office:value-type="string" calcext:value-type="string">
            <text:p>https://viewer.acdh.oeaw.ac.at/viewer/api/v1/records/A63_51/files/images/A-Gf_A63_51-22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6-3</text:p>
          </table:table-cell>
          <table:table-cell office:value-type="string" calcext:value-type="string">
            <text:p>https://viewer.acdh.oeaw.ac.at/viewer/api/v1/records/A63_51/files/images/A-Gf_A63_51-2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7-2</text:p>
          </table:table-cell>
          <table:table-cell office:value-type="string" calcext:value-type="string">
            <text:p>https://viewer.acdh.oeaw.ac.at/viewer/api/v1/records/A63_51/files/images/A-Gf_A63_51-23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8-1</text:p>
          </table:table-cell>
          <table:table-cell office:value-type="string" calcext:value-type="string">
            <text:p>https://viewer.acdh.oeaw.ac.at/viewer/api/v1/records/A63_51/files/images/A-Gf_A63_51-2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9-0</text:p>
          </table:table-cell>
          <table:table-cell office:value-type="string" calcext:value-type="string">
            <text:p>https://viewer.acdh.oeaw.ac.at/viewer/api/v1/records/A63_51/files/images/A-Gf_A63_51-23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A-F</text:p>
          </table:table-cell>
          <table:table-cell office:value-type="string" calcext:value-type="string">
            <text:p>https://viewer.acdh.oeaw.ac.at/viewer/api/v1/records/A63_51/files/images/A-Gf_A63_51-2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B-E</text:p>
          </table:table-cell>
          <table:table-cell office:value-type="string" calcext:value-type="string">
            <text:p>https://viewer.acdh.oeaw.ac.at/viewer/api/v1/records/A63_51/files/images/A-Gf_A63_51-23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C-D</text:p>
          </table:table-cell>
          <table:table-cell office:value-type="string" calcext:value-type="string">
            <text:p>https://viewer.acdh.oeaw.ac.at/viewer/api/v1/records/A63_51/files/images/A-Gf_A63_51-2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D-C</text:p>
          </table:table-cell>
          <table:table-cell office:value-type="string" calcext:value-type="string">
            <text:p>https://viewer.acdh.oeaw.ac.at/viewer/api/v1/records/A63_51/files/images/A-Gf_A63_51-23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E-B</text:p>
          </table:table-cell>
          <table:table-cell office:value-type="string" calcext:value-type="string">
            <text:p>https://viewer.acdh.oeaw.ac.at/viewer/api/v1/records/A63_51/files/images/A-Gf_A63_51-2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BF-A</text:p>
          </table:table-cell>
          <table:table-cell office:value-type="string" calcext:value-type="string">
            <text:p>https://viewer.acdh.oeaw.ac.at/viewer/api/v1/records/A63_51/files/images/A-Gf_A63_51-23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0-7</text:p>
          </table:table-cell>
          <table:table-cell office:value-type="string" calcext:value-type="string">
            <text:p>https://viewer.acdh.oeaw.ac.at/viewer/api/v1/records/A63_51/files/images/A-Gf_A63_51-2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1-6</text:p>
          </table:table-cell>
          <table:table-cell office:value-type="string" calcext:value-type="string">
            <text:p>https://viewer.acdh.oeaw.ac.at/viewer/api/v1/records/A63_51/files/images/A-Gf_A63_51-23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2-5</text:p>
          </table:table-cell>
          <table:table-cell office:value-type="string" calcext:value-type="string">
            <text:p>https://viewer.acdh.oeaw.ac.at/viewer/api/v1/records/A63_51/files/images/A-Gf_A63_51-2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3-4</text:p>
          </table:table-cell>
          <table:table-cell office:value-type="string" calcext:value-type="string">
            <text:p>https://viewer.acdh.oeaw.ac.at/viewer/api/v1/records/A63_51/files/images/A-Gf_A63_51-23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4-3</text:p>
          </table:table-cell>
          <table:table-cell office:value-type="string" calcext:value-type="string">
            <text:p>https://viewer.acdh.oeaw.ac.at/viewer/api/v1/records/A63_51/files/images/A-Gf_A63_51-2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5-2</text:p>
          </table:table-cell>
          <table:table-cell office:value-type="string" calcext:value-type="string">
            <text:p>https://viewer.acdh.oeaw.ac.at/viewer/api/v1/records/A63_51/files/images/A-Gf_A63_51-23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6-1</text:p>
          </table:table-cell>
          <table:table-cell office:value-type="string" calcext:value-type="string">
            <text:p>https://viewer.acdh.oeaw.ac.at/viewer/api/v1/records/A63_51/files/images/A-Gf_A63_51-2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7-0</text:p>
          </table:table-cell>
          <table:table-cell office:value-type="string" calcext:value-type="string">
            <text:p>https://viewer.acdh.oeaw.ac.at/viewer/api/v1/records/A63_51/files/images/A-Gf_A63_51-23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8-F</text:p>
          </table:table-cell>
          <table:table-cell office:value-type="string" calcext:value-type="string">
            <text:p>https://viewer.acdh.oeaw.ac.at/viewer/api/v1/records/A63_51/files/images/A-Gf_A63_51-2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9-E</text:p>
          </table:table-cell>
          <table:table-cell office:value-type="string" calcext:value-type="string">
            <text:p>https://viewer.acdh.oeaw.ac.at/viewer/api/v1/records/A63_51/files/images/A-Gf_A63_51-23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A-D</text:p>
          </table:table-cell>
          <table:table-cell office:value-type="string" calcext:value-type="string">
            <text:p>https://viewer.acdh.oeaw.ac.at/viewer/api/v1/records/A63_51/files/images/A-Gf_A63_51-2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B-C</text:p>
          </table:table-cell>
          <table:table-cell office:value-type="string" calcext:value-type="string">
            <text:p>https://viewer.acdh.oeaw.ac.at/viewer/api/v1/records/A63_51/files/images/A-Gf_A63_51-24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C-B</text:p>
          </table:table-cell>
          <table:table-cell office:value-type="string" calcext:value-type="string">
            <text:p>https://viewer.acdh.oeaw.ac.at/viewer/api/v1/records/A63_51/files/images/A-Gf_A63_51-2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D-A</text:p>
          </table:table-cell>
          <table:table-cell office:value-type="string" calcext:value-type="string">
            <text:p>https://viewer.acdh.oeaw.ac.at/viewer/api/v1/records/A63_51/files/images/A-Gf_A63_51-24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E-9</text:p>
          </table:table-cell>
          <table:table-cell office:value-type="string" calcext:value-type="string">
            <text:p>https://viewer.acdh.oeaw.ac.at/viewer/api/v1/records/A63_51/files/images/A-Gf_A63_51-2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CF-8</text:p>
          </table:table-cell>
          <table:table-cell office:value-type="string" calcext:value-type="string">
            <text:p>https://viewer.acdh.oeaw.ac.at/viewer/api/v1/records/A63_51/files/images/A-Gf_A63_51-24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0-5</text:p>
          </table:table-cell>
          <table:table-cell office:value-type="string" calcext:value-type="string">
            <text:p>https://viewer.acdh.oeaw.ac.at/viewer/api/v1/records/A63_51/files/images/A-Gf_A63_51-2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1-4</text:p>
          </table:table-cell>
          <table:table-cell office:value-type="string" calcext:value-type="string">
            <text:p>https://viewer.acdh.oeaw.ac.at/viewer/api/v1/records/A63_51/files/images/A-Gf_A63_51-24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2-3</text:p>
          </table:table-cell>
          <table:table-cell office:value-type="string" calcext:value-type="string">
            <text:p>https://viewer.acdh.oeaw.ac.at/viewer/api/v1/records/A63_51/files/images/A-Gf_A63_51-2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3-2</text:p>
          </table:table-cell>
          <table:table-cell office:value-type="string" calcext:value-type="string">
            <text:p>https://viewer.acdh.oeaw.ac.at/viewer/api/v1/records/A63_51/files/images/A-Gf_A63_51-24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4-1</text:p>
          </table:table-cell>
          <table:table-cell office:value-type="string" calcext:value-type="string">
            <text:p>https://viewer.acdh.oeaw.ac.at/viewer/api/v1/records/A63_51/files/images/A-Gf_A63_51-2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5-0</text:p>
          </table:table-cell>
          <table:table-cell office:value-type="string" calcext:value-type="string">
            <text:p>https://viewer.acdh.oeaw.ac.at/viewer/api/v1/records/A63_51/files/images/A-Gf_A63_51-24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6-F</text:p>
          </table:table-cell>
          <table:table-cell office:value-type="string" calcext:value-type="string">
            <text:p>https://viewer.acdh.oeaw.ac.at/viewer/api/v1/records/A63_51/files/images/A-Gf_A63_51-2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7-E</text:p>
          </table:table-cell>
          <table:table-cell office:value-type="string" calcext:value-type="string">
            <text:p>https://viewer.acdh.oeaw.ac.at/viewer/api/v1/records/A63_51/files/images/A-Gf_A63_51-24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8-D</text:p>
          </table:table-cell>
          <table:table-cell office:value-type="string" calcext:value-type="string">
            <text:p>https://viewer.acdh.oeaw.ac.at/viewer/api/v1/records/A63_51/files/images/A-Gf_A63_51-2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9-C</text:p>
          </table:table-cell>
          <table:table-cell office:value-type="string" calcext:value-type="string">
            <text:p>https://viewer.acdh.oeaw.ac.at/viewer/api/v1/records/A63_51/files/images/A-Gf_A63_51-24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A-B</text:p>
          </table:table-cell>
          <table:table-cell office:value-type="string" calcext:value-type="string">
            <text:p>https://viewer.acdh.oeaw.ac.at/viewer/api/v1/records/A63_51/files/images/A-Gf_A63_51-2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B-A</text:p>
          </table:table-cell>
          <table:table-cell office:value-type="string" calcext:value-type="string">
            <text:p>https://viewer.acdh.oeaw.ac.at/viewer/api/v1/records/A63_51/files/images/A-Gf_A63_51-24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C-9</text:p>
          </table:table-cell>
          <table:table-cell office:value-type="string" calcext:value-type="string">
            <text:p>https://viewer.acdh.oeaw.ac.at/viewer/api/v1/records/A63_51/files/images/A-Gf_A63_51-2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D-8</text:p>
          </table:table-cell>
          <table:table-cell office:value-type="string" calcext:value-type="string">
            <text:p>https://viewer.acdh.oeaw.ac.at/viewer/api/v1/records/A63_51/files/images/A-Gf_A63_51-24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E-7</text:p>
          </table:table-cell>
          <table:table-cell office:value-type="string" calcext:value-type="string">
            <text:p>https://viewer.acdh.oeaw.ac.at/viewer/api/v1/records/A63_51/files/images/A-Gf_A63_51-2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DF-6</text:p>
          </table:table-cell>
          <table:table-cell office:value-type="string" calcext:value-type="string">
            <text:p>https://viewer.acdh.oeaw.ac.at/viewer/api/v1/records/A63_51/files/images/A-Gf_A63_51-25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0-3</text:p>
          </table:table-cell>
          <table:table-cell office:value-type="string" calcext:value-type="string">
            <text:p>https://viewer.acdh.oeaw.ac.at/viewer/api/v1/records/A63_51/files/images/A-Gf_A63_51-2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1-2</text:p>
          </table:table-cell>
          <table:table-cell office:value-type="string" calcext:value-type="string">
            <text:p>https://viewer.acdh.oeaw.ac.at/viewer/api/v1/records/A63_51/files/images/A-Gf_A63_51-25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2-1</text:p>
          </table:table-cell>
          <table:table-cell office:value-type="string" calcext:value-type="string">
            <text:p>https://viewer.acdh.oeaw.ac.at/viewer/api/v1/records/A63_51/files/images/A-Gf_A63_51-2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3-0</text:p>
          </table:table-cell>
          <table:table-cell office:value-type="string" calcext:value-type="string">
            <text:p>https://viewer.acdh.oeaw.ac.at/viewer/api/v1/records/A63_51/files/images/A-Gf_A63_51-25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4-F</text:p>
          </table:table-cell>
          <table:table-cell office:value-type="string" calcext:value-type="string">
            <text:p>https://viewer.acdh.oeaw.ac.at/viewer/api/v1/records/A63_51/files/images/A-Gf_A63_51-2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5-E</text:p>
          </table:table-cell>
          <table:table-cell office:value-type="string" calcext:value-type="string">
            <text:p>https://viewer.acdh.oeaw.ac.at/viewer/api/v1/records/A63_51/files/images/A-Gf_A63_51-25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6-D</text:p>
          </table:table-cell>
          <table:table-cell office:value-type="string" calcext:value-type="string">
            <text:p>https://viewer.acdh.oeaw.ac.at/viewer/api/v1/records/A63_51/files/images/A-Gf_A63_51-2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7-C</text:p>
          </table:table-cell>
          <table:table-cell office:value-type="string" calcext:value-type="string">
            <text:p>https://viewer.acdh.oeaw.ac.at/viewer/api/v1/records/A63_51/files/images/A-Gf_A63_51-25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8-B</text:p>
          </table:table-cell>
          <table:table-cell office:value-type="string" calcext:value-type="string">
            <text:p>https://viewer.acdh.oeaw.ac.at/viewer/api/v1/records/A63_51/files/images/A-Gf_A63_51-2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9-A</text:p>
          </table:table-cell>
          <table:table-cell office:value-type="string" calcext:value-type="string">
            <text:p>https://viewer.acdh.oeaw.ac.at/viewer/api/v1/records/A63_51/files/images/A-Gf_A63_51-25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A-9</text:p>
          </table:table-cell>
          <table:table-cell office:value-type="string" calcext:value-type="string">
            <text:p>https://viewer.acdh.oeaw.ac.at/viewer/api/v1/records/A63_51/files/images/A-Gf_A63_51-2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B-8</text:p>
          </table:table-cell>
          <table:table-cell office:value-type="string" calcext:value-type="string">
            <text:p>https://viewer.acdh.oeaw.ac.at/viewer/api/v1/records/A63_51/files/images/A-Gf_A63_51-25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C-7</text:p>
          </table:table-cell>
          <table:table-cell office:value-type="string" calcext:value-type="string">
            <text:p>https://viewer.acdh.oeaw.ac.at/viewer/api/v1/records/A63_51/files/images/A-Gf_A63_51-25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D-6</text:p>
          </table:table-cell>
          <table:table-cell office:value-type="string" calcext:value-type="string">
            <text:p>https://viewer.acdh.oeaw.ac.at/viewer/api/v1/records/A63_51/files/images/A-Gf_A63_51-25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E-5</text:p>
          </table:table-cell>
          <table:table-cell office:value-type="string" calcext:value-type="string">
            <text:p>https://viewer.acdh.oeaw.ac.at/viewer/api/v1/records/A63_51/files/images/A-Gf_A63_51-25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EF-4</text:p>
          </table:table-cell>
          <table:table-cell office:value-type="string" calcext:value-type="string">
            <text:p>https://viewer.acdh.oeaw.ac.at/viewer/api/v1/records/A63_51/files/images/A-Gf_A63_51-25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0-1</text:p>
          </table:table-cell>
          <table:table-cell office:value-type="string" calcext:value-type="string">
            <text:p>https://viewer.acdh.oeaw.ac.at/viewer/api/v1/records/A63_51/files/images/A-Gf_A63_51-25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1-0</text:p>
          </table:table-cell>
          <table:table-cell office:value-type="string" calcext:value-type="string">
            <text:p>https://viewer.acdh.oeaw.ac.at/viewer/api/v1/records/A63_51/files/images/A-Gf_A63_51-25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2-F</text:p>
          </table:table-cell>
          <table:table-cell office:value-type="string" calcext:value-type="string">
            <text:p>https://viewer.acdh.oeaw.ac.at/viewer/api/v1/records/A63_51/files/images/A-Gf_A63_51-26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3-E</text:p>
          </table:table-cell>
          <table:table-cell office:value-type="string" calcext:value-type="string">
            <text:p>https://viewer.acdh.oeaw.ac.at/viewer/api/v1/records/A63_51/files/images/A-Gf_A63_51-26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4-D</text:p>
          </table:table-cell>
          <table:table-cell office:value-type="string" calcext:value-type="string">
            <text:p>https://viewer.acdh.oeaw.ac.at/viewer/api/v1/records/A63_51/files/images/A-Gf_A63_51-26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5-C</text:p>
          </table:table-cell>
          <table:table-cell office:value-type="string" calcext:value-type="string">
            <text:p>https://viewer.acdh.oeaw.ac.at/viewer/api/v1/records/A63_51/files/images/A-Gf_A63_51-261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6-B</text:p>
          </table:table-cell>
          <table:table-cell office:value-type="string" calcext:value-type="string">
            <text:p>https://viewer.acdh.oeaw.ac.at/viewer/api/v1/records/A63_51/files/images/A-Gf_A63_51-26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7-A</text:p>
          </table:table-cell>
          <table:table-cell office:value-type="string" calcext:value-type="string">
            <text:p>https://viewer.acdh.oeaw.ac.at/viewer/api/v1/records/A63_51/files/images/A-Gf_A63_51-262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8-9</text:p>
          </table:table-cell>
          <table:table-cell office:value-type="string" calcext:value-type="string">
            <text:p>https://viewer.acdh.oeaw.ac.at/viewer/api/v1/records/A63_51/files/images/A-Gf_A63_51-26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9-8</text:p>
          </table:table-cell>
          <table:table-cell office:value-type="string" calcext:value-type="string">
            <text:p>https://viewer.acdh.oeaw.ac.at/viewer/api/v1/records/A63_51/files/images/A-Gf_A63_51-263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A-7</text:p>
          </table:table-cell>
          <table:table-cell office:value-type="string" calcext:value-type="string">
            <text:p>https://viewer.acdh.oeaw.ac.at/viewer/api/v1/records/A63_51/files/images/A-Gf_A63_51-26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B-6</text:p>
          </table:table-cell>
          <table:table-cell office:value-type="string" calcext:value-type="string">
            <text:p>https://viewer.acdh.oeaw.ac.at/viewer/api/v1/records/A63_51/files/images/A-Gf_A63_51-264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C-5</text:p>
          </table:table-cell>
          <table:table-cell office:value-type="string" calcext:value-type="string">
            <text:p>https://viewer.acdh.oeaw.ac.at/viewer/api/v1/records/A63_51/files/images/A-Gf_A63_51-26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D-4</text:p>
          </table:table-cell>
          <table:table-cell office:value-type="string" calcext:value-type="string">
            <text:p>https://viewer.acdh.oeaw.ac.at/viewer/api/v1/records/A63_51/files/images/A-Gf_A63_51-265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E-3</text:p>
          </table:table-cell>
          <table:table-cell office:value-type="string" calcext:value-type="string">
            <text:p>https://viewer.acdh.oeaw.ac.at/viewer/api/v1/records/A63_51/files/images/A-Gf_A63_51-26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4FF-2</text:p>
          </table:table-cell>
          <table:table-cell office:value-type="string" calcext:value-type="string">
            <text:p>https://viewer.acdh.oeaw.ac.at/viewer/api/v1/records/A63_51/files/images/A-Gf_A63_51-266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0-F</text:p>
          </table:table-cell>
          <table:table-cell office:value-type="string" calcext:value-type="string">
            <text:p>https://viewer.acdh.oeaw.ac.at/viewer/api/v1/records/A63_51/files/images/A-Gf_A63_51-26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1-E</text:p>
          </table:table-cell>
          <table:table-cell office:value-type="string" calcext:value-type="string">
            <text:p>https://viewer.acdh.oeaw.ac.at/viewer/api/v1/records/A63_51/files/images/A-Gf_A63_51-267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2-D</text:p>
          </table:table-cell>
          <table:table-cell office:value-type="string" calcext:value-type="string">
            <text:p>https://viewer.acdh.oeaw.ac.at/viewer/api/v1/records/A63_51/files/images/A-Gf_A63_51-2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3-C</text:p>
          </table:table-cell>
          <table:table-cell office:value-type="string" calcext:value-type="string">
            <text:p>https://viewer.acdh.oeaw.ac.at/viewer/api/v1/records/A63_51/files/images/A-Gf_A63_51-268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4-B</text:p>
          </table:table-cell>
          <table:table-cell office:value-type="string" calcext:value-type="string">
            <text:p>https://viewer.acdh.oeaw.ac.at/viewer/api/v1/records/A63_51/files/images/A-Gf_A63_51-26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5-A</text:p>
          </table:table-cell>
          <table:table-cell office:value-type="string" calcext:value-type="string">
            <text:p>https://viewer.acdh.oeaw.ac.at/viewer/api/v1/records/A63_51/files/images/A-Gf_A63_51-269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6-9</text:p>
          </table:table-cell>
          <table:table-cell office:value-type="string" calcext:value-type="string">
            <text:p>https://viewer.acdh.oeaw.ac.at/viewer/api/v1/records/A63_51/files/images/A-Gf_A63_51-27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7-8</text:p>
          </table:table-cell>
          <table:table-cell office:value-type="string" calcext:value-type="string">
            <text:p>https://viewer.acdh.oeaw.ac.at/viewer/api/v1/records/A63_51/files/images/A-Gf_A63_51-270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8-7</text:p>
          </table:table-cell>
          <table:table-cell office:value-type="string" calcext:value-type="string">
            <text:p>https://viewer.acdh.oeaw.ac.at/viewer/api/v1/records/A63_51/files/images/A-Gf_A63_51-B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A-5</text:p>
          </table:table-cell>
          <table:table-cell office:value-type="string" calcext:value-type="string">
            <text:p>https://viewer.acdh.oeaw.ac.at/viewer/api/v1/records/A63_51/files/images/A-Gf_A63_51-HD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9-6</text:p>
          </table:table-cell>
          <table:table-cell office:value-type="string" calcext:value-type="string">
            <text:p>https://viewer.acdh.oeaw.ac.at/viewer/api/v1/records/A63_51/files/images/A-Gf_A63_51-HDS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C-3</text:p>
          </table:table-cell>
          <table:table-cell office:value-type="string" calcext:value-type="string">
            <text:p>https://viewer.acdh.oeaw.ac.at/viewer/api/v1/records/A63_51/files/images/A-Gf_A63_51-VD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50B-4</text:p>
          </table:table-cell>
          <table:table-cell office:value-type="string" calcext:value-type="string">
            <text:p>https://viewer.acdh.oeaw.ac.at/viewer/api/v1/records/A63_51/files/images/A-Gf_A63_51-VDS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98B-F</text:p>
          </table:table-cell>
          <table:table-cell office:value-type="string" calcext:value-type="string">
            <text:p>https://viewer.acdh.oeaw.ac.at/viewer/api/v1/records/A64_38/files/images/A-Gf_A64_38-18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DB4-C</text:p>
          </table:table-cell>
          <table:table-cell office:value-type="string" calcext:value-type="string">
            <text:p>https://viewer.acdh.oeaw.ac.at/viewer/api/v1/records/A64_40/files/images/A-Gf_A64_40-08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0-E</text:p>
          </table:table-cell>
          <table:table-cell office:value-type="string" calcext:value-type="string">
            <text:p>https://viewer.acdh.oeaw.ac.at/viewer/api/v1/records/A64_40/files/images/A-Gf_A64_40-08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2-C</text:p>
          </table:table-cell>
          <table:table-cell office:value-type="string" calcext:value-type="string">
            <text:p>https://viewer.acdh.oeaw.ac.at/viewer/api/v1/records/A64_40/files/images/A-Gf_A64_40-08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4-A</text:p>
          </table:table-cell>
          <table:table-cell office:value-type="string" calcext:value-type="string">
            <text:p>https://viewer.acdh.oeaw.ac.at/viewer/api/v1/records/A64_40/files/images/A-Gf_A64_40-0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6-8</text:p>
          </table:table-cell>
          <table:table-cell office:value-type="string" calcext:value-type="string">
            <text:p>https://viewer.acdh.oeaw.ac.at/viewer/api/v1/records/A64_40/files/images/A-Gf_A64_40-0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8-6</text:p>
          </table:table-cell>
          <table:table-cell office:value-type="string" calcext:value-type="string">
            <text:p>https://viewer.acdh.oeaw.ac.at/viewer/api/v1/records/A64_40/files/images/A-Gf_A64_40-0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A-4</text:p>
          </table:table-cell>
          <table:table-cell office:value-type="string" calcext:value-type="string">
            <text:p>https://viewer.acdh.oeaw.ac.at/viewer/api/v1/records/A64_40/files/images/A-Gf_A64_40-0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C-2</text:p>
          </table:table-cell>
          <table:table-cell office:value-type="string" calcext:value-type="string">
            <text:p>https://viewer.acdh.oeaw.ac.at/viewer/api/v1/records/A64_40/files/images/A-Gf_A64_40-0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5E-0</text:p>
          </table:table-cell>
          <table:table-cell office:value-type="string" calcext:value-type="string">
            <text:p>https://viewer.acdh.oeaw.ac.at/viewer/api/v1/records/A64_40/files/images/A-Gf_A64_40-0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0-C</text:p>
          </table:table-cell>
          <table:table-cell office:value-type="string" calcext:value-type="string">
            <text:p>https://viewer.acdh.oeaw.ac.at/viewer/api/v1/records/A64_40/files/images/A-Gf_A64_40-0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2-A</text:p>
          </table:table-cell>
          <table:table-cell office:value-type="string" calcext:value-type="string">
            <text:p>https://viewer.acdh.oeaw.ac.at/viewer/api/v1/records/A64_40/files/images/A-Gf_A64_40-0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4-8</text:p>
          </table:table-cell>
          <table:table-cell office:value-type="string" calcext:value-type="string">
            <text:p>https://viewer.acdh.oeaw.ac.at/viewer/api/v1/records/A64_40/files/images/A-Gf_A64_40-0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6-6</text:p>
          </table:table-cell>
          <table:table-cell office:value-type="string" calcext:value-type="string">
            <text:p>https://viewer.acdh.oeaw.ac.at/viewer/api/v1/records/A64_40/files/images/A-Gf_A64_40-0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8-4</text:p>
          </table:table-cell>
          <table:table-cell office:value-type="string" calcext:value-type="string">
            <text:p>https://viewer.acdh.oeaw.ac.at/viewer/api/v1/records/A64_40/files/images/A-Gf_A64_40-1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A-2</text:p>
          </table:table-cell>
          <table:table-cell office:value-type="string" calcext:value-type="string">
            <text:p>https://viewer.acdh.oeaw.ac.at/viewer/api/v1/records/A64_40/files/images/A-Gf_A64_40-1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C-0</text:p>
          </table:table-cell>
          <table:table-cell office:value-type="string" calcext:value-type="string">
            <text:p>https://viewer.acdh.oeaw.ac.at/viewer/api/v1/records/A64_40/files/images/A-Gf_A64_40-1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6E-E</text:p>
          </table:table-cell>
          <table:table-cell office:value-type="string" calcext:value-type="string">
            <text:p>https://viewer.acdh.oeaw.ac.at/viewer/api/v1/records/A64_40/files/images/A-Gf_A64_40-1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0-A</text:p>
          </table:table-cell>
          <table:table-cell office:value-type="string" calcext:value-type="string">
            <text:p>https://viewer.acdh.oeaw.ac.at/viewer/api/v1/records/A64_40/files/images/A-Gf_A64_40-1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2-8</text:p>
          </table:table-cell>
          <table:table-cell office:value-type="string" calcext:value-type="string">
            <text:p>https://viewer.acdh.oeaw.ac.at/viewer/api/v1/records/A64_40/files/images/A-Gf_A64_40-1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4-6</text:p>
          </table:table-cell>
          <table:table-cell office:value-type="string" calcext:value-type="string">
            <text:p>https://viewer.acdh.oeaw.ac.at/viewer/api/v1/records/A64_40/files/images/A-Gf_A64_40-1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6-4</text:p>
          </table:table-cell>
          <table:table-cell office:value-type="string" calcext:value-type="string">
            <text:p>https://viewer.acdh.oeaw.ac.at/viewer/api/v1/records/A64_40/files/images/A-Gf_A64_40-1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8-2</text:p>
          </table:table-cell>
          <table:table-cell office:value-type="string" calcext:value-type="string">
            <text:p>https://viewer.acdh.oeaw.ac.at/viewer/api/v1/records/A64_40/files/images/A-Gf_A64_40-1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A-0</text:p>
          </table:table-cell>
          <table:table-cell office:value-type="string" calcext:value-type="string">
            <text:p>https://viewer.acdh.oeaw.ac.at/viewer/api/v1/records/A64_40/files/images/A-Gf_A64_40-1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C-E</text:p>
          </table:table-cell>
          <table:table-cell office:value-type="string" calcext:value-type="string">
            <text:p>https://viewer.acdh.oeaw.ac.at/viewer/api/v1/records/A64_40/files/images/A-Gf_A64_40-1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7E-C</text:p>
          </table:table-cell>
          <table:table-cell office:value-type="string" calcext:value-type="string">
            <text:p>https://viewer.acdh.oeaw.ac.at/viewer/api/v1/records/A64_40/files/images/A-Gf_A64_40-1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0-7</text:p>
          </table:table-cell>
          <table:table-cell office:value-type="string" calcext:value-type="string">
            <text:p>https://viewer.acdh.oeaw.ac.at/viewer/api/v1/records/A64_40/files/images/A-Gf_A64_40-1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2-5</text:p>
          </table:table-cell>
          <table:table-cell office:value-type="string" calcext:value-type="string">
            <text:p>https://viewer.acdh.oeaw.ac.at/viewer/api/v1/records/A64_40/files/images/A-Gf_A64_40-1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4-3</text:p>
          </table:table-cell>
          <table:table-cell office:value-type="string" calcext:value-type="string">
            <text:p>https://viewer.acdh.oeaw.ac.at/viewer/api/v1/records/A64_40/files/images/A-Gf_A64_40-1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6-1</text:p>
          </table:table-cell>
          <table:table-cell office:value-type="string" calcext:value-type="string">
            <text:p>https://viewer.acdh.oeaw.ac.at/viewer/api/v1/records/A64_40/files/images/A-Gf_A64_40-1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8-F</text:p>
          </table:table-cell>
          <table:table-cell office:value-type="string" calcext:value-type="string">
            <text:p>https://viewer.acdh.oeaw.ac.at/viewer/api/v1/records/A64_40/files/images/A-Gf_A64_40-1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A-D</text:p>
          </table:table-cell>
          <table:table-cell office:value-type="string" calcext:value-type="string">
            <text:p>https://viewer.acdh.oeaw.ac.at/viewer/api/v1/records/A64_40/files/images/A-Gf_A64_40-1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C-B</text:p>
          </table:table-cell>
          <table:table-cell office:value-type="string" calcext:value-type="string">
            <text:p>https://viewer.acdh.oeaw.ac.at/viewer/api/v1/records/A64_40/files/images/A-Gf_A64_40-1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8E-9</text:p>
          </table:table-cell>
          <table:table-cell office:value-type="string" calcext:value-type="string">
            <text:p>https://viewer.acdh.oeaw.ac.at/viewer/api/v1/records/A64_40/files/images/A-Gf_A64_40-1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0-5</text:p>
          </table:table-cell>
          <table:table-cell office:value-type="string" calcext:value-type="string">
            <text:p>https://viewer.acdh.oeaw.ac.at/viewer/api/v1/records/A64_40/files/images/A-Gf_A64_40-1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2-3</text:p>
          </table:table-cell>
          <table:table-cell office:value-type="string" calcext:value-type="string">
            <text:p>https://viewer.acdh.oeaw.ac.at/viewer/api/v1/records/A64_40/files/images/A-Gf_A64_40-1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4-1</text:p>
          </table:table-cell>
          <table:table-cell office:value-type="string" calcext:value-type="string">
            <text:p>https://viewer.acdh.oeaw.ac.at/viewer/api/v1/records/A64_40/files/images/A-Gf_A64_40-1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6-F</text:p>
          </table:table-cell>
          <table:table-cell office:value-type="string" calcext:value-type="string">
            <text:p>https://viewer.acdh.oeaw.ac.at/viewer/api/v1/records/A64_40/files/images/A-Gf_A64_40-1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8-D</text:p>
          </table:table-cell>
          <table:table-cell office:value-type="string" calcext:value-type="string">
            <text:p>https://viewer.acdh.oeaw.ac.at/viewer/api/v1/records/A64_40/files/images/A-Gf_A64_40-1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A-B</text:p>
          </table:table-cell>
          <table:table-cell office:value-type="string" calcext:value-type="string">
            <text:p>https://viewer.acdh.oeaw.ac.at/viewer/api/v1/records/A64_40/files/images/A-Gf_A64_40-1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C-9</text:p>
          </table:table-cell>
          <table:table-cell office:value-type="string" calcext:value-type="string">
            <text:p>https://viewer.acdh.oeaw.ac.at/viewer/api/v1/records/A64_40/files/images/A-Gf_A64_40-1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9E-7</text:p>
          </table:table-cell>
          <table:table-cell office:value-type="string" calcext:value-type="string">
            <text:p>https://viewer.acdh.oeaw.ac.at/viewer/api/v1/records/A64_40/files/images/A-Gf_A64_40-1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0-3</text:p>
          </table:table-cell>
          <table:table-cell office:value-type="string" calcext:value-type="string">
            <text:p>https://viewer.acdh.oeaw.ac.at/viewer/api/v1/records/A64_40/files/images/A-Gf_A64_40-1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2-1</text:p>
          </table:table-cell>
          <table:table-cell office:value-type="string" calcext:value-type="string">
            <text:p>https://viewer.acdh.oeaw.ac.at/viewer/api/v1/records/A64_40/files/images/A-Gf_A64_40-1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4-F</text:p>
          </table:table-cell>
          <table:table-cell office:value-type="string" calcext:value-type="string">
            <text:p>https://viewer.acdh.oeaw.ac.at/viewer/api/v1/records/A64_40/files/images/A-Gf_A64_40-1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6-D</text:p>
          </table:table-cell>
          <table:table-cell office:value-type="string" calcext:value-type="string">
            <text:p>https://viewer.acdh.oeaw.ac.at/viewer/api/v1/records/A64_40/files/images/A-Gf_A64_40-1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8-B</text:p>
          </table:table-cell>
          <table:table-cell office:value-type="string" calcext:value-type="string">
            <text:p>https://viewer.acdh.oeaw.ac.at/viewer/api/v1/records/A64_40/files/images/A-Gf_A64_40-1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A-9</text:p>
          </table:table-cell>
          <table:table-cell office:value-type="string" calcext:value-type="string">
            <text:p>https://viewer.acdh.oeaw.ac.at/viewer/api/v1/records/A64_40/files/images/A-Gf_A64_40-1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C-7</text:p>
          </table:table-cell>
          <table:table-cell office:value-type="string" calcext:value-type="string">
            <text:p>https://viewer.acdh.oeaw.ac.at/viewer/api/v1/records/A64_40/files/images/A-Gf_A64_40-1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AE-5</text:p>
          </table:table-cell>
          <table:table-cell office:value-type="string" calcext:value-type="string">
            <text:p>https://viewer.acdh.oeaw.ac.at/viewer/api/v1/records/A64_40/files/images/A-Gf_A64_40-1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B0-1</text:p>
          </table:table-cell>
          <table:table-cell office:value-type="string" calcext:value-type="string">
            <text:p>https://viewer.acdh.oeaw.ac.at/viewer/api/v1/records/A64_40/files/images/A-Gf_A64_40-1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B2-F</text:p>
          </table:table-cell>
          <table:table-cell office:value-type="string" calcext:value-type="string">
            <text:p>https://viewer.acdh.oeaw.ac.at/viewer/api/v1/records/A64_40/files/images/A-Gf_A64_40-1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CB4-D</text:p>
          </table:table-cell>
          <table:table-cell office:value-type="string" calcext:value-type="string">
            <text:p>https://viewer.acdh.oeaw.ac.at/viewer/api/v1/records/A64_40/files/images/A-Gf_A64_40-1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423-5</text:p>
          </table:table-cell>
          <table:table-cell office:value-type="string" calcext:value-type="string">
            <text:p>https://viewer.acdh.oeaw.ac.at/viewer/api/v1/records/A64_41/files/images/A-Gf_64_41-0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BB-3</text:p>
          </table:table-cell>
          <table:table-cell office:value-type="string" calcext:value-type="string">
            <text:p>https://viewer.acdh.oeaw.ac.at/viewer/api/v1/records/A64_41/files/images/A-Gf_64_41-0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1-2</text:p>
          </table:table-cell>
          <table:table-cell office:value-type="string" calcext:value-type="string">
            <text:p>https://viewer.acdh.oeaw.ac.at/viewer/api/v1/records/A64_41/files/images/A-Gf_64_41-0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69-1</text:p>
          </table:table-cell>
          <table:table-cell office:value-type="string" calcext:value-type="string">
            <text:p>https://viewer.acdh.oeaw.ac.at/viewer/api/v1/records/A64_41/files/images/A-Gf_64_41-0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3-0</text:p>
          </table:table-cell>
          <table:table-cell office:value-type="string" calcext:value-type="string">
            <text:p>https://viewer.acdh.oeaw.ac.at/viewer/api/v1/records/A64_41/files/images/A-Gf_64_41-0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6B-F</text:p>
          </table:table-cell>
          <table:table-cell office:value-type="string" calcext:value-type="string">
            <text:p>https://viewer.acdh.oeaw.ac.at/viewer/api/v1/records/A64_41/files/images/A-Gf_64_41-0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5-E</text:p>
          </table:table-cell>
          <table:table-cell office:value-type="string" calcext:value-type="string">
            <text:p>https://viewer.acdh.oeaw.ac.at/viewer/api/v1/records/A64_41/files/images/A-Gf_64_41-0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6D-D</text:p>
          </table:table-cell>
          <table:table-cell office:value-type="string" calcext:value-type="string">
            <text:p>https://viewer.acdh.oeaw.ac.at/viewer/api/v1/records/A64_41/files/images/A-Gf_64_41-0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7-C</text:p>
          </table:table-cell>
          <table:table-cell office:value-type="string" calcext:value-type="string">
            <text:p>https://viewer.acdh.oeaw.ac.at/viewer/api/v1/records/A64_41/files/images/A-Gf_64_41-0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6F-B</text:p>
          </table:table-cell>
          <table:table-cell office:value-type="string" calcext:value-type="string">
            <text:p>https://viewer.acdh.oeaw.ac.at/viewer/api/v1/records/A64_41/files/images/A-Gf_64_41-0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9-A</text:p>
          </table:table-cell>
          <table:table-cell office:value-type="string" calcext:value-type="string">
            <text:p>https://viewer.acdh.oeaw.ac.at/viewer/api/v1/records/A64_41/files/images/A-Gf_64_41-0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1-7</text:p>
          </table:table-cell>
          <table:table-cell office:value-type="string" calcext:value-type="string">
            <text:p>https://viewer.acdh.oeaw.ac.at/viewer/api/v1/records/A64_41/files/images/A-Gf_64_41-0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B-8</text:p>
          </table:table-cell>
          <table:table-cell office:value-type="string" calcext:value-type="string">
            <text:p>https://viewer.acdh.oeaw.ac.at/viewer/api/v1/records/A64_41/files/images/A-Gf_64_41-0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3-5</text:p>
          </table:table-cell>
          <table:table-cell office:value-type="string" calcext:value-type="string">
            <text:p>https://viewer.acdh.oeaw.ac.at/viewer/api/v1/records/A64_41/files/images/A-Gf_64_41-0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D-6</text:p>
          </table:table-cell>
          <table:table-cell office:value-type="string" calcext:value-type="string">
            <text:p>https://viewer.acdh.oeaw.ac.at/viewer/api/v1/records/A64_41/files/images/A-Gf_64_41-0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5-3</text:p>
          </table:table-cell>
          <table:table-cell office:value-type="string" calcext:value-type="string">
            <text:p>https://viewer.acdh.oeaw.ac.at/viewer/api/v1/records/A64_41/files/images/A-Gf_64_41-0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DF-4</text:p>
          </table:table-cell>
          <table:table-cell office:value-type="string" calcext:value-type="string">
            <text:p>https://viewer.acdh.oeaw.ac.at/viewer/api/v1/records/A64_41/files/images/A-Gf_64_41-0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7-1</text:p>
          </table:table-cell>
          <table:table-cell office:value-type="string" calcext:value-type="string">
            <text:p>https://viewer.acdh.oeaw.ac.at/viewer/api/v1/records/A64_41/files/images/A-Gf_64_41-0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1-0</text:p>
          </table:table-cell>
          <table:table-cell office:value-type="string" calcext:value-type="string">
            <text:p>https://viewer.acdh.oeaw.ac.at/viewer/api/v1/records/A64_41/files/images/A-Gf_64_41-0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9-F</text:p>
          </table:table-cell>
          <table:table-cell office:value-type="string" calcext:value-type="string">
            <text:p>https://viewer.acdh.oeaw.ac.at/viewer/api/v1/records/A64_41/files/images/A-Gf_64_41-0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3-E</text:p>
          </table:table-cell>
          <table:table-cell office:value-type="string" calcext:value-type="string">
            <text:p>https://viewer.acdh.oeaw.ac.at/viewer/api/v1/records/A64_41/files/images/A-Gf_64_41-1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B-D</text:p>
          </table:table-cell>
          <table:table-cell office:value-type="string" calcext:value-type="string">
            <text:p>https://viewer.acdh.oeaw.ac.at/viewer/api/v1/records/A64_41/files/images/A-Gf_64_41-1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5-C</text:p>
          </table:table-cell>
          <table:table-cell office:value-type="string" calcext:value-type="string">
            <text:p>https://viewer.acdh.oeaw.ac.at/viewer/api/v1/records/A64_41/files/images/A-Gf_64_41-1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D-B</text:p>
          </table:table-cell>
          <table:table-cell office:value-type="string" calcext:value-type="string">
            <text:p>https://viewer.acdh.oeaw.ac.at/viewer/api/v1/records/A64_41/files/images/A-Gf_64_41-1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7-A</text:p>
          </table:table-cell>
          <table:table-cell office:value-type="string" calcext:value-type="string">
            <text:p>https://viewer.acdh.oeaw.ac.at/viewer/api/v1/records/A64_41/files/images/A-Gf_64_41-1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7F-9</text:p>
          </table:table-cell>
          <table:table-cell office:value-type="string" calcext:value-type="string">
            <text:p>https://viewer.acdh.oeaw.ac.at/viewer/api/v1/records/A64_41/files/images/A-Gf_64_41-1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9-8</text:p>
          </table:table-cell>
          <table:table-cell office:value-type="string" calcext:value-type="string">
            <text:p>https://viewer.acdh.oeaw.ac.at/viewer/api/v1/records/A64_41/files/images/A-Gf_64_41-1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1-4</text:p>
          </table:table-cell>
          <table:table-cell office:value-type="string" calcext:value-type="string">
            <text:p>https://viewer.acdh.oeaw.ac.at/viewer/api/v1/records/A64_41/files/images/A-Gf_64_41-1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B-6</text:p>
          </table:table-cell>
          <table:table-cell office:value-type="string" calcext:value-type="string">
            <text:p>https://viewer.acdh.oeaw.ac.at/viewer/api/v1/records/A64_41/files/images/A-Gf_64_41-1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3-2</text:p>
          </table:table-cell>
          <table:table-cell office:value-type="string" calcext:value-type="string">
            <text:p>https://viewer.acdh.oeaw.ac.at/viewer/api/v1/records/A64_41/files/images/A-Gf_64_41-1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D-4</text:p>
          </table:table-cell>
          <table:table-cell office:value-type="string" calcext:value-type="string">
            <text:p>https://viewer.acdh.oeaw.ac.at/viewer/api/v1/records/A64_41/files/images/A-Gf_64_41-1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5-0</text:p>
          </table:table-cell>
          <table:table-cell office:value-type="string" calcext:value-type="string">
            <text:p>https://viewer.acdh.oeaw.ac.at/viewer/api/v1/records/A64_41/files/images/A-Gf_64_41-1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EF-2</text:p>
          </table:table-cell>
          <table:table-cell office:value-type="string" calcext:value-type="string">
            <text:p>https://viewer.acdh.oeaw.ac.at/viewer/api/v1/records/A64_41/files/images/A-Gf_64_41-1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7-E</text:p>
          </table:table-cell>
          <table:table-cell office:value-type="string" calcext:value-type="string">
            <text:p>https://viewer.acdh.oeaw.ac.at/viewer/api/v1/records/A64_41/files/images/A-Gf_64_41-1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1-E</text:p>
          </table:table-cell>
          <table:table-cell office:value-type="string" calcext:value-type="string">
            <text:p>https://viewer.acdh.oeaw.ac.at/viewer/api/v1/records/A64_41/files/images/A-Gf_64_41-1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9-C</text:p>
          </table:table-cell>
          <table:table-cell office:value-type="string" calcext:value-type="string">
            <text:p>https://viewer.acdh.oeaw.ac.at/viewer/api/v1/records/A64_41/files/images/A-Gf_64_41-1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3-C</text:p>
          </table:table-cell>
          <table:table-cell office:value-type="string" calcext:value-type="string">
            <text:p>https://viewer.acdh.oeaw.ac.at/viewer/api/v1/records/A64_41/files/images/A-Gf_64_41-1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B-A</text:p>
          </table:table-cell>
          <table:table-cell office:value-type="string" calcext:value-type="string">
            <text:p>https://viewer.acdh.oeaw.ac.at/viewer/api/v1/records/A64_41/files/images/A-Gf_64_41-1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5-A</text:p>
          </table:table-cell>
          <table:table-cell office:value-type="string" calcext:value-type="string">
            <text:p>https://viewer.acdh.oeaw.ac.at/viewer/api/v1/records/A64_41/files/images/A-Gf_64_41-1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D-8</text:p>
          </table:table-cell>
          <table:table-cell office:value-type="string" calcext:value-type="string">
            <text:p>https://viewer.acdh.oeaw.ac.at/viewer/api/v1/records/A64_41/files/images/A-Gf_64_41-1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7-8</text:p>
          </table:table-cell>
          <table:table-cell office:value-type="string" calcext:value-type="string">
            <text:p>https://viewer.acdh.oeaw.ac.at/viewer/api/v1/records/A64_41/files/images/A-Gf_64_41-1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8F-6</text:p>
          </table:table-cell>
          <table:table-cell office:value-type="string" calcext:value-type="string">
            <text:p>https://viewer.acdh.oeaw.ac.at/viewer/api/v1/records/A64_41/files/images/A-Gf_64_41-1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9-6</text:p>
          </table:table-cell>
          <table:table-cell office:value-type="string" calcext:value-type="string">
            <text:p>https://viewer.acdh.oeaw.ac.at/viewer/api/v1/records/A64_41/files/images/A-Gf_64_41-1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1-2</text:p>
          </table:table-cell>
          <table:table-cell office:value-type="string" calcext:value-type="string">
            <text:p>https://viewer.acdh.oeaw.ac.at/viewer/api/v1/records/A64_41/files/images/A-Gf_64_41-1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B-4</text:p>
          </table:table-cell>
          <table:table-cell office:value-type="string" calcext:value-type="string">
            <text:p>https://viewer.acdh.oeaw.ac.at/viewer/api/v1/records/A64_41/files/images/A-Gf_64_41-1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3-0</text:p>
          </table:table-cell>
          <table:table-cell office:value-type="string" calcext:value-type="string">
            <text:p>https://viewer.acdh.oeaw.ac.at/viewer/api/v1/records/A64_41/files/images/A-Gf_64_41-1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D-2</text:p>
          </table:table-cell>
          <table:table-cell office:value-type="string" calcext:value-type="string">
            <text:p>https://viewer.acdh.oeaw.ac.at/viewer/api/v1/records/A64_41/files/images/A-Gf_64_41-1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5-E</text:p>
          </table:table-cell>
          <table:table-cell office:value-type="string" calcext:value-type="string">
            <text:p>https://viewer.acdh.oeaw.ac.at/viewer/api/v1/records/A64_41/files/images/A-Gf_64_41-1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2FF-0</text:p>
          </table:table-cell>
          <table:table-cell office:value-type="string" calcext:value-type="string">
            <text:p>https://viewer.acdh.oeaw.ac.at/viewer/api/v1/records/A64_41/files/images/A-Gf_64_41-1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7-C</text:p>
          </table:table-cell>
          <table:table-cell office:value-type="string" calcext:value-type="string">
            <text:p>https://viewer.acdh.oeaw.ac.at/viewer/api/v1/records/A64_41/files/images/A-Gf_64_41-1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1-C</text:p>
          </table:table-cell>
          <table:table-cell office:value-type="string" calcext:value-type="string">
            <text:p>https://viewer.acdh.oeaw.ac.at/viewer/api/v1/records/A64_41/files/images/A-Gf_64_41-1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9-A</text:p>
          </table:table-cell>
          <table:table-cell office:value-type="string" calcext:value-type="string">
            <text:p>https://viewer.acdh.oeaw.ac.at/viewer/api/v1/records/A64_41/files/images/A-Gf_64_41-1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3-A</text:p>
          </table:table-cell>
          <table:table-cell office:value-type="string" calcext:value-type="string">
            <text:p>https://viewer.acdh.oeaw.ac.at/viewer/api/v1/records/A64_41/files/images/A-Gf_64_41-1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B-8</text:p>
          </table:table-cell>
          <table:table-cell office:value-type="string" calcext:value-type="string">
            <text:p>https://viewer.acdh.oeaw.ac.at/viewer/api/v1/records/A64_41/files/images/A-Gf_64_41-1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5-8</text:p>
          </table:table-cell>
          <table:table-cell office:value-type="string" calcext:value-type="string">
            <text:p>https://viewer.acdh.oeaw.ac.at/viewer/api/v1/records/A64_41/files/images/A-Gf_64_41-1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D-6</text:p>
          </table:table-cell>
          <table:table-cell office:value-type="string" calcext:value-type="string">
            <text:p>https://viewer.acdh.oeaw.ac.at/viewer/api/v1/records/A64_41/files/images/A-Gf_64_41-1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7-6</text:p>
          </table:table-cell>
          <table:table-cell office:value-type="string" calcext:value-type="string">
            <text:p>https://viewer.acdh.oeaw.ac.at/viewer/api/v1/records/A64_41/files/images/A-Gf_64_41-1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9F-4</text:p>
          </table:table-cell>
          <table:table-cell office:value-type="string" calcext:value-type="string">
            <text:p>https://viewer.acdh.oeaw.ac.at/viewer/api/v1/records/A64_41/files/images/A-Gf_64_41-1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9-4</text:p>
          </table:table-cell>
          <table:table-cell office:value-type="string" calcext:value-type="string">
            <text:p>https://viewer.acdh.oeaw.ac.at/viewer/api/v1/records/A64_41/files/images/A-Gf_64_41-1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1-0</text:p>
          </table:table-cell>
          <table:table-cell office:value-type="string" calcext:value-type="string">
            <text:p>https://viewer.acdh.oeaw.ac.at/viewer/api/v1/records/A64_41/files/images/A-Gf_64_41-1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B-2</text:p>
          </table:table-cell>
          <table:table-cell office:value-type="string" calcext:value-type="string">
            <text:p>https://viewer.acdh.oeaw.ac.at/viewer/api/v1/records/A64_41/files/images/A-Gf_64_41-1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3-E</text:p>
          </table:table-cell>
          <table:table-cell office:value-type="string" calcext:value-type="string">
            <text:p>https://viewer.acdh.oeaw.ac.at/viewer/api/v1/records/A64_41/files/images/A-Gf_64_41-1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D-0</text:p>
          </table:table-cell>
          <table:table-cell office:value-type="string" calcext:value-type="string">
            <text:p>https://viewer.acdh.oeaw.ac.at/viewer/api/v1/records/A64_41/files/images/A-Gf_64_41-1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5-C</text:p>
          </table:table-cell>
          <table:table-cell office:value-type="string" calcext:value-type="string">
            <text:p>https://viewer.acdh.oeaw.ac.at/viewer/api/v1/records/A64_41/files/images/A-Gf_64_41-1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0F-E</text:p>
          </table:table-cell>
          <table:table-cell office:value-type="string" calcext:value-type="string">
            <text:p>https://viewer.acdh.oeaw.ac.at/viewer/api/v1/records/A64_41/files/images/A-Gf_64_41-1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7-A</text:p>
          </table:table-cell>
          <table:table-cell office:value-type="string" calcext:value-type="string">
            <text:p>https://viewer.acdh.oeaw.ac.at/viewer/api/v1/records/A64_41/files/images/A-Gf_64_41-1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1-A</text:p>
          </table:table-cell>
          <table:table-cell office:value-type="string" calcext:value-type="string">
            <text:p>https://viewer.acdh.oeaw.ac.at/viewer/api/v1/records/A64_41/files/images/A-Gf_64_41-1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9-8</text:p>
          </table:table-cell>
          <table:table-cell office:value-type="string" calcext:value-type="string">
            <text:p>https://viewer.acdh.oeaw.ac.at/viewer/api/v1/records/A64_41/files/images/A-Gf_64_41-1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3-8</text:p>
          </table:table-cell>
          <table:table-cell office:value-type="string" calcext:value-type="string">
            <text:p>https://viewer.acdh.oeaw.ac.at/viewer/api/v1/records/A64_41/files/images/A-Gf_64_41-1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B-6</text:p>
          </table:table-cell>
          <table:table-cell office:value-type="string" calcext:value-type="string">
            <text:p>https://viewer.acdh.oeaw.ac.at/viewer/api/v1/records/A64_41/files/images/A-Gf_64_41-1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5-6</text:p>
          </table:table-cell>
          <table:table-cell office:value-type="string" calcext:value-type="string">
            <text:p>https://viewer.acdh.oeaw.ac.at/viewer/api/v1/records/A64_41/files/images/A-Gf_64_41-1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D-4</text:p>
          </table:table-cell>
          <table:table-cell office:value-type="string" calcext:value-type="string">
            <text:p>https://viewer.acdh.oeaw.ac.at/viewer/api/v1/records/A64_41/files/images/A-Gf_64_41-1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7-4</text:p>
          </table:table-cell>
          <table:table-cell office:value-type="string" calcext:value-type="string">
            <text:p>https://viewer.acdh.oeaw.ac.at/viewer/api/v1/records/A64_41/files/images/A-Gf_64_41-1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AF-2</text:p>
          </table:table-cell>
          <table:table-cell office:value-type="string" calcext:value-type="string">
            <text:p>https://viewer.acdh.oeaw.ac.at/viewer/api/v1/records/A64_41/files/images/A-Gf_64_41-1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9-2</text:p>
          </table:table-cell>
          <table:table-cell office:value-type="string" calcext:value-type="string">
            <text:p>https://viewer.acdh.oeaw.ac.at/viewer/api/v1/records/A64_41/files/images/A-Gf_64_41-1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1-E</text:p>
          </table:table-cell>
          <table:table-cell office:value-type="string" calcext:value-type="string">
            <text:p>https://viewer.acdh.oeaw.ac.at/viewer/api/v1/records/A64_41/files/images/A-Gf_64_41-1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B-0</text:p>
          </table:table-cell>
          <table:table-cell office:value-type="string" calcext:value-type="string">
            <text:p>https://viewer.acdh.oeaw.ac.at/viewer/api/v1/records/A64_41/files/images/A-Gf_64_41-1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3-C</text:p>
          </table:table-cell>
          <table:table-cell office:value-type="string" calcext:value-type="string">
            <text:p>https://viewer.acdh.oeaw.ac.at/viewer/api/v1/records/A64_41/files/images/A-Gf_64_41-1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D-E</text:p>
          </table:table-cell>
          <table:table-cell office:value-type="string" calcext:value-type="string">
            <text:p>https://viewer.acdh.oeaw.ac.at/viewer/api/v1/records/A64_41/files/images/A-Gf_64_41-1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5-A</text:p>
          </table:table-cell>
          <table:table-cell office:value-type="string" calcext:value-type="string">
            <text:p>https://viewer.acdh.oeaw.ac.at/viewer/api/v1/records/A64_41/files/images/A-Gf_64_41-1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1F-C</text:p>
          </table:table-cell>
          <table:table-cell office:value-type="string" calcext:value-type="string">
            <text:p>https://viewer.acdh.oeaw.ac.at/viewer/api/v1/records/A64_41/files/images/A-Gf_64_41-1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7-8</text:p>
          </table:table-cell>
          <table:table-cell office:value-type="string" calcext:value-type="string">
            <text:p>https://viewer.acdh.oeaw.ac.at/viewer/api/v1/records/A64_41/files/images/A-Gf_64_41-1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1-8</text:p>
          </table:table-cell>
          <table:table-cell office:value-type="string" calcext:value-type="string">
            <text:p>https://viewer.acdh.oeaw.ac.at/viewer/api/v1/records/A64_41/files/images/A-Gf_64_41-1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9-6</text:p>
          </table:table-cell>
          <table:table-cell office:value-type="string" calcext:value-type="string">
            <text:p>https://viewer.acdh.oeaw.ac.at/viewer/api/v1/records/A64_41/files/images/A-Gf_64_41-1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3-6</text:p>
          </table:table-cell>
          <table:table-cell office:value-type="string" calcext:value-type="string">
            <text:p>https://viewer.acdh.oeaw.ac.at/viewer/api/v1/records/A64_41/files/images/A-Gf_64_41-1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B-4</text:p>
          </table:table-cell>
          <table:table-cell office:value-type="string" calcext:value-type="string">
            <text:p>https://viewer.acdh.oeaw.ac.at/viewer/api/v1/records/A64_41/files/images/A-Gf_64_41-1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5-4</text:p>
          </table:table-cell>
          <table:table-cell office:value-type="string" calcext:value-type="string">
            <text:p>https://viewer.acdh.oeaw.ac.at/viewer/api/v1/records/A64_41/files/images/A-Gf_64_41-1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D-2</text:p>
          </table:table-cell>
          <table:table-cell office:value-type="string" calcext:value-type="string">
            <text:p>https://viewer.acdh.oeaw.ac.at/viewer/api/v1/records/A64_41/files/images/A-Gf_64_41-1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7-2</text:p>
          </table:table-cell>
          <table:table-cell office:value-type="string" calcext:value-type="string">
            <text:p>https://viewer.acdh.oeaw.ac.at/viewer/api/v1/records/A64_41/files/images/A-Gf_64_41-1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BF-0</text:p>
          </table:table-cell>
          <table:table-cell office:value-type="string" calcext:value-type="string">
            <text:p>https://viewer.acdh.oeaw.ac.at/viewer/api/v1/records/A64_41/files/images/A-Gf_64_41-1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9-0</text:p>
          </table:table-cell>
          <table:table-cell office:value-type="string" calcext:value-type="string">
            <text:p>https://viewer.acdh.oeaw.ac.at/viewer/api/v1/records/A64_41/files/images/A-Gf_64_41-1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1-C</text:p>
          </table:table-cell>
          <table:table-cell office:value-type="string" calcext:value-type="string">
            <text:p>https://viewer.acdh.oeaw.ac.at/viewer/api/v1/records/A64_41/files/images/A-Gf_64_41-1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B-E</text:p>
          </table:table-cell>
          <table:table-cell office:value-type="string" calcext:value-type="string">
            <text:p>https://viewer.acdh.oeaw.ac.at/viewer/api/v1/records/A64_41/files/images/A-Gf_64_41-1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3-A</text:p>
          </table:table-cell>
          <table:table-cell office:value-type="string" calcext:value-type="string">
            <text:p>https://viewer.acdh.oeaw.ac.at/viewer/api/v1/records/A64_41/files/images/A-Gf_64_41-1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D-C</text:p>
          </table:table-cell>
          <table:table-cell office:value-type="string" calcext:value-type="string">
            <text:p>https://viewer.acdh.oeaw.ac.at/viewer/api/v1/records/A64_41/files/images/A-Gf_64_41-1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5-8</text:p>
          </table:table-cell>
          <table:table-cell office:value-type="string" calcext:value-type="string">
            <text:p>https://viewer.acdh.oeaw.ac.at/viewer/api/v1/records/A64_41/files/images/A-Gf_64_41-1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2F-A</text:p>
          </table:table-cell>
          <table:table-cell office:value-type="string" calcext:value-type="string">
            <text:p>https://viewer.acdh.oeaw.ac.at/viewer/api/v1/records/A64_41/files/images/A-Gf_64_41-1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7-6</text:p>
          </table:table-cell>
          <table:table-cell office:value-type="string" calcext:value-type="string">
            <text:p>https://viewer.acdh.oeaw.ac.at/viewer/api/v1/records/A64_41/files/images/A-Gf_64_41-1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1-6</text:p>
          </table:table-cell>
          <table:table-cell office:value-type="string" calcext:value-type="string">
            <text:p>https://viewer.acdh.oeaw.ac.at/viewer/api/v1/records/A64_41/files/images/A-Gf_64_41-1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9-4</text:p>
          </table:table-cell>
          <table:table-cell office:value-type="string" calcext:value-type="string">
            <text:p>https://viewer.acdh.oeaw.ac.at/viewer/api/v1/records/A64_41/files/images/A-Gf_64_41-1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3-4</text:p>
          </table:table-cell>
          <table:table-cell office:value-type="string" calcext:value-type="string">
            <text:p>https://viewer.acdh.oeaw.ac.at/viewer/api/v1/records/A64_41/files/images/A-Gf_64_41-1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B-2</text:p>
          </table:table-cell>
          <table:table-cell office:value-type="string" calcext:value-type="string">
            <text:p>https://viewer.acdh.oeaw.ac.at/viewer/api/v1/records/A64_41/files/images/A-Gf_64_41-1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5-2</text:p>
          </table:table-cell>
          <table:table-cell office:value-type="string" calcext:value-type="string">
            <text:p>https://viewer.acdh.oeaw.ac.at/viewer/api/v1/records/A64_41/files/images/A-Gf_64_41-1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D-0</text:p>
          </table:table-cell>
          <table:table-cell office:value-type="string" calcext:value-type="string">
            <text:p>https://viewer.acdh.oeaw.ac.at/viewer/api/v1/records/A64_41/files/images/A-Gf_64_41-1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7-0</text:p>
          </table:table-cell>
          <table:table-cell office:value-type="string" calcext:value-type="string">
            <text:p>https://viewer.acdh.oeaw.ac.at/viewer/api/v1/records/A64_41/files/images/A-Gf_64_41-1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CF-E</text:p>
          </table:table-cell>
          <table:table-cell office:value-type="string" calcext:value-type="string">
            <text:p>https://viewer.acdh.oeaw.ac.at/viewer/api/v1/records/A64_41/files/images/A-Gf_64_41-1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9-E</text:p>
          </table:table-cell>
          <table:table-cell office:value-type="string" calcext:value-type="string">
            <text:p>https://viewer.acdh.oeaw.ac.at/viewer/api/v1/records/A64_41/files/images/A-Gf_64_41-1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1-A</text:p>
          </table:table-cell>
          <table:table-cell office:value-type="string" calcext:value-type="string">
            <text:p>https://viewer.acdh.oeaw.ac.at/viewer/api/v1/records/A64_41/files/images/A-Gf_64_41-1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B-C</text:p>
          </table:table-cell>
          <table:table-cell office:value-type="string" calcext:value-type="string">
            <text:p>https://viewer.acdh.oeaw.ac.at/viewer/api/v1/records/A64_41/files/images/A-Gf_64_41-1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3-8</text:p>
          </table:table-cell>
          <table:table-cell office:value-type="string" calcext:value-type="string">
            <text:p>https://viewer.acdh.oeaw.ac.at/viewer/api/v1/records/A64_41/files/images/A-Gf_64_41-1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D-A</text:p>
          </table:table-cell>
          <table:table-cell office:value-type="string" calcext:value-type="string">
            <text:p>https://viewer.acdh.oeaw.ac.at/viewer/api/v1/records/A64_41/files/images/A-Gf_64_41-1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5-6</text:p>
          </table:table-cell>
          <table:table-cell office:value-type="string" calcext:value-type="string">
            <text:p>https://viewer.acdh.oeaw.ac.at/viewer/api/v1/records/A64_41/files/images/A-Gf_64_41-1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3F-8</text:p>
          </table:table-cell>
          <table:table-cell office:value-type="string" calcext:value-type="string">
            <text:p>https://viewer.acdh.oeaw.ac.at/viewer/api/v1/records/A64_41/files/images/A-Gf_64_41-1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7-4</text:p>
          </table:table-cell>
          <table:table-cell office:value-type="string" calcext:value-type="string">
            <text:p>https://viewer.acdh.oeaw.ac.at/viewer/api/v1/records/A64_41/files/images/A-Gf_64_41-1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1-4</text:p>
          </table:table-cell>
          <table:table-cell office:value-type="string" calcext:value-type="string">
            <text:p>https://viewer.acdh.oeaw.ac.at/viewer/api/v1/records/A64_41/files/images/A-Gf_64_41-1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9-2</text:p>
          </table:table-cell>
          <table:table-cell office:value-type="string" calcext:value-type="string">
            <text:p>https://viewer.acdh.oeaw.ac.at/viewer/api/v1/records/A64_41/files/images/A-Gf_64_41-1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3-2</text:p>
          </table:table-cell>
          <table:table-cell office:value-type="string" calcext:value-type="string">
            <text:p>https://viewer.acdh.oeaw.ac.at/viewer/api/v1/records/A64_41/files/images/A-Gf_64_41-1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B-0</text:p>
          </table:table-cell>
          <table:table-cell office:value-type="string" calcext:value-type="string">
            <text:p>https://viewer.acdh.oeaw.ac.at/viewer/api/v1/records/A64_41/files/images/A-Gf_64_41-1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5-0</text:p>
          </table:table-cell>
          <table:table-cell office:value-type="string" calcext:value-type="string">
            <text:p>https://viewer.acdh.oeaw.ac.at/viewer/api/v1/records/A64_41/files/images/A-Gf_64_41-1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D-E</text:p>
          </table:table-cell>
          <table:table-cell office:value-type="string" calcext:value-type="string">
            <text:p>https://viewer.acdh.oeaw.ac.at/viewer/api/v1/records/A64_41/files/images/A-Gf_64_41-1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7-E</text:p>
          </table:table-cell>
          <table:table-cell office:value-type="string" calcext:value-type="string">
            <text:p>https://viewer.acdh.oeaw.ac.at/viewer/api/v1/records/A64_41/files/images/A-Gf_64_41-1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DF-C</text:p>
          </table:table-cell>
          <table:table-cell office:value-type="string" calcext:value-type="string">
            <text:p>https://viewer.acdh.oeaw.ac.at/viewer/api/v1/records/A64_41/files/images/A-Gf_64_41-1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9-C</text:p>
          </table:table-cell>
          <table:table-cell office:value-type="string" calcext:value-type="string">
            <text:p>https://viewer.acdh.oeaw.ac.at/viewer/api/v1/records/A64_41/files/images/A-Gf_64_41-1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1-8</text:p>
          </table:table-cell>
          <table:table-cell office:value-type="string" calcext:value-type="string">
            <text:p>https://viewer.acdh.oeaw.ac.at/viewer/api/v1/records/A64_41/files/images/A-Gf_64_41-1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B-A</text:p>
          </table:table-cell>
          <table:table-cell office:value-type="string" calcext:value-type="string">
            <text:p>https://viewer.acdh.oeaw.ac.at/viewer/api/v1/records/A64_41/files/images/A-Gf_64_41-1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3-6</text:p>
          </table:table-cell>
          <table:table-cell office:value-type="string" calcext:value-type="string">
            <text:p>https://viewer.acdh.oeaw.ac.at/viewer/api/v1/records/A64_41/files/images/A-Gf_64_41-1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D-8</text:p>
          </table:table-cell>
          <table:table-cell office:value-type="string" calcext:value-type="string">
            <text:p>https://viewer.acdh.oeaw.ac.at/viewer/api/v1/records/A64_41/files/images/A-Gf_64_41-1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5-4</text:p>
          </table:table-cell>
          <table:table-cell office:value-type="string" calcext:value-type="string">
            <text:p>https://viewer.acdh.oeaw.ac.at/viewer/api/v1/records/A64_41/files/images/A-Gf_64_41-1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4F-6</text:p>
          </table:table-cell>
          <table:table-cell office:value-type="string" calcext:value-type="string">
            <text:p>https://viewer.acdh.oeaw.ac.at/viewer/api/v1/records/A64_41/files/images/A-Gf_64_41-1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7-2</text:p>
          </table:table-cell>
          <table:table-cell office:value-type="string" calcext:value-type="string">
            <text:p>https://viewer.acdh.oeaw.ac.at/viewer/api/v1/records/A64_41/files/images/A-Gf_64_41-1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1-2</text:p>
          </table:table-cell>
          <table:table-cell office:value-type="string" calcext:value-type="string">
            <text:p>https://viewer.acdh.oeaw.ac.at/viewer/api/v1/records/A64_41/files/images/A-Gf_64_41-1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9-0</text:p>
          </table:table-cell>
          <table:table-cell office:value-type="string" calcext:value-type="string">
            <text:p>https://viewer.acdh.oeaw.ac.at/viewer/api/v1/records/A64_41/files/images/A-Gf_64_41-1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3-0</text:p>
          </table:table-cell>
          <table:table-cell office:value-type="string" calcext:value-type="string">
            <text:p>https://viewer.acdh.oeaw.ac.at/viewer/api/v1/records/A64_41/files/images/A-Gf_64_41-1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B-E</text:p>
          </table:table-cell>
          <table:table-cell office:value-type="string" calcext:value-type="string">
            <text:p>https://viewer.acdh.oeaw.ac.at/viewer/api/v1/records/A64_41/files/images/A-Gf_64_41-1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5-E</text:p>
          </table:table-cell>
          <table:table-cell office:value-type="string" calcext:value-type="string">
            <text:p>https://viewer.acdh.oeaw.ac.at/viewer/api/v1/records/A64_41/files/images/A-Gf_64_41-15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D-C</text:p>
          </table:table-cell>
          <table:table-cell office:value-type="string" calcext:value-type="string">
            <text:p>https://viewer.acdh.oeaw.ac.at/viewer/api/v1/records/A64_41/files/images/A-Gf_64_41-15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7-C</text:p>
          </table:table-cell>
          <table:table-cell office:value-type="string" calcext:value-type="string">
            <text:p>https://viewer.acdh.oeaw.ac.at/viewer/api/v1/records/A64_41/files/images/A-Gf_64_41-15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EF-A</text:p>
          </table:table-cell>
          <table:table-cell office:value-type="string" calcext:value-type="string">
            <text:p>https://viewer.acdh.oeaw.ac.at/viewer/api/v1/records/A64_41/files/images/A-Gf_64_41-15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9-A</text:p>
          </table:table-cell>
          <table:table-cell office:value-type="string" calcext:value-type="string">
            <text:p>https://viewer.acdh.oeaw.ac.at/viewer/api/v1/records/A64_41/files/images/A-Gf_64_41-15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1-6</text:p>
          </table:table-cell>
          <table:table-cell office:value-type="string" calcext:value-type="string">
            <text:p>https://viewer.acdh.oeaw.ac.at/viewer/api/v1/records/A64_41/files/images/A-Gf_64_41-15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B-8</text:p>
          </table:table-cell>
          <table:table-cell office:value-type="string" calcext:value-type="string">
            <text:p>https://viewer.acdh.oeaw.ac.at/viewer/api/v1/records/A64_41/files/images/A-Gf_64_41-16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3-4</text:p>
          </table:table-cell>
          <table:table-cell office:value-type="string" calcext:value-type="string">
            <text:p>https://viewer.acdh.oeaw.ac.at/viewer/api/v1/records/A64_41/files/images/A-Gf_64_41-16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D-6</text:p>
          </table:table-cell>
          <table:table-cell office:value-type="string" calcext:value-type="string">
            <text:p>https://viewer.acdh.oeaw.ac.at/viewer/api/v1/records/A64_41/files/images/A-Gf_64_41-16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5-2</text:p>
          </table:table-cell>
          <table:table-cell office:value-type="string" calcext:value-type="string">
            <text:p>https://viewer.acdh.oeaw.ac.at/viewer/api/v1/records/A64_41/files/images/A-Gf_64_41-16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5F-4</text:p>
          </table:table-cell>
          <table:table-cell office:value-type="string" calcext:value-type="string">
            <text:p>https://viewer.acdh.oeaw.ac.at/viewer/api/v1/records/A64_41/files/images/A-Gf_64_41-16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7-0</text:p>
          </table:table-cell>
          <table:table-cell office:value-type="string" calcext:value-type="string">
            <text:p>https://viewer.acdh.oeaw.ac.at/viewer/api/v1/records/A64_41/files/images/A-Gf_64_41-16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1-0</text:p>
          </table:table-cell>
          <table:table-cell office:value-type="string" calcext:value-type="string">
            <text:p>https://viewer.acdh.oeaw.ac.at/viewer/api/v1/records/A64_41/files/images/A-Gf_64_41-16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9-E</text:p>
          </table:table-cell>
          <table:table-cell office:value-type="string" calcext:value-type="string">
            <text:p>https://viewer.acdh.oeaw.ac.at/viewer/api/v1/records/A64_41/files/images/A-Gf_64_41-16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3-E</text:p>
          </table:table-cell>
          <table:table-cell office:value-type="string" calcext:value-type="string">
            <text:p>https://viewer.acdh.oeaw.ac.at/viewer/api/v1/records/A64_41/files/images/A-Gf_64_41-16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B-C</text:p>
          </table:table-cell>
          <table:table-cell office:value-type="string" calcext:value-type="string">
            <text:p>https://viewer.acdh.oeaw.ac.at/viewer/api/v1/records/A64_41/files/images/A-Gf_64_41-16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5-C</text:p>
          </table:table-cell>
          <table:table-cell office:value-type="string" calcext:value-type="string">
            <text:p>https://viewer.acdh.oeaw.ac.at/viewer/api/v1/records/A64_41/files/images/A-Gf_64_41-16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D-A</text:p>
          </table:table-cell>
          <table:table-cell office:value-type="string" calcext:value-type="string">
            <text:p>https://viewer.acdh.oeaw.ac.at/viewer/api/v1/records/A64_41/files/images/A-Gf_64_41-16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7-A</text:p>
          </table:table-cell>
          <table:table-cell office:value-type="string" calcext:value-type="string">
            <text:p>https://viewer.acdh.oeaw.ac.at/viewer/api/v1/records/A64_41/files/images/A-Gf_64_41-16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EFF-8</text:p>
          </table:table-cell>
          <table:table-cell office:value-type="string" calcext:value-type="string">
            <text:p>https://viewer.acdh.oeaw.ac.at/viewer/api/v1/records/A64_41/files/images/A-Gf_64_41-16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9-8</text:p>
          </table:table-cell>
          <table:table-cell office:value-type="string" calcext:value-type="string">
            <text:p>https://viewer.acdh.oeaw.ac.at/viewer/api/v1/records/A64_41/files/images/A-Gf_64_41-16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1-4</text:p>
          </table:table-cell>
          <table:table-cell office:value-type="string" calcext:value-type="string">
            <text:p>https://viewer.acdh.oeaw.ac.at/viewer/api/v1/records/A64_41/files/images/A-Gf_64_41-16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B-6</text:p>
          </table:table-cell>
          <table:table-cell office:value-type="string" calcext:value-type="string">
            <text:p>https://viewer.acdh.oeaw.ac.at/viewer/api/v1/records/A64_41/files/images/A-Gf_64_41-1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3-2</text:p>
          </table:table-cell>
          <table:table-cell office:value-type="string" calcext:value-type="string">
            <text:p>https://viewer.acdh.oeaw.ac.at/viewer/api/v1/records/A64_41/files/images/A-Gf_64_41-1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D-4</text:p>
          </table:table-cell>
          <table:table-cell office:value-type="string" calcext:value-type="string">
            <text:p>https://viewer.acdh.oeaw.ac.at/viewer/api/v1/records/A64_41/files/images/A-Gf_64_41-16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5-0</text:p>
          </table:table-cell>
          <table:table-cell office:value-type="string" calcext:value-type="string">
            <text:p>https://viewer.acdh.oeaw.ac.at/viewer/api/v1/records/A64_41/files/images/A-Gf_64_41-16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6F-2</text:p>
          </table:table-cell>
          <table:table-cell office:value-type="string" calcext:value-type="string">
            <text:p>https://viewer.acdh.oeaw.ac.at/viewer/api/v1/records/A64_41/files/images/A-Gf_64_41-17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7-E</text:p>
          </table:table-cell>
          <table:table-cell office:value-type="string" calcext:value-type="string">
            <text:p>https://viewer.acdh.oeaw.ac.at/viewer/api/v1/records/A64_41/files/images/A-Gf_64_41-17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1-E</text:p>
          </table:table-cell>
          <table:table-cell office:value-type="string" calcext:value-type="string">
            <text:p>https://viewer.acdh.oeaw.ac.at/viewer/api/v1/records/A64_41/files/images/A-Gf_64_41-17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9-C</text:p>
          </table:table-cell>
          <table:table-cell office:value-type="string" calcext:value-type="string">
            <text:p>https://viewer.acdh.oeaw.ac.at/viewer/api/v1/records/A64_41/files/images/A-Gf_64_41-17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3-C</text:p>
          </table:table-cell>
          <table:table-cell office:value-type="string" calcext:value-type="string">
            <text:p>https://viewer.acdh.oeaw.ac.at/viewer/api/v1/records/A64_41/files/images/A-Gf_64_41-17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B-A</text:p>
          </table:table-cell>
          <table:table-cell office:value-type="string" calcext:value-type="string">
            <text:p>https://viewer.acdh.oeaw.ac.at/viewer/api/v1/records/A64_41/files/images/A-Gf_64_41-17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5-A</text:p>
          </table:table-cell>
          <table:table-cell office:value-type="string" calcext:value-type="string">
            <text:p>https://viewer.acdh.oeaw.ac.at/viewer/api/v1/records/A64_41/files/images/A-Gf_64_41-17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D-8</text:p>
          </table:table-cell>
          <table:table-cell office:value-type="string" calcext:value-type="string">
            <text:p>https://viewer.acdh.oeaw.ac.at/viewer/api/v1/records/A64_41/files/images/A-Gf_64_41-17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7-8</text:p>
          </table:table-cell>
          <table:table-cell office:value-type="string" calcext:value-type="string">
            <text:p>https://viewer.acdh.oeaw.ac.at/viewer/api/v1/records/A64_41/files/images/A-Gf_64_41-17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0F-6</text:p>
          </table:table-cell>
          <table:table-cell office:value-type="string" calcext:value-type="string">
            <text:p>https://viewer.acdh.oeaw.ac.at/viewer/api/v1/records/A64_41/files/images/A-Gf_64_41-17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9-6</text:p>
          </table:table-cell>
          <table:table-cell office:value-type="string" calcext:value-type="string">
            <text:p>https://viewer.acdh.oeaw.ac.at/viewer/api/v1/records/A64_41/files/images/A-Gf_64_41-17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1-2</text:p>
          </table:table-cell>
          <table:table-cell office:value-type="string" calcext:value-type="string">
            <text:p>https://viewer.acdh.oeaw.ac.at/viewer/api/v1/records/A64_41/files/images/A-Gf_64_41-17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B-4</text:p>
          </table:table-cell>
          <table:table-cell office:value-type="string" calcext:value-type="string">
            <text:p>https://viewer.acdh.oeaw.ac.at/viewer/api/v1/records/A64_41/files/images/A-Gf_64_41-17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3-0</text:p>
          </table:table-cell>
          <table:table-cell office:value-type="string" calcext:value-type="string">
            <text:p>https://viewer.acdh.oeaw.ac.at/viewer/api/v1/records/A64_41/files/images/A-Gf_64_41-17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D-2</text:p>
          </table:table-cell>
          <table:table-cell office:value-type="string" calcext:value-type="string">
            <text:p>https://viewer.acdh.oeaw.ac.at/viewer/api/v1/records/A64_41/files/images/A-Gf_64_41-17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5-E</text:p>
          </table:table-cell>
          <table:table-cell office:value-type="string" calcext:value-type="string">
            <text:p>https://viewer.acdh.oeaw.ac.at/viewer/api/v1/records/A64_41/files/images/A-Gf_64_41-17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7F-0</text:p>
          </table:table-cell>
          <table:table-cell office:value-type="string" calcext:value-type="string">
            <text:p>https://viewer.acdh.oeaw.ac.at/viewer/api/v1/records/A64_41/files/images/A-Gf_64_41-17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7-C</text:p>
          </table:table-cell>
          <table:table-cell office:value-type="string" calcext:value-type="string">
            <text:p>https://viewer.acdh.oeaw.ac.at/viewer/api/v1/records/A64_41/files/images/A-Gf_64_41-17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1-B</text:p>
          </table:table-cell>
          <table:table-cell office:value-type="string" calcext:value-type="string">
            <text:p>https://viewer.acdh.oeaw.ac.at/viewer/api/v1/records/A64_41/files/images/A-Gf_64_41-17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9-A</text:p>
          </table:table-cell>
          <table:table-cell office:value-type="string" calcext:value-type="string">
            <text:p>https://viewer.acdh.oeaw.ac.at/viewer/api/v1/records/A64_41/files/images/A-Gf_64_41-17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3-9</text:p>
          </table:table-cell>
          <table:table-cell office:value-type="string" calcext:value-type="string">
            <text:p>https://viewer.acdh.oeaw.ac.at/viewer/api/v1/records/A64_41/files/images/A-Gf_64_41-18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B-8</text:p>
          </table:table-cell>
          <table:table-cell office:value-type="string" calcext:value-type="string">
            <text:p>https://viewer.acdh.oeaw.ac.at/viewer/api/v1/records/A64_41/files/images/A-Gf_64_41-18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5-7</text:p>
          </table:table-cell>
          <table:table-cell office:value-type="string" calcext:value-type="string">
            <text:p>https://viewer.acdh.oeaw.ac.at/viewer/api/v1/records/A64_41/files/images/A-Gf_64_41-18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D-6</text:p>
          </table:table-cell>
          <table:table-cell office:value-type="string" calcext:value-type="string">
            <text:p>https://viewer.acdh.oeaw.ac.at/viewer/api/v1/records/A64_41/files/images/A-Gf_64_41-18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7-5</text:p>
          </table:table-cell>
          <table:table-cell office:value-type="string" calcext:value-type="string">
            <text:p>https://viewer.acdh.oeaw.ac.at/viewer/api/v1/records/A64_41/files/images/A-Gf_64_41-18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1F-4</text:p>
          </table:table-cell>
          <table:table-cell office:value-type="string" calcext:value-type="string">
            <text:p>https://viewer.acdh.oeaw.ac.at/viewer/api/v1/records/A64_41/files/images/A-Gf_64_41-18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9-3</text:p>
          </table:table-cell>
          <table:table-cell office:value-type="string" calcext:value-type="string">
            <text:p>https://viewer.acdh.oeaw.ac.at/viewer/api/v1/records/A64_41/files/images/A-Gf_64_41-18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1-0</text:p>
          </table:table-cell>
          <table:table-cell office:value-type="string" calcext:value-type="string">
            <text:p>https://viewer.acdh.oeaw.ac.at/viewer/api/v1/records/A64_41/files/images/A-Gf_64_41-18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B-1</text:p>
          </table:table-cell>
          <table:table-cell office:value-type="string" calcext:value-type="string">
            <text:p>https://viewer.acdh.oeaw.ac.at/viewer/api/v1/records/A64_41/files/images/A-Gf_64_41-18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3-E</text:p>
          </table:table-cell>
          <table:table-cell office:value-type="string" calcext:value-type="string">
            <text:p>https://viewer.acdh.oeaw.ac.at/viewer/api/v1/records/A64_41/files/images/A-Gf_64_41-18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D-F</text:p>
          </table:table-cell>
          <table:table-cell office:value-type="string" calcext:value-type="string">
            <text:p>https://viewer.acdh.oeaw.ac.at/viewer/api/v1/records/A64_41/files/images/A-Gf_64_41-18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5-C</text:p>
          </table:table-cell>
          <table:table-cell office:value-type="string" calcext:value-type="string">
            <text:p>https://viewer.acdh.oeaw.ac.at/viewer/api/v1/records/A64_41/files/images/A-Gf_64_41-18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8F-D</text:p>
          </table:table-cell>
          <table:table-cell office:value-type="string" calcext:value-type="string">
            <text:p>https://viewer.acdh.oeaw.ac.at/viewer/api/v1/records/A64_41/files/images/A-Gf_64_41-18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7-A</text:p>
          </table:table-cell>
          <table:table-cell office:value-type="string" calcext:value-type="string">
            <text:p>https://viewer.acdh.oeaw.ac.at/viewer/api/v1/records/A64_41/files/images/A-Gf_64_41-18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91-9</text:p>
          </table:table-cell>
          <table:table-cell office:value-type="string" calcext:value-type="string">
            <text:p>https://viewer.acdh.oeaw.ac.at/viewer/api/v1/records/A64_41/files/images/A-Gf_64_41-18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9-8</text:p>
          </table:table-cell>
          <table:table-cell office:value-type="string" calcext:value-type="string">
            <text:p>https://viewer.acdh.oeaw.ac.at/viewer/api/v1/records/A64_41/files/images/A-Gf_64_41-18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93-7</text:p>
          </table:table-cell>
          <table:table-cell office:value-type="string" calcext:value-type="string">
            <text:p>https://viewer.acdh.oeaw.ac.at/viewer/api/v1/records/A64_41/files/images/A-Gf_64_41-18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B-6</text:p>
          </table:table-cell>
          <table:table-cell office:value-type="string" calcext:value-type="string">
            <text:p>https://viewer.acdh.oeaw.ac.at/viewer/api/v1/records/A64_41/files/images/A-Gf_64_41-18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5395-5</text:p>
          </table:table-cell>
          <table:table-cell office:value-type="string" calcext:value-type="string">
            <text:p>https://viewer.acdh.oeaw.ac.at/viewer/api/v1/records/A64_41/files/images/A-Gf_64_41-18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D-4</text:p>
          </table:table-cell>
          <table:table-cell office:value-type="string" calcext:value-type="string">
            <text:p>https://viewer.acdh.oeaw.ac.at/viewer/api/v1/records/A64_41/files/images/A-Gf_64_41-18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2F-2</text:p>
          </table:table-cell>
          <table:table-cell office:value-type="string" calcext:value-type="string">
            <text:p>https://viewer.acdh.oeaw.ac.at/viewer/api/v1/records/A64_41/files/images/A-Gf_64_41-19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1-E</text:p>
          </table:table-cell>
          <table:table-cell office:value-type="string" calcext:value-type="string">
            <text:p>https://viewer.acdh.oeaw.ac.at/viewer/api/v1/records/A64_41/files/images/A-Gf_64_41-19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3-C</text:p>
          </table:table-cell>
          <table:table-cell office:value-type="string" calcext:value-type="string">
            <text:p>https://viewer.acdh.oeaw.ac.at/viewer/api/v1/records/A64_41/files/images/A-Gf_64_41-19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5-A</text:p>
          </table:table-cell>
          <table:table-cell office:value-type="string" calcext:value-type="string">
            <text:p>https://viewer.acdh.oeaw.ac.at/viewer/api/v1/records/A64_41/files/images/A-Gf_64_41-19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7-8</text:p>
          </table:table-cell>
          <table:table-cell office:value-type="string" calcext:value-type="string">
            <text:p>https://viewer.acdh.oeaw.ac.at/viewer/api/v1/records/A64_41/files/images/A-Gf_64_41-19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9-6</text:p>
          </table:table-cell>
          <table:table-cell office:value-type="string" calcext:value-type="string">
            <text:p>https://viewer.acdh.oeaw.ac.at/viewer/api/v1/records/A64_41/files/images/A-Gf_64_41-19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B-4</text:p>
          </table:table-cell>
          <table:table-cell office:value-type="string" calcext:value-type="string">
            <text:p>https://viewer.acdh.oeaw.ac.at/viewer/api/v1/records/A64_41/files/images/A-Gf_64_41-19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D-2</text:p>
          </table:table-cell>
          <table:table-cell office:value-type="string" calcext:value-type="string">
            <text:p>https://viewer.acdh.oeaw.ac.at/viewer/api/v1/records/A64_41/files/images/A-Gf_64_41-19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3F-0</text:p>
          </table:table-cell>
          <table:table-cell office:value-type="string" calcext:value-type="string">
            <text:p>https://viewer.acdh.oeaw.ac.at/viewer/api/v1/records/A64_41/files/images/A-Gf_64_41-19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1-C</text:p>
          </table:table-cell>
          <table:table-cell office:value-type="string" calcext:value-type="string">
            <text:p>https://viewer.acdh.oeaw.ac.at/viewer/api/v1/records/A64_41/files/images/A-Gf_64_41-19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3-A</text:p>
          </table:table-cell>
          <table:table-cell office:value-type="string" calcext:value-type="string">
            <text:p>https://viewer.acdh.oeaw.ac.at/viewer/api/v1/records/A64_41/files/images/A-Gf_64_41-20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5-8</text:p>
          </table:table-cell>
          <table:table-cell office:value-type="string" calcext:value-type="string">
            <text:p>https://viewer.acdh.oeaw.ac.at/viewer/api/v1/records/A64_41/files/images/A-Gf_64_41-20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7-6</text:p>
          </table:table-cell>
          <table:table-cell office:value-type="string" calcext:value-type="string">
            <text:p>https://viewer.acdh.oeaw.ac.at/viewer/api/v1/records/A64_41/files/images/A-Gf_64_41-20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9-4</text:p>
          </table:table-cell>
          <table:table-cell office:value-type="string" calcext:value-type="string">
            <text:p>https://viewer.acdh.oeaw.ac.at/viewer/api/v1/records/A64_41/files/images/A-Gf_64_41-20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B-2</text:p>
          </table:table-cell>
          <table:table-cell office:value-type="string" calcext:value-type="string">
            <text:p>https://viewer.acdh.oeaw.ac.at/viewer/api/v1/records/A64_41/files/images/A-Gf_64_41-20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D-0</text:p>
          </table:table-cell>
          <table:table-cell office:value-type="string" calcext:value-type="string">
            <text:p>https://viewer.acdh.oeaw.ac.at/viewer/api/v1/records/A64_41/files/images/A-Gf_64_41-20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4F-E</text:p>
          </table:table-cell>
          <table:table-cell office:value-type="string" calcext:value-type="string">
            <text:p>https://viewer.acdh.oeaw.ac.at/viewer/api/v1/records/A64_41/files/images/A-Gf_64_41-20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1-A</text:p>
          </table:table-cell>
          <table:table-cell office:value-type="string" calcext:value-type="string">
            <text:p>https://viewer.acdh.oeaw.ac.at/viewer/api/v1/records/A64_41/files/images/A-Gf_64_41-20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3-8</text:p>
          </table:table-cell>
          <table:table-cell office:value-type="string" calcext:value-type="string">
            <text:p>https://viewer.acdh.oeaw.ac.at/viewer/api/v1/records/A64_41/files/images/A-Gf_64_41-20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5-6</text:p>
          </table:table-cell>
          <table:table-cell office:value-type="string" calcext:value-type="string">
            <text:p>https://viewer.acdh.oeaw.ac.at/viewer/api/v1/records/A64_41/files/images/A-Gf_64_41-20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7-4</text:p>
          </table:table-cell>
          <table:table-cell office:value-type="string" calcext:value-type="string">
            <text:p>https://viewer.acdh.oeaw.ac.at/viewer/api/v1/records/A64_41/files/images/A-Gf_64_41-21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9-2</text:p>
          </table:table-cell>
          <table:table-cell office:value-type="string" calcext:value-type="string">
            <text:p>https://viewer.acdh.oeaw.ac.at/viewer/api/v1/records/A64_41/files/images/A-Gf_64_41-21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B-0</text:p>
          </table:table-cell>
          <table:table-cell office:value-type="string" calcext:value-type="string">
            <text:p>https://viewer.acdh.oeaw.ac.at/viewer/api/v1/records/A64_41/files/images/A-Gf_64_41-21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D-E</text:p>
          </table:table-cell>
          <table:table-cell office:value-type="string" calcext:value-type="string">
            <text:p>https://viewer.acdh.oeaw.ac.at/viewer/api/v1/records/A64_41/files/images/A-Gf_64_41-21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5F-C</text:p>
          </table:table-cell>
          <table:table-cell office:value-type="string" calcext:value-type="string">
            <text:p>https://viewer.acdh.oeaw.ac.at/viewer/api/v1/records/A64_41/files/images/A-Gf_64_41-21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1-8</text:p>
          </table:table-cell>
          <table:table-cell office:value-type="string" calcext:value-type="string">
            <text:p>https://viewer.acdh.oeaw.ac.at/viewer/api/v1/records/A64_41/files/images/A-Gf_64_41-21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3-6</text:p>
          </table:table-cell>
          <table:table-cell office:value-type="string" calcext:value-type="string">
            <text:p>https://viewer.acdh.oeaw.ac.at/viewer/api/v1/records/A64_41/files/images/A-Gf_64_41-21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5-4</text:p>
          </table:table-cell>
          <table:table-cell office:value-type="string" calcext:value-type="string">
            <text:p>https://viewer.acdh.oeaw.ac.at/viewer/api/v1/records/A64_41/files/images/A-Gf_64_41-21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7-2</text:p>
          </table:table-cell>
          <table:table-cell office:value-type="string" calcext:value-type="string">
            <text:p>https://viewer.acdh.oeaw.ac.at/viewer/api/v1/records/A64_41/files/images/A-Gf_64_41-21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9-0</text:p>
          </table:table-cell>
          <table:table-cell office:value-type="string" calcext:value-type="string">
            <text:p>https://viewer.acdh.oeaw.ac.at/viewer/api/v1/records/A64_41/files/images/A-Gf_64_41-21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B-E</text:p>
          </table:table-cell>
          <table:table-cell office:value-type="string" calcext:value-type="string">
            <text:p>https://viewer.acdh.oeaw.ac.at/viewer/api/v1/records/A64_41/files/images/A-Gf_64_41-22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D-C</text:p>
          </table:table-cell>
          <table:table-cell office:value-type="string" calcext:value-type="string">
            <text:p>https://viewer.acdh.oeaw.ac.at/viewer/api/v1/records/A64_41/files/images/A-Gf_64_41-22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6F-A</text:p>
          </table:table-cell>
          <table:table-cell office:value-type="string" calcext:value-type="string">
            <text:p>https://viewer.acdh.oeaw.ac.at/viewer/api/v1/records/A64_41/files/images/A-Gf_64_41-22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1-6</text:p>
          </table:table-cell>
          <table:table-cell office:value-type="string" calcext:value-type="string">
            <text:p>https://viewer.acdh.oeaw.ac.at/viewer/api/v1/records/A64_41/files/images/A-Gf_64_41-22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3-4</text:p>
          </table:table-cell>
          <table:table-cell office:value-type="string" calcext:value-type="string">
            <text:p>https://viewer.acdh.oeaw.ac.at/viewer/api/v1/records/A64_41/files/images/A-Gf_64_41-22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5-2</text:p>
          </table:table-cell>
          <table:table-cell office:value-type="string" calcext:value-type="string">
            <text:p>https://viewer.acdh.oeaw.ac.at/viewer/api/v1/records/A64_41/files/images/A-Gf_64_41-22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7-0</text:p>
          </table:table-cell>
          <table:table-cell office:value-type="string" calcext:value-type="string">
            <text:p>https://viewer.acdh.oeaw.ac.at/viewer/api/v1/records/A64_41/files/images/A-Gf_64_41-22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9-E</text:p>
          </table:table-cell>
          <table:table-cell office:value-type="string" calcext:value-type="string">
            <text:p>https://viewer.acdh.oeaw.ac.at/viewer/api/v1/records/A64_41/files/images/A-Gf_64_41-22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B-C</text:p>
          </table:table-cell>
          <table:table-cell office:value-type="string" calcext:value-type="string">
            <text:p>https://viewer.acdh.oeaw.ac.at/viewer/api/v1/records/A64_41/files/images/A-Gf_64_41-22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D-A</text:p>
          </table:table-cell>
          <table:table-cell office:value-type="string" calcext:value-type="string">
            <text:p>https://viewer.acdh.oeaw.ac.at/viewer/api/v1/records/A64_41/files/images/A-Gf_64_41-22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7F-8</text:p>
          </table:table-cell>
          <table:table-cell office:value-type="string" calcext:value-type="string">
            <text:p>https://viewer.acdh.oeaw.ac.at/viewer/api/v1/records/A64_41/files/images/A-Gf_64_41-23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1-3</text:p>
          </table:table-cell>
          <table:table-cell office:value-type="string" calcext:value-type="string">
            <text:p>https://viewer.acdh.oeaw.ac.at/viewer/api/v1/records/A64_41/files/images/A-Gf_64_41-23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3-1</text:p>
          </table:table-cell>
          <table:table-cell office:value-type="string" calcext:value-type="string">
            <text:p>https://viewer.acdh.oeaw.ac.at/viewer/api/v1/records/A64_41/files/images/A-Gf_64_41-23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5-F</text:p>
          </table:table-cell>
          <table:table-cell office:value-type="string" calcext:value-type="string">
            <text:p>https://viewer.acdh.oeaw.ac.at/viewer/api/v1/records/A64_41/files/images/A-Gf_64_41-23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7-D</text:p>
          </table:table-cell>
          <table:table-cell office:value-type="string" calcext:value-type="string">
            <text:p>https://viewer.acdh.oeaw.ac.at/viewer/api/v1/records/A64_41/files/images/A-Gf_64_41-23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9-B</text:p>
          </table:table-cell>
          <table:table-cell office:value-type="string" calcext:value-type="string">
            <text:p>https://viewer.acdh.oeaw.ac.at/viewer/api/v1/records/A64_41/files/images/A-Gf_64_41-23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B-9</text:p>
          </table:table-cell>
          <table:table-cell office:value-type="string" calcext:value-type="string">
            <text:p>https://viewer.acdh.oeaw.ac.at/viewer/api/v1/records/A64_41/files/images/A-Gf_64_41-23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D-7</text:p>
          </table:table-cell>
          <table:table-cell office:value-type="string" calcext:value-type="string">
            <text:p>https://viewer.acdh.oeaw.ac.at/viewer/api/v1/records/A64_41/files/images/A-Gf_64_41-23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8F-5</text:p>
          </table:table-cell>
          <table:table-cell office:value-type="string" calcext:value-type="string">
            <text:p>https://viewer.acdh.oeaw.ac.at/viewer/api/v1/records/A64_41/files/images/A-Gf_64_41-23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1-1</text:p>
          </table:table-cell>
          <table:table-cell office:value-type="string" calcext:value-type="string">
            <text:p>https://viewer.acdh.oeaw.ac.at/viewer/api/v1/records/A64_41/files/images/A-Gf_64_41-23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3-F</text:p>
          </table:table-cell>
          <table:table-cell office:value-type="string" calcext:value-type="string">
            <text:p>https://viewer.acdh.oeaw.ac.at/viewer/api/v1/records/A64_41/files/images/A-Gf_64_41-24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5-D</text:p>
          </table:table-cell>
          <table:table-cell office:value-type="string" calcext:value-type="string">
            <text:p>https://viewer.acdh.oeaw.ac.at/viewer/api/v1/records/A64_41/files/images/A-Gf_64_41-24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7-B</text:p>
          </table:table-cell>
          <table:table-cell office:value-type="string" calcext:value-type="string">
            <text:p>https://viewer.acdh.oeaw.ac.at/viewer/api/v1/records/A64_41/files/images/A-Gf_64_41-24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9-9</text:p>
          </table:table-cell>
          <table:table-cell office:value-type="string" calcext:value-type="string">
            <text:p>https://viewer.acdh.oeaw.ac.at/viewer/api/v1/records/A64_41/files/images/A-Gf_64_41-24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B-7</text:p>
          </table:table-cell>
          <table:table-cell office:value-type="string" calcext:value-type="string">
            <text:p>https://viewer.acdh.oeaw.ac.at/viewer/api/v1/records/A64_41/files/images/A-Gf_64_41-24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D-5</text:p>
          </table:table-cell>
          <table:table-cell office:value-type="string" calcext:value-type="string">
            <text:p>https://viewer.acdh.oeaw.ac.at/viewer/api/v1/records/A64_41/files/images/A-Gf_64_41-24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9F-3</text:p>
          </table:table-cell>
          <table:table-cell office:value-type="string" calcext:value-type="string">
            <text:p>https://viewer.acdh.oeaw.ac.at/viewer/api/v1/records/A64_41/files/images/A-Gf_64_41-24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1-F</text:p>
          </table:table-cell>
          <table:table-cell office:value-type="string" calcext:value-type="string">
            <text:p>https://viewer.acdh.oeaw.ac.at/viewer/api/v1/records/A64_41/files/images/A-Gf_64_41-247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3-D</text:p>
          </table:table-cell>
          <table:table-cell office:value-type="string" calcext:value-type="string">
            <text:p>https://viewer.acdh.oeaw.ac.at/viewer/api/v1/records/A64_41/files/images/A-Gf_64_41-24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5-B</text:p>
          </table:table-cell>
          <table:table-cell office:value-type="string" calcext:value-type="string">
            <text:p>https://viewer.acdh.oeaw.ac.at/viewer/api/v1/records/A64_41/files/images/A-Gf_64_41-249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7-9</text:p>
          </table:table-cell>
          <table:table-cell office:value-type="string" calcext:value-type="string">
            <text:p>https://viewer.acdh.oeaw.ac.at/viewer/api/v1/records/A64_41/files/images/A-Gf_64_41-250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9-7</text:p>
          </table:table-cell>
          <table:table-cell office:value-type="string" calcext:value-type="string">
            <text:p>https://viewer.acdh.oeaw.ac.at/viewer/api/v1/records/A64_41/files/images/A-Gf_64_41-251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B-5</text:p>
          </table:table-cell>
          <table:table-cell office:value-type="string" calcext:value-type="string">
            <text:p>https://viewer.acdh.oeaw.ac.at/viewer/api/v1/records/A64_41/files/images/A-Gf_64_41-252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D-3</text:p>
          </table:table-cell>
          <table:table-cell office:value-type="string" calcext:value-type="string">
            <text:p>https://viewer.acdh.oeaw.ac.at/viewer/api/v1/records/A64_41/files/images/A-Gf_64_41-253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AF-1</text:p>
          </table:table-cell>
          <table:table-cell office:value-type="string" calcext:value-type="string">
            <text:p>https://viewer.acdh.oeaw.ac.at/viewer/api/v1/records/A64_41/files/images/A-Gf_64_41-254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B1-D</text:p>
          </table:table-cell>
          <table:table-cell office:value-type="string" calcext:value-type="string">
            <text:p>https://viewer.acdh.oeaw.ac.at/viewer/api/v1/records/A64_41/files/images/A-Gf_64_41-255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3FB3-B</text:p>
          </table:table-cell>
          <table:table-cell office:value-type="string" calcext:value-type="string">
            <text:p>https://viewer.acdh.oeaw.ac.at/viewer/api/v1/records/A64_41/files/images/A-Gf_64_41-256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8EFC-0</text:p>
          </table:table-cell>
          <table:table-cell office:value-type="string" calcext:value-type="string">
            <text:p>https://viewer.acdh.oeaw.ac.at/viewer/api/v1/records/A64_41/files/images/A-Gf_64_41-FK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4111-E</text:p>
          </table:table-cell>
          <table:table-cell office:value-type="string" calcext:value-type="string">
            <text:p>https://viewer.acdh.oeaw.ac.at/viewer/api/v1/records/A64_42/files/images/A-Gf_A64_42-168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4680-B</text:p>
          </table:table-cell>
          <table:table-cell office:value-type="string" calcext:value-type="string">
            <text:p>https://viewer.acdh.oeaw.ac.at/viewer/api/v1/records/A67_18/files/images/A-Gf_A67_18-II_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4675-9</text:p>
          </table:table-cell>
          <table:table-cell office:value-type="string" calcext:value-type="string">
            <text:p>https://viewer.acdh.oeaw.ac.at/viewer/api/v1/records/A67_18/files/images/A-Gf_A67_18-II_v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4677-7</text:p>
          </table:table-cell>
          <table:table-cell office:value-type="string" calcext:value-type="string">
            <text:p>https://viewer.acdh.oeaw.ac.at/viewer/api/v1/records/A67_18/files/images/A-Gf_A67_18-I_r/full/full/0/default.jpg</text:p>
          </table:table-cell>
        </table:table-row>
        <table:table-row table:style-name="ro1">
          <table:table-cell office:value-type="string" calcext:value-type="string">
            <text:p>https://viewer.acdh.oeaw.ac.at/</text:p>
          </table:table-cell>
          <table:table-cell office:value-type="string" calcext:value-type="string">
            <text:p>21.11115/0000-0013-4679-5</text:p>
          </table:table-cell>
          <table:table-cell office:value-type="string" calcext:value-type="string">
            <text:p>https://viewer.acdh.oeaw.ac.at/viewer/api/v1/records/A67_18/files/images/A-Gf_A67_18-I_v/full/full/0/default.jpg</text:p>
          </table:table-cell>
        </table:table-row>
      </table:table>
      <table:named-expressions/>
      <table:database-ranges>
        <table:database-range table:name="__Anonymous_Sheet_DB__0" table:target-range-address="errors.A1:errors.C31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8T10:30:08.439655262</dc:date>
    <dc:creator>Mateusz Żółtak</dc:creator>
    <meta:editing-duration>PT56S</meta:editing-duration>
    <meta:editing-cycles>1</meta:editing-cycles>
    <meta:generator>LibreOffice/24.2.7.2$Linux_X86_64 LibreOffice_project/420$Build-2</meta:generator>
    <meta:document-statistic meta:table-count="1" meta:cell-count="9405" meta:object-count="0"/>
  </office:meta>
</office:document-meta>
</file>